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co28" style:family="table-column">
      <style:table-column-properties fo:break-before="auto" style:column-width="22.58mm"/>
    </style:style>
    <style:style style:name="co29"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18.79mm" fo:break-before="auto" style:use-optimal-row-height="false"/>
    </style:style>
    <style:style style:name="ro7" style:family="table-row">
      <style:table-row-properties style:row-height="16.4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44.19mm" fo:break-before="auto" style:use-optimal-row-height="true"/>
    </style:style>
    <style:style style:name="ro10" style:family="table-row">
      <style:table-row-properties style:row-height="40.36mm" fo:break-before="auto" style:use-optimal-row-height="true"/>
    </style:style>
    <style:style style:name="ro11" style:family="table-row">
      <style:table-row-properties style:row-height="8.2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12.31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24.62mm" fo:break-before="auto" style:use-optimal-row-height="true"/>
    </style:style>
    <style:style style:name="ro16" style:family="table-row">
      <style:table-row-properties style:row-height="20.51mm" fo:break-before="auto" style:use-optimal-row-height="true"/>
    </style:style>
    <style:style style:name="ro17" style:family="table-row">
      <style:table-row-properties style:row-height="12.96mm" fo:break-before="auto" style:use-optimal-row-height="false"/>
    </style:style>
    <style:style style:name="ro18" style:family="table-row">
      <style:table-row-properties style:row-height="8.18mm" fo:break-before="auto" style:use-optimal-row-height="true"/>
    </style:style>
    <style:style style:name="ro19" style:family="table-row">
      <style:table-row-properties style:row-height="8.7mm" fo:break-before="auto" style:use-optimal-row-height="true"/>
    </style:style>
    <style:style style:name="ro20" style:family="table-row">
      <style:table-row-properties style:row-height="8.06mm" fo:break-before="auto" style:use-optimal-row-height="true"/>
    </style:style>
    <style:style style:name="ro21" style:family="table-row">
      <style:table-row-properties style:row-height="24.61mm" fo:break-before="auto" style:use-optimal-row-height="false"/>
    </style:style>
    <style:style style:name="ro22" style:family="table-row">
      <style:table-row-properties style:row-height="6.88mm" fo:break-before="auto" style:use-optimal-row-height="false"/>
    </style:style>
    <style:style style:name="ro23" style:family="table-row">
      <style:table-row-properties style:row-height="4.52mm" fo:break-before="auto" style:use-optimal-row-height="true"/>
    </style:style>
    <style:style style:name="ro24" style:family="table-row">
      <style:table-row-properties style:row-height="4.5mm" fo:break-before="auto" style:use-optimal-row-height="true"/>
    </style:style>
    <style:style style:name="ro25"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4"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7" style:family="table-cell" style:parent-style-name="Default">
      <style:table-cell-properties fo:border-bottom="none" fo:background-color="#f5822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78"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80"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1"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2"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3" style:family="table-cell" style:parent-style-name="Default">
      <style:table-cell-properties fo:background-color="#c7a0cb"/>
    </style:style>
    <style:style style:name="ce184" style:family="table-cell" style:parent-style-name="Default">
      <style:table-cell-properties fo:background-color="#ed1c24"/>
    </style:style>
    <style:style style:name="ce185"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6"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8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09"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24"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7" style:family="table-cell" style:parent-style-name="Default">
      <style:table-cell-properties fo:background-color="#ed1c24" style:diagonal-bl-tr="none" style:diagonal-tl-br="none" fo:border="0.06pt solid #000000" style:rotation-align="none"/>
    </style:style>
    <style:style style:name="ce228" style:family="table-cell" style:parent-style-name="Default">
      <style:table-cell-properties fo:background-color="#c7a0cb" style:diagonal-bl-tr="none" style:diagonal-tl-br="none" fo:border="0.06pt solid #000000" style:rotation-align="none"/>
    </style:style>
    <style:style style:name="ce229"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38"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0"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2"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3"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5" style:family="table-cell" style:parent-style-name="Default">
      <style:table-cell-properties fo:background-color="#ed1c24" style:rotation-align="none"/>
    </style:style>
    <style:style style:name="ce246" style:family="table-cell" style:parent-style-name="Default">
      <style:table-cell-properties fo:background-color="#bce4e5" style:rotation-align="none"/>
    </style:style>
    <style:style style:name="ce247" style:family="table-cell" style:parent-style-name="Default">
      <style:table-cell-properties fo:background-color="#dddddd" fo:border="0.06pt solid #000000"/>
      <style:text-properties fo:font-weight="bold" style:font-weight-asian="bold" style:font-weight-complex="bold"/>
    </style:style>
    <style:style style:name="ce248" style:family="table-cell" style:parent-style-name="Default">
      <style:table-cell-properties fo:background-color="#e0efd4" fo:border="0.06pt solid #000000"/>
    </style:style>
    <style:style style:name="ce249"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14" style:family="graphic">
      <style:graphic-properties draw:marker-start="Arrowheads_20_1" draw:marker-start-width="2mm" draw:marker-start-center="false" draw:fill="solid" draw:fill-color="#ffffc0" draw:auto-grow-height="true" draw:auto-grow-width="false" fo:min-height="12.31mm" fo:padding-top="1mm" fo:padding-bottom="1mm" fo:padding-left="1mm" fo:padding-right="1mm" draw:shadow="hidden" draw:shadow-offset-x="1mm" draw:shadow-offset-y="1mm" draw:caption-escape-direction="auto"/>
    </style:style>
    <style:style style:name="gr11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1"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5"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6"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8"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20"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1"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2"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3"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4"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4"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8"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4"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3"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4"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visibility="collapse" table:number-columns-repeated="9" table:default-cell-style-name="ce11"/>
        <table:table-column table:style-name="co6" table:visibility="collapse" table:default-cell-style-name="ce11"/>
        <table:table-column table:style-name="co7" table:visibility="collapse" table:default-cell-style-name="ce11"/>
        <table:table-column table:style-name="co6" table:visibility="collapse" table:number-columns-repeated="60" table:default-cell-style-name="ce11"/>
        <table:table-column table:style-name="co6" table:number-columns-repeated="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table-cell table:number-columns-repeated="1024"/>
        </table:table-row>
        <table:table-row table:style-name="ro5">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173.19mm" svg:y="28.81mm" draw:caption-point-x="-5.92mm" draw:caption-point-y="5.19mm">
              <dc:date>2021-04-21T00:00:00</dc:date>
              <text:p text:style-name="P1"><text:span text:style-name="T1">the mean = </text:span><text:span text:style-name="T1">6.19e-1 and the </text:span><text:span text:style-name="T1">standard </text:span><text:span text:style-name="T1">deviation = </text:span><text:span text:style-name="T1">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73.19mm" svg:y="28.81mm" draw:caption-point-x="-5.92mm" draw:caption-point-y="5.19mm">
              <dc:date>2021-04-21T00:00:00</dc:date>
              <text:p text:style-name="P1"><text:span text:style-name="T1">Mean error </text:span><text:span text:style-name="T1">across all runs = </text:span><text:span text:style-name="T1">0.2239 rad</text:span></text:p>
              <text:p text:style-name="P1"><text:span text:style-name="T1">Standard </text:span><text:span text:style-name="T1">deviation = </text:span><text:span text:style-name="T1">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331.94mm" svg:y="28.81mm" draw:caption-point-x="-5.92mm" draw:caption-point-y="5.19mm">
              <dc:date>2021-04-21T00:00:00</dc:date>
              <text:p text:style-name="P1"><text:span text:style-name="T1">Only mean, no </text:span><text:span text:style-name="T1">standard </text:span><text:span text:style-name="T1">deviation</text:span></text:p>
            </office:annotation>
            <text:p>1</text:p>
          </table:table-cell>
          <table:table-cell table:number-columns-repeated="940"/>
        </table:table-row>
        <table:table-row table:style-name="ro5">
          <table:covered-table-cell/>
          <table:table-cell table:style-name="ce18"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67"/>
          <table:table-cell table:style-name="ce30" table:number-columns-repeated="13"/>
          <table:table-cell table:number-columns-repeated="940"/>
        </table:table-row>
        <table:table-row table:style-name="ro5">
          <table:covered-table-cell/>
          <table:table-cell table:style-name="ce18"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73.19mm" svg:y="35.64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173.19mm" svg:y="35.6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173.19mm" svg:y="35.64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173.19mm" svg:y="35.6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173.19mm" svg:y="35.64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173.19mm" svg:y="35.6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173.19mm" svg:y="35.63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173.19mm" svg:y="35.6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173.19mm" svg:y="35.64mm" draw:caption-point-x="-5.92mm" draw:caption-point-y="15.29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173.19mm" svg:y="35.64mm" draw:caption-point-x="-5.92mm" draw:caption-point-y="15.29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173.19mm" svg:y="35.64mm" draw:caption-point-x="-5.92mm" draw:caption-point-y="15.29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173.19mm" svg:y="35.6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173.19mm" svg:y="35.64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173.19mm" svg:y="35.6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much </text:span><text:span text:style-name="T1">smaller spacing </text:span><text:span text:style-name="T1">between them, </text:span><text:span text:style-name="T1">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of </text:span><text:span text:style-name="T1">-3 radians. </text:span></text:p>
            </office:annotation>
            <text:p>1</text:p>
          </table:table-cell>
          <table:table-cell table:style-name="ce32" office:value-type="float" office:value="1" calcext:value-type="float">
            <office:annotation draw:style-name="gr16" draw:text-style-name="P2" svg:width="29.01mm" svg:height="97mm" svg:x="173.19mm" svg:y="35.64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173.19mm" svg:y="35.6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173.19mm" svg:y="35.64mm" draw:caption-point-x="-5.92mm" draw:caption-point-y="15.29mm">
              <dc:date>2021-04-21T00:00:00</dc:date>
              <text:p text:style-name="P1"><text:span text:style-name="T1">One more </text:span><text:span text:style-name="T1">interesting </text:span><text:span text:style-name="T1">observation is </text:span><text:span text:style-name="T1">that even when </text:span><text:span text:style-name="T1">the model does </text:span><text:span text:style-name="T1">learn, </text:span><text:span text:style-name="T1">performance for </text:span><text:span text:style-name="T1">the out­</text:span></text:p>
              <text:p text:style-name="P1"><text:span text:style-name="T1">ermost bins is </text:span><text:span text:style-name="T1">substantially </text:span><text:span text:style-name="T1">worse than </text:span><text:span text:style-name="T1">performance in </text:span><text:span text:style-name="T1">the middle of the </text:span><text:span text:style-name="T1">range. This can </text:span><text:span text:style-name="T1">be explained</text:span></text:p>
              <text:p text:style-name="P1"><text:span text:style-name="T1">from intuition. </text:span><text:span text:style-name="T1">Images of small </text:span><text:span text:style-name="T1">angles around ±π </text:span><text:span text:style-name="T1">rad look </text:span><text:span text:style-name="T1">extremely similar </text:span><text:span text:style-name="T1">to each other. </text:span><text:span text:style-name="T1">Compared</text:span></text:p>
              <text:p text:style-name="P1"><text:span text:style-name="T1">to for instance </text:span><text:span text:style-name="T1">two images at π/</text:span><text:span text:style-name="T1">2 and ­π/2 there </text:span><text:span text:style-name="T1">is a big </text:span><text:span text:style-name="T1">difference. It can </text:span><text:span text:style-name="T1">be expected that </text:span><text:span text:style-name="T1">the neural</text:span></text:p>
              <text:p text:style-name="P1"><text:span text:style-name="T1">network has </text:span><text:span text:style-name="T1">trouble discerning </text:span><text:span text:style-name="T1">these images at </text:span><text:span text:style-name="T1">±π and therefore </text:span><text:span text:style-name="T1">wrongly assigns </text:span><text:span text:style-name="T1">images that were</text:span></text:p>
              <text:p text:style-name="P1"><text:span text:style-name="T1">on one side of </text:span><text:span text:style-name="T1">the equilibrium </text:span><text:span text:style-name="T1">position to the </text:span><text:span text:style-name="T1">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173.19mm" svg:y="35.6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173.19mm" svg:y="35.64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173.19mm" svg:y="35.6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73.19mm" svg:y="35.64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73.19mm" svg:y="35.6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73.19mm" svg:y="35.63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73.19mm" svg:y="35.6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ext:span><text:span text:style-name="T1">the 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73.19mm" svg:y="35.64mm" draw:caption-point-x="-5.92mm" draw:caption-point-y="15.29mm">
              <dc:date>2021-04-21T00:00:00</dc:date>
              <text:p text:style-name="P1"><text:span text:style-name="T1">This might be</text:span></text:p>
              <text:p text:style-name="P1"><text:span text:style-name="T1">caused by the </text:span><text:span text:style-name="T1">fact that the </text:span><text:span text:style-name="T1">ReLU cannot </text:span><text:span text:style-name="T1">easily process </text:span><text:span text:style-name="T1">wrapped data </text:span><text:span text:style-name="T1">since it only </text:span><text:span text:style-name="T1">outputs nonzero </text:span><text:span text:style-name="T1">values</text:span></text:p>
              <text:p text:style-name="P1"><text:span text:style-name="T1">for positive semi-</text:span><text:span text:style-name="T1">definite inputs. </text:span><text:span text:style-name="T1">This might mean </text:span><text:span text:style-name="T1">that a change </text:span><text:span text:style-name="T1">from −π to π </text:span><text:span text:style-name="T1">might mean that </text:span><text:span text:style-name="T1">the neural</text:span></text:p>
              <text:p text:style-name="P1"><text:span text:style-name="T1">network switches </text:span><text:span text:style-name="T1">to a different set </text:span><text:span text:style-name="T1">of neurons to find </text:span><text:span text:style-name="T1">the solution. As </text:span><text:span text:style-name="T1">there is less </text:span><text:span text:style-name="T1">gradient data at </text:span><text:span text:style-name="T1">the edge</text:span></text:p>
              <text:p text:style-name="P1"><text:span text:style-name="T1">of the training </text:span><text:span text:style-name="T1">data, the network </text:span><text:span text:style-name="T1">yields worse </text:span><text:span text:style-name="T1">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5">
          <table:covered-table-cell/>
          <table:table-cell table:style-name="ce51"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73.19mm" svg:y="44.11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173.19mm" svg:y="44.11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173.19mm" svg:y="44.11mm" draw:caption-point-x="-5.92mm" draw:caption-point-y="15.29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173.19mm" svg:y="44.11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73.19mm" svg:y="44.11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67"/>
          <table:table-cell table:number-columns-repeated="13" table:style-name="ce29" office:value-type="float" office:value="1" calcext:value-type="float">
            <text:p>1</text:p>
          </table:table-cell>
          <table:table-cell table:number-columns-repeated="940"/>
        </table:table-row>
        <table:table-row table:style-name="ro6">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5">Jelle: 0.023 ± 0.011 rad.</text:span></text:p>
            <text:p><text:span text:style-name="T25">Irene: </text:span></text:p>
            <text:p><text:span text:style-name="T25">Mean: 0.0236</text:span></text:p>
            <text:p><text:span text:style-name="T25">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173.19mm" svg:y="62.68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41" office:value-type="float" office:value="2" calcext:value-type="float">
            <office:annotation draw:style-name="gr27" draw:text-style-name="P2" svg:width="28.98mm" svg:height="17.81mm" svg:x="173.19mm" svg:y="62.67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173.19mm" svg:y="62.68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173.19mm" svg:y="62.68mm" draw:caption-point-x="-5.92mm" draw:caption-point-y="5.18mm">
              <dc:date>2021-04-21T00:00:00</dc:date>
              <text:p text:style-name="P1"><text:span text:style-name="T1">Mean: 0.2902 , </text:span><text:span text:style-name="T1">std: 0.34</text:span></text:p>
            </office:annotation>
            <text:p>2</text:p>
          </table:table-cell>
          <table:table-cell table:style-name="ce41" office:value-type="float" office:value="2" calcext:value-type="float">
            <office:annotation draw:style-name="gr30" draw:text-style-name="P2" svg:width="28.99mm" svg:height="21.76mm" svg:x="173.19mm" svg:y="62.68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173.19mm" svg:y="62.68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173.19mm" svg:y="62.67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41" office:value-type="float" office:value="2" calcext:value-type="float">
            <office:annotation draw:style-name="gr27" draw:text-style-name="P2" svg:width="29.02mm" svg:height="17.81mm" svg:x="173.19mm" svg:y="62.67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41" office:value-type="float" office:value="2" calcext:value-type="float">
            <office:annotation draw:style-name="gr28" draw:text-style-name="P2" svg:width="29.01mm" svg:height="14.07mm" svg:x="173.19mm" svg:y="62.68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173.19mm" svg:y="62.67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41" office:value-type="float" office:value="2" calcext:value-type="float">
            <office:annotation draw:style-name="gr32" draw:text-style-name="P2" svg:width="29.02mm" svg:height="49.53mm" svg:x="173.19mm" svg:y="62.68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173.19mm" svg:y="62.68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173.19mm" svg:y="62.68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173.19mm" svg:y="62.68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173.19mm" svg:y="62.68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173.19mm" svg:y="62.68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173.19mm" svg:y="52.58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173.19mm" svg:y="52.58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173.19mm" svg:y="52.58mm" draw:caption-point-x="-5.92mm" draw:caption-point-y="15.28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173.19mm" svg:y="52.58mm" draw:caption-point-x="-5.92mm" draw:caption-point-y="15.28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173.19mm" svg:y="52.58mm" draw:caption-point-x="-5.92mm" draw:caption-point-y="15.28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40" office:value-type="float" office:value="2" calcext:value-type="float">
            <office:annotation draw:style-name="gr40" draw:text-style-name="P4" svg:width="29.02mm" svg:height="41.64mm" svg:x="173.19mm" svg:y="52.58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text:span><text:span text:style-name="T2">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173.19mm" svg:y="52.58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73.19mm" svg:y="52.58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173.19mm" svg:y="52.58mm" draw:caption-point-x="-5.92mm" draw:caption-point-y="15.28mm">
              <dc:date>2021-04-21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173.19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40" office:value-type="float" office:value="2" calcext:value-type="float">
            <office:annotation draw:style-name="gr43" draw:text-style-name="P4" svg:width="29.02mm" svg:height="17.83mm" svg:x="173.19mm" svg:y="52.58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173.19mm" svg:y="52.58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40"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40"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173.19mm" svg:y="52.58mm" draw:caption-point-x="-5.92mm" draw:caption-point-y="15.28mm">
              <dc:date>2021-04-21T00:00:00</dc:date>
              <text:p text:style-name="P3"><text:span text:style-name="T2">Mean average prediction error = 0,092</text:span></text:p>
              <text:p text:style-name="P3"><text:span text:style-name="T2">Standard deviation of the average prediction error = 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173.19mm" svg:y="52.58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73.19mm" svg:y="52.58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73.19mm" svg:y="52.58mm" draw:caption-point-x="-5.92mm" draw:caption-point-y="15.28mm">
              <dc:date>2021-04-21T00:00:00</dc:date>
              <text:p text:style-name="P3"><text:span text:style-name="T2"><text:s/></text:span><text:span text:style-name="T2">0.279 and the </text:span><text:span text:style-name="T2">standard </text:span><text:span text:style-name="T2">deviation is </text:span><text:span text:style-name="T2">0.375.</text:span></text:p>
            </office:annotation>
            <text:p>2</text:p>
          </table:table-cell>
          <table:table-cell table:style-name="ce35" office:value-type="float" office:value="2" calcext:value-type="float">
            <office:annotation draw:style-name="gr40" draw:text-style-name="P4" svg:width="29.01mm" svg:height="41.64mm" svg:x="173.19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73.19mm" svg:y="52.58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73.19mm" svg:y="52.56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56"/>
          <table:table-cell table:style-name="ce35" office:value-type="float" office:value="2" calcext:value-type="float">
            <office:annotation draw:style-name="gr43" draw:text-style-name="P4" svg:width="29.02mm" svg:height="17.83mm" svg:x="173.19mm" svg:y="52.58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73.19mm" svg:y="52.58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73.19mm" svg:y="52.55mm" draw:caption-point-x="-5.92mm" draw:caption-point-y="15.31mm">
              <dc:date>2021-04-21T00:00:00</dc:date>
              <text:p text:style-name="P5"><text:span text:style-name="T3">μx ≈ 0.369 and </text:span><text:span text:style-name="T3">σx ≈ 0.358. </text:span></text:p>
            </office:annotation>
            <text:p>2</text:p>
          </table:table-cell>
          <table:table-cell table:style-name="ce40" office:value-type="float" office:value="1" calcext:value-type="float">
            <office:annotation draw:style-name="gr25" draw:text-style-name="P4" svg:width="29.02mm" svg:height="6.13mm" svg:x="173.19mm" svg:y="52.58mm" draw:caption-point-x="-5.92mm" draw:caption-point-y="15.28mm">
              <dc:date>2021-04-21T00:00:00</dc:date>
              <text:p text:style-name="P3"><text:span text:style-name="T2">They forgot sd</text:span></text:p>
            </office:annotation>
            <text:p>1</text:p>
          </table:table-cell>
          <table:table-cell table:style-name="ce67" office:value-type="float" office:value="0" calcext:value-type="float">
            <text:p>0</text:p>
          </table:table-cell>
          <table:table-cell table:style-name="ce35"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73.19mm" svg:y="52.58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73.19mm" svg:y="52.58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35" office:value-type="float" office:value="2" calcext:value-type="float">
            <office:annotation draw:style-name="gr34" draw:text-style-name="P4" svg:width="29.02mm" svg:height="29.73mm" svg:x="190.83mm" svg:y="52.58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208.47mm" svg:y="52.58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226.11mm" svg:y="52.58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243.75mm" svg:y="52.58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261.38mm" svg:y="52.58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279.02mm" svg:y="52.58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296.66mm" svg:y="52.58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314.3mm" svg:y="52.58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35" office:value-type="float" office:value="1" calcext:value-type="float">
            <office:annotation draw:style-name="gr43" draw:text-style-name="P4" svg:width="28.95mm" svg:height="17.83mm" svg:x="331.94mm" svg:y="52.58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text:p>
          </table:table-cell>
          <table:table-cell table:number-columns-repeated="940"/>
        </table:table-row>
        <table:table-row table:style-name="ro7">
          <table:covered-table-cell/>
          <table:table-cell table:style-name="ce18"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173.19mm" svg:y="71.47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173.19mm" svg:y="71.42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173.19mm" svg:y="71.38mm" draw:caption-point-x="-5.92mm" draw:caption-point-y="15.27mm">
              <dc:date>2021-04-21T00:00:00</dc:date>
              <text:p text:style-name="P1"><text:span text:style-name="T1">As for indirect </text:span><text:span text:style-name="T1">prediction, two </text:span><text:span text:style-name="T1">outputs (sin θ, </text:span><text:span text:style-name="T1">cos θ) provide </text:span><text:span text:style-name="T1">more various </text:span><text:span text:style-name="T1">training data for </text:span><text:span text:style-name="T1">the neural</text:span></text:p>
              <text:p text:style-name="P1"><text:span text:style-name="T1">network model, </text:span><text:span text:style-name="T1">which results in </text:span><text:span text:style-name="T1">different loss </text:span><text:span text:style-name="T1">results when </text:span><text:span text:style-name="T1">predicting and </text:span><text:span text:style-name="T1">helps in network </text:span><text:span text:style-name="T1">optimization.</text:span></text:p>
              <text:p text:style-name="P1"><text:span text:style-name="T1">Because different </text:span><text:span text:style-name="T1">gradient descent </text:span><text:span text:style-name="T1">directions from </text:span><text:span text:style-name="T1">various data are </text:span><text:span text:style-name="T1">able to jump out </text:span><text:span text:style-name="T1">of the local </text:span><text:span text:style-name="T1">minimum</text:span></text:p>
              <text:p text:style-name="P1"><text:span text:style-name="T1">and converge to </text:span><text:span text:style-name="T1">the global </text:span><text:span text:style-name="T1">optimum.</text:span></text:p>
              <text:p text:style-name="P1"><text:span text:style-name="T1">Secondly, as a </text:span><text:span text:style-name="T1">black-box, the </text:span><text:span text:style-name="T1">neural network </text:span><text:span text:style-name="T1">model also learn </text:span><text:span text:style-name="T1">the deeper </text:span><text:span text:style-name="T1">features such as </text:span><text:span text:style-name="T1">the connections</text:span></text:p>
              <text:p text:style-name="P1"><text:span text:style-name="T1">between two </text:span><text:span text:style-name="T1">outputs. Thus, </text:span><text:span text:style-name="T1">two output </text:span><text:span text:style-name="T1">predictions have </text:span><text:span text:style-name="T1">already been </text:span><text:span text:style-name="T1">near the label, </text:span><text:span text:style-name="T1">which can further</text:span></text:p>
              <text:p text:style-name="P1"><text:span text:style-name="T1">correct the loss </text:span><text:span text:style-name="T1">from each other </text:span><text:span text:style-name="T1">to improve the </text:span><text:span text:style-name="T1">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173.19mm" svg:y="71.39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173.19mm" svg:y="71.47mm" draw:caption-point-x="-5.92mm" draw:caption-point-y="15.18mm">
              <dc:date>2021-04-21T00:00:00</dc:date>
              <text:p text:style-name="P1"><text:span text:style-name="T1">They do not give </text:span><text:span text:style-name="T1">any reason</text:span></text:p>
            </office:annotation>
            <text:p>0</text:p>
          </table:table-cell>
          <table:table-cell table:style-name="ce32" office:value-type="float" office:value="0" calcext:value-type="float">
            <office:annotation draw:style-name="gr50" draw:text-style-name="P2" svg:width="29.02mm" svg:height="57.31mm" svg:x="173.19mm" svg:y="71.39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173.19mm" svg:y="71.38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173.19mm" svg:y="71.47mm" draw:caption-point-x="-5.92mm" draw:caption-point-y="15.18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71.39mm" draw:caption-point-x="-5.92mm" draw:caption-point-y="15.26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173.19mm" svg:y="71.43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173.19mm" svg:y="71.41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173.19mm" svg:y="71.47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173.19mm" svg:y="71.47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57" office:value-type="float" office:value="0" calcext:value-type="float">
            <office:annotation draw:style-name="gr45" draw:text-style-name="P4" svg:width="29.02mm" svg:height="124.52mm" svg:x="173.19mm" svg:y="71.47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173.19mm" svg:y="71.47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173.19mm" svg:y="71.45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173.19mm" svg:y="71.41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57" office:value-type="float" office:value="1" calcext:value-type="float">
            <office:annotation draw:style-name="gr57" draw:text-style-name="P4" svg:width="29.02mm" svg:height="81.01mm" svg:x="173.19mm" svg:y="71.4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text:span><text:span text:style-name="T2">among those </text:span><text:span text:style-name="T2">angles and </text:span><text:span text:style-name="T2">classify them </text:span><text:span text:style-name="T2">accordingly.</text:span></text:p>
            </office:annotation>
            <text:p>1</text:p>
          </table:table-cell>
          <table:table-cell table:style-name="ce57" office:value-type="float" office:value="0" calcext:value-type="float">
            <office:annotation draw:style-name="gr58" draw:text-style-name="P4" svg:width="29.02mm" svg:height="152.11mm" svg:x="173.19mm" svg:y="71.44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173.19mm" svg:y="71.44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73.19mm" svg:y="71.42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73.19mm" svg:y="71.44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73.19mm" svg:y="71.47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56"/>
          <table:table-cell table:style-name="ce65" office:value-type="float" office:value="0" calcext:value-type="float">
            <office:annotation draw:style-name="gr62" draw:text-style-name="P4" svg:width="29.02mm" svg:height="84.96mm" svg:x="173.19mm" svg:y="71.41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73.19mm" svg:y="71.47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style-name="ce65" office:value-type="float" office:value="0" calcext:value-type="float">
            <office:annotation draw:style-name="gr51" draw:text-style-name="P4" svg:width="29.02mm" svg:height="116.58mm" svg:x="173.19mm" svg:y="71.47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73.19mm" svg:y="71.44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73.19mm" svg:y="71.41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90.83mm" svg:y="71.42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208.47mm" svg:y="71.45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243.75mm" svg:y="71.39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261.38mm" svg:y="71.4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296.66mm" svg:y="71.47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331.94mm" svg:y="71.47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173.19mm" svg:y="87.82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173.19mm" svg:y="87.87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173.19mm" svg:y="87.87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87.87mm" draw:caption-point-x="-5.92mm" draw:caption-point-y="15.18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173.19mm" svg:y="87.82mm" draw:caption-point-x="-5.92mm" draw:caption-point-y="15.23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73.19mm" svg:y="87.85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73.19mm" svg:y="87.87mm" draw:caption-point-x="-5.92mm" draw:caption-point-y="15.18mm">
              <dc:date>2021-04-21T00:00:00</dc:date>
              <text:p text:style-name="P3"><text:span text:style-name="T2">Not answered</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90.83mm" svg:y="87.86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208.47mm" svg:y="87.85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243.75mm" svg:y="87.87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261.38mm" svg:y="87.87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296.66mm" svg:y="8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314.3mm" svg:y="87.85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5">
          <table:table-cell office:value-type="float" office:value="1.3" calcext:value-type="float" table:number-columns-spanned="1" table:number-rows-spanned="3">
            <text:p>1.3</text:p>
          </table:table-cell>
          <table:table-cell table:style-name="ce12" office:value-type="string" calcext:value-type="string">
            <text:p><text:span text:style-name="T9">Calculate the </text:span><text:span text:style-name="T10">mean</text:span><text:span text:style-name="T11">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57" office:value-type="float" office:value="0" calcext:value-type="float">
            <office:annotation draw:style-name="gr71" draw:text-style-name="P4" svg:width="29.02mm" svg:height="14.02mm" svg:x="173.19mm" svg:y="92.38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173.19mm" svg:y="92.38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331.94mm" svg:y="92.38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8">
          <table:covered-table-cell/>
          <table:table-cell table:style-name="ce12" office:value-type="string" calcext:value-type="string">
            <text:p><text:span text:style-name="T9">Which model would you </text:span><text:span text:style-name="T10">prefer </text:span><text:span text:style-name="T11">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173.19mm" svg:y="100.84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high </text:span><text:span text:style-name="T2">as possible but </text:span><text:span text:style-name="T2">not higher than </text:span><text:span text:style-name="T2">the amount of </text:span><text:span text:style-name="T2">parameters when </text:span><text:span text:style-name="T2">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M </text:span><text:span text:style-name="T2">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173.19mm" svg:y="100.84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173.19mm" svg:y="100.84mm" draw:caption-point-x="-5.92mm" draw:caption-point-y="15.34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173.19mm" svg:y="100.84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173.19mm" svg:y="100.84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314.3mm" svg:y="100.84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covered-table-cell/>
          <table:table-cell table:style-name="ce12" office:value-type="string" calcext:value-type="string">
            <text:p><text:span text:style-name="T9">If you change the activation of the last fully connected layer to </text:span><text:span text:style-name="T10">ReLU,</text:span><text:span text:style-name="T11">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73.19mm" svg:y="113.39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173.19mm" svg:y="113.3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173.19mm" svg:y="113.35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173.19mm" svg:y="113.35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173.19mm" svg:y="113.4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173.19mm" svg:y="113.42mm" draw:caption-point-x="-5.92mm" draw:caption-point-y="15.19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173.19mm" svg:y="113.41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113.35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73.19mm" svg:y="113.36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226.11mm" svg:y="113.41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243.75mm" svg:y="113.36mm" draw:caption-point-x="-5.92mm" draw:caption-point-y="15.25mm">
              <dc:date>2021-04-21T00:00:00</dc:date>
              <text:p text:style-name="P3"><text:span text:style-name="T2">ReLU units can </text:span><text:span text:style-name="T2">be fragile during </text:span><text:span text:style-name="T2">training. A large </text:span><text:span text:style-name="T2">gradient flowing </text:span><text:span text:style-name="T2">through a ReLU </text:span><text:span text:style-name="T2">neuron</text:span></text:p>
              <text:p text:style-name="P3"><text:span text:style-name="T2">could cause the </text:span><text:span text:style-name="T2">weights to update </text:span><text:span text:style-name="T2">so that the </text:span><text:span text:style-name="T2">neuron will never </text:span><text:span text:style-name="T2">activate on any </text:span><text:span text:style-name="T2">data point again</text:span></text:p>
              <text:p text:style-name="P3"><text:span text:style-name="T2">(output zero for </text:span><text:span text:style-name="T2">any input). Once </text:span><text:span text:style-name="T2">a ReLU ends up </text:span><text:span text:style-name="T2">in this state, it is </text:span><text:span text:style-name="T2">unlikely to </text:span><text:span text:style-name="T2">recover because</text:span></text:p>
              <text:p text:style-name="P3"><text:span text:style-name="T2">the function </text:span><text:span text:style-name="T2">gradient at 0 is </text:span><text:span text:style-name="T2">also 0, so </text:span><text:span text:style-name="T2">gradient descent </text:span><text:span text:style-name="T2">learning will not </text:span><text:span text:style-name="T2">alter the weights. </text:span><text:span text:style-name="T2">If we</text:span></text:p>
              <text:p text:style-name="P3"><text:span text:style-name="T2">set a proper </text:span><text:span text:style-name="T2">learning rate will, </text:span><text:span text:style-name="T2">this will less </text:span><text:span text:style-name="T2">frequently be an </text:span><text:span text:style-name="T2">issue. When it’s </text:span><text:span text:style-name="T2">set to high, a part </text:span><text:span text:style-name="T2">of</text:span></text:p>
              <text:p text:style-name="P3"><text:span text:style-name="T2">the neurons </text:span><text:span text:style-name="T2">might never </text:span><text:span text:style-name="T2">activate. A </text:span><text:span text:style-name="T2">possible solution </text:span><text:span text:style-name="T2">is to introduces </text:span><text:span text:style-name="T2">”Leaky” ReLUs </text:span><text:span text:style-name="T2">with a small</text:span></text:p>
              <text:p text:style-name="P3"><text:span text:style-name="T2">positive gradient </text:span><text:span text:style-name="T2">for negative </text:span><text:span text:style-name="T2">inputs, which </text:span><text:span text:style-name="T2">gives the </text:span><text:span text:style-name="T2">neurons a </text:span><text:span text:style-name="T2">chance to </text:span><text:span text:style-name="T2">recover. Sigmoid </text:span><text:span text:style-name="T2">and</text:span></text:p>
              <text:p text:style-name="P3"><text:span text:style-name="T2">tanh neurons </text:span><text:span text:style-name="T2">might encounter </text:span><text:span text:style-name="T2">similar problems, </text:span><text:span text:style-name="T2">but they always </text:span><text:span text:style-name="T2">have a small </text:span><text:span text:style-name="T2">gradient, allowing</text:span></text:p>
              <text:p text:style-name="P3"><text:span text:style-name="T2">them to recover </text:span><text:span text:style-name="T2">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331.94mm" svg:y="113.35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table-cell office:value-type="float" office:value="1.4" calcext:value-type="float" table:number-columns-spanned="1" table:number-rows-spanned="2">
            <text:p>1.4</text:p>
          </table:table-cell>
          <table:table-cell table:style-name="ce12" office:value-type="string" calcext:value-type="string">
            <text:p><text:span text:style-name="T9">For both </text:span><text:span text:style-name="T10">seed value</text:span><text:span text:style-name="T11">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73.19mm" svg:y="129.84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67"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9">
          <table:covered-table-cell/>
          <table:table-cell table:style-name="ce12" office:value-type="string" calcext:value-type="string">
            <text:p><text:span text:style-name="T9">What is the </text:span><text:span text:style-name="T10">benefit of seeding</text:span><text:span text:style-name="T11">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173.19mm" svg:y="142.21mm" draw:caption-point-x="-5.92mm" draw:caption-point-y="15.24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173.19mm" svg:y="142.24mm" draw:caption-point-x="-5.92mm" draw:caption-point-y="15.21mm">
              <dc:date>2021-04-21T00:00:00</dc:date>
              <text:p text:style-name="P3"><text:span text:style-name="T2">The neural </text:span><text:span text:style-name="T2">network algorithm </text:span><text:span text:style-name="T2">take advantage </text:span><text:span text:style-name="T2">of randomness to </text:span><text:span text:style-name="T2">approximate the </text:span><text:span text:style-name="T2">target function, </text:span><text:span text:style-name="T2">e.g., the</text:span></text:p>
              <text:p text:style-name="P3"><text:span text:style-name="T2">random </text:span><text:span text:style-name="T2">initialization of </text:span><text:span text:style-name="T2">weights. If we </text:span><text:span text:style-name="T2">seed the pseudo-</text:span><text:span text:style-name="T2">random </text:span><text:span text:style-name="T2">generator, we </text:span><text:span text:style-name="T2">can get the same </text:span><text:span text:style-name="T2">result after</text:span></text:p>
              <text:p text:style-name="P3"><text:span text:style-name="T2">training the same </text:span><text:span text:style-name="T2">network using the </text:span><text:span text:style-name="T2">same dataset. In </text:span><text:span text:style-name="T2">practice, if we </text:span><text:span text:style-name="T2">want to improve </text:span><text:span text:style-name="T2">the performance</text:span></text:p>
              <text:p text:style-name="P3"><text:span text:style-name="T2">of neural network </text:span><text:span text:style-name="T2">through </text:span><text:span text:style-name="T2">modifying the </text:span><text:span text:style-name="T2">model </text:span><text:span text:style-name="T2">parameters, we </text:span><text:span text:style-name="T2">can fix the seed </text:span><text:span text:style-name="T2">for the pseudo-</text:span><text:span text:style-name="T2">random</text:span></text:p>
              <text:p text:style-name="P3"><text:span text:style-name="T2">generator to </text:span><text:span text:style-name="T2">eliminate the </text:span><text:span text:style-name="T2">randomness of </text:span><text:span text:style-name="T2">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173.19mm" svg:y="142.25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173.19mm" svg:y="142.27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173.19mm" svg:y="142.26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173.19mm" svg:y="142.22mm" draw:caption-point-x="-5.92mm" draw:caption-point-y="15.23mm">
              <dc:date>2021-04-21T00:00:00</dc:date>
              <text:p text:style-name="P3"><text:span text:style-name="T2">The benefit of </text:span><text:span text:style-name="T2">seeding the </text:span><text:span text:style-name="T2">pseudo random </text:span><text:span text:style-name="T2">generator in </text:span><text:span text:style-name="T2">practice is that </text:span><text:span text:style-name="T2">the results </text:span><text:span text:style-name="T2">obtained are the </text:span><text:span text:style-name="T2">same</text:span></text:p>
              <text:p text:style-name="P3"><text:span text:style-name="T2">throughout. Thus, </text:span><text:span text:style-name="T2">if there were any </text:span><text:span text:style-name="T2">anomalies, then </text:span><text:span text:style-name="T2">it would be easy </text:span><text:span text:style-name="T2">to figure out what </text:span><text:span text:style-name="T2">the reason is </text:span><text:span text:style-name="T2">from</text:span></text:p>
              <text:p text:style-name="P3"><text:span text:style-name="T2">the general value </text:span><text:span text:style-name="T2">of results across </text:span><text:span text:style-name="T2">multiple runs. </text:span><text:span text:style-name="T2">This would help </text:span><text:span text:style-name="T2">us get to the </text:span><text:span text:style-name="T2">reason much </text:span><text:span text:style-name="T2">quicker than the</text:span></text:p>
              <text:p text:style-name="P3"><text:span text:style-name="T2">case when the </text:span><text:span text:style-name="T2">results are </text:span><text:span text:style-name="T2">different for each </text:span><text:span text:style-name="T2">run as seen in </text:span><text:span text:style-name="T2">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73.19mm" svg:y="142.25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73.19mm" svg:y="142.21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73.19mm" svg:y="142.24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73.19mm" svg:y="142.22mm" draw:caption-point-x="-5.92mm" draw:caption-point-y="15.23mm">
              <dc:date>2021-04-21T00:00:00</dc:date>
              <text:p text:style-name="P3"><text:span text:style-name="T2">They do not </text:span><text:span text:style-name="T2">mention </text:span><text:span text:style-name="T2">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279.02mm" svg:y="142.18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12"/>
          <table:table-cell table:number-columns-repeated="22"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154"/>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154"/>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72.93mm" svg:y="214.03mm" draw:caption-point-x="-5.66mm" draw:caption-point-y="15.55mm">
              <dc:date>2021-04-21T00:00:00</dc:date>
              <text:p text:style-name="P3"><text:span text:style-name="T2">Their answer is </text:span><text:span text:style-name="T2">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172.93mm" svg:y="214.29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172.93mm" svg:y="214.29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172.93mm" svg:y="218.94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172.93mm" svg:y="214.9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172.93mm" svg:y="223.35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172.93mm" svg:y="228.26mm" draw:caption-point-x="-5.66mm" draw:caption-point-y="15.29mm">
              <dc:date>2021-04-21T00:00:00</dc:date>
              <text:p text:style-name="P3"><text:span text:style-name="T2">They say “The </text:span><text:span text:style-name="T2">initial value of the </text:span><text:span text:style-name="T2">learning update </text:span><text:span text:style-name="T2">rate α is 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172.93mm" svg:y="223.52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172.93mm" svg:y="228.26mm" draw:caption-point-x="-5.66mm" draw:caption-point-y="15.29mm">
              <dc:date>2021-04-21T00:00:00</dc:date>
              <text:p text:style-name="P3"><text:span text:style-name="T2">The parameter ε </text:span><text:span text:style-name="T2">is the probability </text:span><text:span text:style-name="T2">that the next</text:span></text:p>
              <text:p text:style-name="P3"><text:span text:style-name="T2">decision is </text:span><text:span text:style-name="T2">random, and it </text:span><text:span text:style-name="T2">should be a </text:span><text:span text:style-name="T2">number between </text:span><text:span text:style-name="T2">0 and 1. </text:span><text:span text:style-name="T2">However, if </text:span><text:span text:style-name="T2">epsilon is 0, it </text:span><text:span text:style-name="T2">means that</text:span></text:p>
              <text:p text:style-name="P3"><text:span text:style-name="T2">the action the </text:span><text:span text:style-name="T2">machine takes </text:span><text:span text:style-name="T2">must have the </text:span><text:span text:style-name="T2">largest Q value. </text:span><text:span text:style-name="T2">If ε is 1, the </text:span><text:span text:style-name="T2">machine will </text:span><text:span text:style-name="T2">choose actions</text:span></text:p>
              <text:p text:style-name="P3"><text:span text:style-name="T2">randomly. When </text:span><text:span text:style-name="T2">ε is 0, and the </text:span><text:span text:style-name="T2">initial values in </text:span><text:span text:style-name="T2">Q-table are all </text:span><text:span text:style-name="T2">the same, the </text:span><text:span text:style-name="T2">machine cannot </text:span><text:span text:style-name="T2">make a</text:span></text:p>
              <text:p text:style-name="P3"><text:span text:style-name="T2">decision. And </text:span><text:span text:style-name="T2">when the initial </text:span><text:span text:style-name="T2">values are </text:span><text:span text:style-name="T2">random numbers, </text:span><text:span text:style-name="T2">the machine will </text:span><text:span text:style-name="T2">quickly converge </text:span><text:span text:style-name="T2">to a local</text:span></text:p>
              <text:p text:style-name="P3"><text:span text:style-name="T2">optimal solution </text:span><text:span text:style-name="T2">without exploring </text:span><text:span text:style-name="T2">many states. </text:span><text:span text:style-name="T2">When ε is 1, the </text:span><text:span text:style-name="T2">machine loses its </text:span><text:span text:style-name="T2">ability to learn, </text:span><text:span text:style-name="T2">as</text:span></text:p>
              <text:p text:style-name="P3"><text:span text:style-name="T2">ε represents the </text:span><text:span text:style-name="T2">strength of </text:span><text:span text:style-name="T2">machine learning. </text:span><text:span text:style-name="T2">The smaller the </text:span><text:span text:style-name="T2">epsilon, the </text:span><text:span text:style-name="T2">faster the </text:span><text:span text:style-name="T2">machine learning</text:span></text:p>
              <text:p text:style-name="P3"><text:span text:style-name="T2">speed, but the </text:span><text:span text:style-name="T2">smaller the area </text:span><text:span text:style-name="T2">to be explored.</text:span></text:p>
            </office:annotation>
            <text:p>0</text:p>
          </table:table-cell>
          <table:table-cell table:number-columns-repeated="2"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173.19mm" svg:y="242.23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331.94mm" svg:y="242.23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73.19mm" svg:y="260.82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73.19mm" svg:y="260.82mm" draw:caption-point-x="-5.92mm" draw:caption-point-y="15.32mm">
              <dc:date>2021-04-21T00:00:00</dc:date>
              <text:p text:style-name="P3"><text:span text:style-name="T2">Interesting </text:span><text:span text:style-name="T2">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73.19mm" svg:y="260.85mm" draw:caption-point-x="-5.92mm" draw:caption-point-y="15.29mm">
              <dc:date>2021-04-21T00:00:00</dc:date>
              <text:p text:style-name="P3"><text:span text:style-name="T2">Same </text:span><text:span text:style-name="T2">“interesting” </text:span><text:span text:style-name="T2">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152"/>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0">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6">With the nominal gains Kp = [2000 2000] and Kd = [100 100] RMSEx = 0.1672. </text:span><text:span text:style-name="T27">Increasing only the Kp</text:span><text:span text:style-name="T28"> gains to Kp = [4000 4000] reduces that to RMSEx=0.0999. </text:span><text:span text:style-name="T29">In creasing only the Kd</text:span><text:span text:style-name="T30"> gains to Kd = [110 110] reduces that to RMSEx=0.1671. </text:span><text:span text:style-name="T31">Combining the two</text:span><text:span text:style-name="T32">, i.e., Kp = [4000 4000] and Kd = [110 110] results in the lowest error yet RMSEx=0.0996.</text:span><text:span text:style-name="T27"> If the gains are even higher</text:span><text:span text:style-name="T28"> the system quickly becomes </text:span><text:span text:style-name="T33">unstable</text:span><text:span text:style-name="T28">.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72.93mm" svg:y="330.7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172.93mm" svg:y="330.7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172.93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0" calcext:value-type="float">
            <office:annotation draw:style-name="gr91" draw:text-style-name="P4" svg:width="29.24mm" svg:height="6.14mm" svg:x="172.93mm" svg:y="330.7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172.93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36" office:value-type="float" office:value="2.5" calcext:value-type="float">
            <office:annotation draw:style-name="gr85" draw:text-style-name="P4" svg:width="29.09mm" svg:height="17.84mm" svg:x="172.93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172.93mm" svg:y="330.7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172.93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172.93mm" svg:y="330.61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172.93mm" svg:y="330.59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172.93mm" svg:y="330.7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36" office:value-type="float" office:value="2.5" calcext:value-type="float">
            <office:annotation draw:style-name="gr3" draw:text-style-name="P4" svg:width="29.28mm" svg:height="13.97mm" svg:x="172.93mm" svg:y="330.7mm" draw:caption-point-x="-5.66mm" draw:caption-point-y="15.29mm">
              <dc:date>2021-04-21T00:00:00</dc:date>
              <text:p text:style-name="P3"><text:span text:style-name="T2">Results should </text:span><text:span text:style-name="T2">have been </text:span><text:span text:style-name="T2">sicussed better</text:span></text:p>
            </office:annotation>
            <text:p>2.5</text:p>
          </table:table-cell>
          <table:table-cell table:style-name="ce36" office:value-type="float" office:value="0" calcext:value-type="float">
            <office:annotation draw:style-name="gr91" draw:text-style-name="P4" svg:width="29.28mm" svg:height="6.14mm" svg:x="172.93mm" svg:y="330.7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172.93mm" svg:y="330.7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172.93mm" svg:y="330.7mm" draw:caption-point-x="-5.66mm" draw:caption-point-y="15.29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4" draw:text-style-name="P10" svg:width="28.99mm" svg:height="5.96mm" svg:x="173.37mm" svg:y="330.89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73.37mm" svg:y="330.89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73.37mm" svg:y="330.89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73.37mm" svg:y="330.89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330.89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91.01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226.29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261.56mm" svg:y="330.89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35" office:value-type="float" office:value="1.5" calcext:value-type="float">
            <office:annotation draw:style-name="gr96" draw:text-style-name="P10" svg:width="28.99mm" svg:height="21.76mm" svg:x="279.2mm" svg:y="330.89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35" office:value-type="float" office:value="2.5" calcext:value-type="float">
            <office:annotation draw:style-name="gr95" draw:text-style-name="P10" svg:width="28.99mm" svg:height="13.86mm" svg:x="296.84mm" svg:y="330.89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1">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4">controller_</text:span><text:span text:style-name="T35">1</text:span><text:span text:style-name="T36"> is an </text:span><text:span text:style-name="T37">open-loop feedback </text:span><text:span text:style-name="T36">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73.37mm" svg:y="371.25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36" office:value-type="float" office:value="1" calcext:value-type="float">
            <office:annotation draw:style-name="gr97" draw:text-style-name="P10" svg:width="28.99mm" svg:height="57.31mm" svg:x="173.37mm" svg:y="371.25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35" office:value-type="float" office:value="1" calcext:value-type="float">
            <office:annotation draw:style-name="gr43" draw:text-style-name="P4" svg:width="28.98mm" svg:height="17.83mm" svg:x="173.19mm" svg:y="371.07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36" office:value-type="float" office:value="2" calcext:value-type="float">
            <office:annotation draw:style-name="gr26" draw:text-style-name="P4" svg:width="28.98mm" svg:height="33.65mm" svg:x="173.19mm" svg:y="371.07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35" office:value-type="float" office:value="1" calcext:value-type="float">
            <office:annotation draw:style-name="gr98" draw:text-style-name="P10" svg:width="28.99mm" svg:height="140.26mm" svg:x="173.37mm" svg:y="371.25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173.37mm" svg:y="371.25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35" office:value-type="float" office:value="2" calcext:value-type="float">
            <office:annotation draw:style-name="gr99" draw:text-style-name="P10" svg:width="28.99mm" svg:height="41.51mm" svg:x="173.37mm" svg:y="371.25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35" office:value-type="float" office:value="1" calcext:value-type="float">
            <office:annotation draw:style-name="gr95" draw:text-style-name="P10" svg:width="28.99mm" svg:height="13.86mm" svg:x="173.37mm" svg:y="371.25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173.37mm" svg:y="371.25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49" office:value-type="float" office:value="0.5" calcext:value-type="float">
            <office:annotation draw:style-name="gr95" draw:text-style-name="P10" svg:width="28.99mm" svg:height="13.86mm" svg:x="173.37mm" svg:y="371.25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173.37mm" svg:y="371.25mm" draw:caption-point-x="-6.1mm" draw:caption-point-y="15.1mm">
              <dc:date>2021-04-22T00:00:00</dc:date>
              <text:p text:style-name="P9"><text:span text:style-name="T5">They do not </text:span><text:span text:style-name="T5">mention which </text:span><text:span text:style-name="T5">controller it is</text:span></text:p>
            </office:annotation>
            <text:p>0</text:p>
          </table:table-cell>
          <table:table-cell table:style-name="ce35" office:value-type="float" office:value="1" calcext:value-type="float">
            <office:annotation draw:style-name="gr101" draw:text-style-name="P10" svg:width="28.99mm" svg:height="61.26mm" svg:x="173.37mm" svg:y="371.25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35" office:value-type="float" office:value="0" calcext:value-type="float">
            <office:annotation draw:style-name="gr95" draw:text-style-name="P10" svg:width="28.99mm" svg:height="13.86mm" svg:x="173.37mm" svg:y="371.25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173.37mm" svg:y="371.25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173.37mm" svg:y="371.25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35" office:value-type="float" office:value="1" calcext:value-type="float">
            <office:annotation draw:style-name="gr102" draw:text-style-name="P10" svg:width="28.99mm" svg:height="29.66mm" svg:x="173.37mm" svg:y="371.25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35" office:value-type="float" office:value="1" calcext:value-type="float">
            <office:annotation draw:style-name="gr103" draw:text-style-name="P10" svg:width="28.99mm" svg:height="73.11mm" svg:x="173.37mm" svg:y="371.25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173.37mm" svg:y="371.25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73.37mm" svg:y="371.25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73.37mm" svg:y="371.25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35" office:value-type="float" office:value="1" calcext:value-type="float">
            <office:annotation draw:style-name="gr104" draw:text-style-name="P10" svg:width="28.99mm" svg:height="25.71mm" svg:x="173.37mm" svg:y="371.25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73.37mm" svg:y="371.25mm" draw:caption-point-x="-6.1mm" draw:caption-point-y="15.1mm">
              <dc:date>2021-04-23T00:00:00</dc:date>
              <text:p text:style-name="P9"><text:span text:style-name="T5">Controller 1 and 2 </text:span><text:span text:style-name="T5">interchanged</text:span></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73.37mm" svg:y="371.25mm" draw:caption-point-x="-6.1mm" draw:caption-point-y="15.1mm">
              <dc:date>2021-04-23T00:00:00</dc:date>
              <text:p text:style-name="P9"><text:span text:style-name="T5">Again, controllers </text:span><text:span text:style-name="T5">are swapp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73.37mm" svg:y="371.25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73.37mm" svg:y="371.25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73.37mm" svg:y="371.25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text:span><text:span text:style-name="T5">controller and </text:span><text:span text:style-name="T5">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35" office:value-type="float" office:value="1" calcext:value-type="float">
            <office:annotation draw:style-name="gr107" draw:text-style-name="P10" svg:width="28.99mm" svg:height="49.41mm" svg:x="173.37mm" svg:y="371.25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73.37mm" svg:y="371.25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243.93mm" svg:y="371.25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279.2mm" svg:y="371.25mm" draw:caption-point-x="-6.1mm" draw:caption-point-y="15.1mm">
              <dc:date>2021-04-23T00:00:00</dc:date>
              <text:p text:style-name="P9"><text:span text:style-name="T5">Same comment </text:span><text:span text:style-name="T5">as group 75</text:span></text:p>
            </office:annotation>
            <text:p>1.5</text:p>
          </table:table-cell>
          <table:table-cell table:style-name="ce35" office:value-type="float" office:value="1" calcext:value-type="float">
            <office:annotation draw:style-name="gr99" draw:text-style-name="P10" svg:width="28.99mm" svg:height="41.51mm" svg:x="296.84mm" svg:y="371.25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1">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4">controller_</text:span><text:span text:style-name="T35">2</text:span><text:span text:style-name="T36"> is an o</text:span><text:span text:style-name="T37">pen-loop feedforward</text:span><text:span text:style-name="T36">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73.37mm" svg:y="379.45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36" office:value-type="float" office:value="1" calcext:value-type="float">
            <office:annotation draw:style-name="gr101" draw:text-style-name="P10" svg:width="28.99mm" svg:height="61.26mm" svg:x="173.37mm" svg:y="379.45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35" office:value-type="float" office:value="1" calcext:value-type="float">
            <office:annotation draw:style-name="gr104" draw:text-style-name="P10" svg:width="28.99mm" svg:height="25.71mm" svg:x="173.37mm" svg:y="379.45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173.37mm" svg:y="379.45mm" draw:caption-point-x="-6.1mm" draw:caption-point-y="15.1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173.37mm" svg:y="379.45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73.37mm" svg:y="379.45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2">
          <table:covered-table-cell/>
          <table:table-cell table:style-name="ce18" office:value-type="string" calcext:value-type="string">
            <text:p>(c.2) State what (what happens?) is observed when c-1 is used in open-loop.<text:span text:style-name="T12"> Switch off </text:span>the feedback (PD) in both controllers. </text:p>
          </table:table-cell>
          <table:table-cell table:style-name="ce18" office:value-type="string" calcext:value-type="string">
            <text:p><text:span text:style-name="T38">Setting Kp and Kd to 0</text:span><text:span text:style-name="T39"> results in purely </text:span><text:span text:style-name="T40">open-loop</text:span><text:span text:style-name="T41"> control. controller_</text:span><text:span text:style-name="T42">1</text:span><text:span text:style-name="T41"> then is </text:span><text:span text:style-name="T43">still stable</text:span><text:span text:style-name="T41">,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173.37mm" svg:y="387.66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173.37mm" svg:y="387.66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173.37mm" svg:y="387.66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73.37mm" svg:y="387.66mm" draw:caption-point-x="-6.1mm" draw:caption-point-y="15.1mm">
              <dc:date>2021-04-23T00:00:00</dc:date>
              <text:p text:style-name="P9"><text:span text:style-name="T5">Thiis person </text:span><text:span text:style-name="T5">uses controller 0</text:span></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4">Setting Kp and Kd to 0 results in </text:span><text:span text:style-name="T45">purely open-loop</text:span><text:span text:style-name="T46"> control. controller_</text:span><text:span text:style-name="T47">2</text:span><text:span text:style-name="T48"> very </text:span><text:span text:style-name="T49">quickly</text:span><text:span text:style-name="T50"> becomes </text:span><text:span text:style-name="T47">totally unstable.</text:span><text:span text:style-name="T50">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73.37mm" svg:y="400.02mm" draw:caption-point-x="-6.1mm" draw:caption-point-y="15.1mm">
              <dc:date>2021-04-23T00:00:00</dc:date>
              <text:p text:style-name="P9"><text:span text:style-name="T5">Strange plot</text:span></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4">If we set the initial position to the desired initial position, the </text:span><text:span text:style-name="T45">error</text:span><text:span text:style-name="T46"> in controller_</text:span><text:span text:style-name="T47">1</text:span><text:span text:style-name="T48"> </text:span><text:span text:style-name="T49">reduces quite</text:span><text:span text:style-name="T50"> a bit (but </text:span><text:span text:style-name="T47">still keeps accumulating</text:span><text:span text:style-name="T50">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173.37mm" svg:y="412.33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173.37mm" svg:y="412.3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12.33mm" draw:caption-point-x="-6.1mm" draw:caption-point-y="15.1mm">
              <dc:date>2021-04-23T00:00:00</dc:date>
              <text:p text:style-name="P9"><text:span text:style-name="T5">Not answered</text:span></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12.33mm" draw:caption-point-x="-6.1mm" draw:caption-point-y="15.1mm">
              <dc:date>2021-04-23T00:00:00</dc:date>
              <text:p text:style-name="P9"><text:span text:style-name="T5">Not answered</text:span></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4">controller_</text:span><text:span text:style-name="T35">2</text:span><text:span text:style-name="T51"> takes a little bit </text:span><text:span text:style-name="T37">longer to</text:span><text:span text:style-name="T36"> become totally </text:span><text:span text:style-name="T37">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173.37mm" svg:y="424.7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73.37mm" svg:y="424.7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4">According to the lectures the </text:span><text:span text:style-name="T52">open-loop feedback</text:span><text:span text:style-name="T36"> should be </text:span><text:span text:style-name="T37">more unstable</text:span><text:span text:style-name="T36">, here it is the other way around. I'd treat it as follow through mistake, i.e., only punish them once per mistake. </text:span><text:span text:style-name="T53">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173.37mm" svg:y="433.11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173.37mm" svg:y="433.11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173.37mm" svg:y="433.11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91.01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314.48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number-columns-repeated="940"/>
        </table:table-row>
        <table:table-row table:style-name="ro16">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4">Open-loop feedforward</text:span><text:span text:style-name="T55"> should be</text:span><text:span text:style-name="T56"> stable</text:span><text:span text:style-name="T36"> if the system is stable, hence the system is apparently </text:span><text:span text:style-name="T37">not stable</text:span><text:span text:style-name="T36">.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57"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173.37mm" svg:y="457.7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208.65mm" svg:y="457.73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173.37mm" svg:y="478.25mm" draw:caption-point-x="-6.1mm" draw:caption-point-y="15.1mm">
              <dc:date>2021-04-23T00:00:00</dc:date>
              <text:p text:style-name="P9"><text:span text:style-name="T5">Cant run it, a </text:span><text:span text:style-name="T5">data file is </text:span><text:span text:style-name="T5">missing</text:span></text:p>
            </office:annotation>
            <text:p>0</text:p>
          </table:table-cell>
          <table:table-cell table:number-columns-repeated="4"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73.37mm" svg:y="478.25mm" draw:caption-point-x="-6.1mm" draw:caption-point-y="15.1mm">
              <dc:date>2021-04-24T00:00:00</dc:date>
              <text:p text:style-name="P9"><text:span text:style-name="T5">Not done</text:span></text:p>
            </office:annotation>
            <text:p>0</text:p>
          </table:table-cell>
          <table:table-cell table:number-columns-repeated="5" table:style-name="ce126" office:value-type="float" office:value="0" calcext:value-type="float">
            <text:p>0</text:p>
          </table:table-cell>
          <table:table-cell table:style-name="ce132" office:value-type="float" office:value="0" calcext:value-type="float">
            <office:annotation draw:style-name="gr105" draw:text-style-name="P10" svg:width="28.99mm" svg:height="9.91mm" svg:x="173.37mm" svg:y="478.25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26" office:value-type="float" office:value="0" calcext:value-type="float">
            <text:p>0</text:p>
          </table:table-cell>
          <table:table-cell table:style-name="ce64" office:value-type="float" office:value="0" calcext:value-type="float">
            <text:p>0</text:p>
          </table:table-cell>
          <table:table-cell table:style-name="ce167" office:value-type="float" office:value="0" calcext:value-type="float">
            <office:annotation draw:style-name="gr95" draw:text-style-name="P10" svg:width="28.99mm" svg:height="13.86mm" svg:x="173.37mm" svg:y="478.25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2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26" office:value-type="float" office:value="0" calcext:value-type="float">
            <text:p>0</text:p>
          </table:table-cell>
          <table:table-cell table:style-name="ce68" office:value-type="float" office:value="0" calcext:value-type="float">
            <text:p>0</text:p>
          </table:table-cell>
          <table:table-cell table:number-columns-repeated="13" table:style-name="ce126" office:value-type="float" office:value="0" calcext:value-type="float">
            <text:p>0</text:p>
          </table:table-cell>
          <table:table-cell table:style-name="ce71" table:number-columns-repeated="940"/>
        </table:table-row>
        <table:table-row table:style-name="ro5">
          <table:covered-table-cell table:style-name="ce7"/>
          <table:table-cell table:style-name="ce18" office:value-type="string" calcext:value-type="string">
            <text:p><text:span text:style-name="T13">Code is </text:span><text:span text:style-name="T14">functionally unchanged</text:span><text:span text:style-name="T15">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173.37mm" svg:y="482.91mm" draw:caption-point-x="-6.1mm" draw:caption-point-y="15.1mm">
              <dc:date>2021-04-23T00:00:00</dc:date>
              <text:p text:style-name="P9"><text:span text:style-name="T5">Veeery slow</text:span></text:p>
            </office:annotation>
            <text:p>2</text:p>
          </table:table-cell>
          <table:table-cell table:number-columns-repeated="3"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167.27mm" svg:y="498.01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I had to add the </text:span><text:span text:style-name="T5">files manually to </text:span><text:span text:style-name="T5">make it run</text:span></text:p>
            </office:annotation>
            <text:p>1</text:p>
          </table:table-cell>
          <table:table-cell table:style-name="ce35" office:value-type="float" office:value="2" calcext:value-type="float">
            <office:annotation draw:style-name="gr105" draw:text-style-name="P10" svg:width="28.99mm" svg:height="9.91mm" svg:x="173.37mm" svg:y="482.91mm" draw:caption-point-x="-6.1mm" draw:caption-point-y="15.1mm">
              <dc:date>2021-04-24T00:00:00</dc:date>
              <text:p text:style-name="P9"><text:span text:style-name="T5">It takes a </text:span><text:span text:style-name="T5">loooong time</text:span></text:p>
            </office:annotation>
            <text:p>2</text:p>
          </table:table-cell>
          <table:table-cell table:style-name="ce35" office:value-type="float" office:value="0" calcext:value-type="float">
            <office:annotation draw:style-name="gr105" draw:text-style-name="P10" svg:width="28.99mm" svg:height="9.91mm" svg:x="173.37mm" svg:y="482.91mm" draw:caption-point-x="-6.1mm" draw:caption-point-y="15.1mm">
              <dc:date>2021-04-24T00:00:00</dc:date>
              <text:p text:style-name="P9"><text:span text:style-name="T5">File missing, </text:span><text:span text:style-name="T5">cannot run</text:span></text:p>
            </office:annotation>
            <text:p>0</text:p>
          </table:table-cell>
          <table:table-cell table:style-name="ce35" office:value-type="float" office:value="1" calcext:value-type="float">
            <office:annotation draw:style-name="gr94" draw:text-style-name="P10" svg:width="28.99mm" svg:height="5.96mm" svg:x="173.37mm" svg:y="482.91mm" draw:caption-point-x="-6.1mm" draw:caption-point-y="15.1mm">
              <dc:date>2021-04-24T00:00:00</dc:date>
              <text:p text:style-name="P9"><text:span text:style-name="T5">Suuper slow</text:span></text:p>
            </office:annotation>
            <text:p>1</text:p>
          </table:table-cell>
          <table:table-cell table:style-name="ce35" office:value-type="float" office:value="0" calcext:value-type="float">
            <office:annotation draw:style-name="gr93" draw:text-style-name="P10" svg:width="28.99mm" svg:height="17.81mm" svg:x="173.37mm" svg:y="482.91mm" draw:caption-point-x="-6.1mm" draw:caption-point-y="15.1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173.37mm" svg:y="482.91mm" draw:caption-point-x="-6.1mm" draw:caption-point-y="15.1mm">
              <dc:date>2021-04-24T00:00:00</dc:date>
              <text:p text:style-name="P9"><text:span text:style-name="T5">They forgo to add </text:span><text:span text:style-name="T5">the code in the </text:span><text:span text:style-name="T5">file </text:span><text:span text:style-name="T5">“controller_yours</text:span><text:span text:style-name="T5">_evaluate”</text:span></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4" draw:text-style-name="P10" svg:width="28.99mm" svg:height="5.96mm" svg:x="173.37mm" svg:y="482.91mm" draw:caption-point-x="-6.1mm" draw:caption-point-y="15.1mm">
              <dc:date>2021-04-25T00:00:00</dc:date>
              <text:p text:style-name="P9"><text:span text:style-name="T5">Super slooow</text:span></text:p>
            </office:annotation>
            <text:p>1</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3" table:style-name="ce54" office:value-type="float" office:value="0" calcext:value-type="float">
            <text:p>0</text:p>
          </table:table-cell>
          <table:table-cell table:style-name="ce35" office:value-type="float" office:value="2" calcext:value-type="float">
            <office:annotation draw:style-name="gr96" draw:text-style-name="P10" svg:width="28.99mm" svg:height="21.76mm" svg:x="173.37mm" svg:y="482.91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105" draw:text-style-name="P10" svg:width="28.99mm" svg:height="9.91mm" svg:x="191.01mm" svg:y="482.91mm" draw:caption-point-x="-6.1mm" draw:caption-point-y="15.1mm">
              <dc:date>2021-04-25T00:00:00</dc:date>
              <text:p text:style-name="P9">Code was modified</text:p>
            </office:annotation>
            <text:p>1</text:p>
          </table:table-cell>
          <table:table-cell table:style-name="ce35" office:value-type="float" office:value="1" calcext:value-type="float">
            <office:annotation draw:style-name="gr94" draw:text-style-name="P10" svg:width="28.99mm" svg:height="5.96mm" svg:x="208.65mm" svg:y="482.91mm" draw:caption-point-x="-6.1mm" draw:caption-point-y="15.1mm">
              <dc:date>2021-04-25T00:00:00</dc:date>
              <text:p text:style-name="P9">Veery slow</text:p>
            </office:annotation>
            <text:p>1</text:p>
          </table:table-cell>
          <table:table-cell table:style-name="ce35" office:value-type="float" office:value="1" calcext:value-type="float">
            <office:annotation draw:style-name="gr104" draw:text-style-name="P10" svg:width="28.99mm" svg:height="25.71mm" svg:x="226.29mm" svg:y="482.91mm" draw:caption-point-x="-6.1mm" draw:caption-point-y="15.1mm">
              <dc:date>2021-04-25T00:00:00</dc:date>
              <text:p text:style-name="P9">I needed to modify something to make controller yours evalueate work</text:p>
            </office:annotation>
            <text:p>1</text:p>
          </table:table-cell>
          <table:table-cell table:style-name="ce35" office:value-type="float" office:value="3" calcext:value-type="float">
            <text:p>3</text:p>
          </table:table-cell>
          <table:table-cell table:style-name="ce35" office:value-type="float" office:value="1" calcext:value-type="float">
            <office:annotation draw:style-name="gr102" draw:text-style-name="P10" svg:width="28.99mm" svg:height="29.66mm" svg:x="261.56mm" svg:y="482.91mm" draw:caption-point-x="-6.1mm" draw:caption-point-y="15.1mm">
              <dc:date>2021-04-25T00:00:00</dc:date>
              <text:p text:style-name="P9">Couldnt run controller yours evaluate and also in the report they didnt provide RMSE value nor plots</text:p>
            </office:annotation>
            <text:p>1</text:p>
          </table:table-cell>
          <table:table-cell table:number-columns-repeated="3" table:style-name="ce35" office:value-type="float" office:value="3" calcext:value-type="float">
            <text:p>3</text:p>
          </table:table-cell>
          <table:table-cell table:style-name="ce35" office:value-type="float" office:value="2" calcext:value-type="float">
            <office:annotation draw:style-name="gr94" draw:text-style-name="P10" svg:width="28.99mm" svg:height="5.96mm" svg:x="332.12mm" svg:y="482.91mm" draw:caption-point-x="-6.1mm" draw:caption-point-y="15.1mm">
              <dc:date>2021-04-25T00:00:00</dc:date>
              <text:p text:style-name="P9">Very slow</text:p>
            </office:annotation>
            <text:p>2</text:p>
          </table:table-cell>
          <table:table-cell table:number-columns-repeated="940"/>
        </table:table-row>
        <table:table-row table:style-name="ro5">
          <table:covered-table-cell table:style-name="ce7"/>
          <table:table-cell table:style-name="ce18" office:value-type="string" calcext:value-type="string">
            <text:p><text:span text:style-name="T16">Custom controller performs better than c-0 for the default </text:span><text:span text:style-name="T17">tp.w</text:span><text:span text:style-name="T18"> value (PD -&gt; mean(RMSE x) = </text:span><text:span text:style-name="T19">0.1658</text:span><text:span text:style-name="T20">)</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3T00:00:00</dc:date>
              <text:p text:style-name="P9"><text:span text:style-name="T5">Yes: 9.931871e-</text:span><text:span text:style-name="T5">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3T00:00:00</dc:date>
              <text:p text:style-name="P9"><text:span text:style-name="T5">0.08964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3T00:00:00</dc:date>
              <text:p text:style-name="P9"><text:span text:style-name="T5">8.824964e-02</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3T00:00:00</dc:date>
              <text:p text:style-name="P9"><text:span text:style-name="T5">7.035656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3T00:00:00</dc:date>
              <text:p text:style-name="P9"><text:span text:style-name="T5">7.446418e-02</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5892</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7631</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94</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145823</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6846</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7028</text:span></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5950</text:span></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6525</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7005</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2420</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90140</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3470</text:span></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68283</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8733</text:span></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86284</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71</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92090</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8108</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939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0761</text:span></text:p>
            </office:annotation>
            <text:p>6</text:p>
          </table:table-cell>
          <table:table-cell table:style-name="ce35" office:value-type="float" office:value="6" calcext:value-type="float">
            <office:annotation draw:style-name="gr112" draw:text-style-name="P10" svg:width="28.99mm" svg:height="6.12mm" svg:x="173.37mm" svg:y="491.37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158779</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2629</text:span></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7.959579e­0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3047</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4724</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4925</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7809</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6404</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5882</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69830</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8115</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text:span text:style-name="T5">0.082603</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text:span text:style-name="T5">0.085449</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5T00:00:00</dc:date>
              <text:p text:style-name="P9"><text:span text:style-name="T5">1.018046e-01</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text:span text:style-name="T5">0.073675</text:span></text:p>
            </office:annotation>
            <text:p>6</text:p>
          </table:table-cell>
          <table:table-cell table:style-name="ce35" office:value-type="float" office:value="0" calcext:value-type="float">
            <office:annotation draw:style-name="gr94" draw:text-style-name="P10" svg:width="28.99mm" svg:height="5.96mm" svg:x="173.37mm" svg:y="491.37mm" draw:caption-point-x="-6.1mm" draw:caption-point-y="15.1mm">
              <dc:date>2021-04-25T00:00:00</dc:date>
              <text:p text:style-name="P9"><text:span text:style-name="T5">0.212789</text:span></text:p>
            </office:annotation>
            <text:p>0</text:p>
          </table:table-cell>
          <table:table-cell table:style-name="ce54" office:value-type="float" office:value="0" calcext:value-type="float">
            <text:p>0</text:p>
          </table:table-cell>
          <table:table-cell table:style-name="ce35" office:value-type="float" office:value="6" calcext:value-type="float">
            <office:annotation draw:style-name="gr95" draw:text-style-name="P10" svg:width="28.99mm" svg:height="13.86mm" svg:x="173.37mm" svg:y="491.37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text:span text:style-name="T5">0.083115</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text:span text:style-name="T5">0.071685</text:span></text:p>
            </office:annotation>
            <text:p>6</text:p>
          </table:table-cell>
          <table:table-cell table:number-columns-repeated="3" table:style-name="ce54" office:value-type="float" office:value="0" calcext:value-type="float">
            <text:p>0</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5T00:00:00</dc:date>
              <text:p text:style-name="P9"><text:span text:style-name="T5">Based on report </text:span><text:span text:style-name="T5">plot</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text:span text:style-name="T5">0.100775</text:span></text:p>
            </office:annotation>
            <text:p>6</text:p>
          </table:table-cell>
          <table:table-cell table:style-name="ce67"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0.118689</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0.090349</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0.090434</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5T00:00:00</dc:date>
              <text:p text:style-name="P9">0.092818</text:p>
            </office:annotation>
            <text:p>6</text:p>
          </table:table-cell>
          <table:table-cell table:style-name="ce35" office:value-type="float" office:value="6" calcext:value-type="float">
            <office:annotation draw:style-name="gr94" draw:text-style-name="P10" svg:width="28.99mm" svg:height="5.96mm" svg:x="191.01mm" svg:y="491.37mm" draw:caption-point-x="-6.1mm" draw:caption-point-y="15.1mm">
              <dc:date>2021-04-25T00:00:00</dc:date>
              <text:p text:style-name="P9">0.083871</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26.29mm" svg:y="491.37mm" draw:caption-point-x="-6.1mm" draw:caption-point-y="15.1mm">
              <dc:date>2021-04-25T00:00:00</dc:date>
              <text:p text:style-name="P9">7.309740e-02</text:p>
            </office:annotation>
            <text:p>6</text:p>
          </table:table-cell>
          <table:table-cell table:style-name="ce35" office:value-type="float" office:value="6" calcext:value-type="float">
            <office:annotation draw:style-name="gr94" draw:text-style-name="P10" svg:width="28.99mm" svg:height="5.96mm" svg:x="243.93mm" svg:y="491.37mm" draw:caption-point-x="-6.1mm" draw:caption-point-y="15.1mm">
              <dc:date>2021-04-25T00:00:00</dc:date>
              <text:p text:style-name="P9">0.089105</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279.2mm" svg:y="491.37mm" draw:caption-point-x="-6.1mm" draw:caption-point-y="15.1mm">
              <dc:date>2021-04-25T00:00:00</dc:date>
              <text:p text:style-name="P9">0.090033</text:p>
            </office:annotation>
            <text:p>6</text:p>
          </table:table-cell>
          <table:table-cell table:style-name="ce35" office:value-type="float" office:value="6" calcext:value-type="float">
            <office:annotation draw:style-name="gr94" draw:text-style-name="P10" svg:width="28.99mm" svg:height="5.96mm" svg:x="296.84mm" svg:y="491.37mm" draw:caption-point-x="-6.1mm" draw:caption-point-y="15.1mm">
              <dc:date>2021-04-25T00:00:00</dc:date>
              <text:p text:style-name="P9">0.075378</text:p>
            </office:annotation>
            <text:p>6</text:p>
          </table:table-cell>
          <table:table-cell table:style-name="ce35" office:value-type="float" office:value="6" calcext:value-type="float">
            <office:annotation draw:style-name="gr94" draw:text-style-name="P10" svg:width="28.99mm" svg:height="5.96mm" svg:x="314.48mm" svg:y="491.37mm" draw:caption-point-x="-6.1mm" draw:caption-point-y="15.1mm">
              <dc:date>2021-04-25T00:00:00</dc:date>
              <text:p text:style-name="P9">0.075924</text:p>
            </office:annotation>
            <text:p>6</text:p>
          </table:table-cell>
          <table:table-cell table:style-name="ce35" office:value-type="float" office:value="6" calcext:value-type="float">
            <text:p>6</text:p>
          </table:table-cell>
          <table:table-cell table:number-columns-repeated="940"/>
        </table:table-row>
        <table:table-row table:style-name="ro4">
          <table:covered-table-cell table:style-name="ce7"/>
          <table:table-cell table:style-name="ce18" office:value-type="string" calcext:value-type="string">
            <text:p><text:span text:style-name="T16">Custom controller performs better than c-0 for all </text:span><text:span text:style-name="T21">tp.w</text:span><text:span text:style-name="T18"> values, </text:span><text:span text:style-name="T19">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73.37mm" svg:y="499.84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173.37mm" svg:y="499.84mm" draw:caption-point-x="-6.1mm" draw:caption-point-y="15.1mm">
              <dc:date>2021-04-24T00:00:00</dc:date>
              <text:p text:style-name="P9"><text:span text:style-name="T5">nop</text:span></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173.37mm" svg:y="499.84mm" draw:caption-point-x="-6.1mm" draw:caption-point-y="15.1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173.37mm" svg:y="499.84mm" draw:caption-point-x="-6.1mm" draw:caption-point-y="15.1mm">
              <dc:date>2021-04-24T00:00:00</dc:date>
              <text:p text:style-name="P9"><text:span text:style-name="T5">Gets worse for </text:span><text:span text:style-name="T5">higher velocities</text:span></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94" draw:text-style-name="P10" svg:width="28.99mm" svg:height="5.96mm" svg:x="173.37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173.37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173.37mm" svg:y="499.84mm" draw:caption-point-x="-6.1mm" draw:caption-point-y="15.1mm">
              <dc:date>2021-04-24T00:00:00</dc:date>
              <text:p text:style-name="P9"><text:span text:style-name="T5">Based on report</text:span></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73.37mm" svg:y="499.84mm" draw:caption-point-x="-6.1mm" draw:caption-point-y="15.1mm">
              <dc:date>2021-04-25T00:00:00</dc:date>
              <text:p text:style-name="P9"><text:span text:style-name="T5">Based on report </text:span><text:span text:style-name="T5">plot</text:span></text:p>
            </office:annotation>
            <text:p>7</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54" office:value-type="float" office:value="0" calcext:value-type="float">
            <text:p>0</text:p>
          </table:table-cell>
          <table:table-cell table:style-name="ce35" office:value-type="float" office:value="0" calcext:value-type="float">
            <office:annotation draw:style-name="gr95" draw:text-style-name="P10" svg:width="28.99mm" svg:height="13.86mm" svg:x="173.37mm" svg:y="499.84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35" office:value-type="float" office:value="7" calcext:value-type="float">
            <text:p>7</text:p>
          </table:table-cell>
          <table:table-cell table:number-columns-repeated="3" table:style-name="ce54" office:value-type="float" office:value="0" calcext:value-type="float">
            <text:p>0</text:p>
          </table:table-cell>
          <table:table-cell table:number-columns-repeated="2" table:style-name="ce35" office:value-type="float" office:value="7" calcext:value-type="float">
            <text:p>7</text:p>
          </table:table-cell>
          <table:table-cell table:style-name="ce67" office:value-type="float" office:value="7" calcext:value-type="float">
            <text:p>7</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208.65mm" svg:y="499.84mm" draw:caption-point-x="-6.1mm" draw:caption-point-y="15.1mm">
              <dc:date>2021-04-25T00:00:00</dc:date>
              <text:p text:style-name="P9">Based on report</text:p>
            </office:annotation>
            <text:p>7</text:p>
          </table:table-cell>
          <table:table-cell table:style-name="ce35" office:value-type="float" office:value="7" calcext:value-type="float">
            <office:annotation draw:style-name="gr94" draw:text-style-name="P10" svg:width="28.99mm" svg:height="5.96mm" svg:x="226.29mm" svg:y="499.84mm" draw:caption-point-x="-6.1mm" draw:caption-point-y="15.1mm">
              <dc:date>2021-04-25T00:00:00</dc:date>
              <text:p text:style-name="P9">c</text:p>
            </office:annotation>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332.12mm" svg:y="499.84mm" draw:caption-point-x="-6.1mm" draw:caption-point-y="15.1mm">
              <dc:date>2021-04-25T00:00:00</dc:date>
              <text:p text:style-name="P9">Based on report</text:p>
            </office:annotation>
            <text:p>7</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32.5" calcext:value-type="float">
            <text:p>32.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23.5" calcext:value-type="float">
            <text:p>23.5</text:p>
          </table:table-cell>
          <table:table-cell table:style-name="ce37" table:formula="of:=SUM([.BD51:.BD63])" office:value-type="float" office:value="31" calcext:value-type="float">
            <text:p>31</text:p>
          </table:table-cell>
          <table:table-cell table:style-name="ce37" table:formula="of:=SUM([.BE51:.BE63])" office:value-type="float" office:value="35" calcext:value-type="float">
            <text:p>35</text:p>
          </table:table-cell>
          <table:table-cell table:style-name="ce37" table:formula="of:=SUM([.BF51:.BF63])" office:value-type="float" office:value="27" calcext:value-type="float">
            <text:p>27</text:p>
          </table:table-cell>
          <table:table-cell table:style-name="ce37" table:formula="of:=SUM([.BG51:.BG63])" office:value-type="float" office:value="28" calcext:value-type="float">
            <text:p>28</text:p>
          </table:table-cell>
          <table:table-cell table:style-name="ce37" table:formula="of:=SUM([.BH51:.BH63])" office:value-type="float" office:value="34.5" calcext:value-type="float">
            <text:p>34.5</text:p>
          </table:table-cell>
          <table:table-cell table:style-name="ce37" table:formula="of:=SUM([.BI51:.BI63])" office:value-type="float" office:value="20" calcext:value-type="float">
            <text:p>20</text:p>
          </table:table-cell>
          <table:table-cell table:style-name="ce37" table:formula="of:=SUM([.BJ51:.BJ63])" office:value-type="float" office:value="0" calcext:value-type="float">
            <text:p>0</text:p>
          </table:table-cell>
          <table:table-cell table:style-name="ce37" table:formula="of:=SUM([.BK51:.BK63])" office:value-type="float" office:value="23.5" calcext:value-type="float">
            <text:p>23.5</text:p>
          </table:table-cell>
          <table:table-cell table:style-name="ce37" table:formula="of:=SUM([.BL51:.BL63])" office:value-type="float" office:value="28" calcext:value-type="float">
            <text:p>28</text:p>
          </table:table-cell>
          <table:table-cell table:style-name="ce37" table:formula="of:=SUM([.BM51:.BM63])" office:value-type="float" office:value="26" calcext:value-type="float">
            <text:p>26</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27.5" calcext:value-type="float">
            <text:p>27.5</text:p>
          </table:table-cell>
          <table:table-cell table:style-name="ce37" table:formula="of:=SUM([.BR51:.BR63])" office:value-type="float" office:value="35" calcext:value-type="float">
            <text:p>35</text:p>
          </table:table-cell>
          <table:table-cell table:style-name="ce37" table:formula="of:=SUM([.BS51:.BS63])" office:value-type="float" office:value="25" calcext:value-type="float">
            <text:p>25</text:p>
          </table:table-cell>
          <table:table-cell table:style-name="ce37" table:formula="of:=SUM([.BT51:.BT63])" office:value-type="float" office:value="28" calcext:value-type="float">
            <text:p>28</text:p>
          </table:table-cell>
          <table:table-cell table:style-name="ce37" table:formula="of:=SUM([.BU51:.BU63])" office:value-type="float" office:value="30" calcext:value-type="float">
            <text:p>30</text:p>
          </table:table-cell>
          <table:table-cell table:style-name="ce37" table:formula="of:=SUM([.BV51:.BV63])" office:value-type="float" office:value="33.5" calcext:value-type="float">
            <text:p>33.5</text:p>
          </table:table-cell>
          <table:table-cell table:style-name="ce37" table:formula="of:=SUM([.BW51:.BW63])" office:value-type="float" office:value="30" calcext:value-type="float">
            <text:p>30</text:p>
          </table:table-cell>
          <table:table-cell table:style-name="ce37" table:formula="of:=SUM([.BX51:.BX63])" office:value-type="float" office:value="28.5" calcext:value-type="float">
            <text:p>28.5</text:p>
          </table:table-cell>
          <table:table-cell table:style-name="ce37" table:formula="of:=SUM([.BY51:.BY63])" office:value-type="float" office:value="31" calcext:value-type="float">
            <text:p>31</text:p>
          </table:table-cell>
          <table:table-cell table:style-name="ce37" table:formula="of:=SUM([.BZ51:.BZ63])" office:value-type="float" office:value="32.5" calcext:value-type="float">
            <text:p>32.5</text:p>
          </table:table-cell>
          <table:table-cell table:style-name="ce37" table:formula="of:=SUM([.CA51:.CA63])" office:value-type="float" office:value="30" calcext:value-type="float">
            <text:p>30</text:p>
          </table:table-cell>
          <table:table-cell table:style-name="ce37" table:formula="of:=SUM([.CB51:.CB63])" office:value-type="float" office:value="1" calcext:value-type="float">
            <text:p>1</text:p>
          </table:table-cell>
          <table:table-cell table:style-name="ce37" table:formula="of:=SUM([.CC51:.CC63])" office:value-type="float" office:value="32.5" calcext:value-type="float">
            <text:p>32.5</text:p>
          </table:table-cell>
          <table:table-cell table:style-name="ce37" table:formula="of:=SUM([.CD51:.CD63])" office:value-type="float" office:value="31.5" calcext:value-type="float">
            <text:p>31.5</text:p>
          </table:table-cell>
          <table:table-cell table:style-name="ce37" table:formula="of:=SUM([.CE51:.CE63])" office:value-type="float" office:value="31" calcext:value-type="float">
            <text:p>31</text:p>
          </table:table-cell>
          <table:table-cell table:style-name="ce37" table:formula="of:=SUM([.CF51:.CF63])" office:value-type="float" office:value="34" calcext:value-type="float">
            <text:p>34</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7">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73.37mm" svg:y="518.47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27" office:value-type="float" office:value="2" calcext:value-type="float">
            <office:annotation draw:style-name="gr105" draw:text-style-name="P10" svg:width="28.99mm" svg:height="9.91mm" svg:x="173.37mm" svg:y="518.47mm" draw:caption-point-x="-6.1mm" draw:caption-point-y="15.1mm">
              <dc:date>2021-04-23T00:00:00</dc:date>
              <text:p text:style-name="P9"><text:span text:style-name="T5">ANN, nice </text:span><text:span text:style-name="T5">explanation</text:spa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3T00:00:00</dc:date>
              <text:p text:style-name="P9"><text:span text:style-name="T5">ANN</text:span></text:p>
            </office:annotation>
            <text:p>2</text:p>
          </table:table-cell>
          <table:table-cell table:number-columns-repeated="2"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GP</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173.37mm" svg:y="518.47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173.37mm" svg:y="518.47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gp</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fuzzy</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fuzzy</text:span></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73.37mm" svg:y="518.47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73.37mm" svg:y="518.47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73.37mm" svg:y="518.47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35" office:value-type="float" office:value="2" calcext:value-type="float">
            <text:p>2</text:p>
          </table:table-cell>
          <table:table-cell table:style-name="ce56"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number-columns-repeated="13" table:style-name="ce35" office:value-type="float" office:value="2" calcext:value-type="float">
            <text:p>2</text:p>
          </table:table-cell>
          <table:table-cell table:number-columns-repeated="940"/>
        </table:table-row>
        <table:table-row table:style-name="ro18">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5"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93" draw:text-style-name="P10" svg:width="28.99mm" svg:height="17.81mm" svg:x="173.37mm" svg:y="531.43mm" draw:caption-point-x="-6.1mm" draw:caption-point-y="15.1mm">
              <dc:date>2021-04-24T00:00:00</dc:date>
              <text:p text:style-name="P9"><text:span text:style-name="T5">The model </text:span><text:span text:style-name="T5">should have been </text:span><text:span text:style-name="T5">already trained</text:span></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940"/>
        </table:table-row>
        <table:table-row table:style-name="ro14">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73.37mm" svg:y="539.61mm" draw:caption-point-x="-6.1mm" draw:caption-point-y="15.1mm">
              <dc:date>2021-04-23T00:00:00</dc:date>
              <text:p text:style-name="P9"><text:span text:style-name="T5">Cant run it</text:span></text:p>
            </office:annotation>
            <text:p>0</text:p>
          </table:table-cell>
          <table:table-cell table:number-columns-repeated="4"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73.37mm" svg:y="539.61mm" draw:caption-point-x="-6.1mm" draw:caption-point-y="15.1mm">
              <dc:date>2021-04-24T00:00:00</dc:date>
              <text:p text:style-name="P9"><text:span text:style-name="T5">Cannot run it</text:span></text:p>
            </office:annotation>
            <text:p>0</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5"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173.37mm" svg:y="539.61mm" draw:caption-point-x="-6.1mm" draw:caption-point-y="15.1mm">
              <dc:date>2021-04-24T00:00:00</dc:date>
              <text:p text:style-name="P9"><text:span text:style-name="T5">couldn’t run it, </text:span><text:span text:style-name="T5">too slow</text:span></text:p>
            </office:annotation>
            <text:p>0</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8" table:style-name="ce126" office:value-type="float" office:value="2" calcext:value-type="float">
            <text:p>2</text:p>
          </table:table-cell>
          <table:table-cell table:style-name="ce126" office:value-type="float" office:value="0" calcext:value-type="float">
            <text:p>0</text:p>
          </table:table-cell>
          <table:table-cell table:number-columns-repeated="4"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5T00:00:00</dc:date>
              <text:p text:style-name="P9"><text:span text:style-name="T5">Cannot run it, </text:span><text:span text:style-name="T5">they forgot to add </text:span><text:span text:style-name="T5">a file</text:span></text:p>
              <text:p text:style-name="P9"><text:span text:style-name="T5"/></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5" draw:text-style-name="P10" svg:width="28.99mm" svg:height="13.86mm" svg:x="173.37mm" svg:y="539.61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50" office:value-type="float" office:value="0" calcext:value-type="float">
            <text:p>0</text:p>
          </table:table-cell>
          <table:table-cell table:style-name="ce126" office:value-type="float" office:value="0" calcext:value-type="float">
            <office:annotation draw:style-name="gr94" draw:text-style-name="P10" svg:width="28.99mm" svg:height="5.96mm" svg:x="173.37mm" svg:y="539.61mm" draw:caption-point-x="-6.1mm" draw:caption-point-y="15.1mm">
              <dc:date>2021-04-25T00:00:00</dc:date>
              <text:p text:style-name="P9"><text:span text:style-name="T5">Couldnt run code</text:span></text:p>
            </office:annotation>
            <text:p>0</text:p>
          </table:table-cell>
          <table:table-cell table:number-columns-repeated="2" table:style-name="ce126" office:value-type="float" office:value="2" calcext:value-type="float">
            <text:p>2</text:p>
          </table:table-cell>
          <table:table-cell table:number-columns-repeated="3" table:style-name="ce150" office:value-type="float" office:value="0" calcext:value-type="float">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67"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5" draw:text-style-name="P10" svg:width="28.99mm" svg:height="13.86mm" svg:x="173.37mm" svg:y="539.61mm" draw:caption-point-x="-6.1mm" draw:caption-point-y="15.1mm">
              <dc:date>2021-04-25T00:00:00</dc:date>
              <text:p text:style-name="P9">Couldnt run it, array size problem</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208.65mm" svg:y="539.61mm" draw:caption-point-x="-6.1mm" draw:caption-point-y="15.1mm">
              <dc:date>2021-04-25T00:00:00</dc:date>
              <text:p text:style-name="P9">Too slow, couldnt run it</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261.56mm" svg:y="539.61mm" draw:caption-point-x="-6.1mm" draw:caption-point-y="15.1mm">
              <dc:date>2021-04-25T00:00:00</dc:date>
              <text:p text:style-name="P9">Couldnt run it</text:p>
            </office:annotation>
            <text:p>0</text:p>
          </table:table-cell>
          <table:table-cell table:style-name="ce126" office:value-type="float" office:value="0" calcext:value-type="float">
            <office:annotation draw:style-name="gr105" draw:text-style-name="P10" svg:width="28.99mm" svg:height="9.91mm" svg:x="279.2mm" svg:y="539.61mm" draw:caption-point-x="-6.1mm" draw:caption-point-y="15.1mm">
              <dc:date>2021-04-25T00:00:00</dc:date>
              <text:p text:style-name="P9">Size array issue couldnt run it</text:p>
            </office:annotation>
            <text:p>0</text:p>
          </table:table-cell>
          <table:table-cell table:number-columns-repeated="3" table:style-name="ce126" office:value-type="float" office:value="2" calcext:value-type="float">
            <text:p>2</text:p>
          </table:table-cell>
          <table:table-cell table:style-name="ce71" table:number-columns-repeated="940"/>
        </table:table-row>
        <table:table-row table:style-name="ro14">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style-name="ce35" office:value-type="float" office:value="3" calcext:value-type="float">
            <text:p>3</text:p>
          </table:table-cell>
          <table:table-cell table:number-columns-repeated="5"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10" calcext:value-type="float">
            <text:p>1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10" calcext:value-type="float">
            <text:p>10</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4" calcext:value-type="float">
            <text:p>4</text:p>
          </table:table-cell>
          <table:table-cell table:style-name="ce37" table:formula="of:=SUM([.AI67:.AI70])" office:value-type="float" office:value="4" calcext:value-type="float">
            <text:p>4</text:p>
          </table:table-cell>
          <table:table-cell table:style-name="ce37" table:formula="of:=SUM([.AJ67:.AJ70])" office:value-type="float" office:value="10" calcext:value-type="float">
            <text:p>10</text:p>
          </table:table-cell>
          <table:table-cell table:style-name="ce37" table:formula="of:=SUM([.AK67:.AK70])" office:value-type="float" office:value="10" calcext:value-type="float">
            <text:p>10</text:p>
          </table:table-cell>
          <table:table-cell table:style-name="ce37" table:formula="of:=SUM([.AL67:.AL70])" office:value-type="float" office:value="10" calcext:value-type="float">
            <text:p>10</text:p>
          </table:table-cell>
          <table:table-cell table:style-name="ce37" table:formula="of:=SUM([.AM67:.AM70])" office:value-type="float" office:value="10" calcext:value-type="float">
            <text:p>10</text:p>
          </table:table-cell>
          <table:table-cell table:style-name="ce37" table:formula="of:=SUM([.AN67:.AN70])" office:value-type="float" office:value="10" calcext:value-type="float">
            <text:p>10</text:p>
          </table:table-cell>
          <table:table-cell table:style-name="ce37" table:formula="of:=SUM([.AO67:.AO70])" office:value-type="float" office:value="8" calcext:value-type="float">
            <text:p>8</text:p>
          </table:table-cell>
          <table:table-cell table:style-name="ce37" table:formula="of:=SUM([.AP67:.AP70])" office:value-type="float" office:value="10" calcext:value-type="float">
            <text:p>10</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9" calcext:value-type="float">
            <text:p>9</text:p>
          </table:table-cell>
          <table:table-cell table:style-name="ce37" table:formula="of:=SUM([.AT67:.AT70])" office:value-type="float" office:value="10" calcext:value-type="float">
            <text:p>10</text:p>
          </table:table-cell>
          <table:table-cell table:style-name="ce37" table:formula="of:=SUM([.AU67:.AU70])" office:value-type="float" office:value="10" calcext:value-type="float">
            <text:p>10</text:p>
          </table:table-cell>
          <table:table-cell table:style-name="ce37" table:formula="of:=SUM([.AV67:.AV70])" office:value-type="float" office:value="7" calcext:value-type="float">
            <text:p>7</text:p>
          </table:table-cell>
          <table:table-cell table:style-name="ce37" table:formula="of:=SUM([.AW67:.AW70])" office:value-type="float" office:value="10" calcext:value-type="float">
            <text:p>10</text:p>
          </table:table-cell>
          <table:table-cell table:style-name="ce37" table:formula="of:=SUM([.AX67:.AX70])" office:value-type="float" office:value="10" calcext:value-type="float">
            <text:p>10</text:p>
          </table:table-cell>
          <table:table-cell table:style-name="ce37" table:formula="of:=SUM([.AY67:.AY70])" office:value-type="float" office:value="10" calcext:value-type="float">
            <text:p>10</text:p>
          </table:table-cell>
          <table:table-cell table:style-name="ce37" table:formula="of:=SUM([.AZ67:.AZ70])" office:value-type="float" office:value="10" calcext:value-type="float">
            <text:p>10</text:p>
          </table:table-cell>
          <table:table-cell table:style-name="ce37" table:formula="of:=SUM([.BA67:.BA70])" office:value-type="float" office:value="0" calcext:value-type="float">
            <text:p>0</text:p>
          </table:table-cell>
          <table:table-cell table:style-name="ce37" table:formula="of:=SUM([.BB67:.BB70])" office:value-type="float" office:value="7" calcext:value-type="float">
            <text:p>7</text:p>
          </table:table-cell>
          <table:table-cell table:style-name="ce37" table:formula="of:=SUM([.BC67:.BC70])" office:value-type="float" office:value="10" calcext:value-type="float">
            <text:p>10</text:p>
          </table:table-cell>
          <table:table-cell table:style-name="ce37" table:formula="of:=SUM([.BD67:.BD70])" office:value-type="float" office:value="7" calcext:value-type="float">
            <text:p>7</text:p>
          </table:table-cell>
          <table:table-cell table:style-name="ce37" table:formula="of:=SUM([.BE67:.BE70])" office:value-type="float" office:value="10" calcext:value-type="float">
            <text:p>10</text:p>
          </table:table-cell>
          <table:table-cell table:style-name="ce37" table:formula="of:=SUM([.BF67:.BF70])" office:value-type="float" office:value="5" calcext:value-type="float">
            <text:p>5</text:p>
          </table:table-cell>
          <table:table-cell table:style-name="ce37" table:formula="of:=SUM([.BG67:.BG70])" office:value-type="float" office:value="4" calcext:value-type="float">
            <text:p>4</text:p>
          </table:table-cell>
          <table:table-cell table:style-name="ce37" table:formula="of:=SUM([.BH67:.BH70])" office:value-type="float" office:value="9" calcext:value-type="float">
            <text:p>9</text:p>
          </table:table-cell>
          <table:table-cell table:style-name="ce37" table:formula="of:=SUM([.BI67:.BI70])" office:value-type="float" office:value="4" calcext:value-type="float">
            <text:p>4</text:p>
          </table:table-cell>
          <table:table-cell table:style-name="ce37" table:formula="of:=SUM([.BJ67:.BJ70])" office:value-type="float" office:value="0" calcext:value-type="float">
            <text:p>0</text:p>
          </table:table-cell>
          <table:table-cell table:style-name="ce37" table:formula="of:=SUM([.BK67:.BK70])" office:value-type="float" office:value="4" calcext:value-type="float">
            <text:p>4</text:p>
          </table:table-cell>
          <table:table-cell table:style-name="ce37" table:formula="of:=SUM([.BL67:.BL70])" office:value-type="float" office:value="10" calcext:value-type="float">
            <text:p>10</text:p>
          </table:table-cell>
          <table:table-cell table:style-name="ce37" table:formula="of:=SUM([.BM67:.BM70])" office:value-type="float" office:value="10" calcext:value-type="float">
            <text:p>1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4" calcext:value-type="float">
            <text:p>4</text:p>
          </table:table-cell>
          <table:table-cell table:style-name="ce37" table:formula="of:=SUM([.BR67:.BR70])" office:value-type="float" office:value="10" calcext:value-type="float">
            <text:p>10</text:p>
          </table:table-cell>
          <table:table-cell table:style-name="ce37" table:formula="of:=SUM([.BS67:.BS70])" office:value-type="float" office:value="8" calcext:value-type="float">
            <text:p>8</text:p>
          </table:table-cell>
          <table:table-cell table:style-name="ce37" table:formula="of:=SUM([.BT67:.BT70])" office:value-type="float" office:value="5" calcext:value-type="float">
            <text:p>5</text:p>
          </table:table-cell>
          <table:table-cell table:style-name="ce37" table:formula="of:=SUM([.BU67:.BU70])" office:value-type="float" office:value="4" calcext:value-type="float">
            <text:p>4</text:p>
          </table:table-cell>
          <table:table-cell table:style-name="ce37" table:formula="of:=SUM([.BV67:.BV70])" office:value-type="float" office:value="10" calcext:value-type="float">
            <text:p>10</text:p>
          </table:table-cell>
          <table:table-cell table:style-name="ce37" table:formula="of:=SUM([.BW67:.BW70])" office:value-type="float" office:value="9" calcext:value-type="float">
            <text:p>9</text:p>
          </table:table-cell>
          <table:table-cell table:style-name="ce37" table:formula="of:=SUM([.BX67:.BX70])" office:value-type="float" office:value="10" calcext:value-type="float">
            <text:p>10</text:p>
          </table:table-cell>
          <table:table-cell table:style-name="ce37" table:formula="of:=SUM([.BY67:.BY70])" office:value-type="float" office:value="4" calcext:value-type="float">
            <text:p>4</text:p>
          </table:table-cell>
          <table:table-cell table:style-name="ce37" table:formula="of:=SUM([.BZ67:.BZ70])" office:value-type="float" office:value="9" calcext:value-type="float">
            <text:p>9</text:p>
          </table:table-cell>
          <table:table-cell table:style-name="ce37" table:formula="of:=SUM([.CA67:.CA70])" office:value-type="float" office:value="10" calcext:value-type="float">
            <text:p>10</text:p>
          </table:table-cell>
          <table:table-cell table:style-name="ce37" table:formula="of:=SUM([.CB67:.CB70])" office:value-type="float" office:value="3" calcext:value-type="float">
            <text:p>3</text:p>
          </table:table-cell>
          <table:table-cell table:style-name="ce37" table:formula="of:=SUM([.CC67:.CC70])" office:value-type="float" office:value="4" calcext:value-type="float">
            <text:p>4</text:p>
          </table:table-cell>
          <table:table-cell table:style-name="ce37" table:formula="of:=SUM([.CD67:.CD70])" office:value-type="float" office:value="10" calcext:value-type="float">
            <text:p>10</text:p>
          </table:table-cell>
          <table:table-cell table:style-name="ce37" table:formula="of:=SUM([.CE67:.CE70])" office:value-type="float" office:value="10" calcext:value-type="float">
            <text:p>10</text:p>
          </table:table-cell>
          <table:table-cell table:style-name="ce37" table:formula="of:=SUM([.CF67:.CF70])"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2">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table:style-name="ce127" office:value-type="float" office:value="0.103784" calcext:value-type="float">
            <text:p>0.103784</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173.37mm" svg:y="570.18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173.37mm" svg:y="570.18mm" draw:caption-point-x="-6.1mm" draw:caption-point-y="15.33mm">
              <dc:date>2021-04-24T00:00:00</dc:date>
              <text:p text:style-name="P9"><text:span text:style-name="T5">Cannot run </text:span><text:span text:style-name="T5">because file is </text:span><text:span text:style-name="T5">missing</text:span></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style-name="ce127" office:value-type="float" office:value="0.100414" calcext:value-type="float">
            <text:p>0.100414</text:p>
          </table:table-cell>
          <table:table-cell table:style-name="ce127" office:value-type="float" office:value="0.127277" calcext:value-type="float">
            <text:p>0.127277</text:p>
          </table:table-cell>
          <table:table-cell table:style-name="ce127" office:value-type="float" office:value="0.112165" calcext:value-type="float">
            <text:p>0.112165</text:p>
          </table:table-cell>
          <table:table-cell table:style-name="ce127" office:value-type="float" office:value="0.161757" calcext:value-type="float">
            <text:p>0.161757</text:p>
          </table:table-cell>
          <table:table-cell table:style-name="ce127" office:value-type="string" calcext:value-type="string">
            <text:p>n/a</text:p>
          </table:table-cell>
          <table:table-cell table:style-name="ce127" office:value-type="float" office:value="0.10593" calcext:value-type="float">
            <text:p>0.10593</text:p>
          </table:table-cell>
          <table:table-cell table:style-name="ce127" office:value-type="string" calcext:value-type="string">
            <text:p>n/a</text:p>
          </table:table-cell>
          <table:table-cell table:style-name="ce153" office:value-type="string" calcext:value-type="string">
            <text:p>n/a</text:p>
          </table:table-cell>
          <table:table-cell table:style-name="ce127" office:value-type="string" calcext:value-type="string">
            <text:p>n/a</text:p>
          </table:table-cell>
          <table:table-cell table:style-name="ce127" office:value-type="float" office:value="0.111619" calcext:value-type="float">
            <text:p>0.111619</text:p>
          </table:table-cell>
          <table:table-cell table:style-name="ce127" office:value-type="float" office:value="0.102349" calcext:value-type="float">
            <text:p>0.102349</text:p>
          </table:table-cell>
          <table:table-cell table:number-columns-repeated="3" table:style-name="ce153" office:value-type="string" calcext:value-type="string">
            <text:p>n/a</text:p>
          </table:table-cell>
          <table:table-cell table:style-name="ce127" office:value-type="string" calcext:value-type="string">
            <text:p>n/a</text:p>
          </table:table-cell>
          <table:table-cell table:style-name="ce127" office:value-type="float" office:value="0.121944" calcext:value-type="float">
            <text:p>0.121944</text:p>
          </table:table-cell>
          <table:table-cell table:style-name="ce67" office:value-type="float" office:value="0.672593" calcext:value-type="float">
            <text:p>0.672593</text:p>
          </table:table-cell>
          <table:table-cell table:style-name="ce127" office:value-type="float" office:value="0.185042" calcext:value-type="float">
            <text:p>0.185042</text:p>
          </table:table-cell>
          <table:table-cell table:style-name="ce127" office:value-type="string" calcext:value-type="string">
            <text:p>n/a</text:p>
          </table:table-cell>
          <table:table-cell table:style-name="ce127" office:value-type="float" office:value="0.117495" calcext:value-type="float">
            <text:p>0.117495</text:p>
          </table:table-cell>
          <table:table-cell table:style-name="ce127" office:value-type="float" office:value="0.118331" calcext:value-type="float">
            <text:p>0.118331</text:p>
          </table:table-cell>
          <table:table-cell table:style-name="ce127" office:value-type="float" office:value="0.112233" calcext:value-type="float">
            <text:p>0.112233</text:p>
          </table:table-cell>
          <table:table-cell table:style-name="ce127" office:value-type="string" calcext:value-type="string">
            <text:p>n/a</text:p>
          </table:table-cell>
          <table:table-cell table:style-name="ce127" office:value-type="float" office:value="0.097492" calcext:value-type="float">
            <text:p>0.097492</text:p>
          </table:table-cell>
          <table:table-cell table:style-name="ce127" office:value-type="float" office:value="0.111646" calcext:value-type="float">
            <text:p>0.111646</text:p>
          </table:table-cell>
          <table:table-cell table:number-columns-repeated="2" table:style-name="ce127" office:value-type="string" calcext:value-type="string">
            <text:p>n/a</text:p>
          </table:table-cell>
          <table:table-cell table:style-name="ce127" office:value-type="float" office:value="0.104187" calcext:value-type="float">
            <text:p>0.104187</text:p>
          </table:table-cell>
          <table:table-cell table:style-name="ce127" office:value-type="float" office:value="0.105484" calcext:value-type="float">
            <text:p>0.105484</text:p>
          </table:table-cell>
          <table:table-cell table:style-name="ce127" office:value-type="float" office:value="0.087606" calcext:value-type="float">
            <text:p>0.087606</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5">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6"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8" calcext:value-type="float">
            <text:p>8</text:p>
          </table:table-cell>
          <table:table-cell table:number-columns-repeated="6" table:style-name="ce49"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number-columns-repeated="2"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3" table:style-name="ce35" office:value-type="float" office:value="0" calcext:value-type="float">
            <text:p>0</text:p>
          </table:table-cell>
          <table:table-cell table:style-name="ce49" office:value-type="float" office:value="9" calcext:value-type="float">
            <text:p>9</text:p>
          </table:table-cell>
          <table:table-cell table:style-name="ce49" office:value-type="float" office:value="0" calcext:value-type="float">
            <text:p>0</text:p>
          </table:table-cell>
          <table:table-cell table:number-columns-repeated="17" table:style-name="ce35" office:value-type="float" office:value="0" calcext:value-type="float">
            <text:p>0</text:p>
          </table:table-cell>
          <table:table-cell table:style-name="ce35" office:value-type="float" office:value="3" calcext:value-type="float">
            <text:p>3</text:p>
          </table:table-cell>
          <table:table-cell table:number-columns-repeated="7" table:style-name="ce35" office:value-type="float" office:value="0" calcext:value-type="float">
            <text:p>0</text:p>
          </table:table-cell>
          <table:table-cell table:style-name="ce35" office:value-type="float" office:value="6" calcext:value-type="float">
            <text:p>6</text:p>
          </table:table-cell>
          <table:table-cell table:number-columns-repeated="9" table:style-name="ce35" office:value-type="float" office:value="0" calcext:value-type="float">
            <text:p>0</text:p>
          </table:table-cell>
          <table:table-cell table:style-name="ce35" office:value-type="float" office:value="5" calcext:value-type="float">
            <text:p>5</text:p>
          </table:table-cell>
          <table:table-cell table:number-columns-repeated="12" table:style-name="ce35" office:value-type="float" office:value="0" calcext:value-type="float">
            <text:p>0</text:p>
          </table:table-cell>
          <table:table-cell table:style-name="ce35" office:value-type="float" office:value="7" calcext:value-type="float">
            <text:p>7</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9">
          <table:table-cell office:value-type="string" calcext:value-type="string">
            <text:p>Cover page</text:p>
          </table:table-cell>
          <table:table-cell table:style-name="ce18"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 calcext:value-type="float">
            <office:annotation draw:style-name="gr3" draw:text-style-name="P4" svg:width="28.98mm" svg:height="13.97mm" svg:x="173.19mm" svg:y="601.74mm" draw:caption-point-x="-5.92mm" draw:caption-point-y="15.52mm">
              <dc:date>2021-04-21T00:00:00</dc:date>
              <text:p text:style-name="P3"><text:span text:style-name="T2">Missing date and </text:span><text:span text:style-name="T2">coure code</text:span></text:p>
              <text:p text:style-name="P3"><text:span text:style-name="T2"/></text:p>
            </office:annotation>
            <text:p>0</text:p>
          </table:table-cell>
          <table:table-cell table:number-columns-repeated="6"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only </text:span><text:span text:style-name="T2">course code</text:span></text:p>
            </office:annotation>
            <text:p>0.5</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date</text:span></text:p>
              <text:p text:style-name="P3"><text:span text:style-name="T2"/></text:p>
            </office:annotation>
            <text:p>0.5</text:p>
          </table:table-cell>
          <table:table-cell table:number-columns-repeated="3"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course </text:span><text:span text:style-name="T2">code</text:span></text:p>
            </office:annotation>
            <text:p>0.5</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Tile could be </text:span><text:span text:style-name="T2">better</text:span></text:p>
            </office:annotation>
            <text:p>0.5</text:p>
          </table:table-cell>
          <table:table-cell table:style-name="ce40" office:value-type="float" office:value="0.5" calcext:value-type="float">
            <office:annotation draw:style-name="gr25" draw:text-style-name="P4" svg:width="29.01mm" svg:height="6.13mm" svg:x="173.19mm" svg:y="601.74mm" draw:caption-point-x="-5.92mm" draw:caption-point-y="15.52mm">
              <dc:date>2021-04-21T00:00:00</dc:date>
              <text:p text:style-name="P3"><text:span text:style-name="T2">Missing date</text:span></text:p>
            </office:annotation>
            <text:p>0.5</text:p>
          </table:table-cell>
          <table:table-cell table:number-columns-repeated="12"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course </text:span><text:span text:style-name="T2">code</text:span></text:p>
            </office:annotation>
            <text:p>0.5</text:p>
          </table:table-cell>
          <table:table-cell table:number-columns-repeated="2"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173.19mm" svg:y="601.74mm" draw:caption-point-x="-5.92mm" draw:caption-point-y="15.52mm">
              <dc:date>2021-04-21T00:00:00</dc:date>
              <text:p text:style-name="P3"><text:span text:style-name="T2">Missing date</text:span></text:p>
            </office:annotation>
            <text:p>0.5</text:p>
          </table:table-cell>
          <table:table-cell table:style-name="ce40" office:value-type="float" office:value="1" calcext:value-type="float">
            <text:p>1</text:p>
          </table:table-cell>
          <table:table-cell table:style-name="ce40" office:value-type="float" office:value="0.5" calcext:value-type="float">
            <office:annotation draw:style-name="gr25" draw:text-style-name="P4" svg:width="29.01mm" svg:height="6.13mm" svg:x="173.19mm" svg:y="601.74mm" draw:caption-point-x="-5.92mm" draw:caption-point-y="15.52mm">
              <dc:date>2021-04-21T00:00:00</dc:date>
              <text:p text:style-name="P3"><text:span text:style-name="T2">Missing date</text:span></text:p>
            </office:annotation>
            <text:p>0.5</text:p>
          </table:table-cell>
          <table:table-cell table:number-columns-repeated="2"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course </text:span><text:span text:style-name="T2">code</text:span></text:p>
            </office:annotation>
            <text:p>0.5</text:p>
          </table:table-cell>
          <table:table-cell table:style-name="ce40" office:value-type="float" office:value="0.5" calcext:value-type="float">
            <office:annotation draw:style-name="gr25" draw:text-style-name="P4" svg:width="29.02mm" svg:height="6.13mm" svg:x="173.19mm" svg:y="601.74mm" draw:caption-point-x="-5.92mm" draw:caption-point-y="15.52mm">
              <dc:date>2021-04-21T00:00:00</dc:date>
              <text:p text:style-name="P3"><text:span text:style-name="T2">Missing date</text:span></text:p>
            </office:annotation>
            <text:p>0.5</text:p>
          </table:table-cell>
          <table:table-cell table:style-name="ce40" office:value-type="float" office:value="0" calcext:value-type="float">
            <office:annotation draw:style-name="gr3" draw:text-style-name="P4" svg:width="29.02mm" svg:height="13.97mm" svg:x="173.19mm" svg:y="601.74mm" draw:caption-point-x="-5.92mm" draw:caption-point-y="15.52mm">
              <dc:date>2021-04-21T00:00:00</dc:date>
              <text:p text:style-name="P3"><text:span text:style-name="T2">Missing student </text:span><text:span text:style-name="T2">names and </text:span><text:span text:style-name="T2">student numbers</text:span></text:p>
            </office:annotation>
            <text:p>0</text:p>
          </table:table-cell>
          <table:table-cell table:number-columns-repeated="3" table:style-name="ce40" office:value-type="float" office:value="1" calcext:value-type="float">
            <text:p>1</text:p>
          </table:table-cell>
          <table:table-cell table:style-name="ce40" office:value-type="float" office:value="0.5" calcext:value-type="float">
            <office:annotation draw:style-name="gr3" draw:text-style-name="P4" svg:width="29.01mm" svg:height="13.97mm" svg:x="173.19mm" svg:y="601.74mm" draw:caption-point-x="-5.92mm" draw:caption-point-y="15.52mm">
              <dc:date>2021-04-21T00:00:00</dc:date>
              <text:p text:style-name="P3"><text:span text:style-name="T2">Title could say </text:span><text:span text:style-name="T2">Practical </text:span><text:span text:style-name="T2">assignment</text:span></text:p>
            </office:annotation>
            <text:p>0.5</text:p>
          </table:table-cell>
          <table:table-cell table:style-name="ce40" office:value-type="float" office:value="0" calcext:value-type="float">
            <office:annotation draw:style-name="gr41" draw:text-style-name="P4" svg:width="29.02mm" svg:height="9.91mm" svg:x="173.19mm" svg:y="601.71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173.19mm" svg:y="601.74mm" draw:caption-point-x="-5.92mm" draw:caption-point-y="15.52mm">
              <dc:date>2021-04-21T00:00:00</dc:date>
              <text:p text:style-name="P3"><text:span text:style-name="T2">Missing date</text:span></text:p>
            </office:annotation>
            <text:p>0.5</text:p>
          </table:table-cell>
          <table:table-cell table:style-name="ce67" office:value-type="float" office:value="1" calcext:value-type="float">
            <text:p>1</text:p>
          </table:table-cell>
          <table:table-cell table:number-columns-repeated="3" table:style-name="ce40" office:value-type="float" office:value="1" calcext:value-type="float">
            <text:p>1</text:p>
          </table:table-cell>
          <table:table-cell table:number-columns-repeated="2" table:style-name="ce49" office:value-type="float" office:value="1" calcext:value-type="float">
            <text:p>1</text:p>
          </table:table-cell>
          <table:table-cell table:number-columns-repeated="4"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279.02mm" svg:y="601.74mm" draw:caption-point-x="-5.92mm" draw:caption-point-y="15.52mm">
              <dc:date>2021-04-21T00:00:00</dc:date>
              <text:p text:style-name="P3"><text:span text:style-name="T2">Missing date</text:span></text:p>
            </office:annotation>
            <text:p>0.5</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8"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114" draw:text-style-name="P10" svg:width="28.99mm" svg:height="14.31mm" svg:x="173.37mm" svg:y="610.86mm" draw:caption-point-x="-6.1mm" draw:caption-point-y="15.1mm">
              <dc:date>2021-04-25T00:00:00</dc:date>
              <text:p text:style-name="P9"><text:span text:style-name="T8">copy/paste images </text:span><text:span text:style-name="T8">of parts of the </text:span><text:span text:style-name="T8">code</text:span></text:p>
            </office:annotation>
            <text:p>1</text:p>
          </table:table-cell>
          <table:table-cell table:number-columns-repeated="2"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1.5" calcext:value-type="float">
            <text:p>1.5</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49" office:value-type="float" office:value="1.5" calcext:value-type="float">
            <text:p>1.5</text:p>
          </table:table-cell>
          <table:table-cell table:style-name="ce49"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1.5" calcext:value-type="float">
            <text:p>1.5</text:p>
          </table:table-cell>
          <table:table-cell table:style-name="ce35" office:value-type="float" office:value="2" calcext:value-type="float">
            <text:p>2</text:p>
          </table:table-cell>
          <table:table-cell table:number-columns-repeated="2" table:style-name="ce35" office:value-type="float" office:value="0.5" calcext:value-type="float">
            <text:p>0.5</text:p>
          </table:table-cell>
          <table:table-cell table:style-name="ce35" office:value-type="float" office:value="2" calcext:value-type="float">
            <text:p>2</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number-columns-repeated="2"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0.5" calcext:value-type="float">
            <text:p>0.5</text:p>
          </table:table-cell>
          <table:table-cell table:number-columns-repeated="2" table:style-name="ce35" office:value-type="float" office:value="1" calcext:value-type="float">
            <text:p>1</text:p>
          </table:table-cell>
          <table:table-cell table:number-columns-repeated="2" table:style-name="ce35" office:value-type="float" office:value="1.5" calcext:value-type="float">
            <text:p>1.5</text:p>
          </table:table-cell>
          <table:table-cell table:style-name="ce35" office:value-type="float" office:value="0.5" calcext:value-type="float">
            <text:p>0.5</text:p>
          </table:table-cell>
          <table:table-cell table:style-name="ce35" office:value-type="float" office:value="0.5" calcext:value-type="float">
            <office:annotation draw:style-name="gr105" draw:text-style-name="P10" svg:width="28.99mm" svg:height="9.91mm" svg:x="173.37mm" svg:y="610.63mm" draw:caption-point-x="-6.1mm" draw:caption-point-y="15.33mm">
              <dc:date>2021-04-23T00:00:00</dc:date>
              <text:p text:style-name="P9"><text:span text:style-name="T5">Figures could </text:span><text:span text:style-name="T5">improve</text:span></text:p>
            </office:annotation>
            <text:p>0.5</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73.37mm" svg:y="610.86mm" draw:caption-point-x="-6.1mm" draw:caption-point-y="15.1mm">
              <dc:date>2021-04-25T00:00:00</dc:date>
              <text:p text:style-name="P9">One image is not rendered</text:p>
            </office:annotation>
            <text:p>1</text:p>
          </table:table-cell>
          <table:table-cell table:style-name="ce35" office:value-type="float" office:value="1.5" calcext:value-type="float">
            <text:p>1.5</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4"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5" calcext:value-type="float">
            <text:p>0.5</text:p>
          </table:table-cell>
          <table:table-cell table:number-columns-repeated="3" table:style-name="ce35" office:value-type="float" office:value="2" calcext:value-type="float">
            <text:p>2</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8" table:style-name="ce35" office:value-type="float" office:value="1" calcext:value-type="float">
            <text:p>1</text:p>
          </table:table-cell>
          <table:table-cell table:number-columns-repeated="6" table:style-name="ce49" office:value-type="float" office:value="1" calcext:value-type="float">
            <text:p>1</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35" office:value-type="float" office:value="1" calcext:value-type="float">
            <text:p>1</text:p>
          </table:table-cell>
          <table:table-cell table:number-columns-repeated="3" table:style-name="ce49" office:value-type="float" office:value="1" calcext:value-type="float">
            <text:p>1</text:p>
          </table:table-cell>
          <table:table-cell table:number-columns-repeated="2" table:style-name="ce35" office:value-type="float" office:value="1" calcext:value-type="float">
            <text:p>1</text:p>
          </table:table-cell>
          <table:table-cell table:number-columns-repeated="2" table:style-name="ce49" office:value-type="float" office:value="1" calcext:value-type="float">
            <text:p>1</text:p>
          </table:table-cell>
          <table:table-cell table:number-columns-repeated="32" table:style-name="ce35" office:value-type="float" office:value="1" calcext:value-type="float">
            <text:p>1</text:p>
          </table:table-cell>
          <table:table-cell table:style-name="ce56" office:value-type="float" office:value="0" calcext:value-type="float">
            <text:p>0</text:p>
          </table:table-cell>
          <table:table-cell table:number-columns-repeated="3" table:style-name="ce35"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35" office:value-type="float" office:value="1" calcext:value-type="float">
            <text:p>1</text:p>
          </table:table-cell>
          <table:table-cell table:style-name="ce67" office:value-type="float" office:value="1" calcext:value-type="float">
            <text:p>1</text:p>
          </table:table-cell>
          <table:table-cell table:number-columns-repeated="13" table:style-name="ce35" office:value-type="float" office:value="1" calcext:value-type="float">
            <text:p>1</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4" table:style-name="ce40" office:value-type="float" office:value="1" calcext:value-type="float">
            <text:p>1</text:p>
          </table:table-cell>
          <table:table-cell table:number-columns-repeated="10" table:style-name="ce49" office:value-type="float" office:value="1" calcext:value-type="float">
            <text:p>1</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number-columns-repeated="2" table:style-name="ce49" office:value-type="float" office:value="1" calcext:value-type="float">
            <text:p>1</text:p>
          </table:table-cell>
          <table:table-cell table:style-name="ce49" office:value-type="float" office:value="0" calcext:value-type="float">
            <office:annotation draw:style-name="gr30" draw:text-style-name="P4" svg:width="29.02mm" svg:height="21.76mm" svg:x="173.19mm" svg:y="619.72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8" table:style-name="ce49" office:value-type="float" office:value="1" calcext:value-type="float">
            <text:p>1</text:p>
          </table:table-cell>
          <table:table-cell table:style-name="ce40" office:value-type="float" office:value="1" calcext:value-type="float">
            <text:p>1</text:p>
          </table:table-cell>
          <table:table-cell table:number-columns-repeated="26" table:style-name="ce49" office:value-type="float" office:value="1" calcext:value-type="float">
            <text:p>1</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2" table:style-name="ce49" office:value-type="float" office:value="1" calcext:value-type="float">
            <text:p>1</text:p>
          </table:table-cell>
          <table:table-cell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9" office:value-type="float" office:value="1" calcext:value-type="float">
            <text:p>1</text:p>
          </table:table-cell>
          <table:table-cell table:style-name="ce67" office:value-type="float" office:value="1" calcext:value-type="float">
            <text:p>1</text:p>
          </table:table-cell>
          <table:table-cell table:number-columns-repeated="10" table:style-name="ce49" office:value-type="float" office:value="1" calcext:value-type="float">
            <text:p>1</text:p>
          </table:table-cell>
          <table:table-cell table:style-name="ce40" office:value-type="float" office:value="1" calcext:value-type="float">
            <text:p>1</text:p>
          </table:table-cell>
          <table:table-cell table:style-name="ce49" office:value-type="float" office:value="0.5" calcext:value-type="float">
            <office:annotation draw:style-name="gr93" draw:text-style-name="P10" svg:width="28.99mm" svg:height="17.81mm" svg:x="314.48mm" svg:y="619.94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49" office:value-type="float" office:value="1" calcext:value-type="float">
            <text:p>1</text:p>
          </table:table-cell>
          <table:table-cell table:number-columns-repeated="940"/>
        </table:table-row>
        <table:table-row table:style-name="ro20">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14" table:style-name="ce35" office:value-type="float" office:value="1" calcext:value-type="float">
            <text:p>1</text:p>
          </table:table-cell>
          <table:table-cell table:style-name="ce56" office:value-type="float" office:value="0" calcext:value-type="float">
            <text:p>0</text:p>
          </table:table-cell>
          <table:table-cell table:style-name="ce35" office:value-type="float" office:value="1" calcext:value-type="float">
            <text:p>1</text:p>
          </table:table-cell>
          <table:table-cell table:style-name="ce56" office:value-type="float" office:value="0" calcext:value-type="float">
            <text:p>0</text:p>
          </table:table-cell>
          <table:table-cell table:number-columns-repeated="40" table:style-name="ce35" office:value-type="float" office:value="1" calcext:value-type="float">
            <text:p>1</text:p>
          </table:table-cell>
          <table:table-cell table:style-name="ce56" office:value-type="float" office:value="0" calcext:value-type="float">
            <text:p>0</text:p>
          </table:table-cell>
          <table:table-cell table:number-columns-repeated="3" table:style-name="ce35"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35" office:value-type="float" office:value="1" calcext:value-type="float">
            <text:p>1</text:p>
          </table:table-cell>
          <table:table-cell table:style-name="ce67" office:value-type="float" office:value="1" calcext:value-type="float">
            <text:p>1</text:p>
          </table:table-cell>
          <table:table-cell table:number-columns-repeated="13" table:style-name="ce35" office:value-type="float" office:value="1" calcext:value-type="float">
            <text:p>1</text:p>
          </table:table-cell>
          <table:table-cell table:number-columns-repeated="940"/>
        </table:table-row>
        <table:table-row table:style-name="ro14">
          <table:table-cell office:value-type="string" calcext:value-type="string">
            <text:p>Grammar</text:p>
          </table:table-cell>
          <table:table-cell table:style-name="ce18" office:value-type="string" calcext:value-type="string">
            <text:p><text:span text:style-name="T22">The text is free from grammatical mistakes</text:span></text:p>
            <text:p><text:span text:style-name="T23">Partial marks</text:span><text:span text:style-name="T24">: 0.2 marks deducted for every error, up to 5 errors</text:span></text:p>
          </table:table-cell>
          <table:table-cell table:style-name="ce18"/>
          <table:table-cell table:style-name="ce25" office:value-type="float" office:value="1" calcext:value-type="float">
            <text:p>1</text:p>
          </table:table-cell>
          <table:table-cell table:style-name="ce35" office:value-type="float" office:value="0.2" calcext:value-type="float">
            <text:p>0.2</text:p>
          </table:table-cell>
          <table:table-cell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style-name="ce35" office:value-type="float" office:value="0" calcext:value-type="float">
            <office:annotation draw:style-name="gr94" draw:text-style-name="P10" svg:width="28.99mm" svg:height="5.96mm" svg:x="173.37mm" svg:y="632.89mm" draw:caption-point-x="-6.1mm" draw:caption-point-y="15.1mm">
              <dc:date>2021-04-25T00:00:00</dc:date>
              <text:p text:style-name="P9">5 mistakes</text:p>
            </office:annotation>
            <text:p>0</text:p>
          </table:table-cell>
          <table:table-cell table:style-name="ce35" office:value-type="float" office:value="0.4" calcext:value-type="float">
            <text:p>0.4</text:p>
          </table:table-cell>
          <table:table-cell table:number-columns-repeated="2" table:style-name="ce35" office:value-type="float" office:value="0.8" calcext:value-type="float">
            <text:p>0.8</text:p>
          </table:table-cell>
          <table:table-cell table:style-name="ce35" office:value-type="float" office:value="0.6" calcext:value-type="float">
            <text:p>0.6</text:p>
          </table:table-cell>
          <table:table-cell table:number-columns-repeated="2" table:style-name="ce35" office:value-type="float" office:value="1" calcext:value-type="float">
            <text:p>1</text:p>
          </table:table-cell>
          <table:table-cell table:style-name="ce35" office:value-type="float" office:value="0.6" calcext:value-type="float">
            <text:p>0.6</text:p>
          </table:table-cell>
          <table:table-cell table:style-name="ce56" office:value-type="float" office:value="0" calcext:value-type="float">
            <text:p>0</text:p>
          </table:table-cell>
          <table:table-cell table:style-name="ce35" office:value-type="float" office:value="0.6" calcext:value-type="float">
            <text:p>0.6</text:p>
          </table:table-cell>
          <table:table-cell table:style-name="ce56" office:value-type="float" office:value="0" calcext:value-type="float">
            <text:p>0</text:p>
          </table:table-cell>
          <table:table-cell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4" calcext:value-type="float">
            <text:p>0.4</text:p>
          </table:table-cell>
          <table:table-cell table:style-name="ce35" office:value-type="float" office:value="1" calcext:value-type="float">
            <text:p>1</text:p>
          </table:table-cell>
          <table:table-cell table:style-name="ce35" office:value-type="float" office:value="0.6" calcext:value-type="float">
            <text:p>0.6</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number-columns-repeated="2"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4" calcext:value-type="float">
            <text:p>0.4</text:p>
          </table:table-cell>
          <table:table-cell table:style-name="ce35" office:value-type="float" office:value="0.8" calcext:value-type="float">
            <office:annotation draw:style-name="gr91" draw:text-style-name="P4" svg:width="29.02mm" svg:height="6.14mm" svg:x="173.19mm" svg:y="632.47mm" draw:caption-point-x="-5.92mm" draw:caption-point-y="15.52mm">
              <dc:date>2021-04-21T00:00:00</dc:date>
              <text:p text:style-name="P3"><text:span text:style-name="T2">“</text:span><text:span text:style-name="T2">is may be”</text:span></text:p>
            </office:annotation>
            <text:p>0.8</text:p>
          </table:table-cell>
          <table:table-cell table:number-columns-repeated="2"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6" calcext:value-type="float">
            <text:p>0.6</text:p>
          </table:table-cell>
          <table:table-cell table:style-name="ce35" office:value-type="float" office:value="1" calcext:value-type="float">
            <text:p>1</text:p>
          </table:table-cell>
          <table:table-cell table:style-name="ce35" office:value-type="float" office:value="0.4" calcext:value-type="float">
            <text:p>0.4</text:p>
          </table:table-cell>
          <table:table-cell table:style-name="ce35" office:value-type="float" office:value="0.2" calcext:value-type="float">
            <text:p>0.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73.37mm" svg:y="632.89mm" draw:caption-point-x="-6.1mm" draw:caption-point-y="15.1mm">
              <dc:date>2021-04-25T00:00:00</dc:date>
              <text:p text:style-name="P9">5 mistakes</text:p>
            </office:annotation>
            <text:p>0</text:p>
          </table:table-cell>
          <table:table-cell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6" calcext:value-type="float">
            <text:p>0.6</text:p>
          </table:table-cell>
          <table:table-cell table:style-name="ce35" office:value-type="float" office:value="0" calcext:value-type="float">
            <office:annotation draw:style-name="gr94" draw:text-style-name="P10" svg:width="28.99mm" svg:height="5.96mm" svg:x="173.37mm" svg:y="632.89mm" draw:caption-point-x="-6.1mm" draw:caption-point-y="15.1mm">
              <dc:date>2021-04-25T00:00:00</dc:date>
              <text:p text:style-name="P9">5 mistakes</text:p>
            </office:annotation>
            <text:p>0</text:p>
          </table:table-cell>
          <table:table-cell table:style-name="ce35" office:value-type="float" office:value="0.8" calcext:value-type="float">
            <text:p>0.8</text:p>
          </table:table-cell>
          <table:table-cell table:style-name="ce56" office:value-type="float" office:value="0" calcext:value-type="float">
            <text:p>0</text:p>
          </table:table-cell>
          <table:table-cell table:style-name="ce35" office:value-type="float" office:value="0.8" calcext:value-type="float">
            <office:annotation draw:style-name="gr91" draw:text-style-name="P4" svg:width="29.02mm" svg:height="6.14mm" svg:x="173.19mm" svg:y="632.47mm" draw:caption-point-x="-5.92mm" draw:caption-point-y="15.52mm">
              <dc:date>2021-04-21T00:00:00</dc:date>
              <text:p text:style-name="P3"><text:span text:style-name="T2">At “is” peak</text:span></text:p>
            </office:annotation>
            <text:p>0.8</text:p>
          </table:table-cell>
          <table:table-cell table:style-name="ce35" office:value-type="float" office:value="0.8" calcext:value-type="float">
            <text:p>0.8</text:p>
          </table:table-cell>
          <table:table-cell table:style-name="ce35" office:value-type="float" office:value="0.2" calcext:value-type="float">
            <text:p>0.2</text:p>
          </table:table-cell>
          <table:table-cell table:number-columns-repeated="3" table:style-name="ce56" office:value-type="float" office:value="0" calcext:value-type="float">
            <text:p>0</text:p>
          </table:table-cell>
          <table:table-cell table:number-columns-repeated="2" table:style-name="ce35" office:value-type="float" office:value="0.4" calcext:value-type="float">
            <text:p>0.4</text:p>
          </table:table-cell>
          <table:table-cell table:style-name="ce67" office:value-type="float" office:value="0.8" calcext:value-type="float">
            <text:p>0.8</text:p>
          </table:table-cell>
          <table:table-cell table:style-name="ce35" office:value-type="float" office:value="0.4" calcext:value-type="float">
            <text:p>0.4</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4" calcext:value-type="float">
            <text:p>0.4</text:p>
          </table:table-cell>
          <table:table-cell table:number-columns-repeated="3"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4" calcext:value-type="float">
            <text:p>0.4</text:p>
          </table:table-cell>
          <table:table-cell table:style-name="ce35" office:value-type="float" office:value="1" calcext:value-type="float">
            <text:p>1</text:p>
          </table:table-cell>
          <table:table-cell table:style-name="ce35" office:value-type="float" office:value="0.4" calcext:value-type="float">
            <text:p>0.4</text:p>
          </table:table-cell>
          <table:table-cell table:number-columns-repeated="940"/>
        </table:table-row>
        <table:table-row table:style-name="ro5">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1.5" calcext:value-type="float">
            <office:annotation draw:style-name="gr94" draw:text-style-name="P10" svg:width="28.99mm" svg:height="5.96mm" svg:x="173.37mm" svg:y="641.3mm" draw:caption-point-x="-6.1mm" draw:caption-point-y="15.1mm">
              <dc:date>2021-04-25T00:00:00</dc:date>
              <text:p text:style-name="P9">Low quality pics</text:p>
            </office:annotation>
            <text:p>1.5</text:p>
          </table:table-cell>
          <table:table-cell table:style-name="ce35" office:value-type="float" office:value="1.5" calcext:value-type="float">
            <office:annotation draw:style-name="gr95" draw:text-style-name="P10" svg:width="28.99mm" svg:height="13.86mm" svg:x="173.37mm" svg:y="641.3mm" draw:caption-point-x="-6.1mm" draw:caption-point-y="15.1mm">
              <dc:date>2021-04-25T00:00:00</dc:date>
              <text:p text:style-name="P9">Position of images could improve</text:p>
            </office:annotation>
            <text:p>1.5</text:p>
          </table:table-cell>
          <table:table-cell table:style-name="ce35" office:value-type="float" office:value="1" calcext:value-type="float">
            <office:annotation draw:style-name="gr105" draw:text-style-name="P10" svg:width="28.99mm" svg:height="9.91mm" svg:x="173.37mm" svg:y="641.3mm" draw:caption-point-x="-6.1mm" draw:caption-point-y="15.1mm">
              <dc:date>2021-04-25T00:00:00</dc:date>
              <text:p text:style-name="P9">Low quality drawings</text:p>
            </office:annotation>
            <text:p>1</text:p>
          </table:table-cell>
          <table:table-cell table:style-name="ce35" office:value-type="float" office:value="1.5" calcext:value-type="float">
            <office:annotation draw:style-name="gr93" draw:text-style-name="P10" svg:width="28.99mm" svg:height="17.81mm" svg:x="173.37mm" svg:y="641.3mm" draw:caption-point-x="-6.1mm" draw:caption-point-y="15.1mm">
              <dc:date>2021-04-25T00:00:00</dc:date>
              <text:p text:style-name="P9">More images could have been added in question 2</text:p>
            </office:annotation>
            <text:p>1.5</text:p>
          </table:table-cell>
          <table:table-cell table:number-columns-repeated="5"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0.5" calcext:value-type="float">
            <office:annotation draw:style-name="gr96" draw:text-style-name="P10" svg:width="28.99mm" svg:height="21.76mm" svg:x="173.37mm" svg:y="641.3mm" draw:caption-point-x="-6.1mm" draw:caption-point-y="15.1mm">
              <dc:date>2021-04-25T00:00:00</dc:date>
              <text:p text:style-name="P9">Not a single picture for last task and some images are bar positioned</text:p>
            </office:annotation>
            <text:p>0.5</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173.19mm" svg:y="640.98mm" draw:caption-point-x="-5.92mm" draw:caption-point-y="15.42mm">
              <dc:date>2021-04-21T00:00:00</dc:date>
              <text:p text:style-name="P3"><text:span text:style-name="T2">Wrong references </text:span><text:span text:style-name="T2">to figures</text:span></text:p>
            </office:annotation>
            <text:p>0.5</text:p>
          </table:table-cell>
          <table:table-cell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73.37mm" svg:y="641.3mm" draw:caption-point-x="-6.1mm" draw:caption-point-y="15.1mm">
              <dc:date>2021-04-25T00:00:00</dc:date>
              <text:p text:style-name="P9">No images for question 1</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4" draw:text-style-name="P10" svg:width="28.99mm" svg:height="5.96mm" svg:x="173.37mm" svg:y="641.3mm" draw:caption-point-x="-6.1mm" draw:caption-point-y="15.1mm">
              <dc:date>2021-04-25T00:00:00</dc:date>
              <text:p text:style-name="P9">Wrong captio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7" table:style-name="ce35" office:value-type="float" office:value="2" calcext:value-type="float">
            <text:p>2</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35" office:value-type="float" office:value="2" calcext:value-type="float">
            <text:p>2</text:p>
          </table:table-cell>
          <table:table-cell table:number-columns-repeated="3" table:style-name="ce35" office:value-type="float" office:value="1.5" calcext:value-type="float">
            <text:p>1.5</text:p>
          </table:table-cell>
          <table:table-cell table:style-name="ce35" office:value-type="float" office:value="1" calcext:value-type="float">
            <text:p>1</text:p>
          </table:table-cell>
          <table:table-cell table:number-columns-repeated="7" table:style-name="ce35" office:value-type="float" office:value="2" calcext:value-type="float">
            <text:p>2</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73.19mm" svg:y="640.97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0.5" calcext:value-type="float">
            <text:p>0.5</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60" office:value-type="float" office:value="2" calcext:value-type="float">
            <office:annotation draw:style-name="gr41" draw:text-style-name="P4" svg:width="29.07mm" svg:height="9.91mm" svg:x="314.3mm" svg:y="640.97mm" draw:caption-point-x="-5.92mm" draw:caption-point-y="15.43mm">
              <dc:date>2021-04-21T00:00:00</dc:date>
              <text:p text:style-name="P3"><text:span text:style-name="T2">Awesome </text:span><text:span text:style-name="T2">graphs!</text:span></text:p>
            </office:annotation>
            <text:p>2</text:p>
          </table:table-cell>
          <table:table-cell table:style-name="ce35" office:value-type="float" office:value="2" calcext:value-type="float">
            <text:p>2</text:p>
          </table:table-cell>
          <table:table-cell table:number-columns-repeated="940"/>
        </table:table-row>
        <table:table-row table:style-name="ro21">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4" table:style-name="ce35" office:value-type="float" office:value="1" calcext:value-type="float">
            <text:p>1</text:p>
          </table:table-cell>
          <table:table-cell table:style-name="ce35" office:value-type="float" office:value="0.5" calcext:value-type="float">
            <office:annotation draw:style-name="gr95" draw:text-style-name="P10" svg:width="28.99mm" svg:height="13.86mm" svg:x="173.37mm" svg:y="649.77mm" draw:caption-point-x="-6.1mm" draw:caption-point-y="15.1mm">
              <dc:date>2021-04-25T00:00:00</dc:date>
              <text:p text:style-name="P9">More references could have been added</text:p>
            </office:annotation>
            <text:p>0.5</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73.37mm" svg:y="649.77mm" draw:caption-point-x="-6.1mm" draw:caption-point-y="15.1mm">
              <dc:date>2021-04-25T00:00:00</dc:date>
              <text:p text:style-name="P9">No references</text:p>
            </office:annotation>
            <text:p>0</text:p>
          </table:table-cell>
          <table:table-cell table:style-name="ce35" office:value-type="float" office:value="0" calcext:value-type="float">
            <office:annotation draw:style-name="gr94" draw:text-style-name="P10" svg:width="28.99mm" svg:height="5.96mm" svg:x="173.37mm" svg:y="649.77mm" draw:caption-point-x="-6.1mm" draw:caption-point-y="15.1mm">
              <dc:date>2021-04-25T00:00:00</dc:date>
              <text:p text:style-name="P9">No references</text:p>
            </office:annotation>
            <text:p>0</text:p>
          </table:table-cell>
          <table:table-cell table:number-columns-repeated="2" table:style-name="ce35" office:value-type="float" office:value="1" calcext:value-type="float">
            <text:p>1</text:p>
          </table:table-cell>
          <table:table-cell table:style-name="ce35" office:value-type="float" office:value="0.5" calcext:value-type="float">
            <text:p>0.5</text:p>
          </table:table-cell>
          <table:table-cell table:number-columns-repeated="2" table:style-name="ce35" office:value-type="float" office:value="0" calcext:value-type="float">
            <text:p>0</text:p>
          </table:table-cell>
          <table:table-cell table:style-name="ce35" office:value-type="float" office:value="0.5" calcext:value-type="float">
            <text:p>0.5</text:p>
          </table:table-cell>
          <table:table-cell table:style-name="ce56" office:value-type="float" office:value="0" calcext:value-type="float">
            <text:p>0</text:p>
          </table:table-cell>
          <table:table-cell table:style-name="ce35" office:value-type="float" office:value="0.5" calcext:value-type="float">
            <text:p>0.5</text:p>
          </table:table-cell>
          <table:table-cell table:style-name="ce56"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number-columns-repeated="5"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0.5" calcext:value-type="float">
            <text:p>0.5</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number-columns-repeated="3" table:style-name="ce35" office:value-type="float" office:value="1" calcext:value-type="float">
            <text:p>1</text:p>
          </table:table-cell>
          <table:table-cell table:style-name="ce35" office:value-type="float" office:value="0" calcext:value-type="float">
            <text:p>0</text:p>
          </table:table-cell>
          <table:table-cell table:style-name="ce56" office:value-type="float" office:value="0" calcext:value-type="float">
            <text:p>0</text:p>
          </table:table-cell>
          <table:table-cell table:number-columns-repeated="3" table:style-name="ce35" office:value-type="float" office:value="1" calcext:value-type="float">
            <text:p>1</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67"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9.2" calcext:value-type="float">
            <text:p>9.2</text:p>
          </table:table-cell>
          <table:table-cell table:style-name="ce37" table:formula="of:=SUM([.F80:.F87])" office:value-type="float" office:value="8.4" calcext:value-type="float">
            <text:p>8.4</text:p>
          </table:table-cell>
          <table:table-cell table:style-name="ce37" table:formula="of:=SUM([.G80:.G87])" office:value-type="float" office:value="9.8" calcext:value-type="float">
            <text:p>9.8</text:p>
          </table:table-cell>
          <table:table-cell table:style-name="ce37" table:formula="of:=SUM([.H80:.H87])" office:value-type="float" office:value="10" calcext:value-type="float">
            <text:p>10</text:p>
          </table:table-cell>
          <table:table-cell table:style-name="ce37" table:formula="of:=SUM([.I80:.I87])" office:value-type="float" office:value="9.3" calcext:value-type="float">
            <text:p>9.3</text:p>
          </table:table-cell>
          <table:table-cell table:style-name="ce37" table:formula="of:=SUM([.J80:.J87])" office:value-type="float" office:value="8.3" calcext:value-type="float">
            <text:p>8.3</text:p>
          </table:table-cell>
          <table:table-cell table:style-name="ce37" table:formula="of:=SUM([.K80:.K87])" office:value-type="float" office:value="7.5" calcext:value-type="float">
            <text:p>7.5</text:p>
          </table:table-cell>
          <table:table-cell table:style-name="ce37" table:formula="of:=SUM([.L80:.L87])" office:value-type="float" office:value="7.4" calcext:value-type="float">
            <text:p>7.4</text:p>
          </table:table-cell>
          <table:table-cell table:style-name="ce37" table:formula="of:=SUM([.M80:.M87])" office:value-type="float" office:value="8.8" calcext:value-type="float">
            <text:p>8.8</text:p>
          </table:table-cell>
          <table:table-cell table:style-name="ce37" table:formula="of:=SUM([.N80:.N87])" office:value-type="float" office:value="9.8" calcext:value-type="float">
            <text:p>9.8</text:p>
          </table:table-cell>
          <table:table-cell table:style-name="ce37" table:formula="of:=SUM([.O80:.O87])" office:value-type="float" office:value="9.1" calcext:value-type="float">
            <text:p>9.1</text:p>
          </table:table-cell>
          <table:table-cell table:style-name="ce37" table:formula="of:=SUM([.P80:.P87])" office:value-type="float" office:value="9" calcext:value-type="float">
            <text:p>9</text:p>
          </table:table-cell>
          <table:table-cell table:style-name="ce37" table:formula="of:=SUM([.Q80:.Q87])" office:value-type="float" office:value="9" calcext:value-type="float">
            <text:p>9</text:p>
          </table:table-cell>
          <table:table-cell table:style-name="ce37" table:formula="of:=SUM([.R80:.R87])" office:value-type="float" office:value="9.1" calcext:value-type="float">
            <text:p>9.1</text:p>
          </table:table-cell>
          <table:table-cell table:style-name="ce37" table:formula="of:=SUM([.S80:.S87])" office:value-type="float" office:value="0" calcext:value-type="float">
            <text:p>0</text:p>
          </table:table-cell>
          <table:table-cell table:style-name="ce37" table:formula="of:=SUM([.T80:.T87])" office:value-type="float" office:value="6.6" calcext:value-type="float">
            <text:p>6.6</text:p>
          </table:table-cell>
          <table:table-cell table:style-name="ce37" table:formula="of:=SUM([.U80:.U87])" office:value-type="float" office:value="0" calcext:value-type="float">
            <text:p>0</text:p>
          </table:table-cell>
          <table:table-cell table:style-name="ce37" table:formula="of:=SUM([.V80:.V87])" office:value-type="float" office:value="7.4" calcext:value-type="float">
            <text:p>7.4</text:p>
          </table:table-cell>
          <table:table-cell table:style-name="ce37" table:formula="of:=SUM([.W80:.W87])" office:value-type="float" office:value="7.3" calcext:value-type="float">
            <text:p>7.3</text:p>
          </table:table-cell>
          <table:table-cell table:style-name="ce37" table:formula="of:=SUM([.X80:.X87])" office:value-type="float" office:value="8.5" calcext:value-type="float">
            <text:p>8.5</text:p>
          </table:table-cell>
          <table:table-cell table:style-name="ce37" table:formula="of:=SUM([.Y80:.Y87])" office:value-type="float" office:value="8.3" calcext:value-type="float">
            <text:p>8.3</text:p>
          </table:table-cell>
          <table:table-cell table:style-name="ce37" table:formula="of:=SUM([.Z80:.Z87])" office:value-type="float" office:value="7.3" calcext:value-type="float">
            <text:p>7.3</text:p>
          </table:table-cell>
          <table:table-cell table:style-name="ce37" table:formula="of:=SUM([.AA80:.AA87])" office:value-type="float" office:value="7.5" calcext:value-type="float">
            <text:p>7.5</text:p>
          </table:table-cell>
          <table:table-cell table:style-name="ce37" table:formula="of:=SUM([.AB80:.AB87])" office:value-type="float" office:value="8" calcext:value-type="float">
            <text:p>8</text:p>
          </table:table-cell>
          <table:table-cell table:style-name="ce37" table:formula="of:=SUM([.AC80:.AC87])" office:value-type="float" office:value="8.4" calcext:value-type="float">
            <text:p>8.4</text:p>
          </table:table-cell>
          <table:table-cell table:style-name="ce37" table:formula="of:=SUM([.AD80:.AD87])" office:value-type="float" office:value="7" calcext:value-type="float">
            <text:p>7</text:p>
          </table:table-cell>
          <table:table-cell table:style-name="ce37" table:formula="of:=SUM([.AE80:.AE87])" office:value-type="float" office:value="9.1" calcext:value-type="float">
            <text:p>9.1</text:p>
          </table:table-cell>
          <table:table-cell table:style-name="ce37" table:formula="of:=SUM([.AF80:.AF87])" office:value-type="float" office:value="7.5" calcext:value-type="float">
            <text:p>7.5</text:p>
          </table:table-cell>
          <table:table-cell table:style-name="ce37" table:formula="of:=SUM([.AG80:.AG87])" office:value-type="float" office:value="9.8" calcext:value-type="float">
            <text:p>9.8</text:p>
          </table:table-cell>
          <table:table-cell table:style-name="ce37" table:formula="of:=SUM([.AH80:.AH87])" office:value-type="float" office:value="7.3" calcext:value-type="float">
            <text:p>7.3</text:p>
          </table:table-cell>
          <table:table-cell table:style-name="ce37" table:formula="of:=SUM([.AI80:.AI87])" office:value-type="float" office:value="7.4" calcext:value-type="float">
            <text:p>7.4</text:p>
          </table:table-cell>
          <table:table-cell table:style-name="ce37" table:formula="of:=SUM([.AJ80:.AJ87])" office:value-type="float" office:value="9.4" calcext:value-type="float">
            <text:p>9.4</text:p>
          </table:table-cell>
          <table:table-cell table:style-name="ce37" table:formula="of:=SUM([.AK80:.AK87])" office:value-type="float" office:value="7.3" calcext:value-type="float">
            <text:p>7.3</text:p>
          </table:table-cell>
          <table:table-cell table:style-name="ce37" table:formula="of:=SUM([.AL80:.AL87])" office:value-type="float" office:value="8" calcext:value-type="float">
            <text:p>8</text:p>
          </table:table-cell>
          <table:table-cell table:style-name="ce37" table:formula="of:=SUM([.AM80:.AM87])" office:value-type="float" office:value="8.8" calcext:value-type="float">
            <text:p>8.8</text:p>
          </table:table-cell>
          <table:table-cell table:style-name="ce37" table:formula="of:=SUM([.AN80:.AN87])" office:value-type="float" office:value="7.5" calcext:value-type="float">
            <text:p>7.5</text:p>
          </table:table-cell>
          <table:table-cell table:style-name="ce37" table:formula="of:=SUM([.AO80:.AO87])" office:value-type="float" office:value="9.5" calcext:value-type="float">
            <text:p>9.5</text:p>
          </table:table-cell>
          <table:table-cell table:style-name="ce37" table:formula="of:=SUM([.AP80:.AP87])" office:value-type="float" office:value="8.3" calcext:value-type="float">
            <text:p>8.3</text:p>
          </table:table-cell>
          <table:table-cell table:style-name="ce37" table:formula="of:=SUM([.AQ80:.AQ87])" office:value-type="float" office:value="10" calcext:value-type="float">
            <text:p>10</text:p>
          </table:table-cell>
          <table:table-cell table:style-name="ce37" table:formula="of:=SUM([.AR80:.AR87])" office:value-type="float" office:value="8" calcext:value-type="float">
            <text:p>8</text:p>
          </table:table-cell>
          <table:table-cell table:style-name="ce37" table:formula="of:=SUM([.AS80:.AS87])" office:value-type="float" office:value="8.3" calcext:value-type="float">
            <text:p>8.3</text:p>
          </table:table-cell>
          <table:table-cell table:style-name="ce37" table:formula="of:=SUM([.AT80:.AT87])" office:value-type="float" office:value="8.9" calcext:value-type="float">
            <text:p>8.9</text:p>
          </table:table-cell>
          <table:table-cell table:style-name="ce37" table:formula="of:=SUM([.AU80:.AU87])" office:value-type="float" office:value="7.8" calcext:value-type="float">
            <text:p>7.8</text:p>
          </table:table-cell>
          <table:table-cell table:style-name="ce37" table:formula="of:=SUM([.AV80:.AV87])" office:value-type="float" office:value="9.3" calcext:value-type="float">
            <text:p>9.3</text:p>
          </table:table-cell>
          <table:table-cell table:style-name="ce37" table:formula="of:=SUM([.AW80:.AW87])" office:value-type="float" office:value="6.8" calcext:value-type="float">
            <text:p>6.8</text:p>
          </table:table-cell>
          <table:table-cell table:style-name="ce37" table:formula="of:=SUM([.AX80:.AX87])" office:value-type="float" office:value="7.5" calcext:value-type="float">
            <text:p>7.5</text:p>
          </table:table-cell>
          <table:table-cell table:style-name="ce37" table:formula="of:=SUM([.AY80:.AY87])" office:value-type="float" office:value="7.1" calcext:value-type="float">
            <text:p>7.1</text:p>
          </table:table-cell>
          <table:table-cell table:style-name="ce37" table:formula="of:=SUM([.AZ80:.AZ87])" office:value-type="float" office:value="8" calcext:value-type="float">
            <text:p>8</text:p>
          </table:table-cell>
          <table:table-cell table:style-name="ce37" table:formula="of:=SUM([.BA80:.BA87])" office:value-type="float" office:value="7.9" calcext:value-type="float">
            <text:p>7.9</text:p>
          </table:table-cell>
          <table:table-cell table:style-name="ce37" table:formula="of:=SUM([.BB80:.BB87])" office:value-type="float" office:value="6.2" calcext:value-type="float">
            <text:p>6.2</text:p>
          </table:table-cell>
          <table:table-cell table:style-name="ce37" table:formula="of:=SUM([.BC80:.BC87])" office:value-type="float" office:value="8" calcext:value-type="float">
            <text:p>8</text:p>
          </table:table-cell>
          <table:table-cell table:style-name="ce37" table:formula="of:=SUM([.BD80:.BD87])" office:value-type="float" office:value="6.5" calcext:value-type="float">
            <text:p>6.5</text:p>
          </table:table-cell>
          <table:table-cell table:style-name="ce37" table:formula="of:=SUM([.BE80:.BE87])" office:value-type="float" office:value="9" calcext:value-type="float">
            <text:p>9</text:p>
          </table:table-cell>
          <table:table-cell table:style-name="ce37" table:formula="of:=SUM([.BF80:.BF87])" office:value-type="float" office:value="9.3" calcext:value-type="float">
            <text:p>9.3</text:p>
          </table:table-cell>
          <table:table-cell table:style-name="ce37" table:formula="of:=SUM([.BG80:.BG87])" office:value-type="float" office:value="9.6" calcext:value-type="float">
            <text:p>9.6</text:p>
          </table:table-cell>
          <table:table-cell table:style-name="ce37" table:formula="of:=SUM([.BH80:.BH87])" office:value-type="float" office:value="8" calcext:value-type="float">
            <text:p>8</text:p>
          </table:table-cell>
          <table:table-cell table:style-name="ce37" table:formula="of:=SUM([.BI80:.BI87])" office:value-type="float" office:value="8.3" calcext:value-type="float">
            <text:p>8.3</text:p>
          </table:table-cell>
          <table:table-cell table:style-name="ce37" table:formula="of:=SUM([.BJ80:.BJ87])" office:value-type="float" office:value="0" calcext:value-type="float">
            <text:p>0</text:p>
          </table:table-cell>
          <table:table-cell table:style-name="ce37" table:formula="of:=SUM([.BK80:.BK87])" office:value-type="float" office:value="9.8" calcext:value-type="float">
            <text:p>9.8</text:p>
          </table:table-cell>
          <table:table-cell table:style-name="ce37" table:formula="of:=SUM([.BL80:.BL87])" office:value-type="float" office:value="9.3" calcext:value-type="float">
            <text:p>9.3</text:p>
          </table:table-cell>
          <table:table-cell table:style-name="ce37" table:formula="of:=SUM([.BM80:.BM87])" office:value-type="float" office:value="9.2" calcext:value-type="float">
            <text:p>9.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8.4" calcext:value-type="float">
            <text:p>8.4</text:p>
          </table:table-cell>
          <table:table-cell table:style-name="ce37" table:formula="of:=SUM([.BR80:.BR87])" office:value-type="float" office:value="8.9" calcext:value-type="float">
            <text:p>8.9</text:p>
          </table:table-cell>
          <table:table-cell table:style-name="ce37" table:formula="of:=SUM([.BS80:.BS87])" office:value-type="float" office:value="8.8" calcext:value-type="float">
            <text:p>8.8</text:p>
          </table:table-cell>
          <table:table-cell table:style-name="ce37" table:formula="of:=SUM([.BT80:.BT87])" office:value-type="float" office:value="8.9" calcext:value-type="float">
            <text:p>8.9</text:p>
          </table:table-cell>
          <table:table-cell table:style-name="ce37" table:formula="of:=SUM([.BU80:.BU87])" office:value-type="float" office:value="10" calcext:value-type="float">
            <text:p>10</text:p>
          </table:table-cell>
          <table:table-cell table:style-name="ce37" table:formula="of:=SUM([.BV80:.BV87])" office:value-type="float" office:value="8.5" calcext:value-type="float">
            <text:p>8.5</text:p>
          </table:table-cell>
          <table:table-cell table:style-name="ce37" table:formula="of:=SUM([.BW80:.BW87])" office:value-type="float" office:value="9.8" calcext:value-type="float">
            <text:p>9.8</text:p>
          </table:table-cell>
          <table:table-cell table:style-name="ce37" table:formula="of:=SUM([.BX80:.BX87])" office:value-type="float" office:value="8" calcext:value-type="float">
            <text:p>8</text:p>
          </table:table-cell>
          <table:table-cell table:style-name="ce37" table:formula="of:=SUM([.BY80:.BY87])" office:value-type="float" office:value="7.4" calcext:value-type="float">
            <text:p>7.4</text:p>
          </table:table-cell>
          <table:table-cell table:style-name="ce37" table:formula="of:=SUM([.BZ80:.BZ87])" office:value-type="float" office:value="7.5" calcext:value-type="float">
            <text:p>7.5</text:p>
          </table:table-cell>
          <table:table-cell table:style-name="ce37" table:formula="of:=SUM([.CA80:.CA87])" office:value-type="float" office:value="9" calcext:value-type="float">
            <text:p>9</text:p>
          </table:table-cell>
          <table:table-cell table:style-name="ce37" table:formula="of:=SUM([.CB80:.CB87])" office:value-type="float" office:value="8" calcext:value-type="float">
            <text:p>8</text:p>
          </table:table-cell>
          <table:table-cell table:style-name="ce37" table:formula="of:=SUM([.CC80:.CC87])" office:value-type="float" office:value="5.8" calcext:value-type="float">
            <text:p>5.8</text:p>
          </table:table-cell>
          <table:table-cell table:style-name="ce37" table:formula="of:=SUM([.CD80:.CD87])" office:value-type="float" office:value="9.4" calcext:value-type="float">
            <text:p>9.4</text:p>
          </table:table-cell>
          <table:table-cell table:style-name="ce37" table:formula="of:=SUM([.CE80:.CE87])" office:value-type="float" office:value="9" calcext:value-type="float">
            <text:p>9</text:p>
          </table:table-cell>
          <table:table-cell table:style-name="ce37" table:formula="of:=SUM([.CF80:.CF87])" office:value-type="float" office:value="9.4" calcext:value-type="float">
            <text:p>9.4</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186"/>
        <table:table-column table:style-name="co10" table:default-cell-style-name="ce77"/>
        <table:table-column table:style-name="co11" table:default-cell-style-name="ce78"/>
        <table:table-column table:style-name="co12" table:default-cell-style-name="ce191"/>
        <table:table-column table:style-name="co13" table:default-cell-style-name="ce207"/>
        <table:table-column table:style-name="co13" table:number-columns-repeated="2" table:default-cell-style-name="ce208"/>
        <table:table-column table:style-name="co14" table:number-columns-repeated="3" table:default-cell-style-name="ce208"/>
        <table:table-column table:style-name="co15" table:default-cell-style-name="ce207"/>
        <table:table-column table:style-name="co15" table:default-cell-style-name="ce208"/>
        <table:table-column table:style-name="co16" table:default-cell-style-name="ce207"/>
        <table:table-column table:style-name="co17" table:default-cell-style-name="ce224"/>
        <table:table-column table:style-name="co9" table:default-cell-style-name="ce208"/>
        <table:table-column table:style-name="co18" table:default-cell-style-name="ce208"/>
        <table:table-column table:style-name="co19" table:default-cell-style-name="ce186"/>
        <table:table-column table:style-name="co20" table:default-cell-style-name="ce208"/>
        <table:table-column table:style-name="co9" table:number-columns-repeated="47" table:default-cell-style-name="ce208"/>
        <table:table-column table:style-name="co8" table:number-columns-repeated="959" table:default-cell-style-name="ce30"/>
        <table:table-row table:style-name="ro22">
          <table:table-cell table:style-name="ce178" office:value-type="string" calcext:value-type="string">
            <text:p>Group Number</text:p>
          </table:table-cell>
          <table:table-cell table:style-name="ce187" office:value-type="string" calcext:value-type="string" table:number-columns-spanned="2" table:number-rows-spanned="1">
            <text:p>Name</text:p>
          </table:table-cell>
          <table:covered-table-cell table:style-name="ce187"/>
          <table:table-cell table:style-name="ce187" office:value-type="string" calcext:value-type="string">
            <text:p>Student ID</text:p>
          </table:table-cell>
          <table:table-cell table:style-name="ce193" office:value-type="string" calcext:value-type="string">
            <text:p>Q1</text:p>
          </table:table-cell>
          <table:table-cell table:style-name="ce193" office:value-type="string" calcext:value-type="string">
            <text:p>Q2</text:p>
          </table:table-cell>
          <table:table-cell table:style-name="ce193" office:value-type="string" calcext:value-type="string">
            <text:p>Q3</text:p>
          </table:table-cell>
          <table:table-cell table:style-name="ce193" office:value-type="string" calcext:value-type="string">
            <text:p>Q3 bonus</text:p>
          </table:table-cell>
          <table:table-cell table:style-name="ce193" office:value-type="string" calcext:value-type="string">
            <text:p>Q3 top10</text:p>
          </table:table-cell>
          <table:table-cell table:style-name="ce193" office:value-type="string" calcext:value-type="string">
            <text:p>Report</text:p>
          </table:table-cell>
          <table:table-cell table:style-name="ce209" office:value-type="string" calcext:value-type="string">
            <text:p>Late</text:p>
          </table:table-cell>
          <table:table-cell table:style-name="ce211" office:value-type="string" calcext:value-type="string">
            <text:p>Solo</text:p>
          </table:table-cell>
          <table:table-cell table:style-name="ce212" office:value-type="string" calcext:value-type="string">
            <text:p>Grade</text:p>
          </table:table-cell>
          <table:table-cell table:style-name="ce217" office:value-type="string" calcext:value-type="string">
            <text:p>Rounded</text:p>
          </table:table-cell>
          <table:table-cell table:style-name="ce225" office:value-type="string" calcext:value-type="string">
            <text:p>Histogram</text:p>
          </table:table-cell>
          <table:table-cell table:style-name="ce86"/>
          <table:table-cell table:style-name="ce161" office:value-type="string" calcext:value-type="string">
            <text:p>Group Number</text:p>
          </table:table-cell>
          <table:table-cell table:style-name="ce171" office:value-type="string" calcext:value-type="string">
            <text:p>Notes</text:p>
          </table:table-cell>
          <table:table-cell table:style-name="ce86" table:number-columns-repeated="47"/>
          <table:table-cell table:number-columns-repeated="959"/>
        </table:table-row>
        <table:table-row table:style-name="ro22">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style-name="ce86" table:number-columns-repeated="2"/>
          <table:table-cell table:style-name="ce73"/>
          <table:table-cell table:style-name="ce86" table:number-columns-repeated="48"/>
          <table:table-cell table:number-columns-repeated="959"/>
        </table:table-row>
        <table:table-row table:style-name="ro22">
          <table:table-cell table:style-name="ce180" table:formula="of:=[$Sheet5.A3]" office:value-type="float" office:value="1" calcext:value-type="float" table:number-columns-spanned="1" table:number-rows-spanned="2">
            <text:p>1</text:p>
          </table:table-cell>
          <table:table-cell table:style-name="ce180" table:formula="of:=[$'Student Info'.D3]" office:value-type="string" office:string-value="Brigitte" calcext:value-type="string">
            <text:p>Brigitte</text:p>
          </table:table-cell>
          <table:table-cell table:style-name="ce180" table:formula="of:=[$'Student Info'.C3]" office:value-type="string" office:string-value="de Graaf" calcext:value-type="string">
            <text:p>de Graaf</text:p>
          </table:table-cell>
          <table:table-cell table:style-name="ce180"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3:.J3])/10; [.K3];[.L3]); 10)" office:value-type="float" office:value="7.67" calcext:value-type="float">
            <text:p>7.67</text:p>
          </table:table-cell>
          <table:table-cell table:style-name="ce94" table:formula="of:=ROUND([.M3];1)" office:value-type="float" office:value="7.7" calcext:value-type="float">
            <text:p>7.7</text:p>
          </table:table-cell>
          <table:table-cell table:style-name="ce180" table:formula="of:=MROUND(TRUNC([.M3];1);0.5)" office:value-type="float" office:value="7.5" calcext:value-type="float">
            <text:p>7.5</text:p>
          </table:table-cell>
          <table:table-cell table:style-name="ce180"/>
          <table:table-cell table:style-name="ce180"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2">
          <table:covered-table-cell table:style-name="ce180"/>
          <table:table-cell table:style-name="ce180" table:formula="of:=[$'Student Info'.D4]" office:value-type="string" office:string-value="Tushar" calcext:value-type="string">
            <text:p>Tushar</text:p>
          </table:table-cell>
          <table:table-cell table:style-name="ce180" table:formula="of:=[$'Student Info'.C4]" office:value-type="string" office:string-value="Goyal" calcext:value-type="string">
            <text:p>Goyal</text:p>
          </table:table-cell>
          <table:table-cell table:style-name="ce180"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9.2" calcext:value-type="float">
            <text:p>9.2</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67" calcext:value-type="float">
            <text:p>7.67</text:p>
          </table:table-cell>
          <table:table-cell table:style-name="ce94" table:formula="of:=ROUND([.M4];1)" office:value-type="float" office:value="7.7" calcext:value-type="float">
            <text:p>7.7</text:p>
          </table:table-cell>
          <table:table-cell table:style-name="ce180" table:formula="of:=MROUND(TRUNC([.M4];1);0.5)" office:value-type="float" office:value="7.5" calcext:value-type="float">
            <text:p>7.5</text:p>
          </table:table-cell>
          <table:table-cell table:style-name="ce180"/>
          <table:covered-table-cell table:style-name="ce180"/>
          <table:table-cell table:style-name="ce97"/>
          <table:table-cell table:style-name="ce98" table:number-columns-repeated="47"/>
          <table:table-cell table:style-name="ce99" table:number-columns-repeated="959"/>
        </table:table-row>
        <table:table-row table:style-name="ro22">
          <table:table-cell table:style-name="ce180" table:formula="of:=[$Sheet5.A5]" office:value-type="float" office:value="2" calcext:value-type="float" table:number-columns-spanned="1" table:number-rows-spanned="2">
            <text:p>2</text:p>
          </table:table-cell>
          <table:table-cell table:style-name="ce180" table:formula="of:=[$'Student Info'.D5]" office:value-type="string" office:string-value="Sawa" calcext:value-type="string">
            <text:p>Sawa</text:p>
          </table:table-cell>
          <table:table-cell table:style-name="ce180" table:formula="of:=[$'Student Info'.C5]" office:value-type="string" office:string-value="Bezelev" calcext:value-type="string">
            <text:p>Bezelev</text:p>
          </table:table-cell>
          <table:table-cell table:style-name="ce180"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J5])/10; [.K5];[.L5]); 10)" office:value-type="float" office:value="8.44" calcext:value-type="float">
            <text:p>8.44</text:p>
          </table:table-cell>
          <table:table-cell table:style-name="ce94" table:formula="of:=ROUND([.M5];1)" office:value-type="float" office:value="8.4" calcext:value-type="float">
            <text:p>8.4</text:p>
          </table:table-cell>
          <table:table-cell table:style-name="ce180" table:formula="of:=MROUND(TRUNC([.M5];1);0.5)" office:value-type="float" office:value="8.5" calcext:value-type="float">
            <text:p>8.5</text:p>
          </table:table-cell>
          <table:table-cell table:style-name="ce180"/>
          <table:table-cell table:style-name="ce180"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2">
          <table:covered-table-cell table:style-name="ce180"/>
          <table:table-cell table:style-name="ce180" table:formula="of:=[$'Student Info'.D6]" office:value-type="string" office:string-value="Justin" calcext:value-type="string">
            <text:p>Justin</text:p>
          </table:table-cell>
          <table:table-cell table:style-name="ce180" table:formula="of:=[$'Student Info'.C6]" office:value-type="string" office:string-value="Vervloet" calcext:value-type="string">
            <text:p>Vervloet</text:p>
          </table:table-cell>
          <table:table-cell table:style-name="ce180"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4" calcext:value-type="float">
            <text:p>8.4</text:p>
          </table:table-cell>
          <table:table-cell table:style-name="ce180"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4" calcext:value-type="float">
            <text:p>8.44</text:p>
          </table:table-cell>
          <table:table-cell table:style-name="ce94" table:formula="of:=ROUND([.M6];1)" office:value-type="float" office:value="8.4" calcext:value-type="float">
            <text:p>8.4</text:p>
          </table:table-cell>
          <table:table-cell table:style-name="ce180" table:formula="of:=MROUND(TRUNC([.M6];1);0.5)" office:value-type="float" office:value="8.5" calcext:value-type="float">
            <text:p>8.5</text:p>
          </table:table-cell>
          <table:table-cell table:style-name="ce180"/>
          <table:covered-table-cell table:style-name="ce180"/>
          <table:table-cell table:style-name="ce97"/>
          <table:table-cell table:style-name="ce99" table:number-columns-repeated="5"/>
          <table:table-cell table:style-name="ce98" table:number-columns-repeated="42"/>
          <table:table-cell table:style-name="ce99" table:number-columns-repeated="959"/>
        </table:table-row>
        <table:table-row table:style-name="ro22">
          <table:table-cell table:style-name="ce180" table:formula="of:=[$Sheet5.A7]" office:value-type="float" office:value="3" calcext:value-type="float" table:number-columns-spanned="1" table:number-rows-spanned="2">
            <text:p>3</text:p>
          </table:table-cell>
          <table:table-cell table:style-name="ce180" table:formula="of:=[$'Student Info'.D7]" office:value-type="string" office:string-value="Julienne" calcext:value-type="string">
            <text:p>Julienne</text:p>
          </table:table-cell>
          <table:table-cell table:style-name="ce180" table:formula="of:=[$'Student Info'.C7]" office:value-type="string" office:string-value="Keim" calcext:value-type="string">
            <text:p>Keim</text:p>
          </table:table-cell>
          <table:table-cell table:style-name="ce180"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9.8" calcext:value-type="float">
            <text:p>9.8</text:p>
          </table:table-cell>
          <table:table-cell table:style-name="ce180"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98" calcext:value-type="float">
            <text:p>8.98</text:p>
          </table:table-cell>
          <table:table-cell table:style-name="ce94" table:formula="of:=ROUND([.M7];1)" office:value-type="float" office:value="9" calcext:value-type="float">
            <text:p>9.0</text:p>
          </table:table-cell>
          <table:table-cell table:style-name="ce180" table:formula="of:=MROUND(TRUNC([.M7];1);0.5)" office:value-type="float" office:value="9" calcext:value-type="float">
            <text:p>9</text:p>
          </table:table-cell>
          <table:table-cell table:style-name="ce180"/>
          <table:table-cell table:style-name="ce180"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2">
          <table:covered-table-cell table:style-name="ce180"/>
          <table:table-cell table:style-name="ce180" table:formula="of:=[$'Student Info'.D8]" office:value-type="string" office:string-value="Rohan" calcext:value-type="string">
            <text:p>Rohan</text:p>
          </table:table-cell>
          <table:table-cell table:style-name="ce180" table:formula="of:=[$'Student Info'.C8]" office:value-type="string" office:string-value="Chandrashekar" calcext:value-type="string">
            <text:p>Chandrashekar</text:p>
          </table:table-cell>
          <table:table-cell table:style-name="ce180"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8:.J8])/10; [.K8];[.L8]); 10)" office:value-type="float" office:value="8.98" calcext:value-type="float">
            <text:p>8.98</text:p>
          </table:table-cell>
          <table:table-cell table:style-name="ce94" table:formula="of:=ROUND([.M8];1)" office:value-type="float" office:value="9" calcext:value-type="float">
            <text:p>9.0</text:p>
          </table:table-cell>
          <table:table-cell table:style-name="ce180" table:formula="of:=MROUND(TRUNC([.M8];1);0.5)" office:value-type="float" office:value="9" calcext:value-type="float">
            <text:p>9</text:p>
          </table:table-cell>
          <table:table-cell table:style-name="ce180"/>
          <table:covered-table-cell table:style-name="ce180"/>
          <table:table-cell table:style-name="ce97"/>
          <table:table-cell table:style-name="ce98" table:number-columns-repeated="47"/>
          <table:table-cell table:style-name="ce99" table:number-columns-repeated="959"/>
        </table:table-row>
        <table:table-row table:style-name="ro22">
          <table:table-cell table:style-name="ce180" table:formula="of:=[$Sheet5.A9]" office:value-type="float" office:value="4" calcext:value-type="float" table:number-columns-spanned="1" table:number-rows-spanned="2">
            <text:p>4</text:p>
          </table:table-cell>
          <table:table-cell table:style-name="ce180" table:formula="of:=[$'Student Info'.D9]" office:value-type="string" office:string-value="Eneko" calcext:value-type="string">
            <text:p>Eneko</text:p>
          </table:table-cell>
          <table:table-cell table:style-name="ce180" table:formula="of:=[$'Student Info'.C9]" office:value-type="string" office:string-value="Rodriguez Plaza" calcext:value-type="string">
            <text:p>Rodriguez Plaza</text:p>
          </table:table-cell>
          <table:table-cell table:style-name="ce180"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9:.J9])/10; [.K9];[.L9]); 10)" office:value-type="float" office:value="7.95" calcext:value-type="float">
            <text:p>7.95</text:p>
          </table:table-cell>
          <table:table-cell table:style-name="ce94" table:formula="of:=ROUND([.M9];1)" office:value-type="float" office:value="8" calcext:value-type="float">
            <text:p>8.0</text:p>
          </table:table-cell>
          <table:table-cell table:style-name="ce180" table:formula="of:=MROUND(TRUNC([.M9];1);0.5)" office:value-type="float" office:value="8" calcext:value-type="float">
            <text:p>8</text:p>
          </table:table-cell>
          <table:table-cell table:style-name="ce97"/>
          <table:table-cell table:style-name="ce180"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0]" office:value-type="string" office:string-value="Vlad" calcext:value-type="string">
            <text:p>Vlad</text:p>
          </table:table-cell>
          <table:table-cell table:style-name="ce180" table:formula="of:=[$'Student Info'.C10]" office:value-type="string" office:string-value="Gavra" calcext:value-type="string">
            <text:p>Gavra</text:p>
          </table:table-cell>
          <table:table-cell table:style-name="ce180"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0:.J10])/10; [.K10];[.L10]); 10)" office:value-type="float" office:value="7.95" calcext:value-type="float">
            <text:p>7.95</text:p>
          </table:table-cell>
          <table:table-cell table:style-name="ce94" table:formula="of:=ROUND([.M10];1)" office:value-type="float" office:value="8" calcext:value-type="float">
            <text:p>8.0</text:p>
          </table:table-cell>
          <table:table-cell table:style-name="ce180" table:formula="of:=MROUND(TRUNC([.M1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 office:value-type="float" office:value="5" calcext:value-type="float" table:number-columns-spanned="1" table:number-rows-spanned="2">
            <text:p>5</text:p>
          </table:table-cell>
          <table:table-cell table:style-name="ce180" table:formula="of:=[$'Student Info'.D11]" office:value-type="string" office:string-value="Adrian" calcext:value-type="string">
            <text:p>Adrian</text:p>
          </table:table-cell>
          <table:table-cell table:style-name="ce180" table:formula="of:=[$'Student Info'.C11]" office:value-type="string" office:string-value="Menor de Oñate" calcext:value-type="string">
            <text:p>Menor de Oñate</text:p>
          </table:table-cell>
          <table:table-cell table:style-name="ce180"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J11])/10; [.K11];[.L11]); 10)" office:value-type="float" office:value="8.68" calcext:value-type="float">
            <text:p>8.68</text:p>
          </table:table-cell>
          <table:table-cell table:style-name="ce94" table:formula="of:=ROUND([.M11];1)" office:value-type="float" office:value="8.7" calcext:value-type="float">
            <text:p>8.7</text:p>
          </table:table-cell>
          <table:table-cell table:style-name="ce180" table:formula="of:=MROUND(TRUNC([.M11];1);0.5)" office:value-type="float" office:value="8.5" calcext:value-type="float">
            <text:p>8.5</text:p>
          </table:table-cell>
          <table:table-cell table:style-name="ce97"/>
          <table:table-cell table:style-name="ce180"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 office:value-type="string" office:string-value="Alexis" calcext:value-type="string">
            <text:p>Alexis</text:p>
          </table:table-cell>
          <table:table-cell table:style-name="ce180" table:formula="of:=[$'Student Info'.C12]" office:value-type="string" office:string-value="van Wissen" calcext:value-type="string">
            <text:p>van Wissen</text:p>
          </table:table-cell>
          <table:table-cell table:style-name="ce180"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J12])/10; [.K12];[.L12]); 10)" office:value-type="float" office:value="8.68" calcext:value-type="float">
            <text:p>8.68</text:p>
          </table:table-cell>
          <table:table-cell table:style-name="ce94" table:formula="of:=ROUND([.M12];1)" office:value-type="float" office:value="8.7" calcext:value-type="float">
            <text:p>8.7</text:p>
          </table:table-cell>
          <table:table-cell table:style-name="ce180" table:formula="of:=MROUND(TRUNC([.M1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 office:value-type="float" office:value="6" calcext:value-type="float" table:number-columns-spanned="1" table:number-rows-spanned="2">
            <text:p>6</text:p>
          </table:table-cell>
          <table:table-cell table:style-name="ce180" table:formula="of:=[$'Student Info'.D13]" office:value-type="string" office:string-value="Zheyu" calcext:value-type="string">
            <text:p>Zheyu</text:p>
          </table:table-cell>
          <table:table-cell table:style-name="ce180" table:formula="of:=[$'Student Info'.C13]" office:value-type="string" office:string-value="Du" calcext:value-type="string">
            <text:p>Du</text:p>
          </table:table-cell>
          <table:table-cell table:style-name="ce180"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3:.J13])/10; [.K13];[.L13]); 10)" office:value-type="float" office:value="8.53" calcext:value-type="float">
            <text:p>8.53</text:p>
          </table:table-cell>
          <table:table-cell table:style-name="ce94" table:formula="of:=ROUND([.M13];1)" office:value-type="float" office:value="8.5" calcext:value-type="float">
            <text:p>8.5</text:p>
          </table:table-cell>
          <table:table-cell table:style-name="ce180" table:formula="of:=MROUND(TRUNC([.M13];1);0.5)" office:value-type="float" office:value="8.5" calcext:value-type="float">
            <text:p>8.5</text:p>
          </table:table-cell>
          <table:table-cell table:style-name="ce97"/>
          <table:table-cell table:style-name="ce180"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 office:value-type="string" office:string-value="YURUI" calcext:value-type="string">
            <text:p>YURUI</text:p>
          </table:table-cell>
          <table:table-cell table:style-name="ce180" table:formula="of:=[$'Student Info'.C14]" office:value-type="string" office:string-value="DU" calcext:value-type="string">
            <text:p>DU</text:p>
          </table:table-cell>
          <table:table-cell table:style-name="ce180"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4:.J14])/10; [.K14];[.L14]); 10)" office:value-type="float" office:value="8.53" calcext:value-type="float">
            <text:p>8.53</text:p>
          </table:table-cell>
          <table:table-cell table:style-name="ce94" table:formula="of:=ROUND([.M14];1)" office:value-type="float" office:value="8.5" calcext:value-type="float">
            <text:p>8.5</text:p>
          </table:table-cell>
          <table:table-cell table:style-name="ce180" table:formula="of:=MROUND(TRUNC([.M1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 office:value-type="float" office:value="7" calcext:value-type="float" table:number-columns-spanned="1" table:number-rows-spanned="2">
            <text:p>7</text:p>
          </table:table-cell>
          <table:table-cell table:style-name="ce180" table:formula="of:=[$'Student Info'.D15]" office:value-type="string" office:string-value="Calvin" calcext:value-type="string">
            <text:p>Calvin</text:p>
          </table:table-cell>
          <table:table-cell table:style-name="ce180" table:formula="of:=[$'Student Info'.C15]" office:value-type="string" office:string-value="Man" calcext:value-type="string">
            <text:p>Man</text:p>
          </table:table-cell>
          <table:table-cell table:style-name="ce180"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10" calcext:value-type="float">
            <text:p>10</text:p>
          </table:table-cell>
          <table:table-cell table:style-name="ce83" table:formula="of:=[$Sheet5.F15]" office:value-type="float" office:value="4" calcext:value-type="float">
            <text:p>4</text:p>
          </table:table-cell>
          <table:table-cell table:style-name="ce83" table:formula="of:=[$Sheet5.G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J15])/10; [.K15];[.L15]); 10)" office:value-type="float" office:value="7.5" calcext:value-type="float">
            <text:p>7.5</text:p>
          </table:table-cell>
          <table:table-cell table:style-name="ce94" table:formula="of:=ROUND([.M15];1)" office:value-type="float" office:value="7.5" calcext:value-type="float">
            <text:p>7.5</text:p>
          </table:table-cell>
          <table:table-cell table:style-name="ce180" table:formula="of:=MROUND(TRUNC([.M15];1);0.5)" office:value-type="float" office:value="7.5" calcext:value-type="float">
            <text:p>7.5</text:p>
          </table:table-cell>
          <table:table-cell table:style-name="ce97"/>
          <table:table-cell table:style-name="ce180"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6]" office:value-type="string" office:string-value="Willem" calcext:value-type="string">
            <text:p>Willem</text:p>
          </table:table-cell>
          <table:table-cell table:style-name="ce180" table:formula="of:=[$'Student Info'.C16]" office:value-type="string" office:string-value="van der Linden" calcext:value-type="string">
            <text:p>van der Linden</text:p>
          </table:table-cell>
          <table:table-cell table:style-name="ce180"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10" calcext:value-type="float">
            <text:p>10</text:p>
          </table:table-cell>
          <table:table-cell table:style-name="ce84" table:formula="of:=[.I15]" office:value-type="float" office:value="4" calcext:value-type="float">
            <text:p>4</text:p>
          </table:table-cell>
          <table:table-cell table:style-name="ce84" table:formula="of:=[.J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6:.J16])/10; [.K16];[.L16]); 10)" office:value-type="float" office:value="7.5" calcext:value-type="float">
            <text:p>7.5</text:p>
          </table:table-cell>
          <table:table-cell table:style-name="ce94" table:formula="of:=ROUND([.M16];1)" office:value-type="float" office:value="7.5" calcext:value-type="float">
            <text:p>7.5</text:p>
          </table:table-cell>
          <table:table-cell table:style-name="ce180" table:formula="of:=MROUND(TRUNC([.M1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7]" office:value-type="float" office:value="8" calcext:value-type="float" table:number-columns-spanned="1" table:number-rows-spanned="2">
            <text:p>8</text:p>
          </table:table-cell>
          <table:table-cell table:style-name="ce180" table:formula="of:=[$'Student Info'.D17]" office:value-type="string" office:string-value="Oscar" calcext:value-type="string">
            <text:p>Oscar</text:p>
          </table:table-cell>
          <table:table-cell table:style-name="ce180" table:formula="of:=[$'Student Info'.C17]" office:value-type="string" office:string-value="He" calcext:value-type="string">
            <text:p>He</text:p>
          </table:table-cell>
          <table:table-cell table:style-name="ce180"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8" calcext:value-type="float">
            <text:p>8</text:p>
          </table:table-cell>
          <table:table-cell table:style-name="ce83" table:formula="of:=[$Sheet5.G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7:.J17])/10; [.K17];[.L17]); 10)" office:value-type="float" office:value="8.79" calcext:value-type="float">
            <text:p>8.79</text:p>
          </table:table-cell>
          <table:table-cell table:style-name="ce94" table:formula="of:=ROUND([.M17];1)" office:value-type="float" office:value="8.8" calcext:value-type="float">
            <text:p>8.8</text:p>
          </table:table-cell>
          <table:table-cell table:style-name="ce180" table:formula="of:=MROUND(TRUNC([.M17];1);0.5)" office:value-type="float" office:value="8.5" calcext:value-type="float">
            <text:p>8.5</text:p>
          </table:table-cell>
          <table:table-cell table:style-name="ce97"/>
          <table:table-cell table:style-name="ce180"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8]" office:value-type="string" office:string-value="Xiaohan" calcext:value-type="string">
            <text:p>Xiaohan</text:p>
          </table:table-cell>
          <table:table-cell table:style-name="ce180" table:formula="of:=[$'Student Info'.C18]" office:value-type="string" office:string-value="Tang" calcext:value-type="string">
            <text:p>Tang</text:p>
          </table:table-cell>
          <table:table-cell table:style-name="ce180"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8" calcext:value-type="float">
            <text:p>8</text:p>
          </table:table-cell>
          <table:table-cell table:style-name="ce84" table:formula="of:=[.J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8:.J18])/10; [.K18];[.L18]); 10)" office:value-type="float" office:value="8.79" calcext:value-type="float">
            <text:p>8.79</text:p>
          </table:table-cell>
          <table:table-cell table:style-name="ce94" table:formula="of:=ROUND([.M18];1)" office:value-type="float" office:value="8.8" calcext:value-type="float">
            <text:p>8.8</text:p>
          </table:table-cell>
          <table:table-cell table:style-name="ce180" table:formula="of:=MROUND(TRUNC([.M1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9]" office:value-type="float" office:value="9" calcext:value-type="float" table:number-columns-spanned="1" table:number-rows-spanned="2">
            <text:p>9</text:p>
          </table:table-cell>
          <table:table-cell table:style-name="ce180" table:formula="of:=[$'Student Info'.D19]" office:value-type="string" office:string-value="Jeroen" calcext:value-type="string">
            <text:p>Jeroen</text:p>
          </table:table-cell>
          <table:table-cell table:style-name="ce180" table:formula="of:=[$'Student Info'.C19]" office:value-type="string" office:string-value="van der Knaap" calcext:value-type="string">
            <text:p>van der Knaap</text:p>
          </table:table-cell>
          <table:table-cell table:style-name="ce180"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9:.J19])/10; [.K19];[.L19]); 10)" office:value-type="float" office:value="8.68" calcext:value-type="float">
            <text:p>8.68</text:p>
          </table:table-cell>
          <table:table-cell table:style-name="ce94" table:formula="of:=ROUND([.M19];1)" office:value-type="float" office:value="8.7" calcext:value-type="float">
            <text:p>8.7</text:p>
          </table:table-cell>
          <table:table-cell table:style-name="ce180" table:formula="of:=MROUND(TRUNC([.M19];1);0.5)" office:value-type="float" office:value="8.5" calcext:value-type="float">
            <text:p>8.5</text:p>
          </table:table-cell>
          <table:table-cell table:style-name="ce97"/>
          <table:table-cell table:style-name="ce180"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0]" office:value-type="string" office:string-value="Lars" calcext:value-type="string">
            <text:p>Lars</text:p>
          </table:table-cell>
          <table:table-cell table:style-name="ce180" table:formula="of:=[$'Student Info'.C20]" office:value-type="string" office:string-value="Gelling" calcext:value-type="string">
            <text:p>Gelling</text:p>
          </table:table-cell>
          <table:table-cell table:style-name="ce180"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20:.J20])/10; [.K20];[.L20]); 10)" office:value-type="float" office:value="8.68" calcext:value-type="float">
            <text:p>8.68</text:p>
          </table:table-cell>
          <table:table-cell table:style-name="ce94" table:formula="of:=ROUND([.M20];1)" office:value-type="float" office:value="8.7" calcext:value-type="float">
            <text:p>8.7</text:p>
          </table:table-cell>
          <table:table-cell table:style-name="ce180" table:formula="of:=MROUND(TRUNC([.M2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1]" office:value-type="float" office:value="10" calcext:value-type="float" table:number-columns-spanned="1" table:number-rows-spanned="2">
            <text:p>10</text:p>
          </table:table-cell>
          <table:table-cell table:style-name="ce180" table:formula="of:=[$'Student Info'.D21]" office:value-type="string" office:string-value="Pien" calcext:value-type="string">
            <text:p>Pien</text:p>
          </table:table-cell>
          <table:table-cell table:style-name="ce180" table:formula="of:=[$'Student Info'.C21]" office:value-type="string" office:string-value="van den Berkmortel" calcext:value-type="string">
            <text:p>van den Berkmortel</text:p>
          </table:table-cell>
          <table:table-cell table:style-name="ce180"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1:.J21])/10; [.K21];[.L21]); 10)" office:value-type="float" office:value="8.78" calcext:value-type="float">
            <text:p>8.78</text:p>
          </table:table-cell>
          <table:table-cell table:style-name="ce94" table:formula="of:=ROUND([.M21];1)" office:value-type="float" office:value="8.8" calcext:value-type="float">
            <text:p>8.8</text:p>
          </table:table-cell>
          <table:table-cell table:style-name="ce180" table:formula="of:=MROUND(TRUNC([.M21];1);0.5)" office:value-type="float" office:value="8.5" calcext:value-type="float">
            <text:p>8.5</text:p>
          </table:table-cell>
          <table:table-cell table:style-name="ce97"/>
          <table:table-cell table:style-name="ce180"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2]" office:value-type="string" office:string-value="Alberto" calcext:value-type="string">
            <text:p>Alberto</text:p>
          </table:table-cell>
          <table:table-cell table:style-name="ce180" table:formula="of:=[$'Student Info'.C22]" office:value-type="string" office:string-value="Dall'Ora" calcext:value-type="string">
            <text:p>Dall'Ora</text:p>
          </table:table-cell>
          <table:table-cell table:style-name="ce180"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2:.J22])/10; [.K22];[.L22]); 10)" office:value-type="float" office:value="8.78" calcext:value-type="float">
            <text:p>8.78</text:p>
          </table:table-cell>
          <table:table-cell table:style-name="ce94" table:formula="of:=ROUND([.M22];1)" office:value-type="float" office:value="8.8" calcext:value-type="float">
            <text:p>8.8</text:p>
          </table:table-cell>
          <table:table-cell table:style-name="ce180" table:formula="of:=MROUND(TRUNC([.M2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3]" office:value-type="float" office:value="11" calcext:value-type="float" table:number-columns-spanned="1" table:number-rows-spanned="2">
            <text:p>11</text:p>
          </table:table-cell>
          <table:table-cell table:style-name="ce180" table:formula="of:=[$'Student Info'.D23]" office:value-type="string" office:string-value="Junda" calcext:value-type="string">
            <text:p>Junda</text:p>
          </table:table-cell>
          <table:table-cell table:style-name="ce180" table:formula="of:=[$'Student Info'.C23]" office:value-type="string" office:string-value="Wu" calcext:value-type="string">
            <text:p>Wu</text:p>
          </table:table-cell>
          <table:table-cell table:style-name="ce180"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3:.J23])/10; [.K23];[.L23]); 10)" office:value-type="float" office:value="8.81" calcext:value-type="float">
            <text:p>8.81</text:p>
          </table:table-cell>
          <table:table-cell table:style-name="ce94" table:formula="of:=ROUND([.M23];1)" office:value-type="float" office:value="8.8" calcext:value-type="float">
            <text:p>8.8</text:p>
          </table:table-cell>
          <table:table-cell table:style-name="ce180" table:formula="of:=MROUND(TRUNC([.M23];1);0.5)" office:value-type="float" office:value="9" calcext:value-type="float">
            <text:p>9</text:p>
          </table:table-cell>
          <table:table-cell table:style-name="ce97"/>
          <table:table-cell table:style-name="ce180"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4]" office:value-type="string" office:string-value="CHENGHAO" calcext:value-type="string">
            <text:p>CHENGHAO</text:p>
          </table:table-cell>
          <table:table-cell table:style-name="ce180" table:formula="of:=[$'Student Info'.C24]" office:value-type="string" office:string-value="XU" calcext:value-type="string">
            <text:p>XU</text:p>
          </table:table-cell>
          <table:table-cell table:style-name="ce180"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4:.J24])/10; [.K24];[.L24]); 10)" office:value-type="float" office:value="8.81" calcext:value-type="float">
            <text:p>8.81</text:p>
          </table:table-cell>
          <table:table-cell table:style-name="ce94" table:formula="of:=ROUND([.M24];1)" office:value-type="float" office:value="8.8" calcext:value-type="float">
            <text:p>8.8</text:p>
          </table:table-cell>
          <table:table-cell table:style-name="ce180" table:formula="of:=MROUND(TRUNC([.M24];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5]" office:value-type="float" office:value="12" calcext:value-type="float" table:number-columns-spanned="1" table:number-rows-spanned="2">
            <text:p>12</text:p>
          </table:table-cell>
          <table:table-cell table:style-name="ce180" table:formula="of:=[$'Student Info'.D25]" office:value-type="string" office:string-value="Talitha" calcext:value-type="string">
            <text:p>Talitha</text:p>
          </table:table-cell>
          <table:table-cell table:style-name="ce180" table:formula="of:=[$'Student Info'.C25]" office:value-type="string" office:string-value="Kalidien" calcext:value-type="string">
            <text:p>Kalidien</text:p>
          </table:table-cell>
          <table:table-cell table:style-name="ce180"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5:.J25])/10; [.K25];[.L25]); 10)" office:value-type="float" office:value="7.7" calcext:value-type="float">
            <text:p>7.7</text:p>
          </table:table-cell>
          <table:table-cell table:style-name="ce94" table:formula="of:=ROUND([.M25];1)" office:value-type="float" office:value="7.7" calcext:value-type="float">
            <text:p>7.7</text:p>
          </table:table-cell>
          <table:table-cell table:style-name="ce180" table:formula="of:=MROUND(TRUNC([.M25];1);0.5)" office:value-type="float" office:value="7.5" calcext:value-type="float">
            <text:p>7.5</text:p>
          </table:table-cell>
          <table:table-cell table:style-name="ce97"/>
          <table:table-cell table:style-name="ce180"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6]" office:value-type="string" office:string-value="Jingyue" calcext:value-type="string">
            <text:p>Jingyue</text:p>
          </table:table-cell>
          <table:table-cell table:style-name="ce180" table:formula="of:=[$'Student Info'.C26]" office:value-type="string" office:string-value="Liu" calcext:value-type="string">
            <text:p>Liu</text:p>
          </table:table-cell>
          <table:table-cell table:style-name="ce180"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6:.J26])/10; [.K26];[.L26]); 10)" office:value-type="float" office:value="7.7" calcext:value-type="float">
            <text:p>7.7</text:p>
          </table:table-cell>
          <table:table-cell table:style-name="ce94" table:formula="of:=ROUND([.M26];1)" office:value-type="float" office:value="7.7" calcext:value-type="float">
            <text:p>7.7</text:p>
          </table:table-cell>
          <table:table-cell table:style-name="ce180" table:formula="of:=MROUND(TRUNC([.M2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7]" office:value-type="float" office:value="13" calcext:value-type="float" table:number-columns-spanned="1" table:number-rows-spanned="2">
            <text:p>13</text:p>
          </table:table-cell>
          <table:table-cell table:style-name="ce180" table:formula="of:=[$'Student Info'.D27]" office:value-type="string" office:string-value="Fabian" calcext:value-type="string">
            <text:p>Fabian</text:p>
          </table:table-cell>
          <table:table-cell table:style-name="ce180" table:formula="of:=[$'Student Info'.C27]" office:value-type="string" office:string-value="Ballast" calcext:value-type="string">
            <text:p>Ballast</text:p>
          </table:table-cell>
          <table:table-cell table:style-name="ce180"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7:.J27])/10; [.K27];[.L27]); 10)" office:value-type="float" office:value="8.6" calcext:value-type="float">
            <text:p>8.6</text:p>
          </table:table-cell>
          <table:table-cell table:style-name="ce94" table:formula="of:=ROUND([.M27];1)" office:value-type="float" office:value="8.6" calcext:value-type="float">
            <text:p>8.6</text:p>
          </table:table-cell>
          <table:table-cell table:style-name="ce180" table:formula="of:=MROUND(TRUNC([.M27];1);0.5)" office:value-type="float" office:value="8.5" calcext:value-type="float">
            <text:p>8.5</text:p>
          </table:table-cell>
          <table:table-cell table:style-name="ce97"/>
          <table:table-cell table:style-name="ce180"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8]" office:value-type="string" office:string-value="Calvin" calcext:value-type="string">
            <text:p>Calvin</text:p>
          </table:table-cell>
          <table:table-cell table:style-name="ce180" table:formula="of:=[$'Student Info'.C28]" office:value-type="string" office:string-value="Terpstra" calcext:value-type="string">
            <text:p>Terpstra</text:p>
          </table:table-cell>
          <table:table-cell table:style-name="ce180"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8:.J28])/10; [.K28];[.L28]); 10)" office:value-type="float" office:value="8.6" calcext:value-type="float">
            <text:p>8.6</text:p>
          </table:table-cell>
          <table:table-cell table:style-name="ce94" table:formula="of:=ROUND([.M28];1)" office:value-type="float" office:value="8.6" calcext:value-type="float">
            <text:p>8.6</text:p>
          </table:table-cell>
          <table:table-cell table:style-name="ce180" table:formula="of:=MROUND(TRUNC([.M2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9]" office:value-type="float" office:value="14" calcext:value-type="float" table:number-columns-spanned="1" table:number-rows-spanned="2">
            <text:p>14</text:p>
          </table:table-cell>
          <table:table-cell table:style-name="ce180" table:formula="of:=[$'Student Info'.D29]" office:value-type="string" office:string-value="Ewoud" calcext:value-type="string">
            <text:p>Ewoud</text:p>
          </table:table-cell>
          <table:table-cell table:style-name="ce180" table:formula="of:=[$'Student Info'.C29]" office:value-type="string" office:string-value="van Mourik" calcext:value-type="string">
            <text:p>van Mourik</text:p>
          </table:table-cell>
          <table:table-cell table:style-name="ce180"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9:.J29])/10; [.K29];[.L29]); 10)" office:value-type="float" office:value="8.36" calcext:value-type="float">
            <text:p>8.36</text:p>
          </table:table-cell>
          <table:table-cell table:style-name="ce94" table:formula="of:=ROUND([.M29];1)" office:value-type="float" office:value="8.4" calcext:value-type="float">
            <text:p>8.4</text:p>
          </table:table-cell>
          <table:table-cell table:style-name="ce180" table:formula="of:=MROUND(TRUNC([.M29];1);0.5)" office:value-type="float" office:value="8.5" calcext:value-type="float">
            <text:p>8.5</text:p>
          </table:table-cell>
          <table:table-cell table:style-name="ce97"/>
          <table:table-cell table:style-name="ce180"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30]" office:value-type="string" office:string-value="Berend" calcext:value-type="string">
            <text:p>Berend</text:p>
          </table:table-cell>
          <table:table-cell table:style-name="ce180" table:formula="of:=[$'Student Info'.C30]" office:value-type="string" office:string-value="Menkveld" calcext:value-type="string">
            <text:p>Menkveld</text:p>
          </table:table-cell>
          <table:table-cell table:style-name="ce180"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30:.J30])/10; [.K30];[.L30]); 10)" office:value-type="float" office:value="8.36" calcext:value-type="float">
            <text:p>8.36</text:p>
          </table:table-cell>
          <table:table-cell table:style-name="ce94" table:formula="of:=ROUND([.M30];1)" office:value-type="float" office:value="8.4" calcext:value-type="float">
            <text:p>8.4</text:p>
          </table:table-cell>
          <table:table-cell table:style-name="ce180" table:formula="of:=MROUND(TRUNC([.M3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31]" office:value-type="float" office:value="15" calcext:value-type="float" table:number-columns-spanned="1" table:number-rows-spanned="2">
            <text:p>15</text:p>
          </table:table-cell>
          <table:table-cell table:style-name="ce181" table:formula="of:=[$'Student Info'.D31]" office:value-type="string" office:string-value="Sebastiaan" calcext:value-type="string">
            <text:p>Sebastiaan</text:p>
          </table:table-cell>
          <table:table-cell table:style-name="ce181" table:formula="of:=[$'Student Info'.C31]" office:value-type="string" office:string-value="Timmer" calcext:value-type="string">
            <text:p>Timmer</text:p>
          </table:table-cell>
          <table:table-cell table:style-name="ce181" table:formula="of:=[$'Student Info'.A31]" office:value-type="float" office:value="4498151" calcext:value-type="float">
            <text:p>4498151</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32]" office:value-type="float" office:value="0" calcext:value-type="float">
            <text:p>0</text:p>
          </table:table-cell>
          <table:table-cell table:style-name="ce181" table:formula="of:=[$'Student Info'.C32]" office:value-type="float" office:value="0" calcext:value-type="float">
            <text:p>0</text:p>
          </table:table-cell>
          <table:table-cell table:style-name="ce181" table:formula="of:=[$'Student Info'.A32]" office:value-type="float" office:value="0" calcext:value-type="float">
            <text:p>0</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33]" office:value-type="float" office:value="16" calcext:value-type="float" table:number-columns-spanned="1" table:number-rows-spanned="2">
            <text:p>16</text:p>
          </table:table-cell>
          <table:table-cell table:style-name="ce180" table:formula="of:=[$'Student Info'.D33]" office:value-type="string" office:string-value="CHINMAY" calcext:value-type="string">
            <text:p>CHINMAY</text:p>
          </table:table-cell>
          <table:table-cell table:style-name="ce180" table:formula="of:=[$'Student Info'.C33]" office:value-type="string" office:string-value="POLYA RAMESH" calcext:value-type="string">
            <text:p>POLYA RAMESH</text:p>
          </table:table-cell>
          <table:table-cell table:style-name="ce180" table:formula="of:=[$'Student Info'.A33]" office:value-type="float" office:value="5135125" calcext:value-type="float">
            <text:p>5135125</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3:.J33])/10; [.K33];[.L33]); 10)" office:value-type="float" office:value="8.41" calcext:value-type="float">
            <text:p>8.41</text:p>
          </table:table-cell>
          <table:table-cell table:style-name="ce94" table:formula="of:=ROUND([.M33];1)" office:value-type="float" office:value="8.4" calcext:value-type="float">
            <text:p>8.4</text:p>
          </table:table-cell>
          <table:table-cell table:style-name="ce180" table:formula="of:=MROUND(TRUNC([.M33];1);0.5)" office:value-type="float" office:value="8.5" calcext:value-type="float">
            <text:p>8.5</text:p>
          </table:table-cell>
          <table:table-cell table:style-name="ce97"/>
          <table:table-cell table:style-name="ce180"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34]" office:value-type="string" office:string-value="Godwin Rayan" calcext:value-type="string">
            <text:p>Godwin Rayan</text:p>
          </table:table-cell>
          <table:table-cell table:style-name="ce180" table:formula="of:=[$'Student Info'.C34]" office:value-type="string" office:string-value="Chandran" calcext:value-type="string">
            <text:p>Chandran</text:p>
          </table:table-cell>
          <table:table-cell table:style-name="ce180" table:formula="of:=[$'Student Info'.A34]" office:value-type="float" office:value="5347998" calcext:value-type="float">
            <text:p>5347998</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4:.J34])/10; [.K34];[.L34]); 10)" office:value-type="float" office:value="8.41" calcext:value-type="float">
            <text:p>8.41</text:p>
          </table:table-cell>
          <table:table-cell table:style-name="ce94" table:formula="of:=ROUND([.M34];1)" office:value-type="float" office:value="8.4" calcext:value-type="float">
            <text:p>8.4</text:p>
          </table:table-cell>
          <table:table-cell table:style-name="ce180" table:formula="of:=MROUND(TRUNC([.M3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35]" office:value-type="float" office:value="17" calcext:value-type="float" table:number-columns-spanned="1" table:number-rows-spanned="2">
            <text:p>17</text:p>
          </table:table-cell>
          <table:table-cell table:style-name="ce181" table:formula="of:=[$'Student Info'.D35]" office:value-type="string" office:string-value="Jan Jelmer" calcext:value-type="string">
            <text:p>Jan Jelmer</text:p>
          </table:table-cell>
          <table:table-cell table:style-name="ce181" table:formula="of:=[$'Student Info'.C35]" office:value-type="string" office:string-value="van Harten" calcext:value-type="string">
            <text:p>van Harten</text:p>
          </table:table-cell>
          <table:table-cell table:style-name="ce181" table:formula="of:=[$'Student Info'.A35]" office:value-type="float" office:value="4414535" calcext:value-type="float">
            <text:p>4414535</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36]" office:value-type="string" office:string-value="Ivaylo" calcext:value-type="string">
            <text:p>Ivaylo</text:p>
          </table:table-cell>
          <table:table-cell table:style-name="ce181" table:formula="of:=[$'Student Info'.C36]" office:value-type="string" office:string-value="Ganchev" calcext:value-type="string">
            <text:p>Ganchev</text:p>
          </table:table-cell>
          <table:table-cell table:style-name="ce181" table:formula="of:=[$'Student Info'.A36]" office:value-type="float" office:value="5135001" calcext:value-type="float">
            <text:p>5135001</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37]" office:value-type="float" office:value="18" calcext:value-type="float" table:number-columns-spanned="1" table:number-rows-spanned="2">
            <text:p>18</text:p>
          </table:table-cell>
          <table:table-cell table:style-name="ce180" table:formula="of:=[$'Student Info'.D37]" office:value-type="string" office:string-value="Caspar" calcext:value-type="string">
            <text:p>Caspar</text:p>
          </table:table-cell>
          <table:table-cell table:style-name="ce180" table:formula="of:=[$'Student Info'.C37]" office:value-type="string" office:string-value="Boersma" calcext:value-type="string">
            <text:p>Boersma</text:p>
          </table:table-cell>
          <table:table-cell table:style-name="ce180" table:formula="of:=[$'Student Info'.A37]" office:value-type="float" office:value="4445074" calcext:value-type="float">
            <text:p>4445074</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7:.J37])/10; [.K37];[.L37]); 10)" office:value-type="float" office:value="8.39" calcext:value-type="float">
            <text:p>8.39</text:p>
          </table:table-cell>
          <table:table-cell table:style-name="ce94" table:formula="of:=ROUND([.M37];1)" office:value-type="float" office:value="8.4" calcext:value-type="float">
            <text:p>8.4</text:p>
          </table:table-cell>
          <table:table-cell table:style-name="ce180" table:formula="of:=MROUND(TRUNC([.M37];1);0.5)" office:value-type="float" office:value="8.5" calcext:value-type="float">
            <text:p>8.5</text:p>
          </table:table-cell>
          <table:table-cell table:style-name="ce97"/>
          <table:table-cell table:style-name="ce180"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38]" office:value-type="string" office:string-value="Joseph" calcext:value-type="string">
            <text:p>Joseph</text:p>
          </table:table-cell>
          <table:table-cell table:style-name="ce180" table:formula="of:=[$'Student Info'.C38]" office:value-type="string" office:string-value="Michael Joseph Sherman" calcext:value-type="string">
            <text:p>Michael Joseph Sherman</text:p>
          </table:table-cell>
          <table:table-cell table:style-name="ce180" table:formula="of:=[$'Student Info'.A38]" office:value-type="float" office:value="5248558" calcext:value-type="float">
            <text:p>5248558</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8:.J38])/10; [.K38];[.L38]); 10)" office:value-type="float" office:value="8.39" calcext:value-type="float">
            <text:p>8.39</text:p>
          </table:table-cell>
          <table:table-cell table:style-name="ce94" table:formula="of:=ROUND([.M38];1)" office:value-type="float" office:value="8.4" calcext:value-type="float">
            <text:p>8.4</text:p>
          </table:table-cell>
          <table:table-cell table:style-name="ce180" table:formula="of:=MROUND(TRUNC([.M3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39]" office:value-type="float" office:value="19" calcext:value-type="float" table:number-columns-spanned="1" table:number-rows-spanned="2">
            <text:p>19</text:p>
          </table:table-cell>
          <table:table-cell table:style-name="ce180" table:formula="of:=[$'Student Info'.D39]" office:value-type="string" office:string-value="Akshada Anand" calcext:value-type="string">
            <text:p>Akshada Anand</text:p>
          </table:table-cell>
          <table:table-cell table:style-name="ce180" table:formula="of:=[$'Student Info'.C39]" office:value-type="string" office:string-value="Palnitkar" calcext:value-type="string">
            <text:p>Palnitkar</text:p>
          </table:table-cell>
          <table:table-cell table:style-name="ce180" table:formula="of:=[$'Student Info'.A39]" office:value-type="float" office:value="5235170" calcext:value-type="float">
            <text:p>5235170</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39:.J39])/10; [.K39];[.L39]); 10)" office:value-type="float" office:value="6.98" calcext:value-type="float">
            <text:p>6.98</text:p>
          </table:table-cell>
          <table:table-cell table:style-name="ce94" table:formula="of:=ROUND([.M39];1)" office:value-type="float" office:value="7" calcext:value-type="float">
            <text:p>7.0</text:p>
          </table:table-cell>
          <table:table-cell table:style-name="ce180" table:formula="of:=MROUND(TRUNC([.M39];1);0.5)" office:value-type="float" office:value="7" calcext:value-type="float">
            <text:p>7</text:p>
          </table:table-cell>
          <table:table-cell table:style-name="ce97"/>
          <table:table-cell table:style-name="ce180"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0]" office:value-type="string" office:string-value="Binyu" calcext:value-type="string">
            <text:p>Binyu</text:p>
          </table:table-cell>
          <table:table-cell table:style-name="ce180" table:formula="of:=[$'Student Info'.C40]" office:value-type="string" office:string-value="Liao" calcext:value-type="string">
            <text:p>Liao</text:p>
          </table:table-cell>
          <table:table-cell table:style-name="ce180" table:formula="of:=[$'Student Info'.A40]" office:value-type="float" office:value="5213444" calcext:value-type="float">
            <text:p>5213444</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0:.J40])/10; [.K40];[.L40]); 10)" office:value-type="float" office:value="6.98" calcext:value-type="float">
            <text:p>6.98</text:p>
          </table:table-cell>
          <table:table-cell table:style-name="ce94" table:formula="of:=ROUND([.M40];1)" office:value-type="float" office:value="7" calcext:value-type="float">
            <text:p>7.0</text:p>
          </table:table-cell>
          <table:table-cell table:style-name="ce180" table:formula="of:=MROUND(TRUNC([.M4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1]" office:value-type="float" office:value="20" calcext:value-type="float" table:number-columns-spanned="1" table:number-rows-spanned="2">
            <text:p>20</text:p>
          </table:table-cell>
          <table:table-cell table:style-name="ce180" table:formula="of:=[$'Student Info'.D41]" office:value-type="string" office:string-value="Marnix" calcext:value-type="string">
            <text:p>Marnix</text:p>
          </table:table-cell>
          <table:table-cell table:style-name="ce180" table:formula="of:=[$'Student Info'.C41]" office:value-type="string" office:string-value="Fetter" calcext:value-type="string">
            <text:p>Fetter</text:p>
          </table:table-cell>
          <table:table-cell table:style-name="ce180" table:formula="of:=[$'Student Info'.A41]" office:value-type="float" office:value="4553632" calcext:value-type="float">
            <text:p>4553632</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41:.J41])/10; [.K41];[.L41]); 10)" office:value-type="float" office:value="9.25" calcext:value-type="float">
            <text:p>9.25</text:p>
          </table:table-cell>
          <table:table-cell table:style-name="ce94" table:formula="of:=ROUND([.M41];1)" office:value-type="float" office:value="9.3" calcext:value-type="float">
            <text:p>9.3</text:p>
          </table:table-cell>
          <table:table-cell table:style-name="ce180" table:formula="of:=MROUND(TRUNC([.M41];1);0.5)" office:value-type="float" office:value="9" calcext:value-type="float">
            <text:p>9</text:p>
          </table:table-cell>
          <table:table-cell table:style-name="ce97"/>
          <table:table-cell table:style-name="ce180"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2]" office:value-type="string" office:string-value="Piet" calcext:value-type="string">
            <text:p>Piet</text:p>
          </table:table-cell>
          <table:table-cell table:style-name="ce180" table:formula="of:=[$'Student Info'.C42]" office:value-type="string" office:string-value="van Beek" calcext:value-type="string">
            <text:p>van Beek</text:p>
          </table:table-cell>
          <table:table-cell table:style-name="ce180" table:formula="of:=[$'Student Info'.A42]" office:value-type="float" office:value="4459601" calcext:value-type="float">
            <text:p>4459601</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42:.J42])/10; [.K42];[.L42]); 10)" office:value-type="float" office:value="9.25" calcext:value-type="float">
            <text:p>9.25</text:p>
          </table:table-cell>
          <table:table-cell table:style-name="ce94" table:formula="of:=ROUND([.M42];1)" office:value-type="float" office:value="9.3" calcext:value-type="float">
            <text:p>9.3</text:p>
          </table:table-cell>
          <table:table-cell table:style-name="ce180" table:formula="of:=MROUND(TRUNC([.M42];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3]" office:value-type="float" office:value="21" calcext:value-type="float" table:number-columns-spanned="1" table:number-rows-spanned="2">
            <text:p>21</text:p>
          </table:table-cell>
          <table:table-cell table:style-name="ce180" table:formula="of:=[$'Student Info'.D43]" office:value-type="string" office:string-value="Burhanuddin" calcext:value-type="string">
            <text:p>Burhanuddin</text:p>
          </table:table-cell>
          <table:table-cell table:style-name="ce180" table:formula="of:=[$'Student Info'.C43]" office:value-type="string" office:string-value="Saify" calcext:value-type="string">
            <text:p>Saify</text:p>
          </table:table-cell>
          <table:table-cell table:style-name="ce180" table:formula="of:=[$'Student Info'.A43]" office:value-type="float" office:value="4669428" calcext:value-type="float">
            <text:p>4669428</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43:.J43])/10; [.K43];[.L43]); 10)" office:value-type="float" office:value="8.93" calcext:value-type="float">
            <text:p>8.93</text:p>
          </table:table-cell>
          <table:table-cell table:style-name="ce94" table:formula="of:=ROUND([.M43];1)" office:value-type="float" office:value="8.9" calcext:value-type="float">
            <text:p>8.9</text:p>
          </table:table-cell>
          <table:table-cell table:style-name="ce180" table:formula="of:=MROUND(TRUNC([.M43];1);0.5)" office:value-type="float" office:value="9" calcext:value-type="float">
            <text:p>9</text:p>
          </table:table-cell>
          <table:table-cell table:style-name="ce97"/>
          <table:table-cell table:style-name="ce180"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4]" office:value-type="string" office:string-value="Kei" calcext:value-type="string">
            <text:p>Kei</text:p>
          </table:table-cell>
          <table:table-cell table:style-name="ce180" table:formula="of:=[$'Student Info'.C44]" office:value-type="string" office:string-value="Kaneko" calcext:value-type="string">
            <text:p>Kaneko</text:p>
          </table:table-cell>
          <table:table-cell table:style-name="ce180" table:formula="of:=[$'Student Info'.A44]" office:value-type="float" office:value="4657314" calcext:value-type="float">
            <text:p>4657314</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44:.J44])/10; [.K44];[.L44]); 10)" office:value-type="float" office:value="8.93" calcext:value-type="float">
            <text:p>8.93</text:p>
          </table:table-cell>
          <table:table-cell table:style-name="ce94" table:formula="of:=ROUND([.M44];1)" office:value-type="float" office:value="8.9" calcext:value-type="float">
            <text:p>8.9</text:p>
          </table:table-cell>
          <table:table-cell table:style-name="ce180" table:formula="of:=MROUND(TRUNC([.M44];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5]" office:value-type="float" office:value="22" calcext:value-type="float" table:number-columns-spanned="1" table:number-rows-spanned="2">
            <text:p>22</text:p>
          </table:table-cell>
          <table:table-cell table:style-name="ce180" table:formula="of:=[$'Student Info'.D45]" office:value-type="string" office:string-value="Vivek" calcext:value-type="string">
            <text:p>Vivek</text:p>
          </table:table-cell>
          <table:table-cell table:style-name="ce180" table:formula="of:=[$'Student Info'.C45]" office:value-type="string" office:string-value="Varma" calcext:value-type="string">
            <text:p>Varma</text:p>
          </table:table-cell>
          <table:table-cell table:style-name="ce180" table:formula="of:=[$'Student Info'.A45]" office:value-type="float" office:value="5227828" calcext:value-type="float">
            <text:p>5227828</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5:.J45])/10; [.K45];[.L45]); 10)" office:value-type="float" office:value="9.23" calcext:value-type="float">
            <text:p>9.23</text:p>
          </table:table-cell>
          <table:table-cell table:style-name="ce94" table:formula="of:=ROUND([.M45];1)" office:value-type="float" office:value="9.2" calcext:value-type="float">
            <text:p>9.2</text:p>
          </table:table-cell>
          <table:table-cell table:style-name="ce180" table:formula="of:=MROUND(TRUNC([.M45];1);0.5)" office:value-type="float" office:value="9" calcext:value-type="float">
            <text:p>9</text:p>
          </table:table-cell>
          <table:table-cell table:style-name="ce97"/>
          <table:table-cell table:style-name="ce180"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6]" office:value-type="string" office:string-value="Roland" calcext:value-type="string">
            <text:p>Roland</text:p>
          </table:table-cell>
          <table:table-cell table:style-name="ce180" table:formula="of:=[$'Student Info'.C46]" office:value-type="string" office:string-value="Varga" calcext:value-type="string">
            <text:p>Varga</text:p>
          </table:table-cell>
          <table:table-cell table:style-name="ce180" table:formula="of:=[$'Student Info'.A46]" office:value-type="float" office:value="5369509" calcext:value-type="float">
            <text:p>536950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6:.J46])/10; [.K46];[.L46]); 10)" office:value-type="float" office:value="9.23" calcext:value-type="float">
            <text:p>9.23</text:p>
          </table:table-cell>
          <table:table-cell table:style-name="ce94" table:formula="of:=ROUND([.M46];1)" office:value-type="float" office:value="9.2" calcext:value-type="float">
            <text:p>9.2</text:p>
          </table:table-cell>
          <table:table-cell table:style-name="ce180" table:formula="of:=MROUND(TRUNC([.M46];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7]" office:value-type="float" office:value="23" calcext:value-type="float" table:number-columns-spanned="1" table:number-rows-spanned="2">
            <text:p>23</text:p>
          </table:table-cell>
          <table:table-cell table:style-name="ce180" table:formula="of:=[$'Student Info'.D47]" office:value-type="string" office:string-value="Besim" calcext:value-type="string">
            <text:p>Besim</text:p>
          </table:table-cell>
          <table:table-cell table:style-name="ce180" table:formula="of:=[$'Student Info'.C47]" office:value-type="string" office:string-value="Bay" calcext:value-type="string">
            <text:p>Bay</text:p>
          </table:table-cell>
          <table:table-cell table:style-name="ce180" table:formula="of:=[$'Student Info'.A47]" office:value-type="float" office:value="4672879" calcext:value-type="float">
            <text:p>4672879</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7:.J47])/10; [.K47];[.L47]); 10)" office:value-type="float" office:value="7.8" calcext:value-type="float">
            <text:p>7.8</text:p>
          </table:table-cell>
          <table:table-cell table:style-name="ce94" table:formula="of:=ROUND([.M47];1)" office:value-type="float" office:value="7.8" calcext:value-type="float">
            <text:p>7.8</text:p>
          </table:table-cell>
          <table:table-cell table:style-name="ce180" table:formula="of:=MROUND(TRUNC([.M47];1);0.5)" office:value-type="float" office:value="8" calcext:value-type="float">
            <text:p>8</text:p>
          </table:table-cell>
          <table:table-cell table:style-name="ce97"/>
          <table:table-cell table:style-name="ce180"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8]" office:value-type="string" office:string-value="Denesh" calcext:value-type="string">
            <text:p>Denesh</text:p>
          </table:table-cell>
          <table:table-cell table:style-name="ce180" table:formula="of:=[$'Student Info'.C48]" office:value-type="string" office:string-value="Manivannan" calcext:value-type="string">
            <text:p>Manivannan</text:p>
          </table:table-cell>
          <table:table-cell table:style-name="ce180" table:formula="of:=[$'Student Info'.A48]" office:value-type="float" office:value="5202388" calcext:value-type="float">
            <text:p>5202388</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8:.J48])/10; [.K48];[.L48]); 10)" office:value-type="float" office:value="7.8" calcext:value-type="float">
            <text:p>7.8</text:p>
          </table:table-cell>
          <table:table-cell table:style-name="ce94" table:formula="of:=ROUND([.M48];1)" office:value-type="float" office:value="7.8" calcext:value-type="float">
            <text:p>7.8</text:p>
          </table:table-cell>
          <table:table-cell table:style-name="ce180" table:formula="of:=MROUND(TRUNC([.M4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9]" office:value-type="float" office:value="24" calcext:value-type="float" table:number-columns-spanned="1" table:number-rows-spanned="2">
            <text:p>24</text:p>
          </table:table-cell>
          <table:table-cell table:style-name="ce180" table:formula="of:=[$'Student Info'.D49]" office:value-type="string" office:string-value="Jonathan" calcext:value-type="string">
            <text:p>Jonathan</text:p>
          </table:table-cell>
          <table:table-cell table:style-name="ce180" table:formula="of:=[$'Student Info'.C49]" office:value-type="string" office:string-value="Heemskerk" calcext:value-type="string">
            <text:p>Heemskerk</text:p>
          </table:table-cell>
          <table:table-cell table:style-name="ce180" table:formula="of:=[$'Student Info'.A49]" office:value-type="float" office:value="4229495" calcext:value-type="float">
            <text:p>4229495</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9:.J49])/10; [.K49];[.L49]); 10)" office:value-type="float" office:value="9.25" calcext:value-type="float">
            <text:p>9.25</text:p>
          </table:table-cell>
          <table:table-cell table:style-name="ce94" table:formula="of:=ROUND([.M49];1)" office:value-type="float" office:value="9.3" calcext:value-type="float">
            <text:p>9.3</text:p>
          </table:table-cell>
          <table:table-cell table:style-name="ce180" table:formula="of:=MROUND(TRUNC([.M49];1);0.5)" office:value-type="float" office:value="9" calcext:value-type="float">
            <text:p>9</text:p>
          </table:table-cell>
          <table:table-cell table:style-name="ce97"/>
          <table:table-cell table:style-name="ce180"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0]" office:value-type="string" office:string-value="Paul" calcext:value-type="string">
            <text:p>Paul</text:p>
          </table:table-cell>
          <table:table-cell table:style-name="ce180" table:formula="of:=[$'Student Info'.C50]" office:value-type="string" office:string-value="Kartoidjojo" calcext:value-type="string">
            <text:p>Kartoidjojo</text:p>
          </table:table-cell>
          <table:table-cell table:style-name="ce180" table:formula="of:=[$'Student Info'.A50]" office:value-type="float" office:value="4480961" calcext:value-type="float">
            <text:p>4480961</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50:.J50])/10; [.K50];[.L50]); 10)" office:value-type="float" office:value="9.25" calcext:value-type="float">
            <text:p>9.25</text:p>
          </table:table-cell>
          <table:table-cell table:style-name="ce94" table:formula="of:=ROUND([.M50];1)" office:value-type="float" office:value="9.3" calcext:value-type="float">
            <text:p>9.3</text:p>
          </table:table-cell>
          <table:table-cell table:style-name="ce180" table:formula="of:=MROUND(TRUNC([.M50];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1]" office:value-type="float" office:value="25" calcext:value-type="float" table:number-columns-spanned="1" table:number-rows-spanned="2">
            <text:p>25</text:p>
          </table:table-cell>
          <table:table-cell table:style-name="ce180" table:formula="of:=[$'Student Info'.D51]" office:value-type="string" office:string-value="Paul" calcext:value-type="string">
            <text:p>Paul</text:p>
          </table:table-cell>
          <table:table-cell table:style-name="ce180" table:formula="of:=[$'Student Info'.C51]" office:value-type="string" office:string-value="Năvală" calcext:value-type="string">
            <text:p>Năvală</text:p>
          </table:table-cell>
          <table:table-cell table:style-name="ce180" table:formula="of:=[$'Student Info'.A51]" office:value-type="float" office:value="5376807" calcext:value-type="float">
            <text:p>5376807</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1:.J51])/10; [.K51];[.L51]); 10)" office:value-type="float" office:value="8.19" calcext:value-type="float">
            <text:p>8.19</text:p>
          </table:table-cell>
          <table:table-cell table:style-name="ce94" table:formula="of:=ROUND([.M51];1)" office:value-type="float" office:value="8.2" calcext:value-type="float">
            <text:p>8.2</text:p>
          </table:table-cell>
          <table:table-cell table:style-name="ce180" table:formula="of:=MROUND(TRUNC([.M51];1);0.5)" office:value-type="float" office:value="8" calcext:value-type="float">
            <text:p>8</text:p>
          </table:table-cell>
          <table:table-cell table:style-name="ce97"/>
          <table:table-cell table:style-name="ce180"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2]" office:value-type="string" office:string-value="Daniel" calcext:value-type="string">
            <text:p>Daniel</text:p>
          </table:table-cell>
          <table:table-cell table:style-name="ce180" table:formula="of:=[$'Student Info'.C52]" office:value-type="string" office:string-value="Barroso Plata" calcext:value-type="string">
            <text:p>Barroso Plata</text:p>
          </table:table-cell>
          <table:table-cell table:style-name="ce180" table:formula="of:=[$'Student Info'.A52]" office:value-type="float" office:value="5230543" calcext:value-type="float">
            <text:p>5230543</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2:.J52])/10; [.K52];[.L52]); 10)" office:value-type="float" office:value="8.19" calcext:value-type="float">
            <text:p>8.19</text:p>
          </table:table-cell>
          <table:table-cell table:style-name="ce94" table:formula="of:=ROUND([.M52];1)" office:value-type="float" office:value="8.2" calcext:value-type="float">
            <text:p>8.2</text:p>
          </table:table-cell>
          <table:table-cell table:style-name="ce180" table:formula="of:=MROUND(TRUNC([.M5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3]" office:value-type="float" office:value="26" calcext:value-type="float" table:number-columns-spanned="1" table:number-rows-spanned="2">
            <text:p>26</text:p>
          </table:table-cell>
          <table:table-cell table:style-name="ce180" table:formula="of:=[$'Student Info'.D53]" office:value-type="string" office:string-value="Shijie" calcext:value-type="string">
            <text:p>Shijie</text:p>
          </table:table-cell>
          <table:table-cell table:style-name="ce180" table:formula="of:=[$'Student Info'.C53]" office:value-type="string" office:string-value="Cong" calcext:value-type="string">
            <text:p>Cong</text:p>
          </table:table-cell>
          <table:table-cell table:style-name="ce180" table:formula="of:=[$'Student Info'.A53]" office:value-type="float" office:value="5156734" calcext:value-type="float">
            <text:p>5156734</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27" calcext:value-type="float">
            <text:p>27</text:p>
          </table:table-cell>
          <table:table-cell table:style-name="ce83" table:formula="of:=[$Sheet5.E53]" office:value-type="float" office:value="10" calcext:value-type="float">
            <text:p>10</text:p>
          </table:table-cell>
          <table:table-cell table:style-name="ce83" table:formula="of:=[$Sheet5.F53]" office:value-type="float" office:value="0" calcext:value-type="float">
            <text:p>0</text:p>
          </table:table-cell>
          <table:table-cell table:style-name="ce83" table:formula="of:=[$Sheet5.G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3:.J53])/10; [.K53];[.L53]); 10)" office:value-type="float" office:value="8.2" calcext:value-type="float">
            <text:p>8.2</text:p>
          </table:table-cell>
          <table:table-cell table:style-name="ce94" table:formula="of:=ROUND([.M53];1)" office:value-type="float" office:value="8.2" calcext:value-type="float">
            <text:p>8.2</text:p>
          </table:table-cell>
          <table:table-cell table:style-name="ce180" table:formula="of:=MROUND(TRUNC([.M53];1);0.5)" office:value-type="float" office:value="8" calcext:value-type="float">
            <text:p>8</text:p>
          </table:table-cell>
          <table:table-cell table:style-name="ce97"/>
          <table:table-cell table:style-name="ce180"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4]" office:value-type="string" office:string-value="Yulei" calcext:value-type="string">
            <text:p>Yulei</text:p>
          </table:table-cell>
          <table:table-cell table:style-name="ce180" table:formula="of:=[$'Student Info'.C54]" office:value-type="string" office:string-value="Qiu" calcext:value-type="string">
            <text:p>Qiu</text:p>
          </table:table-cell>
          <table:table-cell table:style-name="ce180" table:formula="of:=[$'Student Info'.A54]" office:value-type="float" office:value="5233178" calcext:value-type="float">
            <text:p>5233178</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27" calcext:value-type="float">
            <text:p>27</text:p>
          </table:table-cell>
          <table:table-cell table:style-name="ce84" table:formula="of:=[.H53]" office:value-type="float" office:value="10" calcext:value-type="float">
            <text:p>10</text:p>
          </table:table-cell>
          <table:table-cell table:style-name="ce84" table:formula="of:=[.I53]" office:value-type="float" office:value="0" calcext:value-type="float">
            <text:p>0</text:p>
          </table:table-cell>
          <table:table-cell table:style-name="ce84" table:formula="of:=[.J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4:.J54])/10; [.K54];[.L54]); 10)" office:value-type="float" office:value="8.2" calcext:value-type="float">
            <text:p>8.2</text:p>
          </table:table-cell>
          <table:table-cell table:style-name="ce94" table:formula="of:=ROUND([.M54];1)" office:value-type="float" office:value="8.2" calcext:value-type="float">
            <text:p>8.2</text:p>
          </table:table-cell>
          <table:table-cell table:style-name="ce180" table:formula="of:=MROUND(TRUNC([.M5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5]" office:value-type="float" office:value="27" calcext:value-type="float" table:number-columns-spanned="1" table:number-rows-spanned="2">
            <text:p>27</text:p>
          </table:table-cell>
          <table:table-cell table:style-name="ce180" table:formula="of:=[$'Student Info'.D55]" office:value-type="string" office:string-value="Anant" calcext:value-type="string">
            <text:p>Anant</text:p>
          </table:table-cell>
          <table:table-cell table:style-name="ce180" table:formula="of:=[$'Student Info'.C55]" office:value-type="string" office:string-value="Sareen" calcext:value-type="string">
            <text:p>Sareen</text:p>
          </table:table-cell>
          <table:table-cell table:style-name="ce180" table:formula="of:=[$'Student Info'.A55]" office:value-type="float" office:value="4791134" calcext:value-type="float">
            <text:p>4791134</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5:.J55])/10; [.K55];[.L55]); 10)" office:value-type="float" office:value="7.81" calcext:value-type="float">
            <text:p>7.81</text:p>
          </table:table-cell>
          <table:table-cell table:style-name="ce94" table:formula="of:=ROUND([.M55];1)" office:value-type="float" office:value="7.8" calcext:value-type="float">
            <text:p>7.8</text:p>
          </table:table-cell>
          <table:table-cell table:style-name="ce180" table:formula="of:=MROUND(TRUNC([.M55];1);0.5)" office:value-type="float" office:value="8" calcext:value-type="float">
            <text:p>8</text:p>
          </table:table-cell>
          <table:table-cell table:style-name="ce97"/>
          <table:table-cell table:style-name="ce180"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6]" office:value-type="string" office:string-value="DIMITRIOS" calcext:value-type="string">
            <text:p>DIMITRIOS</text:p>
          </table:table-cell>
          <table:table-cell table:style-name="ce180" table:formula="of:=[$'Student Info'.C56]" office:value-type="string" office:string-value="FOUSKIDIS" calcext:value-type="string">
            <text:p>FOUSKIDIS</text:p>
          </table:table-cell>
          <table:table-cell table:style-name="ce180" table:formula="of:=[$'Student Info'.A56]" office:value-type="float" office:value="5384605" calcext:value-type="float">
            <text:p>5384605</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6:.J56])/10; [.K56];[.L56]); 10)" office:value-type="float" office:value="7.81" calcext:value-type="float">
            <text:p>7.81</text:p>
          </table:table-cell>
          <table:table-cell table:style-name="ce94" table:formula="of:=ROUND([.M56];1)" office:value-type="float" office:value="7.8" calcext:value-type="float">
            <text:p>7.8</text:p>
          </table:table-cell>
          <table:table-cell table:style-name="ce180" table:formula="of:=MROUND(TRUNC([.M56];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7]" office:value-type="float" office:value="28" calcext:value-type="float" table:number-columns-spanned="1" table:number-rows-spanned="2">
            <text:p>28</text:p>
          </table:table-cell>
          <table:table-cell table:style-name="ce180" table:formula="of:=[$'Student Info'.D57]" office:value-type="string" office:string-value="Jianyong" calcext:value-type="string">
            <text:p>Jianyong</text:p>
          </table:table-cell>
          <table:table-cell table:style-name="ce180" table:formula="of:=[$'Student Info'.C57]" office:value-type="string" office:string-value="Sun" calcext:value-type="string">
            <text:p>Sun</text:p>
          </table:table-cell>
          <table:table-cell table:style-name="ce180"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7:.J57])/10; [.K57];[.L57]); 10)" office:value-type="float" office:value="8.3" calcext:value-type="float">
            <text:p>8.3</text:p>
          </table:table-cell>
          <table:table-cell table:style-name="ce94" table:formula="of:=ROUND([.M57];1)" office:value-type="float" office:value="8.3" calcext:value-type="float">
            <text:p>8.3</text:p>
          </table:table-cell>
          <table:table-cell table:style-name="ce180" table:formula="of:=MROUND(TRUNC([.M57];1);0.5)" office:value-type="float" office:value="8.5" calcext:value-type="float">
            <text:p>8.5</text:p>
          </table:table-cell>
          <table:table-cell table:style-name="ce97"/>
          <table:table-cell table:style-name="ce180"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8]" office:value-type="string" office:string-value="Jianfeng" calcext:value-type="string">
            <text:p>Jianfeng</text:p>
          </table:table-cell>
          <table:table-cell table:style-name="ce180" table:formula="of:=[$'Student Info'.C58]" office:value-type="string" office:string-value="Cui" calcext:value-type="string">
            <text:p>Cui</text:p>
          </table:table-cell>
          <table:table-cell table:style-name="ce180"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8:.J58])/10; [.K58];[.L58]); 10)" office:value-type="float" office:value="8.3" calcext:value-type="float">
            <text:p>8.3</text:p>
          </table:table-cell>
          <table:table-cell table:style-name="ce94" table:formula="of:=ROUND([.M58];1)" office:value-type="float" office:value="8.3" calcext:value-type="float">
            <text:p>8.3</text:p>
          </table:table-cell>
          <table:table-cell table:style-name="ce180" table:formula="of:=MROUND(TRUNC([.M5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9]" office:value-type="float" office:value="29" calcext:value-type="float" table:number-columns-spanned="1" table:number-rows-spanned="2">
            <text:p>29</text:p>
          </table:table-cell>
          <table:table-cell table:style-name="ce180" table:formula="of:=[$'Student Info'.D59]" office:value-type="string" office:string-value="Ilias" calcext:value-type="string">
            <text:p>Ilias</text:p>
          </table:table-cell>
          <table:table-cell table:style-name="ce180" table:formula="of:=[$'Student Info'.C59]" office:value-type="string" office:string-value="Seferlis" calcext:value-type="string">
            <text:p>Seferlis</text:p>
          </table:table-cell>
          <table:table-cell table:style-name="ce180" table:formula="of:=[$'Student Info'.A59]" office:value-type="float" office:value="5385326" calcext:value-type="float">
            <text:p>5385326</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59:.J59])/10; [.K59];[.L59]); 10)" office:value-type="float" office:value="7.68" calcext:value-type="float">
            <text:p>7.68</text:p>
          </table:table-cell>
          <table:table-cell table:style-name="ce94" table:formula="of:=ROUND([.M59];1)" office:value-type="float" office:value="7.7" calcext:value-type="float">
            <text:p>7.7</text:p>
          </table:table-cell>
          <table:table-cell table:style-name="ce180" table:formula="of:=MROUND(TRUNC([.M59];1);0.5)" office:value-type="float" office:value="7.5" calcext:value-type="float">
            <text:p>7.5</text:p>
          </table:table-cell>
          <table:table-cell table:style-name="ce97"/>
          <table:table-cell table:style-name="ce180"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0]" office:value-type="string" office:string-value="Theodoulos" calcext:value-type="string">
            <text:p>Theodoulos</text:p>
          </table:table-cell>
          <table:table-cell table:style-name="ce180" table:formula="of:=[$'Student Info'.C60]" office:value-type="string" office:string-value="Kapnisis" calcext:value-type="string">
            <text:p>Kapnisis</text:p>
          </table:table-cell>
          <table:table-cell table:style-name="ce180" table:formula="of:=[$'Student Info'.A60]" office:value-type="float" office:value="5271355" calcext:value-type="float">
            <text:p>5271355</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60:.J60])/10; [.K60];[.L60]); 10)" office:value-type="float" office:value="7.68" calcext:value-type="float">
            <text:p>7.68</text:p>
          </table:table-cell>
          <table:table-cell table:style-name="ce94" table:formula="of:=ROUND([.M60];1)" office:value-type="float" office:value="7.7" calcext:value-type="float">
            <text:p>7.7</text:p>
          </table:table-cell>
          <table:table-cell table:style-name="ce180" table:formula="of:=MROUND(TRUNC([.M60];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1]" office:value-type="float" office:value="30" calcext:value-type="float" table:number-columns-spanned="1" table:number-rows-spanned="2">
            <text:p>30</text:p>
          </table:table-cell>
          <table:table-cell table:style-name="ce180" table:formula="of:=[$'Student Info'.D61]" office:value-type="string" office:string-value="DARSHAN" calcext:value-type="string">
            <text:p>DARSHAN</text:p>
          </table:table-cell>
          <table:table-cell table:style-name="ce180" table:formula="of:=[$'Student Info'.C61]" office:value-type="string" office:string-value="KALYANASUNDARAM" calcext:value-type="string">
            <text:p>KALYANASUNDARAM</text:p>
          </table:table-cell>
          <table:table-cell table:style-name="ce180" table:formula="of:=[$'Student Info'.A61]" office:value-type="float" office:value="5351170" calcext:value-type="float">
            <text:p>5351170</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3" calcext:value-type="float">
            <text:p>33</text:p>
          </table:table-cell>
          <table:table-cell table:style-name="ce83" table:formula="of:=[$Sheet5.E61]" office:value-type="float" office:value="4" calcext:value-type="float">
            <text:p>4</text:p>
          </table:table-cell>
          <table:table-cell table:style-name="ce83" table:formula="of:=[$Sheet5.F61]" office:value-type="float" office:value="0" calcext:value-type="float">
            <text:p>0</text:p>
          </table:table-cell>
          <table:table-cell table:style-name="ce83" table:formula="of:=[$Sheet5.G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1:.J61])/10; [.K61];[.L61]); 10)" office:value-type="float" office:value="7.83" calcext:value-type="float">
            <text:p>7.83</text:p>
          </table:table-cell>
          <table:table-cell table:style-name="ce94" table:formula="of:=ROUND([.M61];1)" office:value-type="float" office:value="7.8" calcext:value-type="float">
            <text:p>7.8</text:p>
          </table:table-cell>
          <table:table-cell table:style-name="ce180" table:formula="of:=MROUND(TRUNC([.M61];1);0.5)" office:value-type="float" office:value="8" calcext:value-type="float">
            <text:p>8</text:p>
          </table:table-cell>
          <table:table-cell table:style-name="ce97"/>
          <table:table-cell table:style-name="ce180"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2]" office:value-type="string" office:string-value="Akshath Ram" calcext:value-type="string">
            <text:p>Akshath Ram</text:p>
          </table:table-cell>
          <table:table-cell table:style-name="ce180" table:formula="of:=[$'Student Info'.C62]" office:value-type="string" office:string-value="Veeravalli Hari" calcext:value-type="string">
            <text:p>Veeravalli Hari</text:p>
          </table:table-cell>
          <table:table-cell table:style-name="ce180" table:formula="of:=[$'Student Info'.A62]" office:value-type="float" office:value="5277175" calcext:value-type="float">
            <text:p>5277175</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3" calcext:value-type="float">
            <text:p>33</text:p>
          </table:table-cell>
          <table:table-cell table:style-name="ce84" table:formula="of:=[.H61]" office:value-type="float" office:value="4" calcext:value-type="float">
            <text:p>4</text:p>
          </table:table-cell>
          <table:table-cell table:style-name="ce84" table:formula="of:=[.I61]" office:value-type="float" office:value="0" calcext:value-type="float">
            <text:p>0</text:p>
          </table:table-cell>
          <table:table-cell table:style-name="ce84" table:formula="of:=[.J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2:.J62])/10; [.K62];[.L62]); 10)" office:value-type="float" office:value="7.83" calcext:value-type="float">
            <text:p>7.83</text:p>
          </table:table-cell>
          <table:table-cell table:style-name="ce94" table:formula="of:=ROUND([.M62];1)" office:value-type="float" office:value="7.8" calcext:value-type="float">
            <text:p>7.8</text:p>
          </table:table-cell>
          <table:table-cell table:style-name="ce180" table:formula="of:=MROUND(TRUNC([.M6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3]" office:value-type="float" office:value="31" calcext:value-type="float" table:number-columns-spanned="1" table:number-rows-spanned="2">
            <text:p>31</text:p>
          </table:table-cell>
          <table:table-cell table:style-name="ce180" table:formula="of:=[$'Student Info'.D63]" office:value-type="string" office:string-value="Siddhy Ganesh" calcext:value-type="string">
            <text:p>Siddhy Ganesh</text:p>
          </table:table-cell>
          <table:table-cell table:style-name="ce180" table:formula="of:=[$'Student Info'.C63]" office:value-type="string" office:string-value="Shetty" calcext:value-type="string">
            <text:p>Shetty</text:p>
          </table:table-cell>
          <table:table-cell table:style-name="ce180" table:formula="of:=[$'Student Info'.A63]" office:value-type="float" office:value="5354692" calcext:value-type="float">
            <text:p>5354692</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3:.J63])/10; [.K63];[.L63]); 10)" office:value-type="float" office:value="6.94" calcext:value-type="float">
            <text:p>6.94</text:p>
          </table:table-cell>
          <table:table-cell table:style-name="ce94" table:formula="of:=ROUND([.M63];1)" office:value-type="float" office:value="6.9" calcext:value-type="float">
            <text:p>6.9</text:p>
          </table:table-cell>
          <table:table-cell table:style-name="ce180" table:formula="of:=MROUND(TRUNC([.M63];1);0.5)" office:value-type="float" office:value="7" calcext:value-type="float">
            <text:p>7</text:p>
          </table:table-cell>
          <table:table-cell table:style-name="ce97"/>
          <table:table-cell table:style-name="ce180"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4]" office:value-type="string" office:string-value="Denzil" calcext:value-type="string">
            <text:p>Denzil</text:p>
          </table:table-cell>
          <table:table-cell table:style-name="ce180" table:formula="of:=[$'Student Info'.C64]" office:value-type="string" office:string-value="Joy" calcext:value-type="string">
            <text:p>Joy</text:p>
          </table:table-cell>
          <table:table-cell table:style-name="ce180" table:formula="of:=[$'Student Info'.A64]" office:value-type="float" office:value="5239605" calcext:value-type="float">
            <text:p>5239605</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4:.J64])/10; [.K64];[.L64]); 10)" office:value-type="float" office:value="6.94" calcext:value-type="float">
            <text:p>6.94</text:p>
          </table:table-cell>
          <table:table-cell table:style-name="ce94" table:formula="of:=ROUND([.M64];1)" office:value-type="float" office:value="6.9" calcext:value-type="float">
            <text:p>6.9</text:p>
          </table:table-cell>
          <table:table-cell table:style-name="ce180" table:formula="of:=MROUND(TRUNC([.M64];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5]" office:value-type="float" office:value="32" calcext:value-type="float" table:number-columns-spanned="1" table:number-rows-spanned="2">
            <text:p>32</text:p>
          </table:table-cell>
          <table:table-cell table:style-name="ce180" table:formula="of:=[$'Student Info'.D65]" office:value-type="string" office:string-value="Florina" calcext:value-type="string">
            <text:p>Florina</text:p>
          </table:table-cell>
          <table:table-cell table:style-name="ce180" table:formula="of:=[$'Student Info'.C65]" office:value-type="string" office:string-value="Sîrghi" calcext:value-type="string">
            <text:p>Sîrghi</text:p>
          </table:table-cell>
          <table:table-cell table:style-name="ce180" table:formula="of:=[$'Student Info'.A65]" office:value-type="float" office:value="4648579" calcext:value-type="float">
            <text:p>4648579</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5" calcext:value-type="float">
            <text:p>35</text:p>
          </table:table-cell>
          <table:table-cell table:style-name="ce83" table:formula="of:=[$Sheet5.E65]" office:value-type="float" office:value="10" calcext:value-type="float">
            <text:p>10</text:p>
          </table:table-cell>
          <table:table-cell table:style-name="ce83" table:formula="of:=[$Sheet5.F65]" office:value-type="float" office:value="0" calcext:value-type="float">
            <text:p>0</text:p>
          </table:table-cell>
          <table:table-cell table:style-name="ce83" table:formula="of:=[$Sheet5.G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5:.J65])/10; [.K65];[.L65]); 10)" office:value-type="float" office:value="8.74" calcext:value-type="float">
            <text:p>8.74</text:p>
          </table:table-cell>
          <table:table-cell table:style-name="ce94" table:formula="of:=ROUND([.M65];1)" office:value-type="float" office:value="8.7" calcext:value-type="float">
            <text:p>8.7</text:p>
          </table:table-cell>
          <table:table-cell table:style-name="ce180" table:formula="of:=MROUND(TRUNC([.M65];1);0.5)" office:value-type="float" office:value="8.5" calcext:value-type="float">
            <text:p>8.5</text:p>
          </table:table-cell>
          <table:table-cell table:style-name="ce97"/>
          <table:table-cell table:style-name="ce180"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6]" office:value-type="string" office:string-value="Kjell" calcext:value-type="string">
            <text:p>Kjell</text:p>
          </table:table-cell>
          <table:table-cell table:style-name="ce180" table:formula="of:=[$'Student Info'.C66]" office:value-type="string" office:string-value="Vleeschouwer" calcext:value-type="string">
            <text:p>Vleeschouwer</text:p>
          </table:table-cell>
          <table:table-cell table:style-name="ce180" table:formula="of:=[$'Student Info'.A66]" office:value-type="float" office:value="4557107" calcext:value-type="float">
            <text:p>4557107</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5" calcext:value-type="float">
            <text:p>35</text:p>
          </table:table-cell>
          <table:table-cell table:style-name="ce84" table:formula="of:=[.H65]" office:value-type="float" office:value="10" calcext:value-type="float">
            <text:p>10</text:p>
          </table:table-cell>
          <table:table-cell table:style-name="ce84" table:formula="of:=[.I65]" office:value-type="float" office:value="0" calcext:value-type="float">
            <text:p>0</text:p>
          </table:table-cell>
          <table:table-cell table:style-name="ce84" table:formula="of:=[.J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6:.J66])/10; [.K66];[.L66]); 10)" office:value-type="float" office:value="8.74" calcext:value-type="float">
            <text:p>8.74</text:p>
          </table:table-cell>
          <table:table-cell table:style-name="ce94" table:formula="of:=ROUND([.M66];1)" office:value-type="float" office:value="8.7" calcext:value-type="float">
            <text:p>8.7</text:p>
          </table:table-cell>
          <table:table-cell table:style-name="ce180" table:formula="of:=MROUND(TRUNC([.M66];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7]" office:value-type="float" office:value="33" calcext:value-type="float" table:number-columns-spanned="1" table:number-rows-spanned="2">
            <text:p>33</text:p>
          </table:table-cell>
          <table:table-cell table:style-name="ce180" table:formula="of:=[$'Student Info'.D67]" office:value-type="string" office:string-value="Seymour" calcext:value-type="string">
            <text:p>Seymour</text:p>
          </table:table-cell>
          <table:table-cell table:style-name="ce180" table:formula="of:=[$'Student Info'.C67]" office:value-type="string" office:string-value="Lubbers" calcext:value-type="string">
            <text:p>Lubbers</text:p>
          </table:table-cell>
          <table:table-cell table:style-name="ce180" table:formula="of:=[$'Student Info'.A67]" office:value-type="float" office:value="4450043" calcext:value-type="float">
            <text:p>4450043</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25.5" calcext:value-type="float">
            <text:p>25.5</text:p>
          </table:table-cell>
          <table:table-cell table:style-name="ce83" table:formula="of:=[$Sheet5.E67]" office:value-type="float" office:value="10" calcext:value-type="float">
            <text:p>10</text:p>
          </table:table-cell>
          <table:table-cell table:style-name="ce83" table:formula="of:=[$Sheet5.F67]" office:value-type="float" office:value="0" calcext:value-type="float">
            <text:p>0</text:p>
          </table:table-cell>
          <table:table-cell table:style-name="ce83" table:formula="of:=[$Sheet5.G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7:.J67])/10; [.K67];[.L67]); 10)" office:value-type="float" office:value="7.68" calcext:value-type="float">
            <text:p>7.68</text:p>
          </table:table-cell>
          <table:table-cell table:style-name="ce94" table:formula="of:=ROUND([.M67];1)" office:value-type="float" office:value="7.7" calcext:value-type="float">
            <text:p>7.7</text:p>
          </table:table-cell>
          <table:table-cell table:style-name="ce180" table:formula="of:=MROUND(TRUNC([.M67];1);0.5)" office:value-type="float" office:value="7.5" calcext:value-type="float">
            <text:p>7.5</text:p>
          </table:table-cell>
          <table:table-cell table:style-name="ce97"/>
          <table:table-cell table:style-name="ce180"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8]" office:value-type="string" office:string-value="Karel" calcext:value-type="string">
            <text:p>Karel</text:p>
          </table:table-cell>
          <table:table-cell table:style-name="ce180" table:formula="of:=[$'Student Info'.C68]" office:value-type="string" office:string-value="Scheepstra" calcext:value-type="string">
            <text:p>Scheepstra</text:p>
          </table:table-cell>
          <table:table-cell table:style-name="ce180" table:formula="of:=[$'Student Info'.A68]" office:value-type="float" office:value="4593162" calcext:value-type="float">
            <text:p>4593162</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25.5" calcext:value-type="float">
            <text:p>25.5</text:p>
          </table:table-cell>
          <table:table-cell table:style-name="ce84" table:formula="of:=[.H67]" office:value-type="float" office:value="10" calcext:value-type="float">
            <text:p>10</text:p>
          </table:table-cell>
          <table:table-cell table:style-name="ce84" table:formula="of:=[.I67]" office:value-type="float" office:value="0" calcext:value-type="float">
            <text:p>0</text:p>
          </table:table-cell>
          <table:table-cell table:style-name="ce84" table:formula="of:=[.J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8:.J68])/10; [.K68];[.L68]); 10)" office:value-type="float" office:value="7.68" calcext:value-type="float">
            <text:p>7.68</text:p>
          </table:table-cell>
          <table:table-cell table:style-name="ce94" table:formula="of:=ROUND([.M68];1)" office:value-type="float" office:value="7.7" calcext:value-type="float">
            <text:p>7.7</text:p>
          </table:table-cell>
          <table:table-cell table:style-name="ce180" table:formula="of:=MROUND(TRUNC([.M68];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9]" office:value-type="float" office:value="34" calcext:value-type="float" table:number-columns-spanned="1" table:number-rows-spanned="2">
            <text:p>34</text:p>
          </table:table-cell>
          <table:table-cell table:style-name="ce180" table:formula="of:=[$'Student Info'.D69]" office:value-type="string" office:string-value="Federico" calcext:value-type="string">
            <text:p>Federico</text:p>
          </table:table-cell>
          <table:table-cell table:style-name="ce180" table:formula="of:=[$'Student Info'.C69]" office:value-type="string" office:string-value="Scarí" calcext:value-type="string">
            <text:p>Scarí</text:p>
          </table:table-cell>
          <table:table-cell table:style-name="ce180" table:formula="of:=[$'Student Info'.A69]" office:value-type="float" office:value="5377013" calcext:value-type="float">
            <text:p>5377013</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32" calcext:value-type="float">
            <text:p>32</text:p>
          </table:table-cell>
          <table:table-cell table:style-name="ce83" table:formula="of:=[$Sheet5.E69]" office:value-type="float" office:value="10" calcext:value-type="float">
            <text:p>10</text:p>
          </table:table-cell>
          <table:table-cell table:style-name="ce83" table:formula="of:=[$Sheet5.F69]" office:value-type="float" office:value="0" calcext:value-type="float">
            <text:p>0</text:p>
          </table:table-cell>
          <table:table-cell table:style-name="ce83" table:formula="of:=[$Sheet5.G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69:.J69])/10; [.K69];[.L69]); 10)" office:value-type="float" office:value="8.3" calcext:value-type="float">
            <text:p>8.3</text:p>
          </table:table-cell>
          <table:table-cell table:style-name="ce94" table:formula="of:=ROUND([.M69];1)" office:value-type="float" office:value="8.3" calcext:value-type="float">
            <text:p>8.3</text:p>
          </table:table-cell>
          <table:table-cell table:style-name="ce180" table:formula="of:=MROUND(TRUNC([.M69];1);0.5)" office:value-type="float" office:value="8.5" calcext:value-type="float">
            <text:p>8.5</text:p>
          </table:table-cell>
          <table:table-cell table:style-name="ce97"/>
          <table:table-cell table:style-name="ce180"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0]" office:value-type="string" office:string-value="Akhil" calcext:value-type="string">
            <text:p>Akhil</text:p>
          </table:table-cell>
          <table:table-cell table:style-name="ce180" table:formula="of:=[$'Student Info'.C70]" office:value-type="string" office:string-value="Chadha" calcext:value-type="string">
            <text:p>Chadha</text:p>
          </table:table-cell>
          <table:table-cell table:style-name="ce180" table:formula="of:=[$'Student Info'.A70]" office:value-type="float" office:value="5223121" calcext:value-type="float">
            <text:p>522312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32" calcext:value-type="float">
            <text:p>32</text:p>
          </table:table-cell>
          <table:table-cell table:style-name="ce84" table:formula="of:=[.H69]" office:value-type="float" office:value="10" calcext:value-type="float">
            <text:p>10</text:p>
          </table:table-cell>
          <table:table-cell table:style-name="ce84" table:formula="of:=[.I69]" office:value-type="float" office:value="0" calcext:value-type="float">
            <text:p>0</text:p>
          </table:table-cell>
          <table:table-cell table:style-name="ce84" table:formula="of:=[.J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70:.J70])/10; [.K70];[.L70]); 10)" office:value-type="float" office:value="8.3" calcext:value-type="float">
            <text:p>8.3</text:p>
          </table:table-cell>
          <table:table-cell table:style-name="ce94" table:formula="of:=ROUND([.M70];1)" office:value-type="float" office:value="8.3" calcext:value-type="float">
            <text:p>8.3</text:p>
          </table:table-cell>
          <table:table-cell table:style-name="ce180" table:formula="of:=MROUND(TRUNC([.M7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1]" office:value-type="float" office:value="35" calcext:value-type="float" table:number-columns-spanned="1" table:number-rows-spanned="2">
            <text:p>35</text:p>
          </table:table-cell>
          <table:table-cell table:style-name="ce180" table:formula="of:=[$'Student Info'.D71]" office:value-type="string" office:string-value="Floor" calcext:value-type="string">
            <text:p>Floor</text:p>
          </table:table-cell>
          <table:table-cell table:style-name="ce180" table:formula="of:=[$'Student Info'.C71]" office:value-type="string" office:string-value="Redel" calcext:value-type="string">
            <text:p>Redel</text:p>
          </table:table-cell>
          <table:table-cell table:style-name="ce180" table:formula="of:=[$'Student Info'.A71]" office:value-type="float" office:value="4546911" calcext:value-type="float">
            <text:p>4546911</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5" calcext:value-type="float">
            <text:p>35</text:p>
          </table:table-cell>
          <table:table-cell table:style-name="ce83" table:formula="of:=[$Sheet5.E71]" office:value-type="float" office:value="10" calcext:value-type="float">
            <text:p>10</text:p>
          </table:table-cell>
          <table:table-cell table:style-name="ce83" table:formula="of:=[$Sheet5.F71]" office:value-type="float" office:value="0" calcext:value-type="float">
            <text:p>0</text:p>
          </table:table-cell>
          <table:table-cell table:style-name="ce83" table:formula="of:=[$Sheet5.G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1:.J71])/10; [.K71];[.L71]); 10)" office:value-type="float" office:value="9.08" calcext:value-type="float">
            <text:p>9.08</text:p>
          </table:table-cell>
          <table:table-cell table:style-name="ce94" table:formula="of:=ROUND([.M71];1)" office:value-type="float" office:value="9.1" calcext:value-type="float">
            <text:p>9.1</text:p>
          </table:table-cell>
          <table:table-cell table:style-name="ce180" table:formula="of:=MROUND(TRUNC([.M71];1);0.5)" office:value-type="float" office:value="9" calcext:value-type="float">
            <text:p>9</text:p>
          </table:table-cell>
          <table:table-cell table:style-name="ce97"/>
          <table:table-cell table:style-name="ce180"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2]" office:value-type="string" office:string-value="Femke" calcext:value-type="string">
            <text:p>Femke</text:p>
          </table:table-cell>
          <table:table-cell table:style-name="ce180" table:formula="of:=[$'Student Info'.C72]" office:value-type="string" office:string-value="van Engen" calcext:value-type="string">
            <text:p>van Engen</text:p>
          </table:table-cell>
          <table:table-cell table:style-name="ce180" table:formula="of:=[$'Student Info'.A72]" office:value-type="float" office:value="4552687" calcext:value-type="float">
            <text:p>4552687</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5" calcext:value-type="float">
            <text:p>35</text:p>
          </table:table-cell>
          <table:table-cell table:style-name="ce84" table:formula="of:=[.H71]" office:value-type="float" office:value="10" calcext:value-type="float">
            <text:p>10</text:p>
          </table:table-cell>
          <table:table-cell table:style-name="ce84" table:formula="of:=[.I71]" office:value-type="float" office:value="0" calcext:value-type="float">
            <text:p>0</text:p>
          </table:table-cell>
          <table:table-cell table:style-name="ce84" table:formula="of:=[.J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2:.J72])/10; [.K72];[.L72]); 10)" office:value-type="float" office:value="9.08" calcext:value-type="float">
            <text:p>9.08</text:p>
          </table:table-cell>
          <table:table-cell table:style-name="ce94" table:formula="of:=ROUND([.M72];1)" office:value-type="float" office:value="9.1" calcext:value-type="float">
            <text:p>9.1</text:p>
          </table:table-cell>
          <table:table-cell table:style-name="ce180" table:formula="of:=MROUND(TRUNC([.M72];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3]" office:value-type="float" office:value="36" calcext:value-type="float" table:number-columns-spanned="1" table:number-rows-spanned="2">
            <text:p>36</text:p>
          </table:table-cell>
          <table:table-cell table:style-name="ce180" table:formula="of:=[$'Student Info'.D73]" office:value-type="string" office:string-value="Ramin" calcext:value-type="string">
            <text:p>Ramin</text:p>
          </table:table-cell>
          <table:table-cell table:style-name="ce180" table:formula="of:=[$'Student Info'.C73]" office:value-type="string" office:string-value="Ariana" calcext:value-type="string">
            <text:p>Ariana</text:p>
          </table:table-cell>
          <table:table-cell table:style-name="ce180" table:formula="of:=[$'Student Info'.A73]" office:value-type="float" office:value="5181585" calcext:value-type="float">
            <text:p>5181585</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31.5" calcext:value-type="float">
            <text:p>31.5</text:p>
          </table:table-cell>
          <table:table-cell table:style-name="ce83" table:formula="of:=[$Sheet5.E73]" office:value-type="float" office:value="10" calcext:value-type="float">
            <text:p>10</text:p>
          </table:table-cell>
          <table:table-cell table:style-name="ce83" table:formula="of:=[$Sheet5.F73]" office:value-type="float" office:value="0" calcext:value-type="float">
            <text:p>0</text:p>
          </table:table-cell>
          <table:table-cell table:style-name="ce83" table:formula="of:=[$Sheet5.G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3:.J73])/10; [.K73];[.L73]); 10)" office:value-type="float" office:value="7.9" calcext:value-type="float">
            <text:p>7.9</text:p>
          </table:table-cell>
          <table:table-cell table:style-name="ce94" table:formula="of:=ROUND([.M73];1)" office:value-type="float" office:value="7.9" calcext:value-type="float">
            <text:p>7.9</text:p>
          </table:table-cell>
          <table:table-cell table:style-name="ce180" table:formula="of:=MROUND(TRUNC([.M73];1);0.5)" office:value-type="float" office:value="8" calcext:value-type="float">
            <text:p>8</text:p>
          </table:table-cell>
          <table:table-cell table:style-name="ce97"/>
          <table:table-cell table:style-name="ce180"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4]" office:value-type="string" office:string-value="Loran" calcext:value-type="string">
            <text:p>Loran</text:p>
          </table:table-cell>
          <table:table-cell table:style-name="ce180" table:formula="of:=[$'Student Info'.C74]" office:value-type="string" office:string-value="Bogaart" calcext:value-type="string">
            <text:p>Bogaart</text:p>
          </table:table-cell>
          <table:table-cell table:style-name="ce180" table:formula="of:=[$'Student Info'.A74]" office:value-type="float" office:value="5145279" calcext:value-type="float">
            <text:p>5145279</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31.5" calcext:value-type="float">
            <text:p>31.5</text:p>
          </table:table-cell>
          <table:table-cell table:style-name="ce84" table:formula="of:=[.H73]" office:value-type="float" office:value="10" calcext:value-type="float">
            <text:p>10</text:p>
          </table:table-cell>
          <table:table-cell table:style-name="ce84" table:formula="of:=[.I73]" office:value-type="float" office:value="0" calcext:value-type="float">
            <text:p>0</text:p>
          </table:table-cell>
          <table:table-cell table:style-name="ce84" table:formula="of:=[.J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4:.J74])/10; [.K74];[.L74]); 10)" office:value-type="float" office:value="7.9" calcext:value-type="float">
            <text:p>7.9</text:p>
          </table:table-cell>
          <table:table-cell table:style-name="ce94" table:formula="of:=ROUND([.M74];1)" office:value-type="float" office:value="7.9" calcext:value-type="float">
            <text:p>7.9</text:p>
          </table:table-cell>
          <table:table-cell table:style-name="ce180" table:formula="of:=MROUND(TRUNC([.M7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5]" office:value-type="float" office:value="37" calcext:value-type="float" table:number-columns-spanned="1" table:number-rows-spanned="2">
            <text:p>37</text:p>
          </table:table-cell>
          <table:table-cell table:style-name="ce180" table:formula="of:=[$'Student Info'.D75]" office:value-type="string" office:string-value="Prajwal" calcext:value-type="string">
            <text:p>Prajwal</text:p>
          </table:table-cell>
          <table:table-cell table:style-name="ce180" table:formula="of:=[$'Student Info'.C75]" office:value-type="string" office:string-value="Vinod" calcext:value-type="string">
            <text:p>Vinod</text:p>
          </table:table-cell>
          <table:table-cell table:style-name="ce180" table:formula="of:=[$'Student Info'.A75]" office:value-type="float" office:value="5251591" calcext:value-type="float">
            <text:p>525159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24" calcext:value-type="float">
            <text:p>24</text:p>
          </table:table-cell>
          <table:table-cell table:style-name="ce83" table:formula="of:=[$Sheet5.E75]" office:value-type="float" office:value="8" calcext:value-type="float">
            <text:p>8</text:p>
          </table:table-cell>
          <table:table-cell table:style-name="ce83" table:formula="of:=[$Sheet5.F75]" office:value-type="float" office:value="0" calcext:value-type="float">
            <text:p>0</text:p>
          </table:table-cell>
          <table:table-cell table:style-name="ce83" table:formula="of:=[$Sheet5.G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5:.J75])/10; [.K75];[.L75]); 10)" office:value-type="float" office:value="7.25" calcext:value-type="float">
            <text:p>7.25</text:p>
          </table:table-cell>
          <table:table-cell table:style-name="ce94" table:formula="of:=ROUND([.M75];1)" office:value-type="float" office:value="7.3" calcext:value-type="float">
            <text:p>7.3</text:p>
          </table:table-cell>
          <table:table-cell table:style-name="ce180" table:formula="of:=MROUND(TRUNC([.M75];1);0.5)" office:value-type="float" office:value="7" calcext:value-type="float">
            <text:p>7</text:p>
          </table:table-cell>
          <table:table-cell table:style-name="ce97"/>
          <table:table-cell table:style-name="ce180"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6]" office:value-type="string" office:string-value="Adithya" calcext:value-type="string">
            <text:p>Adithya</text:p>
          </table:table-cell>
          <table:table-cell table:style-name="ce180" table:formula="of:=[$'Student Info'.C76]" office:value-type="string" office:string-value="Narasimhan" calcext:value-type="string">
            <text:p>Narasimhan</text:p>
          </table:table-cell>
          <table:table-cell table:style-name="ce180" table:formula="of:=[$'Student Info'.A76]" office:value-type="float" office:value="5200121" calcext:value-type="float">
            <text:p>5200121</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24" calcext:value-type="float">
            <text:p>24</text:p>
          </table:table-cell>
          <table:table-cell table:style-name="ce84" table:formula="of:=[.H75]" office:value-type="float" office:value="8" calcext:value-type="float">
            <text:p>8</text:p>
          </table:table-cell>
          <table:table-cell table:style-name="ce84" table:formula="of:=[.I75]" office:value-type="float" office:value="0" calcext:value-type="float">
            <text:p>0</text:p>
          </table:table-cell>
          <table:table-cell table:style-name="ce84" table:formula="of:=[.J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6:.J76])/10; [.K76];[.L76]); 10)" office:value-type="float" office:value="7.25" calcext:value-type="float">
            <text:p>7.25</text:p>
          </table:table-cell>
          <table:table-cell table:style-name="ce94" table:formula="of:=ROUND([.M76];1)" office:value-type="float" office:value="7.3" calcext:value-type="float">
            <text:p>7.3</text:p>
          </table:table-cell>
          <table:table-cell table:style-name="ce180" table:formula="of:=MROUND(TRUNC([.M76];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7]" office:value-type="float" office:value="38" calcext:value-type="float" table:number-columns-spanned="1" table:number-rows-spanned="2">
            <text:p>38</text:p>
          </table:table-cell>
          <table:table-cell table:style-name="ce180" table:formula="of:=[$'Student Info'.D77]" office:value-type="string" office:string-value="Hilda" calcext:value-type="string">
            <text:p>Hilda</text:p>
          </table:table-cell>
          <table:table-cell table:style-name="ce180" table:formula="of:=[$'Student Info'.C77]" office:value-type="string" office:string-value="Jongeneel" calcext:value-type="string">
            <text:p>Jongeneel</text:p>
          </table:table-cell>
          <table:table-cell table:style-name="ce180" table:formula="of:=[$'Student Info'.A77]" office:value-type="float" office:value="4611063" calcext:value-type="float">
            <text:p>4611063</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5" calcext:value-type="float">
            <text:p>35</text:p>
          </table:table-cell>
          <table:table-cell table:style-name="ce83" table:formula="of:=[$Sheet5.E77]" office:value-type="float" office:value="10" calcext:value-type="float">
            <text:p>10</text:p>
          </table:table-cell>
          <table:table-cell table:style-name="ce83" table:formula="of:=[$Sheet5.F77]" office:value-type="float" office:value="0" calcext:value-type="float">
            <text:p>0</text:p>
          </table:table-cell>
          <table:table-cell table:style-name="ce83" table:formula="of:=[$Sheet5.G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7:.J77])/10; [.K77];[.L77]); 10)" office:value-type="float" office:value="9.03" calcext:value-type="float">
            <text:p>9.03</text:p>
          </table:table-cell>
          <table:table-cell table:style-name="ce94" table:formula="of:=ROUND([.M77];1)" office:value-type="float" office:value="9" calcext:value-type="float">
            <text:p>9.0</text:p>
          </table:table-cell>
          <table:table-cell table:style-name="ce180" table:formula="of:=MROUND(TRUNC([.M77];1);0.5)" office:value-type="float" office:value="9" calcext:value-type="float">
            <text:p>9</text:p>
          </table:table-cell>
          <table:table-cell table:style-name="ce97"/>
          <table:table-cell table:style-name="ce180"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8]" office:value-type="string" office:string-value="Jasper" calcext:value-type="string">
            <text:p>Jasper</text:p>
          </table:table-cell>
          <table:table-cell table:style-name="ce180" table:formula="of:=[$'Student Info'.C78]" office:value-type="string" office:string-value="van der Staaij" calcext:value-type="string">
            <text:p>van der Staaij</text:p>
          </table:table-cell>
          <table:table-cell table:style-name="ce180" table:formula="of:=[$'Student Info'.A78]" office:value-type="float" office:value="4490819" calcext:value-type="float">
            <text:p>4490819</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5" calcext:value-type="float">
            <text:p>35</text:p>
          </table:table-cell>
          <table:table-cell table:style-name="ce84" table:formula="of:=[.H77]" office:value-type="float" office:value="10" calcext:value-type="float">
            <text:p>10</text:p>
          </table:table-cell>
          <table:table-cell table:style-name="ce84" table:formula="of:=[.I77]" office:value-type="float" office:value="0" calcext:value-type="float">
            <text:p>0</text:p>
          </table:table-cell>
          <table:table-cell table:style-name="ce84" table:formula="of:=[.J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8:.J78])/10; [.K78];[.L78]); 10)" office:value-type="float" office:value="9.03" calcext:value-type="float">
            <text:p>9.03</text:p>
          </table:table-cell>
          <table:table-cell table:style-name="ce94" table:formula="of:=ROUND([.M78];1)" office:value-type="float" office:value="9" calcext:value-type="float">
            <text:p>9.0</text:p>
          </table:table-cell>
          <table:table-cell table:style-name="ce180" table:formula="of:=MROUND(TRUNC([.M78];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9]" office:value-type="float" office:value="39" calcext:value-type="float" table:number-columns-spanned="1" table:number-rows-spanned="2">
            <text:p>39</text:p>
          </table:table-cell>
          <table:table-cell table:style-name="ce180" table:formula="of:=[$'Student Info'.D79]" office:value-type="string" office:string-value="Akash" calcext:value-type="string">
            <text:p>Akash</text:p>
          </table:table-cell>
          <table:table-cell table:style-name="ce180" table:formula="of:=[$'Student Info'.C79]" office:value-type="string" office:string-value="Soerdjbalie" calcext:value-type="string">
            <text:p>Soerdjbalie</text:p>
          </table:table-cell>
          <table:table-cell table:style-name="ce180" table:formula="of:=[$'Student Info'.A79]" office:value-type="float" office:value="4227174" calcext:value-type="float">
            <text:p>42271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79:.J79])/10; [.K79];[.L79]); 10)" office:value-type="float" office:value="8.1" calcext:value-type="float">
            <text:p>8.1</text:p>
          </table:table-cell>
          <table:table-cell table:style-name="ce94" table:formula="of:=ROUND([.M79];1)" office:value-type="float" office:value="8.1" calcext:value-type="float">
            <text:p>8.1</text:p>
          </table:table-cell>
          <table:table-cell table:style-name="ce180" table:formula="of:=MROUND(TRUNC([.M79];1);0.5)" office:value-type="float" office:value="8" calcext:value-type="float">
            <text:p>8</text:p>
          </table:table-cell>
          <table:table-cell table:style-name="ce97"/>
          <table:table-cell table:style-name="ce180"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0]" office:value-type="string" office:string-value="Michiel" calcext:value-type="string">
            <text:p>Michiel</text:p>
          </table:table-cell>
          <table:table-cell table:style-name="ce180" table:formula="of:=[$'Student Info'.C80]" office:value-type="string" office:string-value="Firlefyn" calcext:value-type="string">
            <text:p>Firlefyn</text:p>
          </table:table-cell>
          <table:table-cell table:style-name="ce180" table:formula="of:=[$'Student Info'.A80]" office:value-type="float" office:value="4558774" calcext:value-type="float">
            <text:p>4558774</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80:.J80])/10; [.K80];[.L80]); 10)" office:value-type="float" office:value="8.1" calcext:value-type="float">
            <text:p>8.1</text:p>
          </table:table-cell>
          <table:table-cell table:style-name="ce94" table:formula="of:=ROUND([.M80];1)" office:value-type="float" office:value="8.1" calcext:value-type="float">
            <text:p>8.1</text:p>
          </table:table-cell>
          <table:table-cell table:style-name="ce180" table:formula="of:=MROUND(TRUNC([.M8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1]" office:value-type="float" office:value="40" calcext:value-type="float" table:number-columns-spanned="1" table:number-rows-spanned="2">
            <text:p>40</text:p>
          </table:table-cell>
          <table:table-cell table:style-name="ce180" table:formula="of:=[$'Student Info'.D81]" office:value-type="string" office:string-value="Peter" calcext:value-type="string">
            <text:p>Peter</text:p>
          </table:table-cell>
          <table:table-cell table:style-name="ce180" table:formula="of:=[$'Student Info'.C81]" office:value-type="string" office:string-value="Elffers" calcext:value-type="string">
            <text:p>Elffers</text:p>
          </table:table-cell>
          <table:table-cell table:style-name="ce180" table:formula="of:=[$'Student Info'.A81]" office:value-type="float" office:value="4549783" calcext:value-type="float">
            <text:p>4549783</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1:.J81])/10; [.K81];[.L81]); 10)" office:value-type="float" office:value="7.7" calcext:value-type="float">
            <text:p>7.7</text:p>
          </table:table-cell>
          <table:table-cell table:style-name="ce94" table:formula="of:=ROUND([.M81];1)" office:value-type="float" office:value="7.7" calcext:value-type="float">
            <text:p>7.7</text:p>
          </table:table-cell>
          <table:table-cell table:style-name="ce180" table:formula="of:=MROUND(TRUNC([.M81];1);0.5)" office:value-type="float" office:value="7.5" calcext:value-type="float">
            <text:p>7.5</text:p>
          </table:table-cell>
          <table:table-cell table:style-name="ce97"/>
          <table:table-cell table:style-name="ce180"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2]" office:value-type="string" office:string-value="Wesley" calcext:value-type="string">
            <text:p>Wesley</text:p>
          </table:table-cell>
          <table:table-cell table:style-name="ce180" table:formula="of:=[$'Student Info'.C82]" office:value-type="string" office:string-value="Kool" calcext:value-type="string">
            <text:p>Kool</text:p>
          </table:table-cell>
          <table:table-cell table:style-name="ce180" table:formula="of:=[$'Student Info'.A82]" office:value-type="float" office:value="4608542" calcext:value-type="float">
            <text:p>4608542</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2:.J82])/10; [.K82];[.L82]); 10)" office:value-type="float" office:value="7.7" calcext:value-type="float">
            <text:p>7.7</text:p>
          </table:table-cell>
          <table:table-cell table:style-name="ce94" table:formula="of:=ROUND([.M82];1)" office:value-type="float" office:value="7.7" calcext:value-type="float">
            <text:p>7.7</text:p>
          </table:table-cell>
          <table:table-cell table:style-name="ce180" table:formula="of:=MROUND(TRUNC([.M8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3]" office:value-type="float" office:value="41" calcext:value-type="float" table:number-columns-spanned="1" table:number-rows-spanned="2">
            <text:p>41</text:p>
          </table:table-cell>
          <table:table-cell table:style-name="ce180" table:formula="of:=[$'Student Info'.D83]" office:value-type="string" office:string-value="Martijn" calcext:value-type="string">
            <text:p>Martijn</text:p>
          </table:table-cell>
          <table:table-cell table:style-name="ce180" table:formula="of:=[$'Student Info'.C83]" office:value-type="string" office:string-value="Mooi" calcext:value-type="string">
            <text:p>Mooi</text:p>
          </table:table-cell>
          <table:table-cell table:style-name="ce180" table:formula="of:=[$'Student Info'.A83]" office:value-type="float" office:value="4578538" calcext:value-type="float">
            <text:p>457853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1" calcext:value-type="float">
            <text:p>31</text:p>
          </table:table-cell>
          <table:table-cell table:style-name="ce83" table:formula="of:=[$Sheet5.E83]" office:value-type="float" office:value="9" calcext:value-type="float">
            <text:p>9</text:p>
          </table:table-cell>
          <table:table-cell table:style-name="ce83" table:formula="of:=[$Sheet5.F83]" office:value-type="float" office:value="0" calcext:value-type="float">
            <text:p>0</text:p>
          </table:table-cell>
          <table:table-cell table:style-name="ce83" table:formula="of:=[$Sheet5.G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3:.J83])/10; [.K83];[.L83]); 10)" office:value-type="float" office:value="8.43" calcext:value-type="float">
            <text:p>8.43</text:p>
          </table:table-cell>
          <table:table-cell table:style-name="ce94" table:formula="of:=ROUND([.M83];1)" office:value-type="float" office:value="8.4" calcext:value-type="float">
            <text:p>8.4</text:p>
          </table:table-cell>
          <table:table-cell table:style-name="ce180" table:formula="of:=MROUND(TRUNC([.M83];1);0.5)" office:value-type="float" office:value="8.5" calcext:value-type="float">
            <text:p>8.5</text:p>
          </table:table-cell>
          <table:table-cell table:style-name="ce97"/>
          <table:table-cell table:style-name="ce180"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4]" office:value-type="string" office:string-value="IOANNA" calcext:value-type="string">
            <text:p>IOANNA</text:p>
          </table:table-cell>
          <table:table-cell table:style-name="ce180" table:formula="of:=[$'Student Info'.C84]" office:value-type="string" office:string-value="CHANOPOULOU" calcext:value-type="string">
            <text:p>CHANOPOULOU</text:p>
          </table:table-cell>
          <table:table-cell table:style-name="ce180" table:formula="of:=[$'Student Info'.A84]" office:value-type="float" office:value="5360188" calcext:value-type="float">
            <text:p>5360188</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1" calcext:value-type="float">
            <text:p>31</text:p>
          </table:table-cell>
          <table:table-cell table:style-name="ce84" table:formula="of:=[.H83]" office:value-type="float" office:value="9" calcext:value-type="float">
            <text:p>9</text:p>
          </table:table-cell>
          <table:table-cell table:style-name="ce84" table:formula="of:=[.I83]" office:value-type="float" office:value="0" calcext:value-type="float">
            <text:p>0</text:p>
          </table:table-cell>
          <table:table-cell table:style-name="ce84" table:formula="of:=[.J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4:.J84])/10; [.K84];[.L84]); 10)" office:value-type="float" office:value="8.43" calcext:value-type="float">
            <text:p>8.43</text:p>
          </table:table-cell>
          <table:table-cell table:style-name="ce94" table:formula="of:=ROUND([.M84];1)" office:value-type="float" office:value="8.4" calcext:value-type="float">
            <text:p>8.4</text:p>
          </table:table-cell>
          <table:table-cell table:style-name="ce180" table:formula="of:=MROUND(TRUNC([.M8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5]" office:value-type="float" office:value="42" calcext:value-type="float" table:number-columns-spanned="1" table:number-rows-spanned="2">
            <text:p>42</text:p>
          </table:table-cell>
          <table:table-cell table:style-name="ce180" table:formula="of:=[$'Student Info'.D85]" office:value-type="string" office:string-value="Stein" calcext:value-type="string">
            <text:p>Stein</text:p>
          </table:table-cell>
          <table:table-cell table:style-name="ce180" table:formula="of:=[$'Student Info'.C85]" office:value-type="string" office:string-value="van Veggel" calcext:value-type="string">
            <text:p>van Veggel</text:p>
          </table:table-cell>
          <table:table-cell table:style-name="ce180" table:formula="of:=[$'Student Info'.A85]" office:value-type="float" office:value="4562100" calcext:value-type="float">
            <text:p>456210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5" calcext:value-type="float">
            <text:p>35</text:p>
          </table:table-cell>
          <table:table-cell table:style-name="ce83" table:formula="of:=[$Sheet5.E85]" office:value-type="float" office:value="10" calcext:value-type="float">
            <text:p>10</text:p>
          </table:table-cell>
          <table:table-cell table:style-name="ce83" table:formula="of:=[$Sheet5.F85]" office:value-type="float" office:value="0" calcext:value-type="float">
            <text:p>0</text:p>
          </table:table-cell>
          <table:table-cell table:style-name="ce83" table:formula="of:=[$Sheet5.G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5:.J85])/10; [.K85];[.L85]); 10)" office:value-type="float" office:value="8.79" calcext:value-type="float">
            <text:p>8.79</text:p>
          </table:table-cell>
          <table:table-cell table:style-name="ce94" table:formula="of:=ROUND([.M85];1)" office:value-type="float" office:value="8.8" calcext:value-type="float">
            <text:p>8.8</text:p>
          </table:table-cell>
          <table:table-cell table:style-name="ce180" table:formula="of:=MROUND(TRUNC([.M85];1);0.5)" office:value-type="float" office:value="8.5" calcext:value-type="float">
            <text:p>8.5</text:p>
          </table:table-cell>
          <table:table-cell table:style-name="ce97"/>
          <table:table-cell table:style-name="ce180"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6]" office:value-type="string" office:string-value="Tijmen" calcext:value-type="string">
            <text:p>Tijmen</text:p>
          </table:table-cell>
          <table:table-cell table:style-name="ce180" table:formula="of:=[$'Student Info'.C86]" office:value-type="string" office:string-value="van Enckevort" calcext:value-type="string">
            <text:p>van Enckevort</text:p>
          </table:table-cell>
          <table:table-cell table:style-name="ce180" table:formula="of:=[$'Student Info'.A86]" office:value-type="float" office:value="4552660" calcext:value-type="float">
            <text:p>4552660</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5" calcext:value-type="float">
            <text:p>35</text:p>
          </table:table-cell>
          <table:table-cell table:style-name="ce84" table:formula="of:=[.H85]" office:value-type="float" office:value="10" calcext:value-type="float">
            <text:p>10</text:p>
          </table:table-cell>
          <table:table-cell table:style-name="ce84" table:formula="of:=[.I85]" office:value-type="float" office:value="0" calcext:value-type="float">
            <text:p>0</text:p>
          </table:table-cell>
          <table:table-cell table:style-name="ce84" table:formula="of:=[.J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6:.J86])/10; [.K86];[.L86]); 10)" office:value-type="float" office:value="8.79" calcext:value-type="float">
            <text:p>8.79</text:p>
          </table:table-cell>
          <table:table-cell table:style-name="ce94" table:formula="of:=ROUND([.M86];1)" office:value-type="float" office:value="8.8" calcext:value-type="float">
            <text:p>8.8</text:p>
          </table:table-cell>
          <table:table-cell table:style-name="ce180" table:formula="of:=MROUND(TRUNC([.M86];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7]" office:value-type="float" office:value="43" calcext:value-type="float" table:number-columns-spanned="1" table:number-rows-spanned="2">
            <text:p>43</text:p>
          </table:table-cell>
          <table:table-cell table:style-name="ce180" table:formula="of:=[$'Student Info'.D87]" office:value-type="string" office:string-value="Li" calcext:value-type="string">
            <text:p>Li</text:p>
          </table:table-cell>
          <table:table-cell table:style-name="ce180" table:formula="of:=[$'Student Info'.C87]" office:value-type="string" office:string-value="Li" calcext:value-type="string">
            <text:p>Li</text:p>
          </table:table-cell>
          <table:table-cell table:style-name="ce180" table:formula="of:=[$'Student Info'.A87]" office:value-type="float" office:value="5281873" calcext:value-type="float">
            <text:p>5281873</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28" calcext:value-type="float">
            <text:p>28</text:p>
          </table:table-cell>
          <table:table-cell table:style-name="ce83" table:formula="of:=[$Sheet5.E87]" office:value-type="float" office:value="10" calcext:value-type="float">
            <text:p>10</text:p>
          </table:table-cell>
          <table:table-cell table:style-name="ce83" table:formula="of:=[$Sheet5.F87]" office:value-type="float" office:value="3" calcext:value-type="float">
            <text:p>3</text:p>
          </table:table-cell>
          <table:table-cell table:style-name="ce83" table:formula="of:=[$Sheet5.G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7:.J87])/10; [.K87];[.L87]); 10)" office:value-type="float" office:value="7.98" calcext:value-type="float">
            <text:p>7.98</text:p>
          </table:table-cell>
          <table:table-cell table:style-name="ce94" table:formula="of:=ROUND([.M87];1)" office:value-type="float" office:value="8" calcext:value-type="float">
            <text:p>8.0</text:p>
          </table:table-cell>
          <table:table-cell table:style-name="ce180" table:formula="of:=MROUND(TRUNC([.M87];1);0.5)" office:value-type="float" office:value="8" calcext:value-type="float">
            <text:p>8</text:p>
          </table:table-cell>
          <table:table-cell table:style-name="ce97"/>
          <table:table-cell table:style-name="ce180"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8]" office:value-type="string" office:string-value="Miquel" calcext:value-type="string">
            <text:p>Miquel</text:p>
          </table:table-cell>
          <table:table-cell table:style-name="ce180" table:formula="of:=[$'Student Info'.C88]" office:value-type="string" office:string-value="Ricart I Oltra" calcext:value-type="string">
            <text:p>Ricart I Oltra</text:p>
          </table:table-cell>
          <table:table-cell table:style-name="ce180" table:formula="of:=[$'Student Info'.A88]" office:value-type="float" office:value="5240344" calcext:value-type="float">
            <text:p>5240344</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28" calcext:value-type="float">
            <text:p>28</text:p>
          </table:table-cell>
          <table:table-cell table:style-name="ce84" table:formula="of:=[.H87]" office:value-type="float" office:value="10" calcext:value-type="float">
            <text:p>10</text:p>
          </table:table-cell>
          <table:table-cell table:style-name="ce84" table:formula="of:=[.I87]" office:value-type="float" office:value="3" calcext:value-type="float">
            <text:p>3</text:p>
          </table:table-cell>
          <table:table-cell table:style-name="ce84" table:formula="of:=[.J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8:.J88])/10; [.K88];[.L88]); 10)" office:value-type="float" office:value="7.98" calcext:value-type="float">
            <text:p>7.98</text:p>
          </table:table-cell>
          <table:table-cell table:style-name="ce94" table:formula="of:=ROUND([.M88];1)" office:value-type="float" office:value="8" calcext:value-type="float">
            <text:p>8.0</text:p>
          </table:table-cell>
          <table:table-cell table:style-name="ce180" table:formula="of:=MROUND(TRUNC([.M8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9]" office:value-type="float" office:value="44" calcext:value-type="float" table:number-columns-spanned="1" table:number-rows-spanned="2">
            <text:p>44</text:p>
          </table:table-cell>
          <table:table-cell table:style-name="ce180" table:formula="of:=[$'Student Info'.D89]" office:value-type="string" office:string-value="Kenrick" calcext:value-type="string">
            <text:p>Kenrick</text:p>
          </table:table-cell>
          <table:table-cell table:style-name="ce180" table:formula="of:=[$'Student Info'.C89]" office:value-type="string" office:string-value="Trip" calcext:value-type="string">
            <text:p>Trip</text:p>
          </table:table-cell>
          <table:table-cell table:style-name="ce180" table:formula="of:=[$'Student Info'.A89]" office:value-type="float" office:value="4661826" calcext:value-type="float">
            <text:p>4661826</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5" calcext:value-type="float">
            <text:p>35</text:p>
          </table:table-cell>
          <table:table-cell table:style-name="ce83" table:formula="of:=[$Sheet5.E89]" office:value-type="float" office:value="7" calcext:value-type="float">
            <text:p>7</text:p>
          </table:table-cell>
          <table:table-cell table:style-name="ce83" table:formula="of:=[$Sheet5.F89]" office:value-type="float" office:value="0" calcext:value-type="float">
            <text:p>0</text:p>
          </table:table-cell>
          <table:table-cell table:style-name="ce83" table:formula="of:=[$Sheet5.G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89:.J89])/10; [.K89];[.L89]); 10)" office:value-type="float" office:value="8.63" calcext:value-type="float">
            <text:p>8.63</text:p>
          </table:table-cell>
          <table:table-cell table:style-name="ce94" table:formula="of:=ROUND([.M89];1)" office:value-type="float" office:value="8.6" calcext:value-type="float">
            <text:p>8.6</text:p>
          </table:table-cell>
          <table:table-cell table:style-name="ce180" table:formula="of:=MROUND(TRUNC([.M89];1);0.5)" office:value-type="float" office:value="8.5" calcext:value-type="float">
            <text:p>8.5</text:p>
          </table:table-cell>
          <table:table-cell table:style-name="ce97"/>
          <table:table-cell table:style-name="ce180"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0]" office:value-type="string" office:string-value="Raphael" calcext:value-type="string">
            <text:p>Raphael</text:p>
          </table:table-cell>
          <table:table-cell table:style-name="ce180" table:formula="of:=[$'Student Info'.C90]" office:value-type="string" office:string-value="Ummels" calcext:value-type="string">
            <text:p>Ummels</text:p>
          </table:table-cell>
          <table:table-cell table:style-name="ce180" table:formula="of:=[$'Student Info'.A90]" office:value-type="float" office:value="4669304" calcext:value-type="float">
            <text:p>4669304</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5" calcext:value-type="float">
            <text:p>35</text:p>
          </table:table-cell>
          <table:table-cell table:style-name="ce84" table:formula="of:=[.H89]" office:value-type="float" office:value="7" calcext:value-type="float">
            <text:p>7</text:p>
          </table:table-cell>
          <table:table-cell table:style-name="ce84" table:formula="of:=[.I89]" office:value-type="float" office:value="0" calcext:value-type="float">
            <text:p>0</text:p>
          </table:table-cell>
          <table:table-cell table:style-name="ce84" table:formula="of:=[.J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90:.J90])/10; [.K90];[.L90]); 10)" office:value-type="float" office:value="8.63" calcext:value-type="float">
            <text:p>8.63</text:p>
          </table:table-cell>
          <table:table-cell table:style-name="ce94" table:formula="of:=ROUND([.M90];1)" office:value-type="float" office:value="8.6" calcext:value-type="float">
            <text:p>8.6</text:p>
          </table:table-cell>
          <table:table-cell table:style-name="ce180" table:formula="of:=MROUND(TRUNC([.M9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1]" office:value-type="float" office:value="45" calcext:value-type="float" table:number-columns-spanned="1" table:number-rows-spanned="2">
            <text:p>45</text:p>
          </table:table-cell>
          <table:table-cell table:style-name="ce180" table:formula="of:=[$'Student Info'.D91]" office:value-type="string" office:string-value="Ries" calcext:value-type="string">
            <text:p>Ries</text:p>
          </table:table-cell>
          <table:table-cell table:style-name="ce180" table:formula="of:=[$'Student Info'.C91]" office:value-type="string" office:string-value="Meijssen" calcext:value-type="string">
            <text:p>Meijssen</text:p>
          </table:table-cell>
          <table:table-cell table:style-name="ce180" table:formula="of:=[$'Student Info'.A91]" office:value-type="float" office:value="4598830" calcext:value-type="float">
            <text:p>4598830</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3" calcext:value-type="float">
            <text:p>33</text:p>
          </table:table-cell>
          <table:table-cell table:style-name="ce83" table:formula="of:=[$Sheet5.E91]" office:value-type="float" office:value="10" calcext:value-type="float">
            <text:p>10</text:p>
          </table:table-cell>
          <table:table-cell table:style-name="ce83" table:formula="of:=[$Sheet5.F91]" office:value-type="float" office:value="0" calcext:value-type="float">
            <text:p>0</text:p>
          </table:table-cell>
          <table:table-cell table:style-name="ce83" table:formula="of:=[$Sheet5.G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1:.J91])/10; [.K91];[.L91]); 10)" office:value-type="float" office:value="8.48" calcext:value-type="float">
            <text:p>8.48</text:p>
          </table:table-cell>
          <table:table-cell table:style-name="ce94" table:formula="of:=ROUND([.M91];1)" office:value-type="float" office:value="8.5" calcext:value-type="float">
            <text:p>8.5</text:p>
          </table:table-cell>
          <table:table-cell table:style-name="ce180" table:formula="of:=MROUND(TRUNC([.M91];1);0.5)" office:value-type="float" office:value="8.5" calcext:value-type="float">
            <text:p>8.5</text:p>
          </table:table-cell>
          <table:table-cell table:style-name="ce97"/>
          <table:table-cell table:style-name="ce180"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2]" office:value-type="string" office:string-value="Susan" calcext:value-type="string">
            <text:p>Susan</text:p>
          </table:table-cell>
          <table:table-cell table:style-name="ce180" table:formula="of:=[$'Student Info'.C92]" office:value-type="string" office:string-value="Potters" calcext:value-type="string">
            <text:p>Potters</text:p>
          </table:table-cell>
          <table:table-cell table:style-name="ce180" table:formula="of:=[$'Student Info'.A92]" office:value-type="float" office:value="4570642" calcext:value-type="float">
            <text:p>4570642</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3" calcext:value-type="float">
            <text:p>33</text:p>
          </table:table-cell>
          <table:table-cell table:style-name="ce84" table:formula="of:=[.H91]" office:value-type="float" office:value="10" calcext:value-type="float">
            <text:p>10</text:p>
          </table:table-cell>
          <table:table-cell table:style-name="ce84" table:formula="of:=[.I91]" office:value-type="float" office:value="0" calcext:value-type="float">
            <text:p>0</text:p>
          </table:table-cell>
          <table:table-cell table:style-name="ce84" table:formula="of:=[.J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2:.J92])/10; [.K92];[.L92]); 10)" office:value-type="float" office:value="8.48" calcext:value-type="float">
            <text:p>8.48</text:p>
          </table:table-cell>
          <table:table-cell table:style-name="ce94" table:formula="of:=ROUND([.M92];1)" office:value-type="float" office:value="8.5" calcext:value-type="float">
            <text:p>8.5</text:p>
          </table:table-cell>
          <table:table-cell table:style-name="ce180" table:formula="of:=MROUND(TRUNC([.M9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3]" office:value-type="float" office:value="46" calcext:value-type="float" table:number-columns-spanned="1" table:number-rows-spanned="2">
            <text:p>46</text:p>
          </table:table-cell>
          <table:table-cell table:style-name="ce180" table:formula="of:=[$'Student Info'.D93]" office:value-type="string" office:string-value="Simonas" calcext:value-type="string">
            <text:p>Simonas</text:p>
          </table:table-cell>
          <table:table-cell table:style-name="ce180" table:formula="of:=[$'Student Info'.C93]" office:value-type="string" office:string-value="Draukšas" calcext:value-type="string">
            <text:p>Draukšas</text:p>
          </table:table-cell>
          <table:table-cell table:style-name="ce180" table:formula="of:=[$'Student Info'.A93]" office:value-type="float" office:value="5384559" calcext:value-type="float">
            <text:p>5384559</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5" calcext:value-type="float">
            <text:p>35</text:p>
          </table:table-cell>
          <table:table-cell table:style-name="ce83" table:formula="of:=[$Sheet5.E93]" office:value-type="float" office:value="10" calcext:value-type="float">
            <text:p>10</text:p>
          </table:table-cell>
          <table:table-cell table:style-name="ce83" table:formula="of:=[$Sheet5.F93]" office:value-type="float" office:value="0" calcext:value-type="float">
            <text:p>0</text:p>
          </table:table-cell>
          <table:table-cell table:style-name="ce83" table:formula="of:=[$Sheet5.G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3:.J93])/10; [.K93];[.L93]); 10)" office:value-type="float" office:value="8.95" calcext:value-type="float">
            <text:p>8.95</text:p>
          </table:table-cell>
          <table:table-cell table:style-name="ce94" table:formula="of:=ROUND([.M93];1)" office:value-type="float" office:value="9" calcext:value-type="float">
            <text:p>9.0</text:p>
          </table:table-cell>
          <table:table-cell table:style-name="ce180" table:formula="of:=MROUND(TRUNC([.M93];1);0.5)" office:value-type="float" office:value="9" calcext:value-type="float">
            <text:p>9</text:p>
          </table:table-cell>
          <table:table-cell table:style-name="ce97"/>
          <table:table-cell table:style-name="ce180"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4]" office:value-type="string" office:string-value="Nishant" calcext:value-type="string">
            <text:p>Nishant</text:p>
          </table:table-cell>
          <table:table-cell table:style-name="ce180" table:formula="of:=[$'Student Info'.C94]" office:value-type="string" office:string-value="Rajesh" calcext:value-type="string">
            <text:p>Rajesh</text:p>
          </table:table-cell>
          <table:table-cell table:style-name="ce180" table:formula="of:=[$'Student Info'.A94]" office:value-type="float" office:value="5229766" calcext:value-type="float">
            <text:p>5229766</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5" calcext:value-type="float">
            <text:p>35</text:p>
          </table:table-cell>
          <table:table-cell table:style-name="ce84" table:formula="of:=[.H93]" office:value-type="float" office:value="10" calcext:value-type="float">
            <text:p>10</text:p>
          </table:table-cell>
          <table:table-cell table:style-name="ce84" table:formula="of:=[.I93]" office:value-type="float" office:value="0" calcext:value-type="float">
            <text:p>0</text:p>
          </table:table-cell>
          <table:table-cell table:style-name="ce84" table:formula="of:=[.J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4:.J94])/10; [.K94];[.L94]); 10)" office:value-type="float" office:value="8.95" calcext:value-type="float">
            <text:p>8.95</text:p>
          </table:table-cell>
          <table:table-cell table:style-name="ce94" table:formula="of:=ROUND([.M94];1)" office:value-type="float" office:value="9" calcext:value-type="float">
            <text:p>9.0</text:p>
          </table:table-cell>
          <table:table-cell table:style-name="ce180" table:formula="of:=MROUND(TRUNC([.M94];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5]" office:value-type="float" office:value="47" calcext:value-type="float" table:number-columns-spanned="1" table:number-rows-spanned="2">
            <text:p>47</text:p>
          </table:table-cell>
          <table:table-cell table:style-name="ce180" table:formula="of:=[$'Student Info'.D95]" office:value-type="string" office:string-value="Ibón" calcext:value-type="string">
            <text:p>Ibón</text:p>
          </table:table-cell>
          <table:table-cell table:style-name="ce180" table:formula="of:=[$'Student Info'.C95]" office:value-type="string" office:string-value="Gracia Merino" calcext:value-type="string">
            <text:p>Gracia Merino</text:p>
          </table:table-cell>
          <table:table-cell table:style-name="ce180" table:formula="of:=[$'Student Info'.A95]" office:value-type="float" office:value="5358779" calcext:value-type="float">
            <text:p>5358779</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5" calcext:value-type="float">
            <text:p>35</text:p>
          </table:table-cell>
          <table:table-cell table:style-name="ce83" table:formula="of:=[$Sheet5.E95]" office:value-type="float" office:value="10" calcext:value-type="float">
            <text:p>10</text:p>
          </table:table-cell>
          <table:table-cell table:style-name="ce83" table:formula="of:=[$Sheet5.F95]" office:value-type="float" office:value="0" calcext:value-type="float">
            <text:p>0</text:p>
          </table:table-cell>
          <table:table-cell table:style-name="ce83" table:formula="of:=[$Sheet5.G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5:.J95])/10; [.K95];[.L95]); 10)" office:value-type="float" office:value="8.91" calcext:value-type="float">
            <text:p>8.91</text:p>
          </table:table-cell>
          <table:table-cell table:style-name="ce94" table:formula="of:=ROUND([.M95];1)" office:value-type="float" office:value="8.9" calcext:value-type="float">
            <text:p>8.9</text:p>
          </table:table-cell>
          <table:table-cell table:style-name="ce180" table:formula="of:=MROUND(TRUNC([.M95];1);0.5)" office:value-type="float" office:value="9" calcext:value-type="float">
            <text:p>9</text:p>
          </table:table-cell>
          <table:table-cell table:style-name="ce97"/>
          <table:table-cell table:style-name="ce180"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6]" office:value-type="string" office:string-value="Daniel" calcext:value-type="string">
            <text:p>Daniel</text:p>
          </table:table-cell>
          <table:table-cell table:style-name="ce180" table:formula="of:=[$'Student Info'.C96]" office:value-type="string" office:string-value="Salgado Varela" calcext:value-type="string">
            <text:p>Salgado Varela</text:p>
          </table:table-cell>
          <table:table-cell table:style-name="ce180" table:formula="of:=[$'Student Info'.A96]" office:value-type="float" office:value="5321263" calcext:value-type="float">
            <text:p>5321263</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5" calcext:value-type="float">
            <text:p>35</text:p>
          </table:table-cell>
          <table:table-cell table:style-name="ce84" table:formula="of:=[.H95]" office:value-type="float" office:value="10" calcext:value-type="float">
            <text:p>10</text:p>
          </table:table-cell>
          <table:table-cell table:style-name="ce84" table:formula="of:=[.I95]" office:value-type="float" office:value="0" calcext:value-type="float">
            <text:p>0</text:p>
          </table:table-cell>
          <table:table-cell table:style-name="ce84" table:formula="of:=[.J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6:.J96])/10; [.K96];[.L96]); 10)" office:value-type="float" office:value="8.91" calcext:value-type="float">
            <text:p>8.91</text:p>
          </table:table-cell>
          <table:table-cell table:style-name="ce94" table:formula="of:=ROUND([.M96];1)" office:value-type="float" office:value="8.9" calcext:value-type="float">
            <text:p>8.9</text:p>
          </table:table-cell>
          <table:table-cell table:style-name="ce180" table:formula="of:=MROUND(TRUNC([.M96];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7]" office:value-type="float" office:value="48" calcext:value-type="float" table:number-columns-spanned="1" table:number-rows-spanned="2">
            <text:p>48</text:p>
          </table:table-cell>
          <table:table-cell table:style-name="ce180" table:formula="of:=[$'Student Info'.D97]" office:value-type="string" office:string-value="Yuxiang" calcext:value-type="string">
            <text:p>Yuxiang</text:p>
          </table:table-cell>
          <table:table-cell table:style-name="ce180" table:formula="of:=[$'Student Info'.C97]" office:value-type="string" office:string-value="Liu" calcext:value-type="string">
            <text:p>Liu</text:p>
          </table:table-cell>
          <table:table-cell table:style-name="ce180" table:formula="of:=[$'Student Info'.A97]" office:value-type="float" office:value="5055547" calcext:value-type="float">
            <text:p>5055547</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5" calcext:value-type="float">
            <text:p>35</text:p>
          </table:table-cell>
          <table:table-cell table:style-name="ce83" table:formula="of:=[$Sheet5.E97]" office:value-type="float" office:value="10" calcext:value-type="float">
            <text:p>10</text:p>
          </table:table-cell>
          <table:table-cell table:style-name="ce83" table:formula="of:=[$Sheet5.F97]" office:value-type="float" office:value="0" calcext:value-type="float">
            <text:p>0</text:p>
          </table:table-cell>
          <table:table-cell table:style-name="ce83" table:formula="of:=[$Sheet5.G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7:.J97])/10; [.K97];[.L97]); 10)" office:value-type="float" office:value="8.8" calcext:value-type="float">
            <text:p>8.8</text:p>
          </table:table-cell>
          <table:table-cell table:style-name="ce94" table:formula="of:=ROUND([.M97];1)" office:value-type="float" office:value="8.8" calcext:value-type="float">
            <text:p>8.8</text:p>
          </table:table-cell>
          <table:table-cell table:style-name="ce180" table:formula="of:=MROUND(TRUNC([.M97];1);0.5)" office:value-type="float" office:value="9" calcext:value-type="float">
            <text:p>9</text:p>
          </table:table-cell>
          <table:table-cell table:style-name="ce97"/>
          <table:table-cell table:style-name="ce180"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8]" office:value-type="string" office:string-value="JIAXUAN" calcext:value-type="string">
            <text:p>JIAXUAN</text:p>
          </table:table-cell>
          <table:table-cell table:style-name="ce180" table:formula="of:=[$'Student Info'.C98]" office:value-type="string" office:string-value="ZHANG" calcext:value-type="string">
            <text:p>ZHANG</text:p>
          </table:table-cell>
          <table:table-cell table:style-name="ce180" table:formula="of:=[$'Student Info'.A98]" office:value-type="float" office:value="5258162" calcext:value-type="float">
            <text:p>5258162</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5" calcext:value-type="float">
            <text:p>35</text:p>
          </table:table-cell>
          <table:table-cell table:style-name="ce84" table:formula="of:=[.H97]" office:value-type="float" office:value="10" calcext:value-type="float">
            <text:p>10</text:p>
          </table:table-cell>
          <table:table-cell table:style-name="ce84" table:formula="of:=[.I97]" office:value-type="float" office:value="0" calcext:value-type="float">
            <text:p>0</text:p>
          </table:table-cell>
          <table:table-cell table:style-name="ce84" table:formula="of:=[.J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8:.J98])/10; [.K98];[.L98]); 10)" office:value-type="float" office:value="8.8" calcext:value-type="float">
            <text:p>8.8</text:p>
          </table:table-cell>
          <table:table-cell table:style-name="ce94" table:formula="of:=ROUND([.M98];1)" office:value-type="float" office:value="8.8" calcext:value-type="float">
            <text:p>8.8</text:p>
          </table:table-cell>
          <table:table-cell table:style-name="ce180" table:formula="of:=MROUND(TRUNC([.M98];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2" table:formula="of:=[$Sheet5.A99]" office:value-type="float" office:value="49" calcext:value-type="float" table:number-columns-spanned="1" table:number-rows-spanned="2">
            <text:p>49</text:p>
          </table:table-cell>
          <table:table-cell table:style-name="ce182" table:formula="of:=[$'Student Info'.D99]" office:value-type="string" office:string-value="Mosab" calcext:value-type="string">
            <text:p>Mosab</text:p>
          </table:table-cell>
          <table:table-cell table:style-name="ce182" table:formula="of:=[$'Student Info'.C99]" office:value-type="string" office:string-value="Mosab Ahmed Elsadig Diab" calcext:value-type="string">
            <text:p>Mosab Ahmed Elsadig Diab</text:p>
          </table:table-cell>
          <table:table-cell table:style-name="ce182" table:formula="of:=[$'Student Info'.A99]" office:value-type="float" office:value="5221331" calcext:value-type="float">
            <text:p>5221331</text:p>
          </table:table-cell>
          <table:table-cell table:style-name="ce202" table:formula="of:=[$Sheet5.B99]" office:value-type="float" office:value="14" calcext:value-type="float">
            <text:p>14</text:p>
          </table:table-cell>
          <table:table-cell table:style-name="ce202" table:formula="of:=[$Sheet5.C99]" office:value-type="float" office:value="6" calcext:value-type="float">
            <text:p>6</text:p>
          </table:table-cell>
          <table:table-cell table:style-name="ce202" table:formula="of:=[$Sheet5.D99]" office:value-type="float" office:value="4.5" calcext:value-type="float">
            <text:p>4.5</text:p>
          </table:table-cell>
          <table:table-cell table:style-name="ce202" table:formula="of:=[$Sheet5.E99]" office:value-type="float" office:value="0" calcext:value-type="float">
            <text:p>0</text:p>
          </table:table-cell>
          <table:table-cell table:style-name="ce202" table:formula="of:=[$Sheet5.F99]" office:value-type="float" office:value="0" calcext:value-type="float">
            <text:p>0</text:p>
          </table:table-cell>
          <table:table-cell table:style-name="ce202" table:formula="of:=[$Sheet5.G99]" office:value-type="float" office:value="7.9" calcext:value-type="float">
            <text:p>7.9</text:p>
          </table:table-cell>
          <table:table-cell table:number-columns-repeated="2" table:style-name="ce202" office:value-type="float" office:value="0" calcext:value-type="float">
            <text:p>0</text:p>
          </table:table-cell>
          <table:table-cell table:style-name="ce215" table:formula="of:=MIN(SUM(SUM([.E99:.J99])/10; [.K99];[.L99]); 10)" office:value-type="float" office:value="3.24" calcext:value-type="float">
            <text:p>3.24</text:p>
          </table:table-cell>
          <table:table-cell table:style-name="ce221" table:formula="of:=ROUND([.M99];1)" office:value-type="float" office:value="3.2" calcext:value-type="float">
            <text:p>3.2</text:p>
          </table:table-cell>
          <table:table-cell table:style-name="ce182" table:formula="of:=MROUND(TRUNC([.M99];1);0.5)" office:value-type="float" office:value="3" calcext:value-type="float">
            <text:p>3</text:p>
          </table:table-cell>
          <table:table-cell table:style-name="ce228"/>
          <table:table-cell table:style-name="ce182"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3"/>
          <table:table-cell table:style-name="ce182" table:formula="of:=[$'Student Info'.D100]" office:value-type="float" office:value="0" calcext:value-type="float">
            <text:p>0</text:p>
          </table:table-cell>
          <table:table-cell table:style-name="ce182" table:formula="of:=[$'Student Info'.C100]" office:value-type="float" office:value="0" calcext:value-type="float">
            <text:p>0</text:p>
          </table:table-cell>
          <table:table-cell table:style-name="ce182" table:formula="of:=[$'Student Info'.A100]" office:value-type="float" office:value="0" calcext:value-type="float">
            <text:p>0</text:p>
          </table:table-cell>
          <table:table-cell table:style-name="ce203" table:formula="of:=[.E99]" office:value-type="float" office:value="14" calcext:value-type="float">
            <text:p>14</text:p>
          </table:table-cell>
          <table:table-cell table:style-name="ce203" table:formula="of:=[.F99]" office:value-type="float" office:value="6" calcext:value-type="float">
            <text:p>6</text:p>
          </table:table-cell>
          <table:table-cell table:style-name="ce203" table:formula="of:=[.G99]" office:value-type="float" office:value="4.5" calcext:value-type="float">
            <text:p>4.5</text:p>
          </table:table-cell>
          <table:table-cell table:style-name="ce203" table:formula="of:=[.H99]" office:value-type="float" office:value="0" calcext:value-type="float">
            <text:p>0</text:p>
          </table:table-cell>
          <table:table-cell table:style-name="ce203" table:formula="of:=[.I99]" office:value-type="float" office:value="0" calcext:value-type="float">
            <text:p>0</text:p>
          </table:table-cell>
          <table:table-cell table:style-name="ce203" table:formula="of:=[.J99]" office:value-type="float" office:value="7.9" calcext:value-type="float">
            <text:p>7.9</text:p>
          </table:table-cell>
          <table:table-cell table:number-columns-repeated="2" table:style-name="ce202" office:value-type="float" office:value="0" calcext:value-type="float">
            <text:p>0</text:p>
          </table:table-cell>
          <table:table-cell table:style-name="ce215" table:formula="of:=MIN(SUM(SUM([.E100:.J100])/10; [.K100];[.L100]); 10)" office:value-type="float" office:value="3.24" calcext:value-type="float">
            <text:p>3.24</text:p>
          </table:table-cell>
          <table:table-cell table:style-name="ce221" table:formula="of:=ROUND([.M100];1)" office:value-type="float" office:value="3.2" calcext:value-type="float">
            <text:p>3.2</text:p>
          </table:table-cell>
          <table:table-cell table:style-name="ce182" table:formula="of:=MROUND(TRUNC([.M100];1);0.5)" office:value-type="float" office:value="3" calcext:value-type="float">
            <text:p>3</text:p>
          </table:table-cell>
          <table:table-cell table:style-name="ce228"/>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1]" office:value-type="float" office:value="50" calcext:value-type="float" table:number-columns-spanned="1" table:number-rows-spanned="2">
            <text:p>50</text:p>
          </table:table-cell>
          <table:table-cell table:style-name="ce180" table:formula="of:=[$'Student Info'.D101]" office:value-type="string" office:string-value="Cas" calcext:value-type="string">
            <text:p>Cas</text:p>
          </table:table-cell>
          <table:table-cell table:style-name="ce180" table:formula="of:=[$'Student Info'.C101]" office:value-type="string" office:string-value="van Rijn" calcext:value-type="string">
            <text:p>van Rijn</text:p>
          </table:table-cell>
          <table:table-cell table:style-name="ce180" table:formula="of:=[$'Student Info'.A101]" office:value-type="float" office:value="4690249" calcext:value-type="float">
            <text:p>469024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1" calcext:value-type="float">
            <text:p>31</text:p>
          </table:table-cell>
          <table:table-cell table:style-name="ce83" table:formula="of:=[$Sheet5.E101]" office:value-type="float" office:value="7" calcext:value-type="float">
            <text:p>7</text:p>
          </table:table-cell>
          <table:table-cell table:style-name="ce83" table:formula="of:=[$Sheet5.F101]" office:value-type="float" office:value="0" calcext:value-type="float">
            <text:p>0</text:p>
          </table:table-cell>
          <table:table-cell table:style-name="ce83" table:formula="of:=[$Sheet5.G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62" calcext:value-type="float">
            <text:p>7.62</text:p>
          </table:table-cell>
          <table:table-cell table:style-name="ce94" table:formula="of:=ROUND([.M101];1)" office:value-type="float" office:value="7.6" calcext:value-type="float">
            <text:p>7.6</text:p>
          </table:table-cell>
          <table:table-cell table:style-name="ce180" table:formula="of:=MROUND(TRUNC([.M101];1);0.5)" office:value-type="float" office:value="7.5" calcext:value-type="float">
            <text:p>7.5</text:p>
          </table:table-cell>
          <table:table-cell table:style-name="ce97"/>
          <table:table-cell table:style-name="ce180"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2]" office:value-type="string" office:string-value="Jari" calcext:value-type="string">
            <text:p>Jari</text:p>
          </table:table-cell>
          <table:table-cell table:style-name="ce180" table:formula="of:=[$'Student Info'.C102]" office:value-type="string" office:string-value="Malfliet" calcext:value-type="string">
            <text:p>Malfliet</text:p>
          </table:table-cell>
          <table:table-cell table:style-name="ce180" table:formula="of:=[$'Student Info'.A102]" office:value-type="float" office:value="4668626" calcext:value-type="float">
            <text:p>4668626</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1" calcext:value-type="float">
            <text:p>31</text:p>
          </table:table-cell>
          <table:table-cell table:style-name="ce84" table:formula="of:=[.H101]" office:value-type="float" office:value="7" calcext:value-type="float">
            <text:p>7</text:p>
          </table:table-cell>
          <table:table-cell table:style-name="ce84" table:formula="of:=[.I101]" office:value-type="float" office:value="0" calcext:value-type="float">
            <text:p>0</text:p>
          </table:table-cell>
          <table:table-cell table:style-name="ce84" table:formula="of:=[.J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62" calcext:value-type="float">
            <text:p>7.62</text:p>
          </table:table-cell>
          <table:table-cell table:style-name="ce94" table:formula="of:=ROUND([.M102];1)" office:value-type="float" office:value="7.6" calcext:value-type="float">
            <text:p>7.6</text:p>
          </table:table-cell>
          <table:table-cell table:style-name="ce180" table:formula="of:=MROUND(TRUNC([.M10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3]" office:value-type="float" office:value="51" calcext:value-type="float" table:number-columns-spanned="1" table:number-rows-spanned="2">
            <text:p>51</text:p>
          </table:table-cell>
          <table:table-cell table:style-name="ce180" table:formula="of:=[$'Student Info'.D103]" office:value-type="string" office:string-value="Pepijn" calcext:value-type="string">
            <text:p>Pepijn</text:p>
          </table:table-cell>
          <table:table-cell table:style-name="ce180" table:formula="of:=[$'Student Info'.C103]" office:value-type="string" office:string-value="Bogaard" calcext:value-type="string">
            <text:p>Bogaard</text:p>
          </table:table-cell>
          <table:table-cell table:style-name="ce180" table:formula="of:=[$'Student Info'.A103]" office:value-type="float" office:value="4217489" calcext:value-type="float">
            <text:p>4217489</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3:.J103])/10; [.K103];[.L103]); 10)" office:value-type="float" office:value="6.35" calcext:value-type="float">
            <text:p>6.35</text:p>
          </table:table-cell>
          <table:table-cell table:style-name="ce94" table:formula="of:=ROUND([.M103];1)" office:value-type="float" office:value="6.4" calcext:value-type="float">
            <text:p>6.4</text:p>
          </table:table-cell>
          <table:table-cell table:style-name="ce180" table:formula="of:=MROUND(TRUNC([.M103];1);0.5)" office:value-type="float" office:value="6.5" calcext:value-type="float">
            <text:p>6.5</text:p>
          </table:table-cell>
          <table:table-cell table:style-name="ce97"/>
          <table:table-cell table:style-name="ce180"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4]" office:value-type="string" office:string-value="Seppe" calcext:value-type="string">
            <text:p>Seppe</text:p>
          </table:table-cell>
          <table:table-cell table:style-name="ce180" table:formula="of:=[$'Student Info'.C104]" office:value-type="string" office:string-value="Kuipers" calcext:value-type="string">
            <text:p>Kuipers</text:p>
          </table:table-cell>
          <table:table-cell table:style-name="ce180" table:formula="of:=[$'Student Info'.A104]" office:value-type="float" office:value="4496248" calcext:value-type="float">
            <text:p>4496248</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4:.J104])/10; [.K104];[.L104]); 10)" office:value-type="float" office:value="6.35" calcext:value-type="float">
            <text:p>6.35</text:p>
          </table:table-cell>
          <table:table-cell table:style-name="ce94" table:formula="of:=ROUND([.M104];1)" office:value-type="float" office:value="6.4" calcext:value-type="float">
            <text:p>6.4</text:p>
          </table:table-cell>
          <table:table-cell table:style-name="ce180" table:formula="of:=MROUND(TRUNC([.M104];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5]" office:value-type="float" office:value="52" calcext:value-type="float" table:number-columns-spanned="1" table:number-rows-spanned="2">
            <text:p>52</text:p>
          </table:table-cell>
          <table:table-cell table:style-name="ce180" table:formula="of:=[$'Student Info'.D105]" office:value-type="string" office:string-value="Joost" calcext:value-type="string">
            <text:p>Joost</text:p>
          </table:table-cell>
          <table:table-cell table:style-name="ce180" table:formula="of:=[$'Student Info'.C105]" office:value-type="string" office:string-value="Reniers" calcext:value-type="string">
            <text:p>Reniers</text:p>
          </table:table-cell>
          <table:table-cell table:style-name="ce180" table:formula="of:=[$'Student Info'.A105]" office:value-type="float" office:value="4368711" calcext:value-type="float">
            <text:p>4368711</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31" calcext:value-type="float">
            <text:p>31</text:p>
          </table:table-cell>
          <table:table-cell table:style-name="ce83" table:formula="of:=[$Sheet5.E105]" office:value-type="float" office:value="7" calcext:value-type="float">
            <text:p>7</text:p>
          </table:table-cell>
          <table:table-cell table:style-name="ce83" table:formula="of:=[$Sheet5.F105]" office:value-type="float" office:value="0" calcext:value-type="float">
            <text:p>0</text:p>
          </table:table-cell>
          <table:table-cell table:style-name="ce83" table:formula="of:=[$Sheet5.G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5:.J105])/10; [.K105];[.L105]); 10)" office:value-type="float" office:value="8.15" calcext:value-type="float">
            <text:p>8.15</text:p>
          </table:table-cell>
          <table:table-cell table:style-name="ce94" table:formula="of:=ROUND([.M105];1)" office:value-type="float" office:value="8.2" calcext:value-type="float">
            <text:p>8.2</text:p>
          </table:table-cell>
          <table:table-cell table:style-name="ce180" table:formula="of:=MROUND(TRUNC([.M105];1);0.5)" office:value-type="float" office:value="8" calcext:value-type="float">
            <text:p>8</text:p>
          </table:table-cell>
          <table:table-cell table:style-name="ce97"/>
          <table:table-cell table:style-name="ce180"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6]" office:value-type="string" office:string-value="Lars" calcext:value-type="string">
            <text:p>Lars</text:p>
          </table:table-cell>
          <table:table-cell table:style-name="ce180" table:formula="of:=[$'Student Info'.C106]" office:value-type="string" office:string-value="Besselaar" calcext:value-type="string">
            <text:p>Besselaar</text:p>
          </table:table-cell>
          <table:table-cell table:style-name="ce180" table:formula="of:=[$'Student Info'.A106]" office:value-type="float" office:value="4489136" calcext:value-type="float">
            <text:p>4489136</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31" calcext:value-type="float">
            <text:p>31</text:p>
          </table:table-cell>
          <table:table-cell table:style-name="ce84" table:formula="of:=[.H105]" office:value-type="float" office:value="7" calcext:value-type="float">
            <text:p>7</text:p>
          </table:table-cell>
          <table:table-cell table:style-name="ce84" table:formula="of:=[.I105]" office:value-type="float" office:value="0" calcext:value-type="float">
            <text:p>0</text:p>
          </table:table-cell>
          <table:table-cell table:style-name="ce84" table:formula="of:=[.J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6:.J106])/10; [.K106];[.L106]); 10)" office:value-type="float" office:value="8.15" calcext:value-type="float">
            <text:p>8.15</text:p>
          </table:table-cell>
          <table:table-cell table:style-name="ce94" table:formula="of:=ROUND([.M106];1)" office:value-type="float" office:value="8.2" calcext:value-type="float">
            <text:p>8.2</text:p>
          </table:table-cell>
          <table:table-cell table:style-name="ce180" table:formula="of:=MROUND(TRUNC([.M106];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7]" office:value-type="float" office:value="53" calcext:value-type="float" table:number-columns-spanned="1" table:number-rows-spanned="2">
            <text:p>53</text:p>
          </table:table-cell>
          <table:table-cell table:style-name="ce180" table:formula="of:=[$'Student Info'.D107]" office:value-type="string" office:string-value="Johanna" calcext:value-type="string">
            <text:p>Johanna</text:p>
          </table:table-cell>
          <table:table-cell table:style-name="ce180" table:formula="of:=[$'Student Info'.C107]" office:value-type="string" office:string-value="Probst" calcext:value-type="string">
            <text:p>Probst</text:p>
          </table:table-cell>
          <table:table-cell table:style-name="ce180" table:formula="of:=[$'Student Info'.A107]" office:value-type="float" office:value="4677498" calcext:value-type="float">
            <text:p>4677498</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7:.J107])/10; [.K107];[.L107]); 10)" office:value-type="float" office:value="9" calcext:value-type="float">
            <text:p>9</text:p>
          </table:table-cell>
          <table:table-cell table:style-name="ce94" table:formula="of:=ROUND([.M107];1)" office:value-type="float" office:value="9" calcext:value-type="float">
            <text:p>9.0</text:p>
          </table:table-cell>
          <table:table-cell table:style-name="ce180" table:formula="of:=MROUND(TRUNC([.M107];1);0.5)" office:value-type="float" office:value="9" calcext:value-type="float">
            <text:p>9</text:p>
          </table:table-cell>
          <table:table-cell table:style-name="ce97"/>
          <table:table-cell table:style-name="ce180"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8]" office:value-type="string" office:string-value="Pol" calcext:value-type="string">
            <text:p>Pol</text:p>
          </table:table-cell>
          <table:table-cell table:style-name="ce180" table:formula="of:=[$'Student Info'.C108]" office:value-type="string" office:string-value="Mur Uribe" calcext:value-type="string">
            <text:p>Mur Uribe</text:p>
          </table:table-cell>
          <table:table-cell table:style-name="ce180" table:formula="of:=[$'Student Info'.A108]" office:value-type="float" office:value="5380863" calcext:value-type="float">
            <text:p>5380863</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8:.J108])/10; [.K108];[.L108]); 10)" office:value-type="float" office:value="9" calcext:value-type="float">
            <text:p>9</text:p>
          </table:table-cell>
          <table:table-cell table:style-name="ce94" table:formula="of:=ROUND([.M108];1)" office:value-type="float" office:value="9" calcext:value-type="float">
            <text:p>9.0</text:p>
          </table:table-cell>
          <table:table-cell table:style-name="ce180" table:formula="of:=MROUND(TRUNC([.M108];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9]" office:value-type="float" office:value="54" calcext:value-type="float" table:number-columns-spanned="1" table:number-rows-spanned="2">
            <text:p>54</text:p>
          </table:table-cell>
          <table:table-cell table:style-name="ce180" table:formula="of:=[$'Student Info'.D109]" office:value-type="string" office:string-value="Demi" calcext:value-type="string">
            <text:p>Demi</text:p>
          </table:table-cell>
          <table:table-cell table:style-name="ce180" table:formula="of:=[$'Student Info'.C109]" office:value-type="string" office:string-value="Breen" calcext:value-type="string">
            <text:p>Breen</text:p>
          </table:table-cell>
          <table:table-cell table:style-name="ce180" table:formula="of:=[$'Student Info'.A109]" office:value-type="float" office:value="4591380" calcext:value-type="float">
            <text:p>4591380</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27" calcext:value-type="float">
            <text:p>27</text:p>
          </table:table-cell>
          <table:table-cell table:style-name="ce83" table:formula="of:=[$Sheet5.E109]" office:value-type="float" office:value="5" calcext:value-type="float">
            <text:p>5</text:p>
          </table:table-cell>
          <table:table-cell table:style-name="ce83" table:formula="of:=[$Sheet5.F109]" office:value-type="float" office:value="0" calcext:value-type="float">
            <text:p>0</text:p>
          </table:table-cell>
          <table:table-cell table:style-name="ce83" table:formula="of:=[$Sheet5.G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09:.J109])/10; [.K109];[.L109]); 10)" office:value-type="float" office:value="7.63" calcext:value-type="float">
            <text:p>7.63</text:p>
          </table:table-cell>
          <table:table-cell table:style-name="ce94" table:formula="of:=ROUND([.M109];1)" office:value-type="float" office:value="7.6" calcext:value-type="float">
            <text:p>7.6</text:p>
          </table:table-cell>
          <table:table-cell table:style-name="ce180" table:formula="of:=MROUND(TRUNC([.M109];1);0.5)" office:value-type="float" office:value="7.5" calcext:value-type="float">
            <text:p>7.5</text:p>
          </table:table-cell>
          <table:table-cell table:style-name="ce97"/>
          <table:table-cell table:style-name="ce180"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0]" office:value-type="string" office:string-value="Floor" calcext:value-type="string">
            <text:p>Floor</text:p>
          </table:table-cell>
          <table:table-cell table:style-name="ce180" table:formula="of:=[$'Student Info'.C110]" office:value-type="string" office:string-value="van Lunen" calcext:value-type="string">
            <text:p>van Lunen</text:p>
          </table:table-cell>
          <table:table-cell table:style-name="ce180" table:formula="of:=[$'Student Info'.A110]" office:value-type="float" office:value="4686462" calcext:value-type="float">
            <text:p>4686462</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27" calcext:value-type="float">
            <text:p>27</text:p>
          </table:table-cell>
          <table:table-cell table:style-name="ce84" table:formula="of:=[.H109]" office:value-type="float" office:value="5" calcext:value-type="float">
            <text:p>5</text:p>
          </table:table-cell>
          <table:table-cell table:style-name="ce84" table:formula="of:=[.I109]" office:value-type="float" office:value="0" calcext:value-type="float">
            <text:p>0</text:p>
          </table:table-cell>
          <table:table-cell table:style-name="ce84" table:formula="of:=[.J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0:.J110])/10; [.K110];[.L110]); 10)" office:value-type="float" office:value="7.63" calcext:value-type="float">
            <text:p>7.63</text:p>
          </table:table-cell>
          <table:table-cell table:style-name="ce94" table:formula="of:=ROUND([.M110];1)" office:value-type="float" office:value="7.6" calcext:value-type="float">
            <text:p>7.6</text:p>
          </table:table-cell>
          <table:table-cell table:style-name="ce180" table:formula="of:=MROUND(TRUNC([.M110];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1]" office:value-type="float" office:value="55" calcext:value-type="float" table:number-columns-spanned="1" table:number-rows-spanned="2">
            <text:p>55</text:p>
          </table:table-cell>
          <table:table-cell table:style-name="ce180" table:formula="of:=[$'Student Info'.D111]" office:value-type="string" office:string-value="Hassan" calcext:value-type="string">
            <text:p>Hassan</text:p>
          </table:table-cell>
          <table:table-cell table:style-name="ce180" table:formula="of:=[$'Student Info'.C111]" office:value-type="string" office:string-value="Sewailem" calcext:value-type="string">
            <text:p>Sewailem</text:p>
          </table:table-cell>
          <table:table-cell table:style-name="ce180" table:formula="of:=[$'Student Info'.A111]" office:value-type="float" office:value="4673204" calcext:value-type="float">
            <text:p>4673204</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1:.J111])/10; [.K111];[.L111]); 10)" office:value-type="float" office:value="7.86" calcext:value-type="float">
            <text:p>7.86</text:p>
          </table:table-cell>
          <table:table-cell table:style-name="ce94" table:formula="of:=ROUND([.M111];1)" office:value-type="float" office:value="7.9" calcext:value-type="float">
            <text:p>7.9</text:p>
          </table:table-cell>
          <table:table-cell table:style-name="ce180" table:formula="of:=MROUND(TRUNC([.M111];1);0.5)" office:value-type="float" office:value="8" calcext:value-type="float">
            <text:p>8</text:p>
          </table:table-cell>
          <table:table-cell table:style-name="ce97"/>
          <table:table-cell table:style-name="ce180"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2]" office:value-type="string" office:string-value="Zhehan" calcext:value-type="string">
            <text:p>Zhehan</text:p>
          </table:table-cell>
          <table:table-cell table:style-name="ce180" table:formula="of:=[$'Student Info'.C112]" office:value-type="string" office:string-value="LI" calcext:value-type="string">
            <text:p>LI</text:p>
          </table:table-cell>
          <table:table-cell table:style-name="ce180" table:formula="of:=[$'Student Info'.A112]" office:value-type="float" office:value="5217350" calcext:value-type="float">
            <text:p>521735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2:.J112])/10; [.K112];[.L112]); 10)" office:value-type="float" office:value="7.86" calcext:value-type="float">
            <text:p>7.86</text:p>
          </table:table-cell>
          <table:table-cell table:style-name="ce94" table:formula="of:=ROUND([.M112];1)" office:value-type="float" office:value="7.9" calcext:value-type="float">
            <text:p>7.9</text:p>
          </table:table-cell>
          <table:table-cell table:style-name="ce180" table:formula="of:=MROUND(TRUNC([.M11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3]" office:value-type="float" office:value="56" calcext:value-type="float" table:number-columns-spanned="1" table:number-rows-spanned="2">
            <text:p>56</text:p>
          </table:table-cell>
          <table:table-cell table:style-name="ce180" table:formula="of:=[$'Student Info'.D113]" office:value-type="string" office:string-value="Anand" calcext:value-type="string">
            <text:p>Anand</text:p>
          </table:table-cell>
          <table:table-cell table:style-name="ce180" table:formula="of:=[$'Student Info'.C113]" office:value-type="string" office:string-value="Sie" calcext:value-type="string">
            <text:p>Sie</text:p>
          </table:table-cell>
          <table:table-cell table:style-name="ce180" table:formula="of:=[$'Student Info'.A113]" office:value-type="float" office:value="4367456" calcext:value-type="float">
            <text:p>4367456</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34.5" calcext:value-type="float">
            <text:p>34.5</text:p>
          </table:table-cell>
          <table:table-cell table:style-name="ce83" table:formula="of:=[$Sheet5.E113]" office:value-type="float" office:value="9" calcext:value-type="float">
            <text:p>9</text:p>
          </table:table-cell>
          <table:table-cell table:style-name="ce83" table:formula="of:=[$Sheet5.F113]" office:value-type="float" office:value="0" calcext:value-type="float">
            <text:p>0</text:p>
          </table:table-cell>
          <table:table-cell table:style-name="ce83" table:formula="of:=[$Sheet5.G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3:.J113])/10; [.K113];[.L113]); 10)" office:value-type="float" office:value="8.35" calcext:value-type="float">
            <text:p>8.35</text:p>
          </table:table-cell>
          <table:table-cell table:style-name="ce94" table:formula="of:=ROUND([.M113];1)" office:value-type="float" office:value="8.4" calcext:value-type="float">
            <text:p>8.4</text:p>
          </table:table-cell>
          <table:table-cell table:style-name="ce180" table:formula="of:=MROUND(TRUNC([.M113];1);0.5)" office:value-type="float" office:value="8.5" calcext:value-type="float">
            <text:p>8.5</text:p>
          </table:table-cell>
          <table:table-cell table:style-name="ce97"/>
          <table:table-cell table:style-name="ce180"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4]" office:value-type="string" office:string-value="Lennard" calcext:value-type="string">
            <text:p>Lennard</text:p>
          </table:table-cell>
          <table:table-cell table:style-name="ce180" table:formula="of:=[$'Student Info'.C114]" office:value-type="string" office:string-value="Bal" calcext:value-type="string">
            <text:p>Bal</text:p>
          </table:table-cell>
          <table:table-cell table:style-name="ce180" table:formula="of:=[$'Student Info'.A114]" office:value-type="float" office:value="4590570" calcext:value-type="float">
            <text:p>4590570</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34.5" calcext:value-type="float">
            <text:p>34.5</text:p>
          </table:table-cell>
          <table:table-cell table:style-name="ce84" table:formula="of:=[.H113]" office:value-type="float" office:value="9" calcext:value-type="float">
            <text:p>9</text:p>
          </table:table-cell>
          <table:table-cell table:style-name="ce84" table:formula="of:=[.I113]" office:value-type="float" office:value="0" calcext:value-type="float">
            <text:p>0</text:p>
          </table:table-cell>
          <table:table-cell table:style-name="ce84" table:formula="of:=[.J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4:.J114])/10; [.K114];[.L114]); 10)" office:value-type="float" office:value="8.35" calcext:value-type="float">
            <text:p>8.35</text:p>
          </table:table-cell>
          <table:table-cell table:style-name="ce94" table:formula="of:=ROUND([.M114];1)" office:value-type="float" office:value="8.4" calcext:value-type="float">
            <text:p>8.4</text:p>
          </table:table-cell>
          <table:table-cell table:style-name="ce180" table:formula="of:=MROUND(TRUNC([.M11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5]" office:value-type="float" office:value="57" calcext:value-type="float" table:number-columns-spanned="1" table:number-rows-spanned="2">
            <text:p>57</text:p>
          </table:table-cell>
          <table:table-cell table:style-name="ce180" table:formula="of:=[$'Student Info'.D115]" office:value-type="string" office:string-value="Jelske" calcext:value-type="string">
            <text:p>Jelske</text:p>
          </table:table-cell>
          <table:table-cell table:style-name="ce180" table:formula="of:=[$'Student Info'.C115]" office:value-type="string" office:string-value="Verkuijlen" calcext:value-type="string">
            <text:p>Verkuijlen</text:p>
          </table:table-cell>
          <table:table-cell table:style-name="ce180" table:formula="of:=[$'Student Info'.A115]" office:value-type="float" office:value="4603095" calcext:value-type="float">
            <text:p>4603095</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5:.J115])/10; [.K115];[.L115]); 10)" office:value-type="float" office:value="6.33" calcext:value-type="float">
            <text:p>6.33</text:p>
          </table:table-cell>
          <table:table-cell table:style-name="ce94" table:formula="of:=ROUND([.M115];1)" office:value-type="float" office:value="6.3" calcext:value-type="float">
            <text:p>6.3</text:p>
          </table:table-cell>
          <table:table-cell table:style-name="ce180" table:formula="of:=MROUND(TRUNC([.M115];1);0.5)" office:value-type="float" office:value="6.5" calcext:value-type="float">
            <text:p>6.5</text:p>
          </table:table-cell>
          <table:table-cell table:style-name="ce97"/>
          <table:table-cell table:style-name="ce180"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6]" office:value-type="string" office:string-value="Willemijn" calcext:value-type="string">
            <text:p>Willemijn</text:p>
          </table:table-cell>
          <table:table-cell table:style-name="ce180" table:formula="of:=[$'Student Info'.C116]" office:value-type="string" office:string-value="van Wijk" calcext:value-type="string">
            <text:p>van Wijk</text:p>
          </table:table-cell>
          <table:table-cell table:style-name="ce180" table:formula="of:=[$'Student Info'.A116]" office:value-type="float" office:value="4443403" calcext:value-type="float">
            <text:p>4443403</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6:.J116])/10; [.K116];[.L116]); 10)" office:value-type="float" office:value="6.33" calcext:value-type="float">
            <text:p>6.33</text:p>
          </table:table-cell>
          <table:table-cell table:style-name="ce94" table:formula="of:=ROUND([.M116];1)" office:value-type="float" office:value="6.3" calcext:value-type="float">
            <text:p>6.3</text:p>
          </table:table-cell>
          <table:table-cell table:style-name="ce180" table:formula="of:=MROUND(TRUNC([.M116];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17]" office:value-type="float" office:value="58" calcext:value-type="float" table:number-columns-spanned="1" table:number-rows-spanned="2">
            <text:p>58</text:p>
          </table:table-cell>
          <table:table-cell table:style-name="ce181" table:formula="of:=[$'Student Info'.D117]" office:value-type="string" office:string-value="Max" calcext:value-type="string">
            <text:p>Max</text:p>
          </table:table-cell>
          <table:table-cell table:style-name="ce181" table:formula="of:=[$'Student Info'.C117]" office:value-type="string" office:string-value="Kyryliuk" calcext:value-type="string">
            <text:p>Kyryliuk</text:p>
          </table:table-cell>
          <table:table-cell table:style-name="ce181" table:formula="of:=[$'Student Info'.A117]" office:value-type="float" office:value="5175364" calcext:value-type="float">
            <text:p>5175364</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4"/>
          <table:table-cell table:style-name="ce181" table:formula="of:=[$'Student Info'.D118]" office:value-type="float" office:value="0" calcext:value-type="float">
            <text:p>0</text:p>
          </table:table-cell>
          <table:table-cell table:style-name="ce181" table:formula="of:=[$'Student Info'.C118]" office:value-type="float" office:value="0" calcext:value-type="float">
            <text:p>0</text:p>
          </table:table-cell>
          <table:table-cell table:style-name="ce181" table:formula="of:=[$'Student Info'.A118]" office:value-type="float" office:value="0" calcext:value-type="float">
            <text:p>0</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9]" office:value-type="float" office:value="59" calcext:value-type="float" table:number-columns-spanned="1" table:number-rows-spanned="2">
            <text:p>59</text:p>
          </table:table-cell>
          <table:table-cell table:style-name="ce180" table:formula="of:=[$'Student Info'.D119]" office:value-type="string" office:string-value="Lucas" calcext:value-type="string">
            <text:p>Lucas</text:p>
          </table:table-cell>
          <table:table-cell table:style-name="ce180" table:formula="of:=[$'Student Info'.C119]" office:value-type="string" office:string-value="Overbeek" calcext:value-type="string">
            <text:p>Overbeek</text:p>
          </table:table-cell>
          <table:table-cell table:style-name="ce180" table:formula="of:=[$'Student Info'.A119]" office:value-type="float" office:value="4594800" calcext:value-type="float">
            <text:p>4594800</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19:.J119])/10; [.K119];[.L119]); 10)" office:value-type="float" office:value="7.23" calcext:value-type="float">
            <text:p>7.23</text:p>
          </table:table-cell>
          <table:table-cell table:style-name="ce94" table:formula="of:=ROUND([.M119];1)" office:value-type="float" office:value="7.2" calcext:value-type="float">
            <text:p>7.2</text:p>
          </table:table-cell>
          <table:table-cell table:style-name="ce180" table:formula="of:=MROUND(TRUNC([.M119];1);0.5)" office:value-type="float" office:value="7" calcext:value-type="float">
            <text:p>7</text:p>
          </table:table-cell>
          <table:table-cell table:style-name="ce97"/>
          <table:table-cell table:style-name="ce180"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0]" office:value-type="string" office:string-value="Sjors" calcext:value-type="string">
            <text:p>Sjors</text:p>
          </table:table-cell>
          <table:table-cell table:style-name="ce180" table:formula="of:=[$'Student Info'.C120]" office:value-type="string" office:string-value="van Veldhoven" calcext:value-type="string">
            <text:p>van Veldhoven</text:p>
          </table:table-cell>
          <table:table-cell table:style-name="ce180" table:formula="of:=[$'Student Info'.A120]" office:value-type="float" office:value="4450361" calcext:value-type="float">
            <text:p>4450361</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20:.J120])/10; [.K120];[.L120]); 10)" office:value-type="float" office:value="7.23" calcext:value-type="float">
            <text:p>7.23</text:p>
          </table:table-cell>
          <table:table-cell table:style-name="ce94" table:formula="of:=ROUND([.M120];1)" office:value-type="float" office:value="7.2" calcext:value-type="float">
            <text:p>7.2</text:p>
          </table:table-cell>
          <table:table-cell table:style-name="ce180" table:formula="of:=MROUND(TRUNC([.M12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21]" office:value-type="float" office:value="60" calcext:value-type="float" table:number-columns-spanned="1" table:number-rows-spanned="2">
            <text:p>60</text:p>
          </table:table-cell>
          <table:table-cell table:style-name="ce180" table:formula="of:=[$'Student Info'.D121]" office:value-type="string" office:string-value="Irene" calcext:value-type="string">
            <text:p>Irene</text:p>
          </table:table-cell>
          <table:table-cell table:style-name="ce180" table:formula="of:=[$'Student Info'.C121]" office:value-type="string" office:string-value="Beck" calcext:value-type="string">
            <text:p>Beck</text:p>
          </table:table-cell>
          <table:table-cell table:style-name="ce180" table:formula="of:=[$'Student Info'.A121]" office:value-type="float" office:value="4570839" calcext:value-type="float">
            <text:p>4570839</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28" calcext:value-type="float">
            <text:p>28</text:p>
          </table:table-cell>
          <table:table-cell table:style-name="ce83" table:formula="of:=[$Sheet5.E121]" office:value-type="float" office:value="10" calcext:value-type="float">
            <text:p>10</text:p>
          </table:table-cell>
          <table:table-cell table:style-name="ce83" table:formula="of:=[$Sheet5.F121]" office:value-type="float" office:value="0" calcext:value-type="float">
            <text:p>0</text:p>
          </table:table-cell>
          <table:table-cell table:style-name="ce83" table:formula="of:=[$Sheet5.G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1:.J121])/10; [.K121];[.L121]); 10)" office:value-type="float" office:value="8.13" calcext:value-type="float">
            <text:p>8.13</text:p>
          </table:table-cell>
          <table:table-cell table:style-name="ce94" table:formula="of:=ROUND([.M121];1)" office:value-type="float" office:value="8.1" calcext:value-type="float">
            <text:p>8.1</text:p>
          </table:table-cell>
          <table:table-cell table:style-name="ce180" table:formula="of:=MROUND(TRUNC([.M121];1);0.5)" office:value-type="float" office:value="8" calcext:value-type="float">
            <text:p>8</text:p>
          </table:table-cell>
          <table:table-cell table:style-name="ce97"/>
          <table:table-cell table:style-name="ce180"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2]" office:value-type="string" office:string-value="Matto" calcext:value-type="string">
            <text:p>Matto</text:p>
          </table:table-cell>
          <table:table-cell table:style-name="ce180" table:formula="of:=[$'Student Info'.C122]" office:value-type="string" office:string-value="Leeuwis" calcext:value-type="string">
            <text:p>Leeuwis</text:p>
          </table:table-cell>
          <table:table-cell table:style-name="ce180" table:formula="of:=[$'Student Info'.A122]" office:value-type="float" office:value="4581067" calcext:value-type="float">
            <text:p>4581067</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28" calcext:value-type="float">
            <text:p>28</text:p>
          </table:table-cell>
          <table:table-cell table:style-name="ce84" table:formula="of:=[.H121]" office:value-type="float" office:value="10" calcext:value-type="float">
            <text:p>10</text:p>
          </table:table-cell>
          <table:table-cell table:style-name="ce84" table:formula="of:=[.I121]" office:value-type="float" office:value="0" calcext:value-type="float">
            <text:p>0</text:p>
          </table:table-cell>
          <table:table-cell table:style-name="ce84" table:formula="of:=[.J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2:.J122])/10; [.K122];[.L122]); 10)" office:value-type="float" office:value="8.13" calcext:value-type="float">
            <text:p>8.13</text:p>
          </table:table-cell>
          <table:table-cell table:style-name="ce94" table:formula="of:=ROUND([.M122];1)" office:value-type="float" office:value="8.1" calcext:value-type="float">
            <text:p>8.1</text:p>
          </table:table-cell>
          <table:table-cell table:style-name="ce180" table:formula="of:=MROUND(TRUNC([.M12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23]" office:value-type="float" office:value="61" calcext:value-type="float" table:number-columns-spanned="1" table:number-rows-spanned="2">
            <text:p>61</text:p>
          </table:table-cell>
          <table:table-cell table:style-name="ce180" table:formula="of:=[$'Student Info'.D123]" office:value-type="string" office:string-value="Joris" calcext:value-type="string">
            <text:p>Joris</text:p>
          </table:table-cell>
          <table:table-cell table:style-name="ce180" table:formula="of:=[$'Student Info'.C123]" office:value-type="string" office:string-value="Ottenheym" calcext:value-type="string">
            <text:p>Ottenheym</text:p>
          </table:table-cell>
          <table:table-cell table:style-name="ce180" table:formula="of:=[$'Student Info'.A123]" office:value-type="float" office:value="4462440" calcext:value-type="float">
            <text:p>446244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26" calcext:value-type="float">
            <text:p>26</text:p>
          </table:table-cell>
          <table:table-cell table:style-name="ce83" table:formula="of:=[$Sheet5.E123]" office:value-type="float" office:value="10" calcext:value-type="float">
            <text:p>10</text:p>
          </table:table-cell>
          <table:table-cell table:style-name="ce83" table:formula="of:=[$Sheet5.F123]" office:value-type="float" office:value="5" calcext:value-type="float">
            <text:p>5</text:p>
          </table:table-cell>
          <table:table-cell table:style-name="ce83" table:formula="of:=[$Sheet5.G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3:.J123])/10; [.K123];[.L123]); 10)" office:value-type="float" office:value="8.72" calcext:value-type="float">
            <text:p>8.72</text:p>
          </table:table-cell>
          <table:table-cell table:style-name="ce94" table:formula="of:=ROUND([.M123];1)" office:value-type="float" office:value="8.7" calcext:value-type="float">
            <text:p>8.7</text:p>
          </table:table-cell>
          <table:table-cell table:style-name="ce180" table:formula="of:=MROUND(TRUNC([.M123];1);0.5)" office:value-type="float" office:value="8.5" calcext:value-type="float">
            <text:p>8.5</text:p>
          </table:table-cell>
          <table:table-cell table:style-name="ce97"/>
          <table:table-cell table:style-name="ce180"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4]" office:value-type="string" office:string-value="Nihar" calcext:value-type="string">
            <text:p>Nihar</text:p>
          </table:table-cell>
          <table:table-cell table:style-name="ce180" table:formula="of:=[$'Student Info'.C124]" office:value-type="string" office:string-value="Sabnis" calcext:value-type="string">
            <text:p>Sabnis</text:p>
          </table:table-cell>
          <table:table-cell table:style-name="ce180" table:formula="of:=[$'Student Info'.A124]" office:value-type="float" office:value="5022096" calcext:value-type="float">
            <text:p>5022096</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26" calcext:value-type="float">
            <text:p>26</text:p>
          </table:table-cell>
          <table:table-cell table:style-name="ce84" table:formula="of:=[.H123]" office:value-type="float" office:value="10" calcext:value-type="float">
            <text:p>10</text:p>
          </table:table-cell>
          <table:table-cell table:style-name="ce84" table:formula="of:=[.I123]" office:value-type="float" office:value="5" calcext:value-type="float">
            <text:p>5</text:p>
          </table:table-cell>
          <table:table-cell table:style-name="ce84" table:formula="of:=[.J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4:.J124])/10; [.K124];[.L124]); 10)" office:value-type="float" office:value="8.72" calcext:value-type="float">
            <text:p>8.72</text:p>
          </table:table-cell>
          <table:table-cell table:style-name="ce94" table:formula="of:=ROUND([.M124];1)" office:value-type="float" office:value="8.7" calcext:value-type="float">
            <text:p>8.7</text:p>
          </table:table-cell>
          <table:table-cell table:style-name="ce180" table:formula="of:=MROUND(TRUNC([.M12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25]" office:value-type="float" office:value="62" calcext:value-type="float" table:number-columns-spanned="1" table:number-rows-spanned="2">
            <text:p>62</text:p>
          </table:table-cell>
          <table:table-cell table:style-name="ce181" table:formula="of:=[$'Student Info'.D125]" office:value-type="float" office:value="0" calcext:value-type="float">
            <text:p>0</text:p>
          </table:table-cell>
          <table:table-cell table:style-name="ce181" table:formula="of:=[$'Student Info'.C125]"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126]" office:value-type="float" office:value="0" calcext:value-type="float">
            <text:p>0</text:p>
          </table:table-cell>
          <table:table-cell table:style-name="ce181" table:formula="of:=[$'Student Info'.C126]"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27]" office:value-type="float" office:value="63" calcext:value-type="float" table:number-columns-spanned="1" table:number-rows-spanned="2">
            <text:p>63</text:p>
          </table:table-cell>
          <table:table-cell table:style-name="ce181" table:formula="of:=[$'Student Info'.D127]" office:value-type="float" office:value="0" calcext:value-type="float">
            <text:p>0</text:p>
          </table:table-cell>
          <table:table-cell table:style-name="ce181" table:formula="of:=[$'Student Info'.C127]"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128]" office:value-type="float" office:value="0" calcext:value-type="float">
            <text:p>0</text:p>
          </table:table-cell>
          <table:table-cell table:style-name="ce181" table:formula="of:=[$'Student Info'.C128]"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29]" office:value-type="float" office:value="64" calcext:value-type="float" table:number-columns-spanned="1" table:number-rows-spanned="2">
            <text:p>64</text:p>
          </table:table-cell>
          <table:table-cell table:style-name="ce181" table:formula="of:=[$'Student Info'.D129]" office:value-type="float" office:value="0" calcext:value-type="float">
            <text:p>0</text:p>
          </table:table-cell>
          <table:table-cell table:style-name="ce181" table:formula="of:=[$'Student Info'.C129]"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130]" office:value-type="float" office:value="0" calcext:value-type="float">
            <text:p>0</text:p>
          </table:table-cell>
          <table:table-cell table:style-name="ce181" table:formula="of:=[$'Student Info'.C130]"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1]" office:value-type="float" office:value="65" calcext:value-type="float" table:number-columns-spanned="1" table:number-rows-spanned="2">
            <text:p>65</text:p>
          </table:table-cell>
          <table:table-cell table:style-name="ce180" table:formula="of:=[$'Student Info'.D131]" office:value-type="string" office:string-value="Justin" calcext:value-type="string">
            <text:p>Justin</text:p>
          </table:table-cell>
          <table:table-cell table:style-name="ce180" table:formula="of:=[$'Student Info'.C131]" office:value-type="string" office:string-value="Pollack" calcext:value-type="string">
            <text:p>Pollack</text:p>
          </table:table-cell>
          <table:table-cell table:style-name="ce180" table:formula="of:=[$'Student Info'.A131]" office:value-type="float" office:value="4609573" calcext:value-type="float">
            <text:p>4609573</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1:.J131])/10; [.K131];[.L131]); 10)" office:value-type="float" office:value="7.05" calcext:value-type="float">
            <text:p>7.05</text:p>
          </table:table-cell>
          <table:table-cell table:style-name="ce94" table:formula="of:=ROUND([.M131];1)" office:value-type="float" office:value="7.1" calcext:value-type="float">
            <text:p>7.1</text:p>
          </table:table-cell>
          <table:table-cell table:style-name="ce180" table:formula="of:=MROUND(TRUNC([.M131];1);0.5)" office:value-type="float" office:value="7" calcext:value-type="float">
            <text:p>7</text:p>
          </table:table-cell>
          <table:table-cell table:style-name="ce97"/>
          <table:table-cell table:style-name="ce180"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32]" office:value-type="string" office:string-value="Jesse" calcext:value-type="string">
            <text:p>Jesse</text:p>
          </table:table-cell>
          <table:table-cell table:style-name="ce180" table:formula="of:=[$'Student Info'.C132]" office:value-type="string" office:string-value="Leijdekker" calcext:value-type="string">
            <text:p>Leijdekker</text:p>
          </table:table-cell>
          <table:table-cell table:style-name="ce180" table:formula="of:=[$'Student Info'.A132]" office:value-type="float" office:value="4707745" calcext:value-type="float">
            <text:p>4707745</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2:.J132])/10; [.K132];[.L132]); 10)" office:value-type="float" office:value="7.05" calcext:value-type="float">
            <text:p>7.05</text:p>
          </table:table-cell>
          <table:table-cell table:style-name="ce94" table:formula="of:=ROUND([.M132];1)" office:value-type="float" office:value="7.1" calcext:value-type="float">
            <text:p>7.1</text:p>
          </table:table-cell>
          <table:table-cell table:style-name="ce180" table:formula="of:=MROUND(TRUNC([.M13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3]" office:value-type="float" office:value="66" calcext:value-type="float" table:number-columns-spanned="1" table:number-rows-spanned="2">
            <text:p>66</text:p>
          </table:table-cell>
          <table:table-cell table:style-name="ce180" table:formula="of:=[$'Student Info'.D133]" office:value-type="string" office:string-value="George" calcext:value-type="string">
            <text:p>George</text:p>
          </table:table-cell>
          <table:table-cell table:style-name="ce180" table:formula="of:=[$'Student Info'.C133]" office:value-type="string" office:string-value="Vitanov" calcext:value-type="string">
            <text:p>Vitanov</text:p>
          </table:table-cell>
          <table:table-cell table:style-name="ce180" table:formula="of:=[$'Student Info'.A133]" office:value-type="float" office:value="5375088" calcext:value-type="float">
            <text:p>5375088</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35" calcext:value-type="float">
            <text:p>35</text:p>
          </table:table-cell>
          <table:table-cell table:style-name="ce83" table:formula="of:=[$Sheet5.E133]" office:value-type="float" office:value="10" calcext:value-type="float">
            <text:p>10</text:p>
          </table:table-cell>
          <table:table-cell table:style-name="ce83" table:formula="of:=[$Sheet5.F133]" office:value-type="float" office:value="0" calcext:value-type="float">
            <text:p>0</text:p>
          </table:table-cell>
          <table:table-cell table:style-name="ce83" table:formula="of:=[$Sheet5.G133]"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3:.J133])/10; [.K133];[.L133]); 10)" office:value-type="float" office:value="7.8" calcext:value-type="float">
            <text:p>7.8</text:p>
          </table:table-cell>
          <table:table-cell table:style-name="ce94" table:formula="of:=ROUND([.M133];1)" office:value-type="float" office:value="7.8" calcext:value-type="float">
            <text:p>7.8</text:p>
          </table:table-cell>
          <table:table-cell table:style-name="ce180" table:formula="of:=MROUND(TRUNC([.M133];1);0.5)" office:value-type="float" office:value="8" calcext:value-type="float">
            <text:p>8</text:p>
          </table:table-cell>
          <table:table-cell table:style-name="ce97"/>
          <table:table-cell table:style-name="ce180"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34]" office:value-type="string" office:string-value="Csaba" calcext:value-type="string">
            <text:p>Csaba</text:p>
          </table:table-cell>
          <table:table-cell table:style-name="ce180" table:formula="of:=[$'Student Info'.C134]" office:value-type="string" office:string-value="Balla-Somogyi" calcext:value-type="string">
            <text:p>Balla-Somogyi</text:p>
          </table:table-cell>
          <table:table-cell table:style-name="ce180" table:formula="of:=[$'Student Info'.A134]" office:value-type="float" office:value="5247799" calcext:value-type="float">
            <text:p>5247799</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35" calcext:value-type="float">
            <text:p>35</text:p>
          </table:table-cell>
          <table:table-cell table:style-name="ce84" table:formula="of:=[.H133]" office:value-type="float" office:value="10" calcext:value-type="float">
            <text:p>10</text:p>
          </table:table-cell>
          <table:table-cell table:style-name="ce84" table:formula="of:=[.I133]" office:value-type="float" office:value="0" calcext:value-type="float">
            <text:p>0</text:p>
          </table:table-cell>
          <table:table-cell table:style-name="ce84" table:formula="of:=[.J133]"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4:.J134])/10; [.K134];[.L134]); 10)" office:value-type="float" office:value="7.8" calcext:value-type="float">
            <text:p>7.8</text:p>
          </table:table-cell>
          <table:table-cell table:style-name="ce94" table:formula="of:=ROUND([.M134];1)" office:value-type="float" office:value="7.8" calcext:value-type="float">
            <text:p>7.8</text:p>
          </table:table-cell>
          <table:table-cell table:style-name="ce180" table:formula="of:=MROUND(TRUNC([.M13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5" table:formula="of:=[$Sheet5.A135]" office:value-type="float" office:value="67" calcext:value-type="float" table:number-columns-spanned="1" table:number-rows-spanned="2">
            <text:p>67</text:p>
          </table:table-cell>
          <table:table-cell table:style-name="ce185" table:formula="of:=[$'Student Info'.D135]" office:value-type="float" office:value="0" calcext:value-type="float">
            <text:p>0</text:p>
          </table:table-cell>
          <table:table-cell table:style-name="ce185" table:formula="of:=[$'Student Info'.C135]" office:value-type="float" office:value="0" calcext:value-type="float">
            <text:p>0</text:p>
          </table:table-cell>
          <table:table-cell table:style-name="ce185" table:formula="of:=[$'Student Info'.A135]" office:value-type="float" office:value="0" calcext:value-type="float">
            <text:p>0</text:p>
          </table:table-cell>
          <table:table-cell table:style-name="ce205" table:formula="of:=[$Sheet5.B135]" office:value-type="float" office:value="0" calcext:value-type="float">
            <text:p>0</text:p>
          </table:table-cell>
          <table:table-cell table:style-name="ce205" table:formula="of:=[$Sheet5.C135]" office:value-type="float" office:value="23.5" calcext:value-type="float">
            <text:p>23.5</text:p>
          </table:table-cell>
          <table:table-cell table:style-name="ce205" table:formula="of:=[$Sheet5.D135]" office:value-type="float" office:value="25" calcext:value-type="float">
            <text:p>25</text:p>
          </table:table-cell>
          <table:table-cell table:style-name="ce205" table:formula="of:=[$Sheet5.E135]" office:value-type="float" office:value="8" calcext:value-type="float">
            <text:p>8</text:p>
          </table:table-cell>
          <table:table-cell table:style-name="ce205" table:formula="of:=[$Sheet5.F135]" office:value-type="float" office:value="0" calcext:value-type="float">
            <text:p>0</text:p>
          </table:table-cell>
          <table:table-cell table:style-name="ce205" table:formula="of:=[$Sheet5.G135]" office:value-type="float" office:value="8.8" calcext:value-type="float">
            <text:p>8.8</text:p>
          </table:table-cell>
          <table:table-cell table:number-columns-repeated="2" table:style-name="ce205" office:value-type="float" office:value="0" calcext:value-type="float">
            <text:p>0</text:p>
          </table:table-cell>
          <table:table-cell table:style-name="ce216" table:formula="of:=MIN(SUM(SUM([.E135:.J135])/10; [.K135];[.L135]); 10)" office:value-type="float" office:value="6.53" calcext:value-type="float">
            <text:p>6.53</text:p>
          </table:table-cell>
          <table:table-cell table:style-name="ce222" table:formula="of:=ROUND([.M135];1)" office:value-type="float" office:value="6.5" calcext:value-type="float">
            <text:p>6.5</text:p>
          </table:table-cell>
          <table:table-cell table:style-name="ce185" table:formula="of:=MROUND(TRUNC([.M135];1);0.5)" office:value-type="float" office:value="6.5" calcext:value-type="float">
            <text:p>6.5</text:p>
          </table:table-cell>
          <table:table-cell table:style-name="ce229"/>
          <table:table-cell table:style-name="ce185"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5"/>
          <table:table-cell table:style-name="ce185" table:formula="of:=[$'Student Info'.D136]" office:value-type="float" office:value="0" calcext:value-type="float">
            <text:p>0</text:p>
          </table:table-cell>
          <table:table-cell table:style-name="ce185" table:formula="of:=[$'Student Info'.C136]" office:value-type="float" office:value="0" calcext:value-type="float">
            <text:p>0</text:p>
          </table:table-cell>
          <table:table-cell table:style-name="ce185" table:formula="of:=[$'Student Info'.A136]" office:value-type="float" office:value="0" calcext:value-type="float">
            <text:p>0</text:p>
          </table:table-cell>
          <table:table-cell table:style-name="ce206" table:formula="of:=[.E135]" office:value-type="float" office:value="0" calcext:value-type="float">
            <text:p>0</text:p>
          </table:table-cell>
          <table:table-cell table:style-name="ce206" table:formula="of:=[.F135]" office:value-type="float" office:value="23.5" calcext:value-type="float">
            <text:p>23.5</text:p>
          </table:table-cell>
          <table:table-cell table:style-name="ce206" table:formula="of:=[.G135]" office:value-type="float" office:value="25" calcext:value-type="float">
            <text:p>25</text:p>
          </table:table-cell>
          <table:table-cell table:style-name="ce206" table:formula="of:=[.H135]" office:value-type="float" office:value="8" calcext:value-type="float">
            <text:p>8</text:p>
          </table:table-cell>
          <table:table-cell table:style-name="ce206" table:formula="of:=[.I135]" office:value-type="float" office:value="0" calcext:value-type="float">
            <text:p>0</text:p>
          </table:table-cell>
          <table:table-cell table:style-name="ce206" table:formula="of:=[.J135]" office:value-type="float" office:value="8.8" calcext:value-type="float">
            <text:p>8.8</text:p>
          </table:table-cell>
          <table:table-cell table:number-columns-repeated="2" table:style-name="ce205" office:value-type="float" office:value="0" calcext:value-type="float">
            <text:p>0</text:p>
          </table:table-cell>
          <table:table-cell table:style-name="ce216" table:formula="of:=MIN(SUM(SUM([.E136:.J136])/10; [.K136];[.L136]); 10)" office:value-type="float" office:value="6.53" calcext:value-type="float">
            <text:p>6.53</text:p>
          </table:table-cell>
          <table:table-cell table:style-name="ce222" table:formula="of:=ROUND([.M136];1)" office:value-type="float" office:value="6.5" calcext:value-type="float">
            <text:p>6.5</text:p>
          </table:table-cell>
          <table:table-cell table:style-name="ce185" table:formula="of:=MROUND(TRUNC([.M136];1);0.5)" office:value-type="float" office:value="6.5" calcext:value-type="float">
            <text:p>6.5</text:p>
          </table:table-cell>
          <table:table-cell table:style-name="ce229"/>
          <table:covered-table-cell table:style-name="ce185"/>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7]" office:value-type="float" office:value="68" calcext:value-type="float" table:number-columns-spanned="1" table:number-rows-spanned="2">
            <text:p>68</text:p>
          </table:table-cell>
          <table:table-cell table:style-name="ce180" table:formula="of:=[$'Student Info'.D137]" office:value-type="string" office:string-value="Dong" calcext:value-type="string">
            <text:p>Dong</text:p>
          </table:table-cell>
          <table:table-cell table:style-name="ce180" table:formula="of:=[$'Student Info'.C137]" office:value-type="string" office:string-value="Shen" calcext:value-type="string">
            <text:p>Shen</text:p>
          </table:table-cell>
          <table:table-cell table:style-name="ce180" table:formula="of:=[$'Student Info'.A137]" office:value-type="float" office:value="5261139" calcext:value-type="float">
            <text:p>5261139</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7:.J137])/10; [.K137];[.L137]); 10)" office:value-type="float" office:value="7" calcext:value-type="float">
            <text:p>7</text:p>
          </table:table-cell>
          <table:table-cell table:style-name="ce94" table:formula="of:=ROUND([.M137];1)" office:value-type="float" office:value="7" calcext:value-type="float">
            <text:p>7.0</text:p>
          </table:table-cell>
          <table:table-cell table:style-name="ce180" table:formula="of:=MROUND(TRUNC([.M137];1);0.5)" office:value-type="float" office:value="7" calcext:value-type="float">
            <text:p>7</text:p>
          </table:table-cell>
          <table:table-cell table:style-name="ce97"/>
          <table:table-cell table:style-name="ce180"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38]" office:value-type="string" office:string-value="Jingru" calcext:value-type="string">
            <text:p>Jingru</text:p>
          </table:table-cell>
          <table:table-cell table:style-name="ce180" table:formula="of:=[$'Student Info'.C138]" office:value-type="string" office:string-value="Feng" calcext:value-type="string">
            <text:p>Feng</text:p>
          </table:table-cell>
          <table:table-cell table:style-name="ce180" table:formula="of:=[$'Student Info'.A138]" office:value-type="float" office:value="5221501" calcext:value-type="float">
            <text:p>5221501</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8:.J138])/10; [.K138];[.L138]); 10)" office:value-type="float" office:value="7" calcext:value-type="float">
            <text:p>7</text:p>
          </table:table-cell>
          <table:table-cell table:style-name="ce94" table:formula="of:=ROUND([.M138];1)" office:value-type="float" office:value="7" calcext:value-type="float">
            <text:p>7.0</text:p>
          </table:table-cell>
          <table:table-cell table:style-name="ce180" table:formula="of:=MROUND(TRUNC([.M13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9]" office:value-type="float" office:value="69" calcext:value-type="float" table:number-columns-spanned="1" table:number-rows-spanned="2">
            <text:p>69</text:p>
          </table:table-cell>
          <table:table-cell table:style-name="ce180" table:formula="of:=[$'Student Info'.D139]" office:value-type="string" office:string-value="Tomaso" calcext:value-type="string">
            <text:p>Tomaso</text:p>
          </table:table-cell>
          <table:table-cell table:style-name="ce180" table:formula="of:=[$'Student Info'.C139]" office:value-type="string" office:string-value="De Ponti" calcext:value-type="string">
            <text:p>De Ponti</text:p>
          </table:table-cell>
          <table:table-cell table:style-name="ce180" table:formula="of:=[$'Student Info'.A139]" office:value-type="float" office:value="4577612" calcext:value-type="float">
            <text:p>4577612</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39:.J139])/10; [.K139];[.L139]); 10)" office:value-type="float" office:value="7" calcext:value-type="float">
            <text:p>7</text:p>
          </table:table-cell>
          <table:table-cell table:style-name="ce94" table:formula="of:=ROUND([.M139];1)" office:value-type="float" office:value="7" calcext:value-type="float">
            <text:p>7.0</text:p>
          </table:table-cell>
          <table:table-cell table:style-name="ce180" table:formula="of:=MROUND(TRUNC([.M139];1);0.5)" office:value-type="float" office:value="7" calcext:value-type="float">
            <text:p>7</text:p>
          </table:table-cell>
          <table:table-cell table:style-name="ce97"/>
          <table:table-cell table:style-name="ce180"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0]" office:value-type="string" office:string-value="Pietro" calcext:value-type="string">
            <text:p>Pietro</text:p>
          </table:table-cell>
          <table:table-cell table:style-name="ce180" table:formula="of:=[$'Student Info'.C140]" office:value-type="string" office:string-value="Campolucci" calcext:value-type="string">
            <text:p>Campolucci</text:p>
          </table:table-cell>
          <table:table-cell table:style-name="ce180" table:formula="of:=[$'Student Info'.A140]" office:value-type="float" office:value="4645979" calcext:value-type="float">
            <text:p>4645979</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40:.J140])/10; [.K140];[.L140]); 10)" office:value-type="float" office:value="7" calcext:value-type="float">
            <text:p>7</text:p>
          </table:table-cell>
          <table:table-cell table:style-name="ce94" table:formula="of:=ROUND([.M140];1)" office:value-type="float" office:value="7" calcext:value-type="float">
            <text:p>7.0</text:p>
          </table:table-cell>
          <table:table-cell table:style-name="ce180" table:formula="of:=MROUND(TRUNC([.M14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1]" office:value-type="float" office:value="70" calcext:value-type="float" table:number-columns-spanned="1" table:number-rows-spanned="2">
            <text:p>70</text:p>
          </table:table-cell>
          <table:table-cell table:style-name="ce180" table:formula="of:=[$'Student Info'.D141]" office:value-type="string" office:string-value="Weronika" calcext:value-type="string">
            <text:p>Weronika</text:p>
          </table:table-cell>
          <table:table-cell table:style-name="ce180" table:formula="of:=[$'Student Info'.C141]" office:value-type="string" office:string-value="Dziarnowska" calcext:value-type="string">
            <text:p>Dziarnowska</text:p>
          </table:table-cell>
          <table:table-cell table:style-name="ce180" table:formula="of:=[$'Student Info'.A141]" office:value-type="float" office:value="4551117" calcext:value-type="float">
            <text:p>4551117</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33.5" calcext:value-type="float">
            <text:p>33.5</text:p>
          </table:table-cell>
          <table:table-cell table:style-name="ce83" table:formula="of:=[$Sheet5.E141]" office:value-type="float" office:value="10" calcext:value-type="float">
            <text:p>10</text:p>
          </table:table-cell>
          <table:table-cell table:style-name="ce83" table:formula="of:=[$Sheet5.F141]" office:value-type="float" office:value="0" calcext:value-type="float">
            <text:p>0</text:p>
          </table:table-cell>
          <table:table-cell table:style-name="ce83" table:formula="of:=[$Sheet5.G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1:.J141])/10; [.K141];[.L141]); 10)" office:value-type="float" office:value="8.05" calcext:value-type="float">
            <text:p>8.05</text:p>
          </table:table-cell>
          <table:table-cell table:style-name="ce94" table:formula="of:=ROUND([.M141];1)" office:value-type="float" office:value="8.1" calcext:value-type="float">
            <text:p>8.1</text:p>
          </table:table-cell>
          <table:table-cell table:style-name="ce180" table:formula="of:=MROUND(TRUNC([.M141];1);0.5)" office:value-type="float" office:value="8" calcext:value-type="float">
            <text:p>8</text:p>
          </table:table-cell>
          <table:table-cell table:style-name="ce97"/>
          <table:table-cell table:style-name="ce180"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2]" office:value-type="string" office:string-value="Adam" calcext:value-type="string">
            <text:p>Adam</text:p>
          </table:table-cell>
          <table:table-cell table:style-name="ce180" table:formula="of:=[$'Student Info'.C142]" office:value-type="string" office:string-value="Świderski" calcext:value-type="string">
            <text:p>Świderski</text:p>
          </table:table-cell>
          <table:table-cell table:style-name="ce180" table:formula="of:=[$'Student Info'.A142]" office:value-type="float" office:value="5377196" calcext:value-type="float">
            <text:p>5377196</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33.5" calcext:value-type="float">
            <text:p>33.5</text:p>
          </table:table-cell>
          <table:table-cell table:style-name="ce84" table:formula="of:=[.H141]" office:value-type="float" office:value="10" calcext:value-type="float">
            <text:p>10</text:p>
          </table:table-cell>
          <table:table-cell table:style-name="ce84" table:formula="of:=[.I141]" office:value-type="float" office:value="0" calcext:value-type="float">
            <text:p>0</text:p>
          </table:table-cell>
          <table:table-cell table:style-name="ce84" table:formula="of:=[.J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2:.J142])/10; [.K142];[.L142]); 10)" office:value-type="float" office:value="8.05" calcext:value-type="float">
            <text:p>8.05</text:p>
          </table:table-cell>
          <table:table-cell table:style-name="ce94" table:formula="of:=ROUND([.M142];1)" office:value-type="float" office:value="8.1" calcext:value-type="float">
            <text:p>8.1</text:p>
          </table:table-cell>
          <table:table-cell table:style-name="ce180" table:formula="of:=MROUND(TRUNC([.M14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3]" office:value-type="float" office:value="71" calcext:value-type="float" table:number-columns-spanned="1" table:number-rows-spanned="2">
            <text:p>71</text:p>
          </table:table-cell>
          <table:table-cell table:style-name="ce180" table:formula="of:=[$'Student Info'.D143]" office:value-type="string" office:string-value="Kevin" calcext:value-type="string">
            <text:p>Kevin</text:p>
          </table:table-cell>
          <table:table-cell table:style-name="ce180" table:formula="of:=[$'Student Info'.C143]" office:value-type="string" office:string-value="Voogd" calcext:value-type="string">
            <text:p>Voogd</text:p>
          </table:table-cell>
          <table:table-cell table:style-name="ce180" table:formula="of:=[$'Student Info'.A143]" office:value-type="float" office:value="4682688" calcext:value-type="float">
            <text:p>4682688</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30" calcext:value-type="float">
            <text:p>30</text:p>
          </table:table-cell>
          <table:table-cell table:style-name="ce83" table:formula="of:=[$Sheet5.E143]" office:value-type="float" office:value="9" calcext:value-type="float">
            <text:p>9</text:p>
          </table:table-cell>
          <table:table-cell table:style-name="ce83" table:formula="of:=[$Sheet5.F143]" office:value-type="float" office:value="0" calcext:value-type="float">
            <text:p>0</text:p>
          </table:table-cell>
          <table:table-cell table:style-name="ce83" table:formula="of:=[$Sheet5.G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3:.J143])/10; [.K143];[.L143]); 10)" office:value-type="float" office:value="7.6" calcext:value-type="float">
            <text:p>7.6</text:p>
          </table:table-cell>
          <table:table-cell table:style-name="ce94" table:formula="of:=ROUND([.M143];1)" office:value-type="float" office:value="7.6" calcext:value-type="float">
            <text:p>7.6</text:p>
          </table:table-cell>
          <table:table-cell table:style-name="ce180" table:formula="of:=MROUND(TRUNC([.M143];1);0.5)" office:value-type="float" office:value="7.5" calcext:value-type="float">
            <text:p>7.5</text:p>
          </table:table-cell>
          <table:table-cell table:style-name="ce97"/>
          <table:table-cell table:style-name="ce180"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4]" office:value-type="string" office:string-value="Lonit" calcext:value-type="string">
            <text:p>Lonit</text:p>
          </table:table-cell>
          <table:table-cell table:style-name="ce180" table:formula="of:=[$'Student Info'.C144]" office:value-type="string" office:string-value="Peeters" calcext:value-type="string">
            <text:p>Peeters</text:p>
          </table:table-cell>
          <table:table-cell table:style-name="ce180" table:formula="of:=[$'Student Info'.A144]" office:value-type="float" office:value="5126533" calcext:value-type="float">
            <text:p>5126533</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30" calcext:value-type="float">
            <text:p>30</text:p>
          </table:table-cell>
          <table:table-cell table:style-name="ce84" table:formula="of:=[.H143]" office:value-type="float" office:value="9" calcext:value-type="float">
            <text:p>9</text:p>
          </table:table-cell>
          <table:table-cell table:style-name="ce84" table:formula="of:=[.I143]" office:value-type="float" office:value="0" calcext:value-type="float">
            <text:p>0</text:p>
          </table:table-cell>
          <table:table-cell table:style-name="ce84" table:formula="of:=[.J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4:.J144])/10; [.K144];[.L144]); 10)" office:value-type="float" office:value="7.6" calcext:value-type="float">
            <text:p>7.6</text:p>
          </table:table-cell>
          <table:table-cell table:style-name="ce94" table:formula="of:=ROUND([.M144];1)" office:value-type="float" office:value="7.6" calcext:value-type="float">
            <text:p>7.6</text:p>
          </table:table-cell>
          <table:table-cell table:style-name="ce180" table:formula="of:=MROUND(TRUNC([.M14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5]" office:value-type="float" office:value="72" calcext:value-type="float" table:number-columns-spanned="1" table:number-rows-spanned="2">
            <text:p>72</text:p>
          </table:table-cell>
          <table:table-cell table:style-name="ce180" table:formula="of:=[$'Student Info'.D145]" office:value-type="string" office:string-value="Dens" calcext:value-type="string">
            <text:p>Dens</text:p>
          </table:table-cell>
          <table:table-cell table:style-name="ce180" table:formula="of:=[$'Student Info'.C145]" office:value-type="string" office:string-value="Grashof" calcext:value-type="string">
            <text:p>Grashof</text:p>
          </table:table-cell>
          <table:table-cell table:style-name="ce180" table:formula="of:=[$'Student Info'.A145]" office:value-type="float" office:value="4617169" calcext:value-type="float">
            <text:p>4617169</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28.5" calcext:value-type="float">
            <text:p>28.5</text:p>
          </table:table-cell>
          <table:table-cell table:style-name="ce83" table:formula="of:=[$Sheet5.E145]" office:value-type="float" office:value="10" calcext:value-type="float">
            <text:p>10</text:p>
          </table:table-cell>
          <table:table-cell table:style-name="ce83" table:formula="of:=[$Sheet5.F145]" office:value-type="float" office:value="0" calcext:value-type="float">
            <text:p>0</text:p>
          </table:table-cell>
          <table:table-cell table:style-name="ce83" table:formula="of:=[$Sheet5.G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5" calcext:value-type="float">
            <text:p>7.35</text:p>
          </table:table-cell>
          <table:table-cell table:style-name="ce94" table:formula="of:=ROUND([.M145];1)" office:value-type="float" office:value="7.4" calcext:value-type="float">
            <text:p>7.4</text:p>
          </table:table-cell>
          <table:table-cell table:style-name="ce180" table:formula="of:=MROUND(TRUNC([.M145];1);0.5)" office:value-type="float" office:value="7.5" calcext:value-type="float">
            <text:p>7.5</text:p>
          </table:table-cell>
          <table:table-cell table:style-name="ce97"/>
          <table:table-cell table:style-name="ce180"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6]" office:value-type="string" office:string-value="Wilbert" calcext:value-type="string">
            <text:p>Wilbert</text:p>
          </table:table-cell>
          <table:table-cell table:style-name="ce180" table:formula="of:=[$'Student Info'.C146]" office:value-type="string" office:string-value="ter Haar" calcext:value-type="string">
            <text:p>ter Haar</text:p>
          </table:table-cell>
          <table:table-cell table:style-name="ce180" table:formula="of:=[$'Student Info'.A146]" office:value-type="float" office:value="5176476" calcext:value-type="float">
            <text:p>5176476</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28.5" calcext:value-type="float">
            <text:p>28.5</text:p>
          </table:table-cell>
          <table:table-cell table:style-name="ce84" table:formula="of:=[.H145]" office:value-type="float" office:value="10" calcext:value-type="float">
            <text:p>10</text:p>
          </table:table-cell>
          <table:table-cell table:style-name="ce84" table:formula="of:=[.I145]" office:value-type="float" office:value="0" calcext:value-type="float">
            <text:p>0</text:p>
          </table:table-cell>
          <table:table-cell table:style-name="ce84" table:formula="of:=[.J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5" calcext:value-type="float">
            <text:p>7.35</text:p>
          </table:table-cell>
          <table:table-cell table:style-name="ce94" table:formula="of:=ROUND([.M146];1)" office:value-type="float" office:value="7.4" calcext:value-type="float">
            <text:p>7.4</text:p>
          </table:table-cell>
          <table:table-cell table:style-name="ce180" table:formula="of:=MROUND(TRUNC([.M14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7]" office:value-type="float" office:value="73" calcext:value-type="float" table:number-columns-spanned="1" table:number-rows-spanned="2">
            <text:p>73</text:p>
          </table:table-cell>
          <table:table-cell table:style-name="ce180" table:formula="of:=[$'Student Info'.D147]" office:value-type="string" office:string-value="Kenneth" calcext:value-type="string">
            <text:p>Kenneth</text:p>
          </table:table-cell>
          <table:table-cell table:style-name="ce180" table:formula="of:=[$'Student Info'.C147]" office:value-type="string" office:string-value="Pasma" calcext:value-type="string">
            <text:p>Pasma</text:p>
          </table:table-cell>
          <table:table-cell table:style-name="ce180" table:formula="of:=[$'Student Info'.A147]" office:value-type="float" office:value="4355040" calcext:value-type="float">
            <text:p>4355040</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7:.J147])/10; [.K147];[.L147]); 10)" office:value-type="float" office:value="6.9" calcext:value-type="float">
            <text:p>6.9</text:p>
          </table:table-cell>
          <table:table-cell table:style-name="ce94" table:formula="of:=ROUND([.M147];1)" office:value-type="float" office:value="6.9" calcext:value-type="float">
            <text:p>6.9</text:p>
          </table:table-cell>
          <table:table-cell table:style-name="ce180" table:formula="of:=MROUND(TRUNC([.M147];1);0.5)" office:value-type="float" office:value="7" calcext:value-type="float">
            <text:p>7</text:p>
          </table:table-cell>
          <table:table-cell table:style-name="ce97"/>
          <table:table-cell table:style-name="ce180"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8]" office:value-type="string" office:string-value="wouter" calcext:value-type="string">
            <text:p>wouter</text:p>
          </table:table-cell>
          <table:table-cell table:style-name="ce180" table:formula="of:=[$'Student Info'.C148]" office:value-type="string" office:string-value="Kok" calcext:value-type="string">
            <text:p>Kok</text:p>
          </table:table-cell>
          <table:table-cell table:style-name="ce180" table:formula="of:=[$'Student Info'.A148]" office:value-type="float" office:value="4169778" calcext:value-type="float">
            <text:p>4169778</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8:.J148])/10; [.K148];[.L148]); 10)" office:value-type="float" office:value="6.9" calcext:value-type="float">
            <text:p>6.9</text:p>
          </table:table-cell>
          <table:table-cell table:style-name="ce94" table:formula="of:=ROUND([.M148];1)" office:value-type="float" office:value="6.9" calcext:value-type="float">
            <text:p>6.9</text:p>
          </table:table-cell>
          <table:table-cell table:style-name="ce180" table:formula="of:=MROUND(TRUNC([.M14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9]" office:value-type="float" office:value="74" calcext:value-type="float" table:number-columns-spanned="1" table:number-rows-spanned="2">
            <text:p>74</text:p>
          </table:table-cell>
          <table:table-cell table:style-name="ce180" table:formula="of:=[$'Student Info'.D149]" office:value-type="string" office:string-value="Pierre-Antoine" calcext:value-type="string">
            <text:p>Pierre-Antoine</text:p>
          </table:table-cell>
          <table:table-cell table:style-name="ce180" table:formula="of:=[$'Student Info'.C149]" office:value-type="string" office:string-value="Denarié" calcext:value-type="string">
            <text:p>Denarié</text:p>
          </table:table-cell>
          <table:table-cell table:style-name="ce180" table:formula="of:=[$'Student Info'.A149]" office:value-type="float" office:value="4451805" calcext:value-type="float">
            <text:p>4451805</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49:.J149])/10; [.K149];[.L149]); 10)" office:value-type="float" office:value="7.85" calcext:value-type="float">
            <text:p>7.85</text:p>
          </table:table-cell>
          <table:table-cell table:style-name="ce94" table:formula="of:=ROUND([.M149];1)" office:value-type="float" office:value="7.9" calcext:value-type="float">
            <text:p>7.9</text:p>
          </table:table-cell>
          <table:table-cell table:style-name="ce180" table:formula="of:=MROUND(TRUNC([.M149];1);0.5)" office:value-type="float" office:value="8" calcext:value-type="float">
            <text:p>8</text:p>
          </table:table-cell>
          <table:table-cell table:style-name="ce97"/>
          <table:table-cell table:style-name="ce180"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0]" office:value-type="string" office:string-value="Michiel" calcext:value-type="string">
            <text:p>Michiel</text:p>
          </table:table-cell>
          <table:table-cell table:style-name="ce180" table:formula="of:=[$'Student Info'.C150]" office:value-type="string" office:string-value="Kockelkoren" calcext:value-type="string">
            <text:p>Kockelkoren</text:p>
          </table:table-cell>
          <table:table-cell table:style-name="ce180" table:formula="of:=[$'Student Info'.A150]" office:value-type="float" office:value="5425727" calcext:value-type="float">
            <text:p>5425727</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0:.J150])/10; [.K150];[.L150]); 10)" office:value-type="float" office:value="7.85" calcext:value-type="float">
            <text:p>7.85</text:p>
          </table:table-cell>
          <table:table-cell table:style-name="ce94" table:formula="of:=ROUND([.M150];1)" office:value-type="float" office:value="7.9" calcext:value-type="float">
            <text:p>7.9</text:p>
          </table:table-cell>
          <table:table-cell table:style-name="ce180" table:formula="of:=MROUND(TRUNC([.M15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1]" office:value-type="float" office:value="75" calcext:value-type="float" table:number-columns-spanned="1" table:number-rows-spanned="2">
            <text:p>75</text:p>
          </table:table-cell>
          <table:table-cell table:style-name="ce180" table:formula="of:=[$'Student Info'.D151]" office:value-type="string" office:string-value="Bart" calcext:value-type="string">
            <text:p>Bart</text:p>
          </table:table-cell>
          <table:table-cell table:style-name="ce180" table:formula="of:=[$'Student Info'.C151]" office:value-type="string" office:string-value="Swens" calcext:value-type="string">
            <text:p>Swens</text:p>
          </table:table-cell>
          <table:table-cell table:style-name="ce180" table:formula="of:=[$'Student Info'.A151]" office:value-type="float" office:value="4364597" calcext:value-type="float">
            <text:p>4364597</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30" calcext:value-type="float">
            <text:p>30</text:p>
          </table:table-cell>
          <table:table-cell table:style-name="ce83" table:formula="of:=[$Sheet5.E151]" office:value-type="float" office:value="10" calcext:value-type="float">
            <text:p>10</text:p>
          </table:table-cell>
          <table:table-cell table:style-name="ce83" table:formula="of:=[$Sheet5.F151]" office:value-type="float" office:value="0" calcext:value-type="float">
            <text:p>0</text:p>
          </table:table-cell>
          <table:table-cell table:style-name="ce83" table:formula="of:=[$Sheet5.G151]"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51:.J151])/10; [.K151];[.L151]); 10)" office:value-type="float" office:value="7.2" calcext:value-type="float">
            <text:p>7.2</text:p>
          </table:table-cell>
          <table:table-cell table:style-name="ce94" table:formula="of:=ROUND([.M151];1)" office:value-type="float" office:value="7.2" calcext:value-type="float">
            <text:p>7.2</text:p>
          </table:table-cell>
          <table:table-cell table:style-name="ce180" table:formula="of:=MROUND(TRUNC([.M151];1);0.5)" office:value-type="float" office:value="7" calcext:value-type="float">
            <text:p>7</text:p>
          </table:table-cell>
          <table:table-cell table:style-name="ce97"/>
          <table:table-cell table:style-name="ce180"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2]" office:value-type="string" office:string-value="Pepijn" calcext:value-type="string">
            <text:p>Pepijn</text:p>
          </table:table-cell>
          <table:table-cell table:style-name="ce180" table:formula="of:=[$'Student Info'.C152]" office:value-type="string" office:string-value="Hassan" calcext:value-type="string">
            <text:p>Hassan</text:p>
          </table:table-cell>
          <table:table-cell table:style-name="ce180" table:formula="of:=[$'Student Info'.A152]" office:value-type="float" office:value="4362152" calcext:value-type="float">
            <text:p>4362152</text:p>
          </table:table-cell>
          <table:table-cell table:style-name="ce83" table:formula="of:=[.E151]" office:value-type="float" office:value="14" calcext:value-type="float">
            <text:p>14</text:p>
          </table:table-cell>
          <table:table-cell table:style-name="ce83" table:formula="of:=[.F151]" office:value-type="float" office:value="16" calcext:value-type="float">
            <text:p>16</text:p>
          </table:table-cell>
          <table:table-cell table:style-name="ce83" table:formula="of:=[.G151]" office:value-type="float" office:value="30" calcext:value-type="float">
            <text:p>30</text:p>
          </table:table-cell>
          <table:table-cell table:style-name="ce83" table:formula="of:=[.H151]" office:value-type="float" office:value="10" calcext:value-type="float">
            <text:p>10</text:p>
          </table:table-cell>
          <table:table-cell table:style-name="ce83" table:formula="of:=[.I151]" office:value-type="float" office:value="0" calcext:value-type="float">
            <text:p>0</text:p>
          </table:table-cell>
          <table:table-cell table:style-name="ce83" table:formula="of:=[.J151]" office:value-type="float" office:value="9" calcext:value-type="float">
            <text:p>9</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2" calcext:value-type="float">
            <text:p>7.2</text:p>
          </table:table-cell>
          <table:table-cell table:style-name="ce94" table:formula="of:=[.N151]" office:value-type="float" office:value="7.2" calcext:value-type="float">
            <text:p>7.2</text:p>
          </table:table-cell>
          <table:table-cell table:style-name="ce83" table:formula="of:=[.O151]"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3]" office:value-type="float" office:value="76" calcext:value-type="float" table:number-columns-spanned="1" table:number-rows-spanned="2">
            <text:p>76</text:p>
          </table:table-cell>
          <table:table-cell table:style-name="ce180" table:formula="of:=[$'Student Info'.D153]" office:value-type="string" office:string-value="Daam" calcext:value-type="string">
            <text:p>Daam</text:p>
          </table:table-cell>
          <table:table-cell table:style-name="ce180" table:formula="of:=[$'Student Info'.C153]" office:value-type="string" office:string-value="Schoon" calcext:value-type="string">
            <text:p>Schoon</text:p>
          </table:table-cell>
          <table:table-cell table:style-name="ce180" table:formula="of:=[$'Student Info'.A153]" office:value-type="float" office:value="4561465" calcext:value-type="float">
            <text:p>4561465</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53:.J153])/10; [.K153];[.L153]); 10)" office:value-type="float" office:value="2.2" calcext:value-type="float">
            <text:p>2.2</text:p>
          </table:table-cell>
          <table:table-cell table:style-name="ce94" table:formula="of:=ROUND([.M153];1)" office:value-type="float" office:value="2.2" calcext:value-type="float">
            <text:p>2.2</text:p>
          </table:table-cell>
          <table:table-cell table:style-name="ce180" table:formula="of:=MROUND(TRUNC([.M153];1);0.5)" office:value-type="float" office:value="2" calcext:value-type="float">
            <text:p>2</text:p>
          </table:table-cell>
          <table:table-cell table:style-name="ce97"/>
          <table:table-cell table:style-name="ce180"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4]" office:value-type="string" office:string-value="Victor" calcext:value-type="string">
            <text:p>Victor</text:p>
          </table:table-cell>
          <table:table-cell table:style-name="ce180" table:formula="of:=[$'Student Info'.C154]" office:value-type="string" office:string-value="Guillet" calcext:value-type="string">
            <text:p>Guillet</text:p>
          </table:table-cell>
          <table:table-cell table:style-name="ce180" table:formula="of:=[$'Student Info'.A154]" office:value-type="float" office:value="4488636" calcext:value-type="float">
            <text:p>4488636</text:p>
          </table:table-cell>
          <table:table-cell table:style-name="ce83" table:formula="of:=[.E153]" office:value-type="float" office:value="16" calcext:value-type="float">
            <text:p>16</text:p>
          </table:table-cell>
          <table:table-cell table:style-name="ce83" table:formula="of:=[.F153]" office:value-type="float" office:value="0" calcext:value-type="float">
            <text:p>0</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8" calcext:value-type="float">
            <text:p>8</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2.2" calcext:value-type="float">
            <text:p>2.2</text:p>
          </table:table-cell>
          <table:table-cell table:style-name="ce94" table:formula="of:=[.N153]" office:value-type="float" office:value="2.2" calcext:value-type="float">
            <text:p>2.2</text:p>
          </table:table-cell>
          <table:table-cell table:style-name="ce83" table:formula="of:=[.O153]" office:value-type="float" office:value="2" calcext:value-type="float">
            <text:p>2</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5]" office:value-type="float" office:value="77" calcext:value-type="float" table:number-columns-spanned="1" table:number-rows-spanned="2">
            <text:p>77</text:p>
          </table:table-cell>
          <table:table-cell table:style-name="ce180" table:formula="of:=[$'Student Info'.D155]" office:value-type="string" office:string-value="Sjoerd" calcext:value-type="string">
            <text:p>Sjoerd</text:p>
          </table:table-cell>
          <table:table-cell table:style-name="ce180" table:formula="of:=[$'Student Info'.C155]" office:value-type="string" office:string-value="van Vliet" calcext:value-type="string">
            <text:p>van Vliet</text:p>
          </table:table-cell>
          <table:table-cell table:style-name="ce180" table:formula="of:=[$'Student Info'.A155]" office:value-type="float" office:value="5180821" calcext:value-type="float">
            <text:p>5180821</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5.8" calcext:value-type="float">
            <text:p>5.8</text:p>
          </table:table-cell>
          <table:table-cell table:number-columns-repeated="2" table:style-name="ce83" office:value-type="float" office:value="0" calcext:value-type="float">
            <text:p>0</text:p>
          </table:table-cell>
          <table:table-cell table:style-name="ce91" table:formula="of:=MIN(SUM(SUM([.E155:.J155])/10; [.K155];[.L155]); 10)" office:value-type="float" office:value="5.75" calcext:value-type="float">
            <text:p>5.75</text:p>
          </table:table-cell>
          <table:table-cell table:style-name="ce94" table:formula="of:=ROUND([.M155];1)" office:value-type="float" office:value="5.8" calcext:value-type="float">
            <text:p>5.8</text:p>
          </table:table-cell>
          <table:table-cell table:style-name="ce180" table:formula="of:=MROUND(TRUNC([.M155];1);0.5)" office:value-type="float" office:value="5.5" calcext:value-type="float">
            <text:p>5.5</text:p>
          </table:table-cell>
          <table:table-cell table:style-name="ce97"/>
          <table:table-cell table:style-name="ce180"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6]" office:value-type="string" office:string-value="Simon" calcext:value-type="string">
            <text:p>Simon</text:p>
          </table:table-cell>
          <table:table-cell table:style-name="ce180" table:formula="of:=[$'Student Info'.C156]" office:value-type="string" office:string-value="van Eeden" calcext:value-type="string">
            <text:p>van Eeden</text:p>
          </table:table-cell>
          <table:table-cell table:style-name="ce180" table:formula="of:=[$'Student Info'.A156]" office:value-type="float" office:value="5185734" calcext:value-type="float">
            <text:p>5185734</text:p>
          </table:table-cell>
          <table:table-cell table:style-name="ce83" table:formula="of:=[.E155]" office:value-type="float" office:value="19" calcext:value-type="float">
            <text:p>19</text:p>
          </table:table-cell>
          <table:table-cell table:style-name="ce83" table:formula="of:=[.F155]" office:value-type="float" office:value="0" calcext:value-type="float">
            <text:p>0</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5.8" calcext:value-type="float">
            <text:p>5.8</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5.75" calcext:value-type="float">
            <text:p>5.75</text:p>
          </table:table-cell>
          <table:table-cell table:style-name="ce94" table:formula="of:=[.N155]" office:value-type="float" office:value="5.8" calcext:value-type="float">
            <text:p>5.8</text:p>
          </table:table-cell>
          <table:table-cell table:style-name="ce83" table:formula="of:=[.O155]" office:value-type="float" office:value="5.5" calcext:value-type="float">
            <text:p>5.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7]" office:value-type="float" office:value="78" calcext:value-type="float" table:number-columns-spanned="1" table:number-rows-spanned="2">
            <text:p>78</text:p>
          </table:table-cell>
          <table:table-cell table:style-name="ce180" table:formula="of:=[$'Student Info'.D157]" office:value-type="string" office:string-value="Chenyao" calcext:value-type="string">
            <text:p>Chenyao</text:p>
          </table:table-cell>
          <table:table-cell table:style-name="ce180" table:formula="of:=[$'Student Info'.C157]" office:value-type="string" office:string-value="Wang" calcext:value-type="string">
            <text:p>Wang</text:p>
          </table:table-cell>
          <table:table-cell table:style-name="ce180" table:formula="of:=[$'Student Info'.A157]" office:value-type="float" office:value="4920104" calcext:value-type="float">
            <text:p>4920104</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157:.J157])/10; [.K157];[.L157]); 10)" office:value-type="float" office:value="7.55" calcext:value-type="float">
            <text:p>7.55</text:p>
          </table:table-cell>
          <table:table-cell table:style-name="ce94" table:formula="of:=ROUND([.M157];1)" office:value-type="float" office:value="7.6" calcext:value-type="float">
            <text:p>7.6</text:p>
          </table:table-cell>
          <table:table-cell table:style-name="ce180" table:formula="of:=MROUND(TRUNC([.M157];1);0.5)" office:value-type="float" office:value="7.5" calcext:value-type="float">
            <text:p>7.5</text:p>
          </table:table-cell>
          <table:table-cell table:style-name="ce97"/>
          <table:table-cell table:style-name="ce180"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8]" office:value-type="string" office:string-value="Chengming" calcext:value-type="string">
            <text:p>Chengming</text:p>
          </table:table-cell>
          <table:table-cell table:style-name="ce180" table:formula="of:=[$'Student Info'.C158]" office:value-type="string" office:string-value="Feng" calcext:value-type="string">
            <text:p>Feng</text:p>
          </table:table-cell>
          <table:table-cell table:style-name="ce180" table:formula="of:=[$'Student Info'.A158]" office:value-type="float" office:value="5290333" calcext:value-type="float">
            <text:p>5290333</text:p>
          </table:table-cell>
          <table:table-cell table:style-name="ce83" table:formula="of:=[.E157]" office:value-type="float" office:value="16" calcext:value-type="float">
            <text:p>16</text:p>
          </table:table-cell>
          <table:table-cell table:style-name="ce83" table:formula="of:=[.F157]" office:value-type="float" office:value="16" calcext:value-type="float">
            <text:p>16</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9.4" calcext:value-type="float">
            <text:p>9.4</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7.55" calcext:value-type="float">
            <text:p>7.55</text:p>
          </table:table-cell>
          <table:table-cell table:style-name="ce94" table:formula="of:=[.N157]" office:value-type="float" office:value="7.6" calcext:value-type="float">
            <text:p>7.6</text:p>
          </table:table-cell>
          <table:table-cell table:style-name="ce83" table:formula="of:=[.O157]"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9]" office:value-type="float" office:value="79" calcext:value-type="float" table:number-columns-spanned="1" table:number-rows-spanned="2">
            <text:p>79</text:p>
          </table:table-cell>
          <table:table-cell table:style-name="ce180" table:formula="of:=[$'Student Info'.D159]" office:value-type="string" office:string-value="Wouter" calcext:value-type="string">
            <text:p>Wouter</text:p>
          </table:table-cell>
          <table:table-cell table:style-name="ce180" table:formula="of:=[$'Student Info'.C159]" office:value-type="string" office:string-value="Spek" calcext:value-type="string">
            <text:p>Spek</text:p>
          </table:table-cell>
          <table:table-cell table:style-name="ce180" table:formula="of:=[$'Student Info'.A159]" office:value-type="float" office:value="4488148" calcext:value-type="float">
            <text:p>4488148</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31" calcext:value-type="float">
            <text:p>31</text:p>
          </table:table-cell>
          <table:table-cell table:style-name="ce83" table:formula="of:=[$Sheet5.E159]" office:value-type="float" office:value="10" calcext:value-type="float">
            <text:p>10</text:p>
          </table:table-cell>
          <table:table-cell table:style-name="ce83" table:formula="of:=[$Sheet5.F159]" office:value-type="float" office:value="0" calcext:value-type="float">
            <text:p>0</text:p>
          </table:table-cell>
          <table:table-cell table:style-name="ce83" table:formula="of:=[$Sheet5.G159]"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59:.J159])/10; [.K159];[.L159]); 10)" office:value-type="float" office:value="7.75" calcext:value-type="float">
            <text:p>7.75</text:p>
          </table:table-cell>
          <table:table-cell table:style-name="ce94" table:formula="of:=ROUND([.M159];1)" office:value-type="float" office:value="7.8" calcext:value-type="float">
            <text:p>7.8</text:p>
          </table:table-cell>
          <table:table-cell table:style-name="ce180" table:formula="of:=MROUND(TRUNC([.M159];1);0.5)" office:value-type="float" office:value="7.5" calcext:value-type="float">
            <text:p>7.5</text:p>
          </table:table-cell>
          <table:table-cell table:style-name="ce97"/>
          <table:table-cell table:style-name="ce180"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60]" office:value-type="string" office:string-value="Tamás" calcext:value-type="string">
            <text:p>Tamás</text:p>
          </table:table-cell>
          <table:table-cell table:style-name="ce180" table:formula="of:=[$'Student Info'.C160]" office:value-type="string" office:string-value="Nagy Zámbó" calcext:value-type="string">
            <text:p>Nagy Zámbó</text:p>
          </table:table-cell>
          <table:table-cell table:style-name="ce180" table:formula="of:=[$'Student Info'.A160]" office:value-type="float" office:value="5140196" calcext:value-type="float">
            <text:p>5140196</text:p>
          </table:table-cell>
          <table:table-cell table:style-name="ce83" table:formula="of:=[.E159]" office:value-type="float" office:value="17" calcext:value-type="float">
            <text:p>17</text:p>
          </table:table-cell>
          <table:table-cell table:style-name="ce83" table:formula="of:=[.F159]" office:value-type="float" office:value="16" calcext:value-type="float">
            <text:p>16</text:p>
          </table:table-cell>
          <table:table-cell table:style-name="ce83" table:formula="of:=[.G159]" office:value-type="float" office:value="31" calcext:value-type="float">
            <text:p>31</text:p>
          </table:table-cell>
          <table:table-cell table:style-name="ce83" table:formula="of:=[.H159]" office:value-type="float" office:value="10" calcext:value-type="float">
            <text:p>10</text:p>
          </table:table-cell>
          <table:table-cell table:style-name="ce83" table:formula="of:=[.I159]" office:value-type="float" office:value="0" calcext:value-type="float">
            <text:p>0</text:p>
          </table:table-cell>
          <table:table-cell table:style-name="ce83" table:formula="of:=[.J159]" office:value-type="float" office:value="9" calcext:value-type="float">
            <text:p>9</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75" calcext:value-type="float">
            <text:p>7.75</text:p>
          </table:table-cell>
          <table:table-cell table:style-name="ce94" table:formula="of:=[.N159]" office:value-type="float" office:value="7.8" calcext:value-type="float">
            <text:p>7.8</text:p>
          </table:table-cell>
          <table:table-cell table:style-name="ce83" table:formula="of:=[.O159]"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61]" office:value-type="float" office:value="80" calcext:value-type="float" table:number-columns-spanned="1" table:number-rows-spanned="2">
            <text:p>80</text:p>
          </table:table-cell>
          <table:table-cell table:style-name="ce180" table:formula="of:=[$'Student Info'.D161]" office:value-type="string" office:string-value="Changrui" calcext:value-type="string">
            <text:p>Changrui</text:p>
          </table:table-cell>
          <table:table-cell table:style-name="ce180" table:formula="of:=[$'Student Info'.C161]" office:value-type="string" office:string-value="Liu" calcext:value-type="string">
            <text:p>Liu</text:p>
          </table:table-cell>
          <table:table-cell table:style-name="ce180" table:formula="of:=[$'Student Info'.A161]" office:value-type="float" office:value="5293995" calcext:value-type="float">
            <text:p>5293995</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161:.J161])/10; [.K161];[.L161]); 10)" office:value-type="float" office:value="7.7" calcext:value-type="float">
            <text:p>7.7</text:p>
          </table:table-cell>
          <table:table-cell table:style-name="ce94" table:formula="of:=ROUND([.M161];1)" office:value-type="float" office:value="7.7" calcext:value-type="float">
            <text:p>7.7</text:p>
          </table:table-cell>
          <table:table-cell table:style-name="ce180" table:formula="of:=MROUND(TRUNC([.M161];1);0.5)" office:value-type="float" office:value="7.5" calcext:value-type="float">
            <text:p>7.5</text:p>
          </table:table-cell>
          <table:table-cell table:style-name="ce97"/>
          <table:table-cell table:style-name="ce180"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62]" office:value-type="string" office:string-value="Huamin" calcext:value-type="string">
            <text:p>Huamin</text:p>
          </table:table-cell>
          <table:table-cell table:style-name="ce180" table:formula="of:=[$'Student Info'.C162]" office:value-type="string" office:string-value="Liu" calcext:value-type="string">
            <text:p>Liu</text:p>
          </table:table-cell>
          <table:table-cell table:style-name="ce180" table:formula="of:=[$'Student Info'.A162]" office:value-type="float" office:value="5278066" calcext:value-type="float">
            <text:p>5278066</text:p>
          </table:table-cell>
          <table:table-cell table:style-name="ce83" table:formula="of:=[.E161]" office:value-type="float" office:value="15" calcext:value-type="float">
            <text:p>15</text:p>
          </table:table-cell>
          <table:table-cell table:style-name="ce83" table:formula="of:=[.F161]" office:value-type="float" office:value="16" calcext:value-type="float">
            <text:p>16</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9.4" calcext:value-type="float">
            <text:p>9.4</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7.7" calcext:value-type="float">
            <text:p>7.7</text:p>
          </table:table-cell>
          <table:table-cell table:style-name="ce94" table:formula="of:=[.N161]" office:value-type="float" office:value="7.7" calcext:value-type="float">
            <text:p>7.7</text:p>
          </table:table-cell>
          <table:table-cell table:style-name="ce83" table:formula="of:=[.O161]"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3" table:number-rows-repeated="64">
          <table:table-cell table:number-columns-repeated="13"/>
          <table:table-cell table:style-name="ce86"/>
          <table:table-cell table:number-columns-repeated="1010"/>
        </table:table-row>
        <table:table-row table:style-name="ro24" table:number-rows-repeated="1048349">
          <table:table-cell table:number-columns-repeated="1024"/>
        </table:table-row>
        <table:table-row table:style-name="ro24">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24">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4">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2" calcext:value-type="float">
            <text:p>2</text:p>
          </table:table-cell>
          <table:table-cell table:formula="of:=COUNTIF([$Results.$O$1:$Results.$O$1048576];[.F1])" office:value-type="float" office:value="0" calcext:value-type="float">
            <text:p>0</text:p>
          </table:table-cell>
          <table:table-cell table:formula="of:=COUNTIF([$Results.$O$1:$Results.$O$1048576];[.G1])" office:value-type="float" office:value="2" calcext:value-type="float">
            <text:p>2</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2" calcext:value-type="float">
            <text:p>2</text:p>
          </table:table-cell>
          <table:table-cell table:formula="of:=COUNTIF([$Results.$O$1:$Results.$O$1048576];[.M1])" office:value-type="float" office:value="0" calcext:value-type="float">
            <text:p>0</text:p>
          </table:table-cell>
          <table:table-cell table:formula="of:=COUNTIF([$Results.$O$1:$Results.$O$1048576];[.N1])" office:value-type="float" office:value="6" calcext:value-type="float">
            <text:p>6</text:p>
          </table:table-cell>
          <table:table-cell table:formula="of:=COUNTIF([$Results.$O$1:$Results.$O$1048576];[.O1])" office:value-type="float" office:value="18" calcext:value-type="float">
            <text:p>18</text:p>
          </table:table-cell>
          <table:table-cell table:formula="of:=COUNTIF([$Results.$O$1:$Results.$O$1048576];[.P1])" office:value-type="float" office:value="26" calcext:value-type="float">
            <text:p>26</text:p>
          </table:table-cell>
          <table:table-cell table:formula="of:=COUNTIF([$Results.$O$1:$Results.$O$1048576];[.Q1])" office:value-type="float" office:value="30" calcext:value-type="float">
            <text:p>30</text:p>
          </table:table-cell>
          <table:table-cell table:formula="of:=COUNTIF([$Results.$O$1:$Results.$O$1048576];[.R1])" office:value-type="float" office:value="38" calcext:value-type="float">
            <text:p>38</text:p>
          </table:table-cell>
          <table:table-cell table:formula="of:=COUNTIF([$Results.$O$1:$Results.$O$1048576];[.S1])" office:value-type="float" office:value="24" calcext:value-type="float">
            <text:p>24</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4">
          <table:table-cell table:number-columns-repeated="1024"/>
        </table:table-row>
        <table:table-row table:style-name="ro24">
          <table:table-cell>
            <draw:frame table:end-cell-address="Histograms.P36" table:end-x="4.95mm" table:end-y="1.61mm" draw:z-index="0" draw:name="Chart 1" draw:style-name="gr115"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4">
          <table:table-cell table:number-columns-repeated="1024"/>
        </table:table-row>
        <table:table-row table:style-name="ro23" table:number-rows-repeated="2">
          <table:table-cell table:number-columns-repeated="1024"/>
        </table:table-row>
        <table:table-row table:style-name="ro23">
          <table:table-cell table:number-columns-repeated="18"/>
          <table:table-cell table:style-name="ce238"/>
          <table:table-cell table:number-columns-repeated="1005"/>
        </table:table-row>
        <table:table-row table:style-name="ro23" table:number-rows-repeated="10">
          <table:table-cell table:number-columns-repeated="1024"/>
        </table:table-row>
        <table:table-row table:style-name="ro24" table:number-rows-repeated="19">
          <table:table-cell table:number-columns-repeated="1024"/>
        </table:table-row>
        <table:table-row table:style-name="ro24">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4">
          <table:table-cell table:style-name="ce101" office:value-type="float" office:value="2021" calcext:value-type="float">
            <text:p>2021</text:p>
          </table:table-cell>
          <table:table-cell table:style-name="ce103" table:formula="of:=AVERAGE([$Results.N$1:$Results.N$1048576])" office:value-type="float" office:value="7.88918918918919" calcext:value-type="float">
            <text:p>7.89</text:p>
          </table:table-cell>
          <table:table-cell table:style-name="ce103" table:formula="of:=MEDIAN([$Results.N$1:$Results.N$1048576])" office:value-type="float" office:value="8.05" calcext:value-type="float">
            <text:p>8.05</text:p>
          </table:table-cell>
          <table:table-cell table:formula="of:=COM.MICROSOFT.STDEV.P([$Results.N$1:$Results.N$1048576])" office:value-type="float" office:value="1.14874403419532" calcext:value-type="float">
            <text:p>1.14874403419532</text:p>
          </table:table-cell>
          <table:table-cell table:number-columns-repeated="1020"/>
        </table:table-row>
        <table:table-row table:style-name="ro24">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4">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4">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4" table:number-rows-repeated="1048533">
          <table:table-cell table:number-columns-repeated="1024"/>
        </table:table-row>
        <table:table-row table:style-name="ro24">
          <table:table-cell table:number-columns-repeated="1024"/>
        </table:table-row>
      </table:table>
      <table:table table:name="Student Info" table:style-name="ta4">
        <office:forms form:automatic-focus="false" form:apply-design-mode="false"/>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4">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4">
          <table:table-cell table:number-columns-repeated="1024"/>
        </table:table-row>
        <table:table-row table:style-name="ro23">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23">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23">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23">
          <table:table-cell table:style-name="ce104" table:number-columns-repeated="6"/>
          <table:table-cell table:number-columns-repeated="1018"/>
        </table:table-row>
        <table:table-row table:style-name="ro23">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23">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23">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23">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23">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23">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23">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5">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3">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3">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3">
          <table:table-cell table:style-name="ce240" office:value-type="float" office:value="5221331" calcext:value-type="float">
            <text:p>5221331</text:p>
          </table:table-cell>
          <table:table-cell table:style-name="ce240" office:value-type="string" calcext:value-type="string">
            <text:p>mdiab@tudelft.nl</text:p>
          </table:table-cell>
          <table:table-cell table:style-name="ce240" office:value-type="string" calcext:value-type="string">
            <text:p>Mosab Ahmed Elsadig Diab</text:p>
          </table:table-cell>
          <table:table-cell table:style-name="ce240" office:value-type="string" calcext:value-type="string">
            <text:p>Mosab</text:p>
          </table:table-cell>
          <table:table-cell table:style-name="ce240" office:value-type="string" calcext:value-type="string">
            <text:p>MosabAhmedElsadigDiab@student.tudelft.nl</text:p>
          </table:table-cell>
          <table:table-cell table:style-name="ce240" office:value-type="string" calcext:value-type="string">
            <text:p>Practical Assignment 49</text:p>
          </table:table-cell>
          <table:table-cell office:value-type="string" calcext:value-type="string">
            <text:p>solo</text:p>
          </table:table-cell>
          <table:table-cell table:number-columns-repeated="1017"/>
        </table:table-row>
        <table:table-row table:style-name="ro23">
          <table:table-cell table:style-name="ce240" table:number-columns-repeated="6"/>
          <table:table-cell table:number-columns-repeated="1018"/>
        </table:table-row>
        <table:table-row table:style-name="ro23">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3">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3">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23">
          <table:table-cell table:style-name="ce104" table:number-columns-repeated="6"/>
          <table:table-cell table:number-columns-repeated="1018"/>
        </table:table-row>
        <table:table-row table:style-name="ro23">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3">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3">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3">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3">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3">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4" table:number-rows-repeated="1048413">
          <table:table-cell table:number-columns-repeated="1024"/>
        </table:table-row>
        <table:table-row table:style-name="ro24">
          <table:table-cell table:number-columns-repeated="1024"/>
        </table:table-row>
      </table:table>
      <table:table table:name="Sheet5" table:style-name="ta5">
        <office:forms form:automatic-focus="false" form:apply-design-mode="false"/>
        <table:table-column table:style-name="co8" table:number-columns-repeated="1024" table:default-cell-style-name="ce30"/>
        <table:table-row table:style-name="ro24">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24">
          <table:table-cell table:number-columns-repeated="1024"/>
        </table:table-row>
        <table:table-row table:style-name="ro23">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9.2" calcext:value-type="float">
            <text:p>9.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office:value-type="float" office:value="0" calcext:value-type="float">
            <text:p>0</text:p>
          </table:table-cell>
          <table:table-cell table:formula="of:=[$'Detailed Results'.$F$89]" office:value-type="float" office:value="8.4" calcext:value-type="float">
            <text:p>8.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office:value-type="float" office:value="0" calcext:value-type="float">
            <text:p>0</text:p>
          </table:table-cell>
          <table:table-cell table:formula="of:=[$'Detailed Results'.$G$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10" calcext:value-type="float">
            <text:p>10</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office:value-type="float" office:value="0" calcext:value-type="float">
            <text:p>0</text:p>
          </table:table-cell>
          <table:table-cell table:formula="of:=[$'Detailed Results'.$I$89]" office:value-type="float" office:value="9.3" calcext:value-type="float">
            <text:p>9.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10" calcext:value-type="float">
            <text:p>10</text:p>
          </table:table-cell>
          <table:table-cell table:style-name="ce41" office:value-type="float" office:value="4" calcext:value-type="float">
            <text:p>4</text:p>
          </table:table-cell>
          <table:table-cell table:formula="of:=[$'Detailed Results'.$K$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style-name="ce41" office:value-type="float" office:value="8" calcext:value-type="float">
            <text:p>8</text:p>
          </table:table-cell>
          <table:table-cell table:formula="of:=[$'Detailed Results'.$L$89]" office:value-type="float" office:value="7.4" calcext:value-type="float">
            <text:p>7.4</text:p>
          </table:table-cell>
          <table:table-cell table:number-columns-repeated="1017"/>
        </table:table-row>
        <table:table-row table:style-name="ro23">
          <table:covered-table-cell table:style-name="ce186"/>
          <table:table-cell table:number-columns-repeated="15"/>
          <table:table-cell office:value-type="string" calcext:value-type="string">
            <text:p>`</text:p>
          </table:table-cell>
          <table:table-cell table:number-columns-repeated="1007"/>
        </table:table-row>
        <table:table-row table:style-name="ro23">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office:value-type="float" office:value="0" calcext:value-type="float">
            <text:p>0</text:p>
          </table:table-cell>
          <table:table-cell table:formula="of:=[$'Detailed Results'.$M$89]" office:value-type="float" office:value="8.8" calcext:value-type="float">
            <text:p>8.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office:value-type="float" office:value="0" calcext:value-type="float">
            <text:p>0</text:p>
          </table:table-cell>
          <table:table-cell table:formula="of:=[$'Detailed Results'.$N$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office:value-type="float" office:value="0" calcext:value-type="float">
            <text:p>0</text:p>
          </table:table-cell>
          <table:table-cell table:formula="of:=[$'Detailed Results'.$O$89]" office:value-type="float" office:value="9.1" calcext:value-type="float">
            <text:p>9.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office:value-type="float" office:value="0" calcext:value-type="float">
            <text:p>0</text:p>
          </table:table-cell>
          <table:table-cell table:formula="of:=[$'Detailed Results'.$P$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office:value-type="float" office:value="0" calcext:value-type="float">
            <text:p>0</text:p>
          </table:table-cell>
          <table:table-cell table:formula="of:=[$'Detailed Results'.$Q$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9.1" calcext:value-type="float">
            <text:p>9.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15" calcext:value-type="float" table:number-columns-spanned="1" table:number-rows-spanned="2">
            <text:p>15</text:p>
          </table:table-cell>
          <table:table-cell table:style-name="ce245" table:formula="of:=[$'Detailed Results'.$S$22]" office:value-type="float" office:value="0" calcext:value-type="float">
            <text:p>0</text:p>
          </table:table-cell>
          <table:table-cell table:style-name="ce245" table:formula="of:=[$'Detailed Results'.$S$47]" office:value-type="float" office:value="0" calcext:value-type="float">
            <text:p>0</text:p>
          </table:table-cell>
          <table:table-cell table:style-name="ce245" table:formula="of:=[$'Detailed Results'.$S$65]" office:value-type="float" office:value="0" calcext:value-type="float">
            <text:p>0</text:p>
          </table:table-cell>
          <table:table-cell table:style-name="ce245" table:formula="of:=[$'Detailed Results'.$S$72]" office:value-type="float" office:value="0" calcext:value-type="float">
            <text:p>0</text:p>
          </table:table-cell>
          <table:table-cell table:style-name="ce245" office:value-type="float" office:value="0" calcext:value-type="float">
            <text:p>0</text:p>
          </table:table-cell>
          <table:table-cell table:style-name="ce245" table:formula="of:=[$'Detailed Results'.$S$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office:value-type="float" office:value="0" calcext:value-type="float">
            <text:p>0</text:p>
          </table:table-cell>
          <table:table-cell table:formula="of:=[$'Detailed Results'.$T$89]" office:value-type="float" office:value="6.6" calcext:value-type="float">
            <text:p>6.6</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17" calcext:value-type="float" table:number-columns-spanned="1" table:number-rows-spanned="2">
            <text:p>17</text:p>
          </table:table-cell>
          <table:table-cell table:style-name="ce245" table:formula="of:=[$'Detailed Results'.$U$22]" office:value-type="float" office:value="0" calcext:value-type="float">
            <text:p>0</text:p>
          </table:table-cell>
          <table:table-cell table:style-name="ce245" table:formula="of:=[$'Detailed Results'.$U$47]" office:value-type="float" office:value="0" calcext:value-type="float">
            <text:p>0</text:p>
          </table:table-cell>
          <table:table-cell table:style-name="ce245" table:formula="of:=[$'Detailed Results'.$U$65]" office:value-type="float" office:value="0" calcext:value-type="float">
            <text:p>0</text:p>
          </table:table-cell>
          <table:table-cell table:style-name="ce245" table:formula="of:=[$'Detailed Results'.$U$72]" office:value-type="float" office:value="0" calcext:value-type="float">
            <text:p>0</text:p>
          </table:table-cell>
          <table:table-cell table:style-name="ce245" office:value-type="float" office:value="0" calcext:value-type="float">
            <text:p>0</text:p>
          </table:table-cell>
          <table:table-cell table:style-name="ce245" table:formula="of:=[$'Detailed Results'.$U$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office:value-type="float" office:value="0" calcext:value-type="float">
            <text:p>0</text:p>
          </table:table-cell>
          <table:table-cell table:formula="of:=[$'Detailed Results'.$V$89]" office:value-type="float" office:value="7.4" calcext:value-type="float">
            <text:p>7.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office:value-type="float" office:value="0" calcext:value-type="float">
            <text:p>0</text:p>
          </table:table-cell>
          <table:table-cell table:formula="of:=[$'Detailed Results'.$W$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8.5" calcext:value-type="float">
            <text:p>8.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office:value-type="float" office:value="0" calcext:value-type="float">
            <text:p>0</text:p>
          </table:table-cell>
          <table:table-cell table:formula="of:=[$'Detailed Results'.$Y$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office:value-type="float" office:value="0" calcext:value-type="float">
            <text:p>0</text:p>
          </table:table-cell>
          <table:table-cell table:formula="of:=[$'Detailed Results'.$Z$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office:value-type="float" office:value="0" calcext:value-type="float">
            <text:p>0</text:p>
          </table:table-cell>
          <table:table-cell table:formula="of:=[$'Detailed Results'.$AC$89]" office:value-type="float" office:value="8.4" calcext:value-type="float">
            <text:p>8.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27" calcext:value-type="float">
            <text:p>27</text:p>
          </table:table-cell>
          <table:table-cell table:formula="of:=[$'Detailed Results'.$AD$72]" office:value-type="float" office:value="10" calcext:value-type="float">
            <text:p>10</text:p>
          </table:table-cell>
          <table:table-cell office:value-type="float" office:value="0" calcext:value-type="float">
            <text:p>0</text:p>
          </table:table-cell>
          <table:table-cell table:formula="of:=[$'Detailed Results'.$AD$89]" office:value-type="float" office:value="7" calcext:value-type="float">
            <text:p>7</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9.1" calcext:value-type="float">
            <text:p>9.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3" calcext:value-type="float">
            <text:p>33</text:p>
          </table:table-cell>
          <table:table-cell table:formula="of:=[$'Detailed Results'.$AH$72]" office:value-type="float" office:value="4" calcext:value-type="float">
            <text:p>4</text:p>
          </table:table-cell>
          <table:table-cell office:value-type="float" office:value="0" calcext:value-type="float">
            <text:p>0</text:p>
          </table:table-cell>
          <table:table-cell table:formula="of:=[$'Detailed Results'.$AH$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7.4" calcext:value-type="float">
            <text:p>7.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5" calcext:value-type="float">
            <text:p>35</text:p>
          </table:table-cell>
          <table:table-cell table:formula="of:=[$'Detailed Results'.$AJ$72]" office:value-type="float" office:value="10" calcext:value-type="float">
            <text:p>10</text:p>
          </table:table-cell>
          <table:table-cell office:value-type="float" office:value="0" calcext:value-type="float">
            <text:p>0</text:p>
          </table:table-cell>
          <table:table-cell table:formula="of:=[$'Detailed Results'.$AJ$89]" office:value-type="float" office:value="9.4" calcext:value-type="float">
            <text:p>9.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25.5" calcext:value-type="float">
            <text:p>25.5</text:p>
          </table:table-cell>
          <table:table-cell table:formula="of:=[$'Detailed Results'.$AK$72]" office:value-type="float" office:value="10" calcext:value-type="float">
            <text:p>10</text:p>
          </table:table-cell>
          <table:table-cell office:value-type="float" office:value="0" calcext:value-type="float">
            <text:p>0</text:p>
          </table:table-cell>
          <table:table-cell table:formula="of:=[$'Detailed Results'.$AK$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32" calcext:value-type="float">
            <text:p>32</text:p>
          </table:table-cell>
          <table:table-cell table:formula="of:=[$'Detailed Results'.$AL$72]" office:value-type="float" office:value="10" calcext:value-type="float">
            <text:p>10</text:p>
          </table:table-cell>
          <table:table-cell office:value-type="float" office:value="0" calcext:value-type="float">
            <text:p>0</text:p>
          </table:table-cell>
          <table:table-cell table:formula="of:=[$'Detailed Results'.$AL$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5" calcext:value-type="float">
            <text:p>35</text:p>
          </table:table-cell>
          <table:table-cell table:formula="of:=[$'Detailed Results'.$AM$72]" office:value-type="float" office:value="10" calcext:value-type="float">
            <text:p>10</text:p>
          </table:table-cell>
          <table:table-cell office:value-type="float" office:value="0" calcext:value-type="float">
            <text:p>0</text:p>
          </table:table-cell>
          <table:table-cell table:formula="of:=[$'Detailed Results'.$AM$89]" office:value-type="float" office:value="8.8" calcext:value-type="float">
            <text:p>8.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31.5" calcext:value-type="float">
            <text:p>31.5</text:p>
          </table:table-cell>
          <table:table-cell table:formula="of:=[$'Detailed Results'.$AN$72]" office:value-type="float" office:value="10" calcext:value-type="float">
            <text:p>10</text:p>
          </table:table-cell>
          <table:table-cell office:value-type="float" office:value="0" calcext:value-type="float">
            <text:p>0</text:p>
          </table:table-cell>
          <table:table-cell table:formula="of:=[$'Detailed Results'.$AN$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24" calcext:value-type="float">
            <text:p>24</text:p>
          </table:table-cell>
          <table:table-cell table:formula="of:=[$'Detailed Results'.$AO$72]" office:value-type="float" office:value="8" calcext:value-type="float">
            <text:p>8</text:p>
          </table:table-cell>
          <table:table-cell office:value-type="float" office:value="0" calcext:value-type="float">
            <text:p>0</text:p>
          </table:table-cell>
          <table:table-cell table:formula="of:=[$'Detailed Results'.$AO$89]" office:value-type="float" office:value="9.5" calcext:value-type="float">
            <text:p>9.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5" calcext:value-type="float">
            <text:p>35</text:p>
          </table:table-cell>
          <table:table-cell table:formula="of:=[$'Detailed Results'.$AP$72]" office:value-type="float" office:value="10" calcext:value-type="float">
            <text:p>10</text:p>
          </table:table-cell>
          <table:table-cell office:value-type="float" office:value="0" calcext:value-type="float">
            <text:p>0</text:p>
          </table:table-cell>
          <table:table-cell table:formula="of:=[$'Detailed Results'.$AP$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10" calcext:value-type="float">
            <text:p>10</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1" calcext:value-type="float">
            <text:p>31</text:p>
          </table:table-cell>
          <table:table-cell table:formula="of:=[$'Detailed Results'.$AS$72]" office:value-type="float" office:value="9" calcext:value-type="float">
            <text:p>9</text:p>
          </table:table-cell>
          <table:table-cell office:value-type="float" office:value="0" calcext:value-type="float">
            <text:p>0</text:p>
          </table:table-cell>
          <table:table-cell table:formula="of:=[$'Detailed Results'.$AS$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5" calcext:value-type="float">
            <text:p>35</text:p>
          </table:table-cell>
          <table:table-cell table:formula="of:=[$'Detailed Results'.$AT$72]" office:value-type="float" office:value="10" calcext:value-type="float">
            <text:p>10</text:p>
          </table:table-cell>
          <table:table-cell office:value-type="float" office:value="0" calcext:value-type="float">
            <text:p>0</text:p>
          </table:table-cell>
          <table:table-cell table:formula="of:=[$'Detailed Results'.$AT$89]" office:value-type="float" office:value="8.9" calcext:value-type="float">
            <text:p>8.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28" calcext:value-type="float">
            <text:p>28</text:p>
          </table:table-cell>
          <table:table-cell table:formula="of:=[$'Detailed Results'.$AU$72]" office:value-type="float" office:value="10" calcext:value-type="float">
            <text:p>10</text:p>
          </table:table-cell>
          <table:table-cell table:style-name="ce41" office:value-type="float" office:value="3" calcext:value-type="float">
            <text:p>3</text:p>
          </table:table-cell>
          <table:table-cell table:formula="of:=[$'Detailed Results'.$AU$89]" office:value-type="float" office:value="7.8" calcext:value-type="float">
            <text:p>7.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5" calcext:value-type="float">
            <text:p>35</text:p>
          </table:table-cell>
          <table:table-cell table:formula="of:=[$'Detailed Results'.$AV$72]" office:value-type="float" office:value="7" calcext:value-type="float">
            <text:p>7</text:p>
          </table:table-cell>
          <table:table-cell office:value-type="float" office:value="0" calcext:value-type="float">
            <text:p>0</text:p>
          </table:table-cell>
          <table:table-cell table:formula="of:=[$'Detailed Results'.$AV$89]" office:value-type="float" office:value="9.3" calcext:value-type="float">
            <text:p>9.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3" calcext:value-type="float">
            <text:p>33</text:p>
          </table:table-cell>
          <table:table-cell table:formula="of:=[$'Detailed Results'.$AW$72]" office:value-type="float" office:value="10" calcext:value-type="float">
            <text:p>10</text:p>
          </table:table-cell>
          <table:table-cell office:value-type="float" office:value="0" calcext:value-type="float">
            <text:p>0</text:p>
          </table:table-cell>
          <table:table-cell table:formula="of:=[$'Detailed Results'.$AW$89]" office:value-type="float" office:value="6.8" calcext:value-type="float">
            <text:p>6.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5" calcext:value-type="float">
            <text:p>35</text:p>
          </table:table-cell>
          <table:table-cell table:formula="of:=[$'Detailed Results'.$AX$72]" office:value-type="float" office:value="10" calcext:value-type="float">
            <text:p>10</text:p>
          </table:table-cell>
          <table:table-cell office:value-type="float" office:value="0" calcext:value-type="float">
            <text:p>0</text:p>
          </table:table-cell>
          <table:table-cell table:formula="of:=[$'Detailed Results'.$AX$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5" calcext:value-type="float">
            <text:p>35</text:p>
          </table:table-cell>
          <table:table-cell table:formula="of:=[$'Detailed Results'.$AY$72]" office:value-type="float" office:value="10" calcext:value-type="float">
            <text:p>10</text:p>
          </table:table-cell>
          <table:table-cell office:value-type="float" office:value="0" calcext:value-type="float">
            <text:p>0</text:p>
          </table:table-cell>
          <table:table-cell table:formula="of:=[$'Detailed Results'.$AY$89]" office:value-type="float" office:value="7.1" calcext:value-type="float">
            <text:p>7.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5" calcext:value-type="float">
            <text:p>35</text:p>
          </table:table-cell>
          <table:table-cell table:formula="of:=[$'Detailed Results'.$AZ$72]" office:value-type="float" office:value="10" calcext:value-type="float">
            <text:p>10</text:p>
          </table:table-cell>
          <table:table-cell office:value-type="float" office:value="0" calcext:value-type="float">
            <text:p>0</text:p>
          </table:table-cell>
          <table:table-cell table:formula="of:=[$'Detailed Results'.$AZ$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7.9" calcext:value-type="float">
            <text:p>7.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1" calcext:value-type="float">
            <text:p>31</text:p>
          </table:table-cell>
          <table:table-cell table:formula="of:=[$'Detailed Results'.$BB$72]" office:value-type="float" office:value="7" calcext:value-type="float">
            <text:p>7</text:p>
          </table:table-cell>
          <table:table-cell office:value-type="float" office:value="0" calcext:value-type="float">
            <text:p>0</text:p>
          </table:table-cell>
          <table:table-cell table:formula="of:=[$'Detailed Results'.$BB$89]" office:value-type="float" office:value="6.2" calcext:value-type="float">
            <text:p>6.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31" calcext:value-type="float">
            <text:p>31</text:p>
          </table:table-cell>
          <table:table-cell table:formula="of:=[$'Detailed Results'.$BD$72]" office:value-type="float" office:value="7" calcext:value-type="float">
            <text:p>7</text:p>
          </table:table-cell>
          <table:table-cell office:value-type="float" office:value="0" calcext:value-type="float">
            <text:p>0</text:p>
          </table:table-cell>
          <table:table-cell table:formula="of:=[$'Detailed Results'.$BD$89]" office:value-type="float" office:value="6.5" calcext:value-type="float">
            <text:p>6.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office:value-type="float" office:value="0" calcext:value-type="float">
            <text:p>0</text:p>
          </table:table-cell>
          <table:table-cell table:formula="of:=[$'Detailed Results'.$BE$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27" calcext:value-type="float">
            <text:p>27</text:p>
          </table:table-cell>
          <table:table-cell table:formula="of:=[$'Detailed Results'.$BF$72]" office:value-type="float" office:value="5" calcext:value-type="float">
            <text:p>5</text:p>
          </table:table-cell>
          <table:table-cell office:value-type="float" office:value="0" calcext:value-type="float">
            <text:p>0</text:p>
          </table:table-cell>
          <table:table-cell table:formula="of:=[$'Detailed Results'.$BF$89]" office:value-type="float" office:value="9.3" calcext:value-type="float">
            <text:p>9.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9.6" calcext:value-type="float">
            <text:p>9.6</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34.5" calcext:value-type="float">
            <text:p>34.5</text:p>
          </table:table-cell>
          <table:table-cell table:formula="of:=[$'Detailed Results'.$BH$72]" office:value-type="float" office:value="9" calcext:value-type="float">
            <text:p>9</text:p>
          </table:table-cell>
          <table:table-cell office:value-type="float" office:value="0" calcext:value-type="float">
            <text:p>0</text:p>
          </table:table-cell>
          <table:table-cell table:formula="of:=[$'Detailed Results'.$BH$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58" calcext:value-type="float" table:number-columns-spanned="1" table:number-rows-spanned="2">
            <text:p>58</text:p>
          </table:table-cell>
          <table:table-cell table:style-name="ce245" table:formula="of:=[$'Detailed Results'.$BJ$22]" office:value-type="float" office:value="0" calcext:value-type="float">
            <text:p>0</text:p>
          </table:table-cell>
          <table:table-cell table:style-name="ce245" table:formula="of:=[$'Detailed Results'.$BJ$47]" office:value-type="float" office:value="0" calcext:value-type="float">
            <text:p>0</text:p>
          </table:table-cell>
          <table:table-cell table:style-name="ce245" table:formula="of:=[$'Detailed Results'.$BJ$65]" office:value-type="float" office:value="0" calcext:value-type="float">
            <text:p>0</text:p>
          </table:table-cell>
          <table:table-cell table:style-name="ce245" table:formula="of:=[$'Detailed Results'.$BJ$72]" office:value-type="float" office:value="0" calcext:value-type="float">
            <text:p>0</text:p>
          </table:table-cell>
          <table:table-cell table:style-name="ce245" office:value-type="float" office:value="0" calcext:value-type="float">
            <text:p>0</text:p>
          </table:table-cell>
          <table:table-cell table:style-name="ce245" table:formula="of:=[$'Detailed Results'.$BJ$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28" calcext:value-type="float">
            <text:p>28</text:p>
          </table:table-cell>
          <table:table-cell table:formula="of:=[$'Detailed Results'.$BL$72]" office:value-type="float" office:value="10" calcext:value-type="float">
            <text:p>10</text:p>
          </table:table-cell>
          <table:table-cell office:value-type="float" office:value="0" calcext:value-type="float">
            <text:p>0</text:p>
          </table:table-cell>
          <table:table-cell table:formula="of:=[$'Detailed Results'.$BL$89]" office:value-type="float" office:value="9.3" calcext:value-type="float">
            <text:p>9.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26" calcext:value-type="float">
            <text:p>26</text:p>
          </table:table-cell>
          <table:table-cell table:formula="of:=[$'Detailed Results'.$BM$72]" office:value-type="float" office:value="10" calcext:value-type="float">
            <text:p>10</text:p>
          </table:table-cell>
          <table:table-cell table:style-name="ce41" office:value-type="float" office:value="5" calcext:value-type="float">
            <text:p>5</text:p>
          </table:table-cell>
          <table:table-cell table:formula="of:=[$'Detailed Results'.$BM$89]" office:value-type="float" office:value="9.2" calcext:value-type="float">
            <text:p>9.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62" calcext:value-type="float" table:number-columns-spanned="1" table:number-rows-spanned="2">
            <text:p>62</text:p>
          </table:table-cell>
          <table:table-cell table:style-name="ce245" table:formula="of:=[$'Detailed Results'.$BN$22]" office:value-type="float" office:value="0" calcext:value-type="float">
            <text:p>0</text:p>
          </table:table-cell>
          <table:table-cell table:style-name="ce245" table:formula="of:=[$'Detailed Results'.$BN$47]" office:value-type="float" office:value="0" calcext:value-type="float">
            <text:p>0</text:p>
          </table:table-cell>
          <table:table-cell table:style-name="ce245" table:formula="of:=[$'Detailed Results'.$BN$65]" office:value-type="float" office:value="0" calcext:value-type="float">
            <text:p>0</text:p>
          </table:table-cell>
          <table:table-cell table:style-name="ce245" table:formula="of:=[$'Detailed Results'.$BN$72]" office:value-type="float" office:value="0" calcext:value-type="float">
            <text:p>0</text:p>
          </table:table-cell>
          <table:table-cell table:style-name="ce245" office:value-type="float" office:value="0" calcext:value-type="float">
            <text:p>0</text:p>
          </table:table-cell>
          <table:table-cell table:style-name="ce245" table:formula="of:=[$'Detailed Results'.$BN$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242" office:value-type="float" office:value="63" calcext:value-type="float" table:number-columns-spanned="1" table:number-rows-spanned="2">
            <text:p>63</text:p>
          </table:table-cell>
          <table:table-cell table:style-name="ce245" table:formula="of:=[$'Detailed Results'.$BO$22]" office:value-type="float" office:value="0" calcext:value-type="float">
            <text:p>0</text:p>
          </table:table-cell>
          <table:table-cell table:style-name="ce245" table:formula="of:=[$'Detailed Results'.$BO$47]" office:value-type="float" office:value="0" calcext:value-type="float">
            <text:p>0</text:p>
          </table:table-cell>
          <table:table-cell table:style-name="ce245" table:formula="of:=[$'Detailed Results'.$BO$65]" office:value-type="float" office:value="0" calcext:value-type="float">
            <text:p>0</text:p>
          </table:table-cell>
          <table:table-cell table:style-name="ce245" table:formula="of:=[$'Detailed Results'.$BO$72]" office:value-type="float" office:value="0" calcext:value-type="float">
            <text:p>0</text:p>
          </table:table-cell>
          <table:table-cell table:style-name="ce245" office:value-type="float" office:value="0" calcext:value-type="float">
            <text:p>0</text:p>
          </table:table-cell>
          <table:table-cell table:style-name="ce245" table:formula="of:=[$'Detailed Results'.$BO$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242" office:value-type="float" office:value="64" calcext:value-type="float" table:number-columns-spanned="1" table:number-rows-spanned="2">
            <text:p>64</text:p>
          </table:table-cell>
          <table:table-cell table:style-name="ce245" table:formula="of:=[$'Detailed Results'.$BP$22]" office:value-type="float" office:value="0" calcext:value-type="float">
            <text:p>0</text:p>
          </table:table-cell>
          <table:table-cell table:style-name="ce245" table:formula="of:=[$'Detailed Results'.$BP$47]" office:value-type="float" office:value="0" calcext:value-type="float">
            <text:p>0</text:p>
          </table:table-cell>
          <table:table-cell table:style-name="ce245" table:formula="of:=[$'Detailed Results'.$BP$65]" office:value-type="float" office:value="0" calcext:value-type="float">
            <text:p>0</text:p>
          </table:table-cell>
          <table:table-cell table:style-name="ce245" table:formula="of:=[$'Detailed Results'.$BP$72]" office:value-type="float" office:value="0" calcext:value-type="float">
            <text:p>0</text:p>
          </table:table-cell>
          <table:table-cell table:style-name="ce245" office:value-type="float" office:value="0" calcext:value-type="float">
            <text:p>0</text:p>
          </table:table-cell>
          <table:table-cell table:style-name="ce245" table:formula="of:=[$'Detailed Results'.$BP$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8.4" calcext:value-type="float">
            <text:p>8.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35" calcext:value-type="float">
            <text:p>35</text:p>
          </table:table-cell>
          <table:table-cell table:formula="of:=[$'Detailed Results'.$BR$72]" office:value-type="float" office:value="10" calcext:value-type="float">
            <text:p>10</text:p>
          </table:table-cell>
          <table:table-cell office:value-type="float" office:value="0" calcext:value-type="float">
            <text:p>0</text:p>
          </table:table-cell>
          <table:table-cell table:formula="of:=[$'Detailed Results'.$BR$89]" office:value-type="float" office:value="8.9" calcext:value-type="float">
            <text:p>8.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3" office:value-type="float" office:value="67" calcext:value-type="float" table:number-columns-spanned="1" table:number-rows-spanned="2">
            <text:p>67</text:p>
          </table:table-cell>
          <table:table-cell table:style-name="ce246" table:formula="of:=[$'Detailed Results'.$BS$22]" office:value-type="float" office:value="0" calcext:value-type="float">
            <text:p>0</text:p>
          </table:table-cell>
          <table:table-cell table:style-name="ce246" table:formula="of:=[$'Detailed Results'.$BS$47]" office:value-type="float" office:value="23.5" calcext:value-type="float">
            <text:p>23.5</text:p>
          </table:table-cell>
          <table:table-cell table:style-name="ce246" table:formula="of:=[$'Detailed Results'.$BS$65]" office:value-type="float" office:value="25" calcext:value-type="float">
            <text:p>25</text:p>
          </table:table-cell>
          <table:table-cell table:style-name="ce246" table:formula="of:=[$'Detailed Results'.$BS$72]" office:value-type="float" office:value="8" calcext:value-type="float">
            <text:p>8</text:p>
          </table:table-cell>
          <table:table-cell table:style-name="ce246" office:value-type="float" office:value="0" calcext:value-type="float">
            <text:p>0</text:p>
          </table:table-cell>
          <table:table-cell table:style-name="ce246" table:formula="of:=[$'Detailed Results'.$BS$89]" office:value-type="float" office:value="8.8" calcext:value-type="float">
            <text:p>8.8</text:p>
          </table:table-cell>
          <table:table-cell table:number-columns-repeated="1017"/>
        </table:table-row>
        <table:table-row table:style-name="ro23">
          <table:covered-table-cell table:style-name="ce243"/>
          <table:table-cell table:style-name="ce246" table:number-columns-repeated="6"/>
          <table:table-cell table:number-columns-repeated="1017"/>
        </table:table-row>
        <table:table-row table:style-name="ro23">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8.9" calcext:value-type="float">
            <text:p>8.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10" calcext:value-type="float">
            <text:p>10</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33.5" calcext:value-type="float">
            <text:p>33.5</text:p>
          </table:table-cell>
          <table:table-cell table:formula="of:=[$'Detailed Results'.$BV$72]" office:value-type="float" office:value="10" calcext:value-type="float">
            <text:p>10</text:p>
          </table:table-cell>
          <table:table-cell office:value-type="float" office:value="0" calcext:value-type="float">
            <text:p>0</text:p>
          </table:table-cell>
          <table:table-cell table:formula="of:=[$'Detailed Results'.$BV$89]" office:value-type="float" office:value="8.5" calcext:value-type="float">
            <text:p>8.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30" calcext:value-type="float">
            <text:p>30</text:p>
          </table:table-cell>
          <table:table-cell table:formula="of:=[$'Detailed Results'.$BW$72]" office:value-type="float" office:value="9" calcext:value-type="float">
            <text:p>9</text:p>
          </table:table-cell>
          <table:table-cell office:value-type="float" office:value="0" calcext:value-type="float">
            <text:p>0</text:p>
          </table:table-cell>
          <table:table-cell table:formula="of:=[$'Detailed Results'.$BW$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28.5" calcext:value-type="float">
            <text:p>28.5</text:p>
          </table:table-cell>
          <table:table-cell table:formula="of:=[$'Detailed Results'.$BX$72]" office:value-type="float" office:value="10" calcext:value-type="float">
            <text:p>10</text:p>
          </table:table-cell>
          <table:table-cell office:value-type="float" office:value="0" calcext:value-type="float">
            <text:p>0</text:p>
          </table:table-cell>
          <table:table-cell table:formula="of:=[$'Detailed Results'.$BX$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7.4" calcext:value-type="float">
            <text:p>7.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30" calcext:value-type="float">
            <text:p>30</text:p>
          </table:table-cell>
          <table:table-cell table:formula="of:=[$'Detailed Results'.$CA$72]" office:value-type="float" office:value="10" calcext:value-type="float">
            <text:p>10</text:p>
          </table:table-cell>
          <table:table-cell office:value-type="float" office:value="0" calcext:value-type="float">
            <text:p>0</text:p>
          </table:table-cell>
          <table:table-cell table:formula="of:=[$'Detailed Results'.$CA$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5.8" calcext:value-type="float">
            <text:p>5.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9.4" calcext:value-type="float">
            <text:p>9.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31" calcext:value-type="float">
            <text:p>31</text:p>
          </table:table-cell>
          <table:table-cell table:formula="of:=[$'Detailed Results'.$CE$72]" office:value-type="float" office:value="10" calcext:value-type="float">
            <text:p>10</text:p>
          </table:table-cell>
          <table:table-cell office:value-type="float" office:value="0" calcext:value-type="float">
            <text:p>0</text:p>
          </table:table-cell>
          <table:table-cell table:formula="of:=[$'Detailed Results'.$CE$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9.4" calcext:value-type="float">
            <text:p>9.4</text:p>
          </table:table-cell>
          <table:table-cell table:number-columns-repeated="1017"/>
        </table:table-row>
        <table:table-row table:style-name="ro23">
          <table:covered-table-cell/>
          <table:table-cell table:number-columns-repeated="1023"/>
        </table:table-row>
        <table:table-row table:style-name="ro23" table:number-rows-repeated="37">
          <table:table-cell table:number-columns-repeated="1024"/>
        </table:table-row>
        <table:table-row table:style-name="ro24" table:number-rows-repeated="1048376">
          <table:table-cell table:number-columns-repeated="1024"/>
        </table:table-row>
        <table:table-row table:style-name="ro24">
          <table:table-cell table:number-columns-repeated="1024"/>
        </table:table-row>
      </table:table>
      <table:table table:name="Competition" table:style-name="ta6">
        <office:forms form:automatic-focus="false" form:apply-design-mode="false"/>
        <table:table-column table:style-name="co28" table:number-columns-repeated="3" table:default-cell-style-name="Default"/>
        <table:table-row table:style-name="ro23">
          <table:table-cell table:style-name="ce247" office:value-type="string" calcext:value-type="string">
            <text:p>Group</text:p>
          </table:table-cell>
          <table:table-cell table:style-name="ce247" office:value-type="string" calcext:value-type="string">
            <text:p>RMSE</text:p>
          </table:table-cell>
          <table:table-cell table:style-name="ce249" office:value-type="string" calcext:value-type="string">
            <text:p>Extra mark</text:p>
          </table:table-cell>
        </table:table-row>
        <table:table-row table:style-name="ro23">
          <table:table-cell table:style-name="ce248" office:value-type="string" calcext:value-type="string">
            <text:p>Group 80</text:p>
          </table:table-cell>
          <table:table-cell table:style-name="ce248" office:value-type="float" office:value="0.087606" calcext:value-type="float">
            <text:p>0.087606</text:p>
          </table:table-cell>
          <table:table-cell table:style-name="ce248" office:value-type="float" office:value="10" calcext:value-type="float">
            <text:p>10</text:p>
          </table:table-cell>
        </table:table-row>
        <table:table-row table:style-name="ro23">
          <table:table-cell table:style-name="ce248" office:value-type="string" calcext:value-type="string">
            <text:p>Group 24</text:p>
          </table:table-cell>
          <table:table-cell table:style-name="ce248" office:value-type="float" office:value="0.089049" calcext:value-type="float">
            <text:p>0.089049</text:p>
          </table:table-cell>
          <table:table-cell table:style-name="ce248" office:value-type="float" office:value="9" calcext:value-type="float">
            <text:p>9</text:p>
          </table:table-cell>
        </table:table-row>
        <table:table-row table:style-name="ro23">
          <table:table-cell table:style-name="ce248" office:value-type="string" calcext:value-type="string">
            <text:p>Group 8</text:p>
          </table:table-cell>
          <table:table-cell table:style-name="ce248" office:value-type="float" office:value="0.09646" calcext:value-type="float">
            <text:p>0.09646</text:p>
          </table:table-cell>
          <table:table-cell table:style-name="ce248" office:value-type="float" office:value="8" calcext:value-type="float">
            <text:p>8</text:p>
          </table:table-cell>
        </table:table-row>
        <table:table-row table:style-name="ro23">
          <table:table-cell table:style-name="ce248" office:value-type="string" calcext:value-type="string">
            <text:p>Group 74</text:p>
          </table:table-cell>
          <table:table-cell table:style-name="ce248" office:value-type="float" office:value="0.097492" calcext:value-type="float">
            <text:p>0.097492</text:p>
          </table:table-cell>
          <table:table-cell table:style-name="ce248" office:value-type="float" office:value="7" calcext:value-type="float">
            <text:p>7</text:p>
          </table:table-cell>
        </table:table-row>
        <table:table-row table:style-name="ro23">
          <table:table-cell table:style-name="ce248" office:value-type="string" calcext:value-type="string">
            <text:p>Group 51</text:p>
          </table:table-cell>
          <table:table-cell table:style-name="ce248" office:value-type="float" office:value="0.100414" calcext:value-type="float">
            <text:p>0.100414</text:p>
          </table:table-cell>
          <table:table-cell table:style-name="ce248" office:value-type="float" office:value="6" calcext:value-type="float">
            <text:p>6</text:p>
          </table:table-cell>
        </table:table-row>
        <table:table-row table:style-name="ro23">
          <table:table-cell table:style-name="ce248" office:value-type="string" calcext:value-type="string">
            <text:p>Group 61</text:p>
          </table:table-cell>
          <table:table-cell table:style-name="ce248" office:value-type="float" office:value="0.102349" calcext:value-type="float">
            <text:p>0.102349</text:p>
          </table:table-cell>
          <table:table-cell table:style-name="ce248" office:value-type="float" office:value="5" calcext:value-type="float">
            <text:p>5</text:p>
          </table:table-cell>
        </table:table-row>
        <table:table-row table:style-name="ro23">
          <table:table-cell table:style-name="ce248" office:value-type="string" calcext:value-type="string">
            <text:p>Group 7</text:p>
          </table:table-cell>
          <table:table-cell table:style-name="ce248" office:value-type="float" office:value="0.103784" calcext:value-type="float">
            <text:p>0.103784</text:p>
          </table:table-cell>
          <table:table-cell table:style-name="ce248" office:value-type="float" office:value="4" calcext:value-type="float">
            <text:p>4</text:p>
          </table:table-cell>
        </table:table-row>
        <table:table-row table:style-name="ro23">
          <table:table-cell table:style-name="ce248" office:value-type="string" calcext:value-type="string">
            <text:p>Group 43</text:p>
          </table:table-cell>
          <table:table-cell table:style-name="ce248" office:value-type="float" office:value="0.10387" calcext:value-type="float">
            <text:p>0.10387</text:p>
          </table:table-cell>
          <table:table-cell table:style-name="ce248" office:value-type="float" office:value="3" calcext:value-type="float">
            <text:p>3</text:p>
          </table:table-cell>
        </table:table-row>
        <table:table-row table:style-name="ro23">
          <table:table-cell table:style-name="ce248" office:value-type="string" calcext:value-type="string">
            <text:p>Group 78</text:p>
          </table:table-cell>
          <table:table-cell table:style-name="ce248" office:value-type="float" office:value="0.104187" calcext:value-type="float">
            <text:p>0.104187</text:p>
          </table:table-cell>
          <table:table-cell table:style-name="ce248" office:value-type="float" office:value="2" calcext:value-type="float">
            <text:p>2</text:p>
          </table:table-cell>
        </table:table-row>
        <table:table-row table:style-name="ro23">
          <table:table-cell table:style-name="ce248" office:value-type="string" calcext:value-type="string">
            <text:p>Group 20</text:p>
          </table:table-cell>
          <table:table-cell table:style-name="ce248" office:value-type="float" office:value="0.10468" calcext:value-type="float">
            <text:p>0.10468</text:p>
          </table:table-cell>
          <table:table-cell table:style-name="ce248" office:value-type="float" office:value="1" calcext:value-type="float">
            <text:p>1</text:p>
          </table:table-cell>
        </table:table-row>
        <table:table-row table:style-name="ro23">
          <table:table-cell office:value-type="string" calcext:value-type="string">
            <text:p>Group 46</text:p>
          </table:table-cell>
          <table:table-cell office:value-type="float" office:value="0.105014" calcext:value-type="float">
            <text:p>0.105014</text:p>
          </table:table-cell>
          <table:table-cell/>
        </table:table-row>
        <table:table-row table:style-name="ro23">
          <table:table-cell office:value-type="string" calcext:value-type="string">
            <text:p>Group 9</text:p>
          </table:table-cell>
          <table:table-cell office:value-type="float" office:value="0.105469" calcext:value-type="float">
            <text:p>0.105469</text:p>
          </table:table-cell>
          <table:table-cell/>
        </table:table-row>
        <table:table-row table:style-name="ro23">
          <table:table-cell office:value-type="string" calcext:value-type="string">
            <text:p>Group 41</text:p>
          </table:table-cell>
          <table:table-cell office:value-type="float" office:value="0.105483" calcext:value-type="float">
            <text:p>0.105483</text:p>
          </table:table-cell>
          <table:table-cell/>
        </table:table-row>
        <table:table-row table:style-name="ro23">
          <table:table-cell office:value-type="string" calcext:value-type="string">
            <text:p>Group 79</text:p>
          </table:table-cell>
          <table:table-cell office:value-type="float" office:value="0.105484" calcext:value-type="float">
            <text:p>0.105484</text:p>
          </table:table-cell>
          <table:table-cell/>
        </table:table-row>
        <table:table-row table:style-name="ro23">
          <table:table-cell office:value-type="string" calcext:value-type="string">
            <text:p>Group 47</text:p>
          </table:table-cell>
          <table:table-cell office:value-type="float" office:value="0.105544" calcext:value-type="float">
            <text:p>0.105544</text:p>
          </table:table-cell>
          <table:table-cell/>
        </table:table-row>
        <table:table-row table:style-name="ro23">
          <table:table-cell office:value-type="string" calcext:value-type="string">
            <text:p>Group 25</text:p>
          </table:table-cell>
          <table:table-cell office:value-type="float" office:value="0.105584" calcext:value-type="float">
            <text:p>0.105584</text:p>
          </table:table-cell>
          <table:table-cell/>
        </table:table-row>
        <table:table-row table:style-name="ro23">
          <table:table-cell office:value-type="string" calcext:value-type="string">
            <text:p>Group 34</text:p>
          </table:table-cell>
          <table:table-cell office:value-type="float" office:value="0.105783" calcext:value-type="float">
            <text:p>0.105783</text:p>
          </table:table-cell>
          <table:table-cell/>
        </table:table-row>
        <table:table-row table:style-name="ro23">
          <table:table-cell office:value-type="string" calcext:value-type="string">
            <text:p>Group 56</text:p>
          </table:table-cell>
          <table:table-cell office:value-type="float" office:value="0.10593" calcext:value-type="float">
            <text:p>0.10593</text:p>
          </table:table-cell>
          <table:table-cell/>
        </table:table-row>
        <table:table-row table:style-name="ro23">
          <table:table-cell office:value-type="string" calcext:value-type="string">
            <text:p>Group 19</text:p>
          </table:table-cell>
          <table:table-cell office:value-type="float" office:value="0.106096" calcext:value-type="float">
            <text:p>0.106096</text:p>
          </table:table-cell>
          <table:table-cell/>
        </table:table-row>
        <table:table-row table:style-name="ro23">
          <table:table-cell office:value-type="string" calcext:value-type="string">
            <text:p>Group 22</text:p>
          </table:table-cell>
          <table:table-cell office:value-type="float" office:value="0.106472" calcext:value-type="float">
            <text:p>0.106472</text:p>
          </table:table-cell>
          <table:table-cell/>
        </table:table-row>
        <table:table-row table:style-name="ro23">
          <table:table-cell office:value-type="string" calcext:value-type="string">
            <text:p>Group 10</text:p>
          </table:table-cell>
          <table:table-cell office:value-type="float" office:value="0.107399" calcext:value-type="float">
            <text:p>0.107399</text:p>
          </table:table-cell>
          <table:table-cell/>
        </table:table-row>
        <table:table-row table:style-name="ro23">
          <table:table-cell office:value-type="string" calcext:value-type="string">
            <text:p>Group 42</text:p>
          </table:table-cell>
          <table:table-cell office:value-type="float" office:value="0.107696" calcext:value-type="float">
            <text:p>0.107696</text:p>
          </table:table-cell>
          <table:table-cell/>
        </table:table-row>
        <table:table-row table:style-name="ro23">
          <table:table-cell office:value-type="string" calcext:value-type="string">
            <text:p>Group 35</text:p>
          </table:table-cell>
          <table:table-cell office:value-type="float" office:value="0.107888" calcext:value-type="float">
            <text:p>0.107888</text:p>
          </table:table-cell>
          <table:table-cell/>
        </table:table-row>
        <table:table-row table:style-name="ro23">
          <table:table-cell office:value-type="string" calcext:value-type="string">
            <text:p>Group 45</text:p>
          </table:table-cell>
          <table:table-cell office:value-type="float" office:value="0.109933" calcext:value-type="float">
            <text:p>0.109933</text:p>
          </table:table-cell>
          <table:table-cell/>
        </table:table-row>
        <table:table-row table:style-name="ro23">
          <table:table-cell office:value-type="string" calcext:value-type="string">
            <text:p>Group 32</text:p>
          </table:table-cell>
          <table:table-cell office:value-type="float" office:value="0.110034" calcext:value-type="float">
            <text:p>0.110034</text:p>
          </table:table-cell>
          <table:table-cell/>
        </table:table-row>
        <table:table-row table:style-name="ro23">
          <table:table-cell office:value-type="string" calcext:value-type="string">
            <text:p>Group 26</text:p>
          </table:table-cell>
          <table:table-cell office:value-type="float" office:value="0.111302" calcext:value-type="float">
            <text:p>0.111302</text:p>
          </table:table-cell>
          <table:table-cell/>
        </table:table-row>
        <table:table-row table:style-name="ro23">
          <table:table-cell office:value-type="string" calcext:value-type="string">
            <text:p>Group 60</text:p>
          </table:table-cell>
          <table:table-cell office:value-type="float" office:value="0.111619" calcext:value-type="float">
            <text:p>0.111619</text:p>
          </table:table-cell>
          <table:table-cell/>
        </table:table-row>
        <table:table-row table:style-name="ro23">
          <table:table-cell office:value-type="string" calcext:value-type="string">
            <text:p>Group 75</text:p>
          </table:table-cell>
          <table:table-cell office:value-type="float" office:value="0.111646" calcext:value-type="float">
            <text:p>0.111646</text:p>
          </table:table-cell>
          <table:table-cell/>
        </table:table-row>
        <table:table-row table:style-name="ro23">
          <table:table-cell office:value-type="string" calcext:value-type="string">
            <text:p>Group 48</text:p>
          </table:table-cell>
          <table:table-cell office:value-type="float" office:value="0.112074" calcext:value-type="float">
            <text:p>0.112074</text:p>
          </table:table-cell>
          <table:table-cell/>
        </table:table-row>
        <table:table-row table:style-name="ro23">
          <table:table-cell office:value-type="string" calcext:value-type="string">
            <text:p>Group 53</text:p>
          </table:table-cell>
          <table:table-cell office:value-type="float" office:value="0.112165" calcext:value-type="float">
            <text:p>0.112165</text:p>
          </table:table-cell>
          <table:table-cell/>
        </table:table-row>
        <table:table-row table:style-name="ro23">
          <table:table-cell office:value-type="string" calcext:value-type="string">
            <text:p>Group 72</text:p>
          </table:table-cell>
          <table:table-cell office:value-type="float" office:value="0.112233" calcext:value-type="float">
            <text:p>0.112233</text:p>
          </table:table-cell>
          <table:table-cell/>
        </table:table-row>
        <table:table-row table:style-name="ro23">
          <table:table-cell office:value-type="string" calcext:value-type="string">
            <text:p>Group 13</text:p>
          </table:table-cell>
          <table:table-cell office:value-type="float" office:value="0.112672" calcext:value-type="float">
            <text:p>0.112672</text:p>
          </table:table-cell>
          <table:table-cell/>
        </table:table-row>
        <table:table-row table:style-name="ro23">
          <table:table-cell office:value-type="string" calcext:value-type="string">
            <text:p>Group 38</text:p>
          </table:table-cell>
          <table:table-cell office:value-type="float" office:value="0.113481" calcext:value-type="float">
            <text:p>0.113481</text:p>
          </table:table-cell>
          <table:table-cell/>
        </table:table-row>
        <table:table-row table:style-name="ro23">
          <table:table-cell office:value-type="string" calcext:value-type="string">
            <text:p>Group 30</text:p>
          </table:table-cell>
          <table:table-cell office:value-type="float" office:value="0.1144" calcext:value-type="float">
            <text:p>0.1144</text:p>
          </table:table-cell>
          <table:table-cell/>
        </table:table-row>
        <table:table-row table:style-name="ro23">
          <table:table-cell office:value-type="string" calcext:value-type="string">
            <text:p>Group 3</text:p>
          </table:table-cell>
          <table:table-cell office:value-type="float" office:value="0.115048" calcext:value-type="float">
            <text:p>0.115048</text:p>
          </table:table-cell>
          <table:table-cell/>
        </table:table-row>
        <table:table-row table:style-name="ro23">
          <table:table-cell office:value-type="string" calcext:value-type="string">
            <text:p>Group 16</text:p>
          </table:table-cell>
          <table:table-cell office:value-type="float" office:value="0.116378" calcext:value-type="float">
            <text:p>0.116378</text:p>
          </table:table-cell>
          <table:table-cell/>
        </table:table-row>
        <table:table-row table:style-name="ro23">
          <table:table-cell office:value-type="string" calcext:value-type="string">
            <text:p>Group 21</text:p>
          </table:table-cell>
          <table:table-cell office:value-type="float" office:value="0.117107" calcext:value-type="float">
            <text:p>0.117107</text:p>
          </table:table-cell>
          <table:table-cell/>
        </table:table-row>
        <table:table-row table:style-name="ro23">
          <table:table-cell office:value-type="string" calcext:value-type="string">
            <text:p>Group 70</text:p>
          </table:table-cell>
          <table:table-cell office:value-type="float" office:value="0.117495" calcext:value-type="float">
            <text:p>0.117495</text:p>
          </table:table-cell>
          <table:table-cell/>
        </table:table-row>
        <table:table-row table:style-name="ro23">
          <table:table-cell office:value-type="string" calcext:value-type="string">
            <text:p>Group 71</text:p>
          </table:table-cell>
          <table:table-cell office:value-type="float" office:value="0.118331" calcext:value-type="float">
            <text:p>0.118331</text:p>
          </table:table-cell>
          <table:table-cell/>
        </table:table-row>
        <table:table-row table:style-name="ro23">
          <table:table-cell office:value-type="string" calcext:value-type="string">
            <text:p>Group 5</text:p>
          </table:table-cell>
          <table:table-cell office:value-type="float" office:value="0.120117" calcext:value-type="float">
            <text:p>0.120117</text:p>
          </table:table-cell>
          <table:table-cell/>
        </table:table-row>
        <table:table-row table:style-name="ro23">
          <table:table-cell office:value-type="string" calcext:value-type="string">
            <text:p>Group 11</text:p>
          </table:table-cell>
          <table:table-cell office:value-type="float" office:value="0.120654" calcext:value-type="float">
            <text:p>0.120654</text:p>
          </table:table-cell>
          <table:table-cell/>
        </table:table-row>
        <table:table-row table:style-name="ro23">
          <table:table-cell office:value-type="string" calcext:value-type="string">
            <text:p>Group 33</text:p>
          </table:table-cell>
          <table:table-cell office:value-type="float" office:value="0.121651" calcext:value-type="float">
            <text:p>0.121651</text:p>
          </table:table-cell>
          <table:table-cell/>
        </table:table-row>
        <table:table-row table:style-name="ro23">
          <table:table-cell office:value-type="string" calcext:value-type="string">
            <text:p>Group 66</text:p>
          </table:table-cell>
          <table:table-cell office:value-type="float" office:value="0.121944" calcext:value-type="float">
            <text:p>0.121944</text:p>
          </table:table-cell>
          <table:table-cell/>
        </table:table-row>
        <table:table-row table:style-name="ro23">
          <table:table-cell office:value-type="string" calcext:value-type="string">
            <text:p>Group 52</text:p>
          </table:table-cell>
          <table:table-cell office:value-type="float" office:value="0.127277" calcext:value-type="float">
            <text:p>0.127277</text:p>
          </table:table-cell>
          <table:table-cell/>
        </table:table-row>
        <table:table-row table:style-name="ro23">
          <table:table-cell office:value-type="string" calcext:value-type="string">
            <text:p>Group 50</text:p>
          </table:table-cell>
          <table:table-cell office:value-type="float" office:value="0.132929" calcext:value-type="float">
            <text:p>0.132929</text:p>
          </table:table-cell>
          <table:table-cell/>
        </table:table-row>
        <table:table-row table:style-name="ro23">
          <table:table-cell office:value-type="string" calcext:value-type="string">
            <text:p>Group 36</text:p>
          </table:table-cell>
          <table:table-cell office:value-type="float" office:value="0.133716" calcext:value-type="float">
            <text:p>0.133716</text:p>
          </table:table-cell>
          <table:table-cell/>
        </table:table-row>
        <table:table-row table:style-name="ro23">
          <table:table-cell office:value-type="string" calcext:value-type="string">
            <text:p>Group 6</text:p>
          </table:table-cell>
          <table:table-cell office:value-type="float" office:value="0.139373" calcext:value-type="float">
            <text:p>0.139373</text:p>
          </table:table-cell>
          <table:table-cell/>
        </table:table-row>
        <table:table-row table:style-name="ro23">
          <table:table-cell office:value-type="string" calcext:value-type="string">
            <text:p>Group 44</text:p>
          </table:table-cell>
          <table:table-cell office:value-type="float" office:value="0.148891" calcext:value-type="float">
            <text:p>0.148891</text:p>
          </table:table-cell>
          <table:table-cell/>
        </table:table-row>
        <table:table-row table:style-name="ro23">
          <table:table-cell office:value-type="string" calcext:value-type="string">
            <text:p>Group 12</text:p>
          </table:table-cell>
          <table:table-cell office:value-type="float" office:value="0.161707" calcext:value-type="float">
            <text:p>0.161707</text:p>
          </table:table-cell>
          <table:table-cell/>
        </table:table-row>
        <table:table-row table:style-name="ro23">
          <table:table-cell office:value-type="string" calcext:value-type="string">
            <text:p>Group 54</text:p>
          </table:table-cell>
          <table:table-cell office:value-type="float" office:value="0.161757" calcext:value-type="float">
            <text:p>0.161757</text:p>
          </table:table-cell>
          <table:table-cell/>
        </table:table-row>
        <table:table-row table:style-name="ro23">
          <table:table-cell office:value-type="string" calcext:value-type="string">
            <text:p>Group 37</text:p>
          </table:table-cell>
          <table:table-cell office:value-type="float" office:value="0.17297" calcext:value-type="float">
            <text:p>0.17297</text:p>
          </table:table-cell>
          <table:table-cell/>
        </table:table-row>
        <table:table-row table:style-name="ro23">
          <table:table-cell office:value-type="string" calcext:value-type="string">
            <text:p>Group 68</text:p>
          </table:table-cell>
          <table:table-cell office:value-type="float" office:value="0.185042" calcext:value-type="float">
            <text:p>0.185042</text:p>
          </table:table-cell>
          <table:table-cell/>
        </table:table-row>
        <table:table-row table:style-name="ro23">
          <table:table-cell office:value-type="string" calcext:value-type="string">
            <text:p>Group 14</text:p>
          </table:table-cell>
          <table:table-cell office:value-type="float" office:value="0.286794" calcext:value-type="float">
            <text:p>0.286794</text:p>
          </table:table-cell>
          <table:table-cell/>
        </table:table-row>
        <table:table-row table:style-name="ro23">
          <table:table-cell office:value-type="string" calcext:value-type="string">
            <text:p>Group 18</text:p>
          </table:table-cell>
          <table:table-cell office:value-type="float" office:value="0.312786" calcext:value-type="float">
            <text:p>0.312786</text:p>
          </table:table-cell>
          <table:table-cell/>
        </table:table-row>
        <table:table-row table:style-name="ro23">
          <table:table-cell office:value-type="string" calcext:value-type="string">
            <text:p>Group 1</text:p>
          </table:table-cell>
          <table:table-cell office:value-type="float" office:value="0.577332" calcext:value-type="float">
            <text:p>0.577332</text:p>
          </table:table-cell>
          <table:table-cell/>
        </table:table-row>
        <table:table-row table:style-name="ro23">
          <table:table-cell office:value-type="string" calcext:value-type="string">
            <text:p>Group 67</text:p>
          </table:table-cell>
          <table:table-cell office:value-type="float" office:value="0.672593" calcext:value-type="float">
            <text:p>0.672593</text:p>
          </table:table-cell>
          <table:table-cell/>
        </table:table-row>
        <table:table-row table:style-name="ro23">
          <table:table-cell office:value-type="string" calcext:value-type="string">
            <text:p>Group 2</text:p>
          </table:table-cell>
          <table:table-cell office:value-type="float" office:value="1.123733" calcext:value-type="float">
            <text:p>1.123733</text:p>
          </table:table-cell>
          <table:table-cell/>
        </table:table-row>
        <table:table-row table:style-name="ro23">
          <table:table-cell office:value-type="string" calcext:value-type="string">
            <text:p>Group 28</text:p>
          </table:table-cell>
          <table:table-cell office:value-type="float" office:value="1.311474" calcext:value-type="float">
            <text:p>1.311474</text:p>
          </table:table-cell>
          <table:table-cell/>
        </table:table-row>
        <table:table-row table:style-name="ro23">
          <table:table-cell office:value-type="string" calcext:value-type="string">
            <text:p>Group 4</text:p>
          </table:table-cell>
          <table:table-cell office:value-type="string" calcext:value-type="string">
            <text:p>n/a</text:p>
          </table:table-cell>
          <table:table-cell/>
        </table:table-row>
        <table:table-row table:style-name="ro23">
          <table:table-cell office:value-type="string" calcext:value-type="string">
            <text:p>Group 15</text:p>
          </table:table-cell>
          <table:table-cell office:value-type="string" calcext:value-type="string">
            <text:p>n/a</text:p>
          </table:table-cell>
          <table:table-cell/>
        </table:table-row>
        <table:table-row table:style-name="ro23">
          <table:table-cell office:value-type="string" calcext:value-type="string">
            <text:p>Group 17</text:p>
          </table:table-cell>
          <table:table-cell office:value-type="string" calcext:value-type="string">
            <text:p>n/a</text:p>
          </table:table-cell>
          <table:table-cell/>
        </table:table-row>
        <table:table-row table:style-name="ro23">
          <table:table-cell office:value-type="string" calcext:value-type="string">
            <text:p>Group 23</text:p>
          </table:table-cell>
          <table:table-cell office:value-type="string" calcext:value-type="string">
            <text:p>n/a</text:p>
          </table:table-cell>
          <table:table-cell/>
        </table:table-row>
        <table:table-row table:style-name="ro23">
          <table:table-cell office:value-type="string" calcext:value-type="string">
            <text:p>Group 27</text:p>
          </table:table-cell>
          <table:table-cell office:value-type="string" calcext:value-type="string">
            <text:p>n/a</text:p>
          </table:table-cell>
          <table:table-cell/>
        </table:table-row>
        <table:table-row table:style-name="ro23">
          <table:table-cell office:value-type="string" calcext:value-type="string">
            <text:p>Group 29</text:p>
          </table:table-cell>
          <table:table-cell office:value-type="string" calcext:value-type="string">
            <text:p>n/a</text:p>
          </table:table-cell>
          <table:table-cell/>
        </table:table-row>
        <table:table-row table:style-name="ro23">
          <table:table-cell office:value-type="string" calcext:value-type="string">
            <text:p>Group 31</text:p>
          </table:table-cell>
          <table:table-cell office:value-type="string" calcext:value-type="string">
            <text:p>n/a</text:p>
          </table:table-cell>
          <table:table-cell/>
        </table:table-row>
        <table:table-row table:style-name="ro23">
          <table:table-cell office:value-type="string" calcext:value-type="string">
            <text:p>Group 39</text:p>
          </table:table-cell>
          <table:table-cell office:value-type="string" calcext:value-type="string">
            <text:p>n/a</text:p>
          </table:table-cell>
          <table:table-cell/>
        </table:table-row>
        <table:table-row table:style-name="ro23">
          <table:table-cell office:value-type="string" calcext:value-type="string">
            <text:p>Group 40</text:p>
          </table:table-cell>
          <table:table-cell office:value-type="string" calcext:value-type="string">
            <text:p>n/a</text:p>
          </table:table-cell>
          <table:table-cell/>
        </table:table-row>
        <table:table-row table:style-name="ro23">
          <table:table-cell office:value-type="string" calcext:value-type="string">
            <text:p>Group 49</text:p>
          </table:table-cell>
          <table:table-cell office:value-type="string" calcext:value-type="string">
            <text:p>n/a</text:p>
          </table:table-cell>
          <table:table-cell/>
        </table:table-row>
        <table:table-row table:style-name="ro23">
          <table:table-cell office:value-type="string" calcext:value-type="string">
            <text:p>Group 55</text:p>
          </table:table-cell>
          <table:table-cell office:value-type="string" calcext:value-type="string">
            <text:p>n/a</text:p>
          </table:table-cell>
          <table:table-cell/>
        </table:table-row>
        <table:table-row table:style-name="ro23">
          <table:table-cell office:value-type="string" calcext:value-type="string">
            <text:p>Group 57</text:p>
          </table:table-cell>
          <table:table-cell office:value-type="string" calcext:value-type="string">
            <text:p>n/a</text:p>
          </table:table-cell>
          <table:table-cell/>
        </table:table-row>
        <table:table-row table:style-name="ro23">
          <table:table-cell office:value-type="string" calcext:value-type="string">
            <text:p>Group 58</text:p>
          </table:table-cell>
          <table:table-cell office:value-type="string" calcext:value-type="string">
            <text:p>n/a</text:p>
          </table:table-cell>
          <table:table-cell/>
        </table:table-row>
        <table:table-row table:style-name="ro23">
          <table:table-cell office:value-type="string" calcext:value-type="string">
            <text:p>Group 59</text:p>
          </table:table-cell>
          <table:table-cell office:value-type="string" calcext:value-type="string">
            <text:p>n/a</text:p>
          </table:table-cell>
          <table:table-cell/>
        </table:table-row>
        <table:table-row table:style-name="ro23">
          <table:table-cell office:value-type="string" calcext:value-type="string">
            <text:p>Group 62</text:p>
          </table:table-cell>
          <table:table-cell office:value-type="string" calcext:value-type="string">
            <text:p>n/a</text:p>
          </table:table-cell>
          <table:table-cell/>
        </table:table-row>
        <table:table-row table:style-name="ro23">
          <table:table-cell office:value-type="string" calcext:value-type="string">
            <text:p>Group 63</text:p>
          </table:table-cell>
          <table:table-cell office:value-type="string" calcext:value-type="string">
            <text:p>n/a</text:p>
          </table:table-cell>
          <table:table-cell/>
        </table:table-row>
        <table:table-row table:style-name="ro23">
          <table:table-cell office:value-type="string" calcext:value-type="string">
            <text:p>Group 64</text:p>
          </table:table-cell>
          <table:table-cell office:value-type="string" calcext:value-type="string">
            <text:p>n/a</text:p>
          </table:table-cell>
          <table:table-cell/>
        </table:table-row>
        <table:table-row table:style-name="ro23">
          <table:table-cell office:value-type="string" calcext:value-type="string">
            <text:p>Group 65</text:p>
          </table:table-cell>
          <table:table-cell office:value-type="string" calcext:value-type="string">
            <text:p>n/a</text:p>
          </table:table-cell>
          <table:table-cell/>
        </table:table-row>
        <table:table-row table:style-name="ro23">
          <table:table-cell office:value-type="string" calcext:value-type="string">
            <text:p>Group 69</text:p>
          </table:table-cell>
          <table:table-cell office:value-type="string" calcext:value-type="string">
            <text:p>n/a</text:p>
          </table:table-cell>
          <table:table-cell/>
        </table:table-row>
        <table:table-row table:style-name="ro23">
          <table:table-cell office:value-type="string" calcext:value-type="string">
            <text:p>Group 73</text:p>
          </table:table-cell>
          <table:table-cell office:value-type="string" calcext:value-type="string">
            <text:p>n/a</text:p>
          </table:table-cell>
          <table:table-cell/>
        </table:table-row>
        <table:table-row table:style-name="ro23">
          <table:table-cell office:value-type="string" calcext:value-type="string">
            <text:p>Group 76</text:p>
          </table:table-cell>
          <table:table-cell office:value-type="string" calcext:value-type="string">
            <text:p>n/a</text:p>
          </table:table-cell>
          <table:table-cell/>
        </table:table-row>
        <table:table-row table:style-name="ro23">
          <table:table-cell office:value-type="string" calcext:value-type="string">
            <text:p>Group 77</text:p>
          </table:table-cell>
          <table:table-cell office:value-type="string" calcext:value-type="string">
            <text:p>n/a</text:p>
          </table:table-cell>
          <table:table-cell/>
        </table:table-row>
      </table:table>
      <table:table table:name="Additional info" table:style-name="ta6">
        <office:forms form:automatic-focus="false" form:apply-design-mode="false"/>
        <table:table-column table:style-name="co29" table:default-cell-style-name="Default"/>
        <table:table-column table:style-name="co28" table:default-cell-style-name="Default"/>
        <table:table-row table:style-name="ro23">
          <table:table-cell office:value-type="string" calcext:value-type="string">
            <text:p>Groups that didn’t submit</text:p>
          </table:table-cell>
          <table:table-cell office:value-type="string" calcext:value-type="string">
            <text:p>Solo</text:p>
          </table:table-cell>
        </table:table-row>
        <table:table-row table:style-name="ro23">
          <table:table-cell office:value-type="float" office:value="15" calcext:value-type="float">
            <text:p>15</text:p>
          </table:table-cell>
          <table:table-cell office:value-type="float" office:value="49" calcext:value-type="float">
            <text:p>49</text:p>
          </table:table-cell>
        </table:table-row>
        <table:table-row table:style-name="ro23">
          <table:table-cell office:value-type="float" office:value="17" calcext:value-type="float">
            <text:p>17</text:p>
          </table:table-cell>
          <table:table-cell/>
        </table:table-row>
        <table:table-row table:style-name="ro23">
          <table:table-cell office:value-type="float" office:value="58" calcext:value-type="float">
            <text:p>58</text:p>
          </table:table-cell>
          <table:table-cell/>
        </table:table-row>
        <table:table-row table:style-name="ro23">
          <table:table-cell office:value-type="float" office:value="62" calcext:value-type="float">
            <text:p>62</text:p>
          </table:table-cell>
          <table:table-cell/>
        </table:table-row>
        <table:table-row table:style-name="ro23">
          <table:table-cell office:value-type="float" office:value="63" calcext:value-type="float">
            <text:p>63</text:p>
          </table:table-cell>
          <table:table-cell/>
        </table:table-row>
        <table:table-row table:style-name="ro23">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5">00/00/0000</text:date>, <text:time style:data-style-name="N2" text:time-value="10:43:29.85570341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5T22:16:39.974833443</dc:date>
    <meta:editing-cycles>463</meta:editing-cycles>
    <meta:editing-duration>P2DT21H46M28S</meta:editing-duration>
    <meta:generator>LibreOffice/6.0.7.3$Linux_X86_64 LibreOffice_project/00m0$Build-3</meta:generator>
    <meta:document-statistic meta:table-count="7" meta:cell-count="9400"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6">
                <text:p>6</text:p>
              </table:table-cell>
              <table:table-cell office:value-type="float" office:value="18">
                <text:p>18</text:p>
              </table:table-cell>
              <table:table-cell office:value-type="float" office:value="26">
                <text:p>26</text:p>
              </table:table-cell>
              <table:table-cell office:value-type="float" office:value="30">
                <text:p>30</text:p>
              </table:table-cell>
              <table:table-cell office:value-type="float" office:value="38">
                <text:p>38</text:p>
              </table:table-cell>
              <table:table-cell office:value-type="float" office:value="24">
                <text:p>2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